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8.8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5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boolean-style style:name="N99">
      <number:boolean/>
    </number:boolean-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0" style:family="table-cell" style:parent-style-name="Default" style:data-style-name="N132"/>
    <style:style style:name="ce71" style:family="table-cell" style:parent-style-name="Default" style:data-style-name="N132">
      <style:table-cell-properties style:text-align-source="fix" style:repeat-content="false"/>
      <style:paragraph-properties fo:text-align="end" fo:margin-left="0pt"/>
    </style:style>
    <style:style style:name="ce8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pt"/>
    </style:style>
    <style:style style:name="ce73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74" style:family="table-cell" style:parent-style-name="Default" style:data-style-name="N1"/>
    <style:style style:name="ce75" style:family="table-cell" style:parent-style-name="Default" style:data-style-name="N99"/>
    <style:style style:name="ce76" style:family="table-cell" style:parent-style-name="Default" style:data-style-name="N99">
      <style:table-cell-properties style:text-align-source="fix" style:repeat-content="false"/>
      <style:paragraph-properties fo:text-align="end" fo:margin-left="0pt"/>
    </style:style>
    <style:style style:name="ce13" style:family="table-cell" style:parent-style-name="Default" style:data-style-name="N133">
      <style:table-cell-properties style:text-align-source="fix" style:repeat-content="false"/>
      <style:paragraph-properties fo:text-align="center" fo:margin-left="0pt"/>
    </style:style>
    <style:style style:name="ce77" style:family="table-cell" style:parent-style-name="Default" style:data-style-name="N133">
      <style:table-cell-properties style:text-align-source="fix" style:repeat-content="false"/>
      <style:paragraph-properties fo:text-align="center" fo:margin-left="0pt"/>
    </style:style>
    <style:style style:name="ce78" style:family="table-cell" style:parent-style-name="Default" style:data-style-name="N133"/>
    <style:style style:name="ce79" style:family="table-cell" style:parent-style-name="Default" style:data-style-name="N133">
      <style:table-cell-properties style:text-align-source="fix" style:repeat-content="false"/>
      <style:paragraph-properties fo:text-align="end" fo:margin-left="0pt"/>
    </style:style>
    <style:style style:name="ce80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81" style:family="table-cell" style:parent-style-name="Default" style:data-style-name="N132">
      <style:table-cell-properties style:text-align-source="fix" style:repeat-content="false" style:vertical-align="middle"/>
      <style:paragraph-properties fo:text-align="center"/>
    </style:style>
    <style:style style:name="ce22" style:family="table-cell" style:parent-style-name="Default" style:data-style-name="N132">
      <style:table-cell-properties style:text-align-source="fix" style:repeat-content="false"/>
      <style:paragraph-properties fo:text-align="center" fo:margin-left="0pt"/>
    </style:style>
    <style:style style:name="ce83" style:family="table-cell" style:parent-style-name="Default" style:data-style-name="N132">
      <style:table-cell-properties style:text-align-source="fix" style:repeat-content="false" style:vertical-align="middle"/>
      <style:paragraph-properties fo:text-align="end" fo:margin-left="0pt"/>
    </style:style>
    <style:style style:name="ce84" style:family="table-cell" style:parent-style-name="Default" style:data-style-name="N99">
      <style:table-cell-properties style:text-align-source="fix" style:repeat-content="false" style:vertical-align="middle"/>
      <style:paragraph-properties fo:text-align="end" fo:margin-left="0pt"/>
    </style:style>
    <style:style style:name="ce72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pt"/>
    </style:style>
    <style:style style:name="ce85" style:family="table-cell" style:parent-style-name="Default" style:data-style-name="N128"/>
    <style:style style:name="ce86" style:family="table-cell" style:parent-style-name="Default" style:data-style-name="N130"/>
  </office:automatic-styles>
  <office:body>
    <office:spreadsheet>
      <table:calculation-settings table:automatic-find-labels="false"/>
      <table:table table:name="minlp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3" table:default-cell-style-name="ce74"/>
        <table:table-column table:style-name="co2" table:default-cell-style-name="ce78"/>
        <table:table-column table:style-name="co2" table:default-cell-style-name="ce74"/>
        <table:table-column table:style-name="co2" table:default-cell-style-name="ce70"/>
        <table:table-column table:style-name="co2" table:default-cell-style-name="ce74"/>
        <table:table-column table:style-name="co2" table:default-cell-style-name="ce70"/>
        <table:table-column table:style-name="co2" table:default-cell-style-name="ce74"/>
        <table:table-column table:style-name="co2" table:default-cell-style-name="ce78"/>
        <table:table-column table:style-name="co2" table:default-cell-style-name="ce74"/>
        <table:table-column table:style-name="co2" table:default-cell-style-name="ce70"/>
        <table:table-column table:style-name="co2" table:number-columns-repeated="2" table:default-cell-style-name="ce74"/>
        <table:table-column table:style-name="co3" table:default-cell-style-name="ce74"/>
        <table:table-column table:style-name="co2" table:number-columns-repeated="16" table:default-cell-style-name="ce74"/>
        <table:table-column table:style-name="co2" table:number-columns-repeated="93" table:default-cell-style-name="Default"/>
        <table:table-row table:style-name="ro1">
          <table:table-cell table:style-name="ce67" office:value-type="string" calcext:value-type="string" table:number-columns-spanned="1" table:number-rows-spanned="2">
            <text:p>Instance</text:p>
          </table:table-cell>
          <table:table-cell table:style-name="ce69" office:value-type="string" calcext:value-type="string" table:number-columns-spanned="5" table:number-rows-spanned="1">
            <text:p>MINLP</text:p>
          </table:table-cell>
          <table:covered-table-cell table:style-name="ce8"/>
          <table:covered-table-cell table:number-columns-repeated="2" table:style-name="ce73"/>
          <table:covered-table-cell table:style-name="ce13"/>
          <table:table-cell table:style-name="ce73"/>
          <table:table-cell table:style-name="ce81" office:value-type="string" calcext:value-type="string" table:number-columns-spanned="5" table:number-rows-spanned="1">
            <text:p>MINLP with big Ms</text:p>
          </table:table-cell>
          <table:covered-table-cell table:style-name="ce8"/>
          <table:covered-table-cell table:style-name="ce22"/>
          <table:covered-table-cell table:style-name="ce73"/>
          <table:covered-table-cell table:style-name="ce13"/>
          <table:table-cell table:style-name="ce73"/>
          <table:table-cell table:style-name="ce22"/>
          <table:table-cell table:style-name="ce72"/>
          <table:table-cell table:style-name="ce73" table:number-columns-repeated="10"/>
          <table:table-cell table:style-name="ce72"/>
          <table:table-cell table:style-name="ce73" table:number-columns-repeated="7"/>
          <table:table-cell table:style-name="ce68"/>
          <table:table-cell table:style-name="ce72"/>
          <table:table-cell table:style-name="ce73" table:number-columns-repeated="10"/>
          <table:table-cell table:style-name="ce72"/>
          <table:table-cell table:style-name="ce73" table:number-columns-repeated="10"/>
          <table:table-cell table:style-name="ce72"/>
          <table:table-cell table:style-name="ce73" table:number-columns-repeated="7"/>
          <table:table-cell/>
          <table:table-cell table:style-name="ce72"/>
          <table:table-cell table:style-name="ce73" table:number-columns-repeated="10"/>
          <table:table-cell table:style-name="ce72"/>
          <table:table-cell table:style-name="ce73" table:number-columns-repeated="10"/>
          <table:table-cell table:style-name="ce72"/>
          <table:table-cell table:style-name="ce73" table:number-columns-repeated="7"/>
          <table:table-cell table:style-name="ce68"/>
          <table:table-cell table:style-name="ce72"/>
          <table:table-cell table:style-name="ce73" table:number-columns-repeated="10"/>
          <table:table-cell table:style-name="ce72"/>
          <table:table-cell table:style-name="ce73" table:number-columns-repeated="10"/>
          <table:table-cell table:style-name="ce72"/>
          <table:table-cell table:style-name="ce73" table:number-columns-repeated="7"/>
        </table:table-row>
        <table:table-row table:style-name="ro1">
          <table:covered-table-cell table:style-name="ce2"/>
          <table:table-cell table:style-name="ce68" office:value-type="string" calcext:value-type="string">
            <text:p>UB</text:p>
          </table:table-cell>
          <table:table-cell table:style-name="ce73" office:value-type="string" calcext:value-type="string">
            <text:p>LB</text:p>
          </table:table-cell>
          <table:table-cell table:style-name="ce73" office:value-type="string" calcext:value-type="string">
            <text:p>Gap (%)</text:p>
          </table:table-cell>
          <table:table-cell table:style-name="ce73" office:value-type="string" calcext:value-type="string">
            <text:p>Opt</text:p>
          </table:table-cell>
          <table:table-cell table:style-name="ce77" office:value-type="string" calcext:value-type="string">
            <text:p>Time(s)</text:p>
          </table:table-cell>
          <table:table-cell table:style-name="ce73"/>
          <table:table-cell table:style-name="ce22" office:value-type="string" calcext:value-type="string">
            <text:p>UB</text:p>
          </table:table-cell>
          <table:table-cell table:style-name="ce73" office:value-type="string" calcext:value-type="string">
            <text:p>LB</text:p>
          </table:table-cell>
          <table:table-cell table:style-name="ce22" office:value-type="string" calcext:value-type="string">
            <text:p>Gap (%)</text:p>
          </table:table-cell>
          <table:table-cell table:style-name="ce73" office:value-type="string" calcext:value-type="string">
            <text:p>Opt</text:p>
          </table:table-cell>
          <table:table-cell table:style-name="ce77" office:value-type="string" calcext:value-type="string">
            <text:p>Time(s)</text:p>
          </table:table-cell>
          <table:table-cell table:style-name="ce73"/>
          <table:table-cell table:style-name="ce22" office:value-type="string" calcext:value-type="string">
            <text:p>Best UB</text:p>
          </table:table-cell>
          <table:table-cell table:style-name="ce73" office:value-type="string" calcext:value-type="string">
            <text:p>Best LB</text:p>
          </table:table-cell>
          <table:table-cell table:style-name="ce73" table:number-columns-repeated="18"/>
          <table:table-cell table:style-name="ce68"/>
          <table:table-cell table:style-name="ce73" table:number-columns-repeated="30"/>
          <table:table-cell/>
          <table:table-cell table:style-name="ce73" table:number-columns-repeated="30"/>
          <table:table-cell table:style-name="ce68"/>
          <table:table-cell table:style-name="ce73" table:number-columns-repeated="30"/>
        </table:table-row>
        <table:table-row table:style-name="ro1">
          <table:table-cell office:value-type="string" calcext:value-type="string">
            <text:p>eil15_01_bsc_01_01.thop</text:p>
          </table:table-cell>
          <table:table-cell table:style-name="ce70" office:value-type="float" office:value="713" calcext:value-type="float">
            <text:p>713.000</text:p>
          </table:table-cell>
          <table:table-cell office:value-type="float" office:value="713" calcext:value-type="float">
            <text:p>713</text:p>
          </table:table-cell>
          <table:table-cell table:style-name="ce71" office:value-type="float" office:value="0" calcext:value-type="float">
            <text:p>0.000</text:p>
          </table:table-cell>
          <table:table-cell table:style-name="ce75" office:value-type="boolean" office:boolean-value="true" calcext:value-type="boolean">
            <text:p>TRUE</text:p>
          </table:table-cell>
          <table:table-cell office:value-type="float" office:value="0.37" calcext:value-type="float">
            <text:p>0.4</text:p>
          </table:table-cell>
          <table:table-cell/>
          <table:table-cell office:value-type="float" office:value="713" calcext:value-type="float">
            <text:p>713.000</text:p>
          </table:table-cell>
          <table:table-cell office:value-type="float" office:value="713" calcext:value-type="float">
            <text:p>713</text:p>
          </table:table-cell>
          <table:table-cell table:style-name="ce71" office:value-type="float" office:value="0" calcext:value-type="float">
            <text:p>0.000</text:p>
          </table:table-cell>
          <table:table-cell table:style-name="ce75" office:value-type="boolean" office:boolean-value="true" calcext:value-type="boolean">
            <text:p>TRUE</text:p>
          </table:table-cell>
          <table:table-cell office:value-type="float" office:value="0.22" calcext:value-type="float">
            <text:p>0.2</text:p>
          </table:table-cell>
          <table:table-cell table:style-name="Default"/>
          <table:table-cell table:formula="of:=MIN([.B3];[.H3])" office:value-type="float" office:value="713" calcext:value-type="float">
            <text:p>713.000</text:p>
          </table:table-cell>
          <table:table-cell table:formula="of:=MAX([.C3];[.I3])" office:value-type="float" office:value="713" calcext:value-type="float">
            <text:p>713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eil15_01_bsc_01_02.thop</text:p>
          </table:table-cell>
          <table:table-cell table:style-name="ce70" office:value-type="float" office:value="1275" calcext:value-type="float">
            <text:p>1275.000</text:p>
          </table:table-cell>
          <table:table-cell office:value-type="float" office:value="1275" calcext:value-type="float">
            <text:p>1275</text:p>
          </table:table-cell>
          <table:table-cell table:style-name="ce71" office:value-type="float" office:value="0" calcext:value-type="float">
            <text:p>0.000</text:p>
          </table:table-cell>
          <table:table-cell table:style-name="ce75" office:value-type="boolean" office:boolean-value="true" calcext:value-type="boolean">
            <text:p>TRUE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1275" calcext:value-type="float">
            <text:p>1275.000</text:p>
          </table:table-cell>
          <table:table-cell office:value-type="float" office:value="1275" calcext:value-type="float">
            <text:p>1275</text:p>
          </table:table-cell>
          <table:table-cell table:style-name="ce71" office:value-type="float" office:value="0" calcext:value-type="float">
            <text:p>0.000</text:p>
          </table:table-cell>
          <table:table-cell table:style-name="ce75" office:value-type="boolean" office:boolean-value="true" calcext:value-type="boolean">
            <text:p>TRUE</text:p>
          </table:table-cell>
          <table:table-cell office:value-type="float" office:value="2.72" calcext:value-type="float">
            <text:p>2.7</text:p>
          </table:table-cell>
          <table:table-cell table:style-name="Default"/>
          <table:table-cell table:formula="of:=MIN([.B4];[.H4])" office:value-type="float" office:value="1275" calcext:value-type="float">
            <text:p>1275.000</text:p>
          </table:table-cell>
          <table:table-cell table:formula="of:=MAX([.C4];[.I4])" office:value-type="float" office:value="1275" calcext:value-type="float">
            <text:p>1275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eil15_01_bsc_01_03.thop</text:p>
          </table:table-cell>
          <table:table-cell table:style-name="ce70" office:value-type="float" office:value="1679" calcext:value-type="float">
            <text:p>1679.000</text:p>
          </table:table-cell>
          <table:table-cell office:value-type="float" office:value="1679" calcext:value-type="float">
            <text:p>1679</text:p>
          </table:table-cell>
          <table:table-cell table:style-name="ce71" office:value-type="float" office:value="0" calcext:value-type="float">
            <text:p>0.000</text:p>
          </table:table-cell>
          <table:table-cell table:style-name="ce75" office:value-type="boolean" office:boolean-value="true" calcext:value-type="boolean">
            <text:p>TRUE</text:p>
          </table:table-cell>
          <table:table-cell office:value-type="float" office:value="0.99" calcext:value-type="float">
            <text:p>1.0</text:p>
          </table:table-cell>
          <table:table-cell/>
          <table:table-cell office:value-type="float" office:value="1679" calcext:value-type="float">
            <text:p>1679.000</text:p>
          </table:table-cell>
          <table:table-cell office:value-type="float" office:value="1679" calcext:value-type="float">
            <text:p>1679</text:p>
          </table:table-cell>
          <table:table-cell table:style-name="ce71" office:value-type="float" office:value="0" calcext:value-type="float">
            <text:p>0.000</text:p>
          </table:table-cell>
          <table:table-cell table:style-name="ce75" office:value-type="boolean" office:boolean-value="true" calcext:value-type="boolean">
            <text:p>TRUE</text:p>
          </table:table-cell>
          <table:table-cell office:value-type="float" office:value="2.73" calcext:value-type="float">
            <text:p>2.7</text:p>
          </table:table-cell>
          <table:table-cell table:style-name="Default"/>
          <table:table-cell table:formula="of:=MIN([.B5];[.H5])" office:value-type="float" office:value="1679" calcext:value-type="float">
            <text:p>1679.000</text:p>
          </table:table-cell>
          <table:table-cell table:formula="of:=MAX([.C5];[.I5])" office:value-type="float" office:value="1679" calcext:value-type="float">
            <text:p>1679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eil15_01_bsc_05_01.thop</text:p>
          </table:table-cell>
          <table:table-cell table:style-name="ce70" office:value-type="float" office:value="7224" calcext:value-type="float">
            <text:p>7224.000</text:p>
          </table:table-cell>
          <table:table-cell office:value-type="float" office:value="4784" calcext:value-type="float">
            <text:p>4784</text:p>
          </table:table-cell>
          <table:table-cell table:style-name="ce71" office:value-type="float" office:value="51" calcext:value-type="float">
            <text:p>51.00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office:value-type="float" office:value="7858" calcext:value-type="float">
            <text:p>7858.000</text:p>
          </table:table-cell>
          <table:table-cell office:value-type="float" office:value="4472" calcext:value-type="float">
            <text:p>4472</text:p>
          </table:table-cell>
          <table:table-cell table:style-name="ce71" office:value-type="float" office:value="75.72" calcext:value-type="float">
            <text:p>75.72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2" calcext:value-type="float">
            <text:p>3600.0</text:p>
          </table:table-cell>
          <table:table-cell table:style-name="Default"/>
          <table:table-cell table:formula="of:=MIN([.B6];[.H6])" office:value-type="float" office:value="7224" calcext:value-type="float">
            <text:p>7224.000</text:p>
          </table:table-cell>
          <table:table-cell table:formula="of:=MAX([.C6];[.I6])" office:value-type="float" office:value="4784" calcext:value-type="float">
            <text:p>4784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eil15_01_bsc_05_02.thop</text:p>
          </table:table-cell>
          <table:table-cell table:style-name="ce70" office:value-type="float" office:value="7664" calcext:value-type="float">
            <text:p>7664.000</text:p>
          </table:table-cell>
          <table:table-cell office:value-type="float" office:value="5932" calcext:value-type="float">
            <text:p>5932</text:p>
          </table:table-cell>
          <table:table-cell table:style-name="ce71" office:value-type="float" office:value="29.2" calcext:value-type="float">
            <text:p>29.20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office:value-type="float" office:value="7858" calcext:value-type="float">
            <text:p>7858.000</text:p>
          </table:table-cell>
          <table:table-cell office:value-type="float" office:value="5745" calcext:value-type="float">
            <text:p>5745</text:p>
          </table:table-cell>
          <table:table-cell table:style-name="ce71" office:value-type="float" office:value="36.78" calcext:value-type="float">
            <text:p>36.78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1" calcext:value-type="float">
            <text:p>3600.0</text:p>
          </table:table-cell>
          <table:table-cell table:style-name="Default"/>
          <table:table-cell table:formula="of:=MIN([.B7];[.H7])" office:value-type="float" office:value="7664" calcext:value-type="float">
            <text:p>7664.000</text:p>
          </table:table-cell>
          <table:table-cell table:formula="of:=MAX([.C7];[.I7])" office:value-type="float" office:value="5932" calcext:value-type="float">
            <text:p>5932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eil15_01_bsc_05_03.thop</text:p>
          </table:table-cell>
          <table:table-cell table:style-name="ce70" office:value-type="float" office:value="7858" calcext:value-type="float">
            <text:p>7858.000</text:p>
          </table:table-cell>
          <table:table-cell office:value-type="float" office:value="6310" calcext:value-type="float">
            <text:p>6310</text:p>
          </table:table-cell>
          <table:table-cell table:style-name="ce71" office:value-type="float" office:value="24.53" calcext:value-type="float">
            <text:p>24.53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office:value-type="float" office:value="7858" calcext:value-type="float">
            <text:p>7858.000</text:p>
          </table:table-cell>
          <table:table-cell office:value-type="float" office:value="6610" calcext:value-type="float">
            <text:p>6610</text:p>
          </table:table-cell>
          <table:table-cell table:style-name="ce71" office:value-type="float" office:value="18.88" calcext:value-type="float">
            <text:p>18.88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1" calcext:value-type="float">
            <text:p>3600.0</text:p>
          </table:table-cell>
          <table:table-cell table:style-name="Default"/>
          <table:table-cell table:formula="of:=MIN([.B8];[.H8])" office:value-type="float" office:value="7858" calcext:value-type="float">
            <text:p>7858.000</text:p>
          </table:table-cell>
          <table:table-cell table:formula="of:=MAX([.C8];[.I8])" office:value-type="float" office:value="6610" calcext:value-type="float">
            <text:p>6610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eil15_01_bsc_10_01.thop</text:p>
          </table:table-cell>
          <table:table-cell table:style-name="ce70" office:value-type="float" office:value="14430" calcext:value-type="float">
            <text:p>14430.000</text:p>
          </table:table-cell>
          <table:table-cell office:value-type="float" office:value="5296" calcext:value-type="float">
            <text:p>5296</text:p>
          </table:table-cell>
          <table:table-cell table:style-name="ce71" office:value-type="float" office:value="172.47" calcext:value-type="float">
            <text:p>172.47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office:value-type="float" office:value="14430" calcext:value-type="float">
            <text:p>14430.000</text:p>
          </table:table-cell>
          <table:table-cell office:value-type="float" office:value="6770" calcext:value-type="float">
            <text:p>6770</text:p>
          </table:table-cell>
          <table:table-cell table:style-name="ce71" office:value-type="float" office:value="113.15" calcext:value-type="float">
            <text:p>113.15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3" calcext:value-type="float">
            <text:p>3600.0</text:p>
          </table:table-cell>
          <table:table-cell table:style-name="Default"/>
          <table:table-cell table:formula="of:=MIN([.B9];[.H9])" office:value-type="float" office:value="14430" calcext:value-type="float">
            <text:p>14430.000</text:p>
          </table:table-cell>
          <table:table-cell table:formula="of:=MAX([.C9];[.I9])" office:value-type="float" office:value="6770" calcext:value-type="float">
            <text:p>6770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eil15_01_bsc_10_02.thop</text:p>
          </table:table-cell>
          <table:table-cell table:style-name="ce70" office:value-type="float" office:value="14430" calcext:value-type="float">
            <text:p>14430.000</text:p>
          </table:table-cell>
          <table:table-cell office:value-type="float" office:value="9435" calcext:value-type="float">
            <text:p>9435</text:p>
          </table:table-cell>
          <table:table-cell table:style-name="ce71" office:value-type="float" office:value="52.94" calcext:value-type="float">
            <text:p>52.94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office:value-type="float" office:value="14452" calcext:value-type="float">
            <text:p>14452.000</text:p>
          </table:table-cell>
          <table:table-cell office:value-type="float" office:value="10357" calcext:value-type="float">
            <text:p>10357</text:p>
          </table:table-cell>
          <table:table-cell table:style-name="ce71" office:value-type="float" office:value="39.54" calcext:value-type="float">
            <text:p>39.54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3" calcext:value-type="float">
            <text:p>3600.0</text:p>
          </table:table-cell>
          <table:table-cell table:style-name="Default"/>
          <table:table-cell table:formula="of:=MIN([.B10];[.H10])" office:value-type="float" office:value="14430" calcext:value-type="float">
            <text:p>14430.000</text:p>
          </table:table-cell>
          <table:table-cell table:formula="of:=MAX([.C10];[.I10])" office:value-type="float" office:value="10357" calcext:value-type="float">
            <text:p>10357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eil15_01_bsc_10_03.thop</text:p>
          </table:table-cell>
          <table:table-cell table:style-name="ce70" office:value-type="float" office:value="14430" calcext:value-type="float">
            <text:p>14430.000</text:p>
          </table:table-cell>
          <table:table-cell office:value-type="float" office:value="11676" calcext:value-type="float">
            <text:p>11676</text:p>
          </table:table-cell>
          <table:table-cell table:style-name="ce71" office:value-type="float" office:value="23.59" calcext:value-type="float">
            <text:p>23.59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office:value-type="float" office:value="14435.3080424886" calcext:value-type="float">
            <text:p>14435.308</text:p>
          </table:table-cell>
          <table:table-cell office:value-type="float" office:value="11280" calcext:value-type="float">
            <text:p>11280</text:p>
          </table:table-cell>
          <table:table-cell table:style-name="ce71" office:value-type="float" office:value="27.97" calcext:value-type="float">
            <text:p>27.97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3" calcext:value-type="float">
            <text:p>3600.0</text:p>
          </table:table-cell>
          <table:table-cell table:style-name="Default"/>
          <table:table-cell table:formula="of:=MIN([.B11];[.H11])" office:value-type="float" office:value="14430" calcext:value-type="float">
            <text:p>14430.000</text:p>
          </table:table-cell>
          <table:table-cell table:formula="of:=MAX([.C11];[.I11])" office:value-type="float" office:value="11676" calcext:value-type="float">
            <text:p>11676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eil15_01_unc_01_01.thop</text:p>
          </table:table-cell>
          <table:table-cell table:style-name="ce70" office:value-type="float" office:value="1581" calcext:value-type="float">
            <text:p>1581.000</text:p>
          </table:table-cell>
          <table:table-cell office:value-type="float" office:value="1581" calcext:value-type="float">
            <text:p>1581</text:p>
          </table:table-cell>
          <table:table-cell table:style-name="ce71" office:value-type="float" office:value="0" calcext:value-type="float">
            <text:p>0.000</text:p>
          </table:table-cell>
          <table:table-cell table:style-name="ce75" office:value-type="boolean" office:boolean-value="true" calcext:value-type="boolean">
            <text:p>TRUE</text:p>
          </table:table-cell>
          <table:table-cell office:value-type="float" office:value="0.44" calcext:value-type="float">
            <text:p>0.4</text:p>
          </table:table-cell>
          <table:table-cell/>
          <table:table-cell office:value-type="float" office:value="1581" calcext:value-type="float">
            <text:p>1581.000</text:p>
          </table:table-cell>
          <table:table-cell office:value-type="float" office:value="1581" calcext:value-type="float">
            <text:p>1581</text:p>
          </table:table-cell>
          <table:table-cell table:style-name="ce71" office:value-type="float" office:value="0" calcext:value-type="float">
            <text:p>0.000</text:p>
          </table:table-cell>
          <table:table-cell table:style-name="ce75" office:value-type="boolean" office:boolean-value="true" calcext:value-type="boolean">
            <text:p>TRUE</text:p>
          </table:table-cell>
          <table:table-cell office:value-type="float" office:value="1.41" calcext:value-type="float">
            <text:p>1.4</text:p>
          </table:table-cell>
          <table:table-cell table:style-name="Default"/>
          <table:table-cell table:formula="of:=MIN([.B12];[.H12])" office:value-type="float" office:value="1581" calcext:value-type="float">
            <text:p>1581.000</text:p>
          </table:table-cell>
          <table:table-cell table:formula="of:=MAX([.C12];[.I12])" office:value-type="float" office:value="1581" calcext:value-type="float">
            <text:p>1581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eil15_01_unc_01_02.thop</text:p>
          </table:table-cell>
          <table:table-cell table:style-name="ce70" office:value-type="float" office:value="2419" calcext:value-type="float">
            <text:p>2419.000</text:p>
          </table:table-cell>
          <table:table-cell office:value-type="float" office:value="2419" calcext:value-type="float">
            <text:p>2419</text:p>
          </table:table-cell>
          <table:table-cell table:style-name="ce71" office:value-type="float" office:value="0" calcext:value-type="float">
            <text:p>0.000</text:p>
          </table:table-cell>
          <table:table-cell table:style-name="ce75" office:value-type="boolean" office:boolean-value="true" calcext:value-type="boolean">
            <text:p>TRUE</text:p>
          </table:table-cell>
          <table:table-cell office:value-type="float" office:value="0.88" calcext:value-type="float">
            <text:p>0.9</text:p>
          </table:table-cell>
          <table:table-cell/>
          <table:table-cell office:value-type="float" office:value="2419" calcext:value-type="float">
            <text:p>2419.000</text:p>
          </table:table-cell>
          <table:table-cell office:value-type="float" office:value="2419" calcext:value-type="float">
            <text:p>2419</text:p>
          </table:table-cell>
          <table:table-cell table:style-name="ce71" office:value-type="float" office:value="0" calcext:value-type="float">
            <text:p>0.000</text:p>
          </table:table-cell>
          <table:table-cell table:style-name="ce75" office:value-type="boolean" office:boolean-value="true" calcext:value-type="boolean">
            <text:p>TRUE</text:p>
          </table:table-cell>
          <table:table-cell office:value-type="float" office:value="0.57" calcext:value-type="float">
            <text:p>0.6</text:p>
          </table:table-cell>
          <table:table-cell table:style-name="Default"/>
          <table:table-cell table:formula="of:=MIN([.B13];[.H13])" office:value-type="float" office:value="2419" calcext:value-type="float">
            <text:p>2419.000</text:p>
          </table:table-cell>
          <table:table-cell table:formula="of:=MAX([.C13];[.I13])" office:value-type="float" office:value="2419" calcext:value-type="float">
            <text:p>2419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eil15_01_unc_01_03.thop</text:p>
          </table:table-cell>
          <table:table-cell table:style-name="ce70" office:value-type="float" office:value="2419" calcext:value-type="float">
            <text:p>2419.000</text:p>
          </table:table-cell>
          <table:table-cell office:value-type="float" office:value="2419" calcext:value-type="float">
            <text:p>2419</text:p>
          </table:table-cell>
          <table:table-cell table:style-name="ce71" office:value-type="float" office:value="0" calcext:value-type="float">
            <text:p>0.000</text:p>
          </table:table-cell>
          <table:table-cell table:style-name="ce75" office:value-type="boolean" office:boolean-value="true" calcext:value-type="boolean">
            <text:p>TRUE</text:p>
          </table:table-cell>
          <table:table-cell office:value-type="float" office:value="0.84" calcext:value-type="float">
            <text:p>0.8</text:p>
          </table:table-cell>
          <table:table-cell/>
          <table:table-cell office:value-type="float" office:value="2419" calcext:value-type="float">
            <text:p>2419.000</text:p>
          </table:table-cell>
          <table:table-cell office:value-type="float" office:value="2419" calcext:value-type="float">
            <text:p>2419</text:p>
          </table:table-cell>
          <table:table-cell table:style-name="ce71" office:value-type="float" office:value="0" calcext:value-type="float">
            <text:p>0.000</text:p>
          </table:table-cell>
          <table:table-cell table:style-name="ce75" office:value-type="boolean" office:boolean-value="true" calcext:value-type="boolean">
            <text:p>TRUE</text:p>
          </table:table-cell>
          <table:table-cell office:value-type="float" office:value="1.28" calcext:value-type="float">
            <text:p>1.3</text:p>
          </table:table-cell>
          <table:table-cell table:style-name="Default"/>
          <table:table-cell table:formula="of:=MIN([.B14];[.H14])" office:value-type="float" office:value="2419" calcext:value-type="float">
            <text:p>2419.000</text:p>
          </table:table-cell>
          <table:table-cell table:formula="of:=MAX([.C14];[.I14])" office:value-type="float" office:value="2419" calcext:value-type="float">
            <text:p>2419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eil15_01_unc_05_01.thop</text:p>
          </table:table-cell>
          <table:table-cell table:style-name="ce70" office:value-type="float" office:value="4602.36555891239" calcext:value-type="float">
            <text:p>4602.366</text:p>
          </table:table-cell>
          <table:table-cell office:value-type="float" office:value="2671" calcext:value-type="float">
            <text:p>2671</text:p>
          </table:table-cell>
          <table:table-cell table:style-name="ce71" office:value-type="float" office:value="72.31" calcext:value-type="float">
            <text:p>72.31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office:value-type="float" office:value="5003" calcext:value-type="float">
            <text:p>5003.000</text:p>
          </table:table-cell>
          <table:table-cell office:value-type="float" office:value="2487" calcext:value-type="float">
            <text:p>2487</text:p>
          </table:table-cell>
          <table:table-cell table:style-name="ce71" office:value-type="float" office:value="101.17" calcext:value-type="float">
            <text:p>101.17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1" calcext:value-type="float">
            <text:p>3600.0</text:p>
          </table:table-cell>
          <table:table-cell table:style-name="Default"/>
          <table:table-cell table:formula="of:=MIN([.B15];[.H15])" office:value-type="float" office:value="4602.36555891239" calcext:value-type="float">
            <text:p>4602.366</text:p>
          </table:table-cell>
          <table:table-cell table:formula="of:=MAX([.C15];[.I15])" office:value-type="float" office:value="2671" calcext:value-type="float">
            <text:p>2671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eil15_01_unc_05_02.thop</text:p>
          </table:table-cell>
          <table:table-cell table:style-name="ce70" office:value-type="float" office:value="5001.09793153693" calcext:value-type="float">
            <text:p>5001.098</text:p>
          </table:table-cell>
          <table:table-cell office:value-type="float" office:value="2941" calcext:value-type="float">
            <text:p>2941</text:p>
          </table:table-cell>
          <table:table-cell table:style-name="ce71" office:value-type="float" office:value="70.05" calcext:value-type="float">
            <text:p>70.05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office:value-type="float" office:value="5003" calcext:value-type="float">
            <text:p>5003.000</text:p>
          </table:table-cell>
          <table:table-cell office:value-type="float" office:value="3593" calcext:value-type="float">
            <text:p>3593</text:p>
          </table:table-cell>
          <table:table-cell table:style-name="ce71" office:value-type="float" office:value="39.24" calcext:value-type="float">
            <text:p>39.24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1" calcext:value-type="float">
            <text:p>3600.0</text:p>
          </table:table-cell>
          <table:table-cell table:style-name="Default"/>
          <table:table-cell table:formula="of:=MIN([.B16];[.H16])" office:value-type="float" office:value="5001.09793153693" calcext:value-type="float">
            <text:p>5001.098</text:p>
          </table:table-cell>
          <table:table-cell table:formula="of:=MAX([.C16];[.I16])" office:value-type="float" office:value="3593" calcext:value-type="float">
            <text:p>3593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eil15_01_unc_05_03.thop</text:p>
          </table:table-cell>
          <table:table-cell table:style-name="ce70" office:value-type="float" office:value="5003" calcext:value-type="float">
            <text:p>5003.000</text:p>
          </table:table-cell>
          <table:table-cell office:value-type="float" office:value="4107" calcext:value-type="float">
            <text:p>4107</text:p>
          </table:table-cell>
          <table:table-cell table:style-name="ce71" office:value-type="float" office:value="21.82" calcext:value-type="float">
            <text:p>21.82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19" calcext:value-type="float">
            <text:p>3600.2</text:p>
          </table:table-cell>
          <table:table-cell/>
          <table:table-cell office:value-type="float" office:value="5003" calcext:value-type="float">
            <text:p>5003.000</text:p>
          </table:table-cell>
          <table:table-cell office:value-type="float" office:value="4107" calcext:value-type="float">
            <text:p>4107</text:p>
          </table:table-cell>
          <table:table-cell table:style-name="ce71" office:value-type="float" office:value="21.82" calcext:value-type="float">
            <text:p>21.82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2" calcext:value-type="float">
            <text:p>3600.0</text:p>
          </table:table-cell>
          <table:table-cell table:style-name="Default"/>
          <table:table-cell table:formula="of:=MIN([.B17];[.H17])" office:value-type="float" office:value="5003" calcext:value-type="float">
            <text:p>5003.000</text:p>
          </table:table-cell>
          <table:table-cell table:formula="of:=MAX([.C17];[.I17])" office:value-type="float" office:value="4107" calcext:value-type="float">
            <text:p>4107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eil15_01_unc_10_01.thop</text:p>
          </table:table-cell>
          <table:table-cell table:style-name="ce70" office:value-type="float" office:value="6262" calcext:value-type="float">
            <text:p>6262.000</text:p>
          </table:table-cell>
          <table:table-cell office:value-type="float" office:value="1879" calcext:value-type="float">
            <text:p>1879</text:p>
          </table:table-cell>
          <table:table-cell table:style-name="ce71" office:value-type="float" office:value="233.26" calcext:value-type="float">
            <text:p>233.26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office:value-type="float" office:value="6262" calcext:value-type="float">
            <text:p>6262.000</text:p>
          </table:table-cell>
          <table:table-cell office:value-type="float" office:value="2849" calcext:value-type="float">
            <text:p>2849</text:p>
          </table:table-cell>
          <table:table-cell table:style-name="ce71" office:value-type="float" office:value="119.8" calcext:value-type="float">
            <text:p>119.80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3" calcext:value-type="float">
            <text:p>3600.0</text:p>
          </table:table-cell>
          <table:table-cell table:style-name="Default"/>
          <table:table-cell table:formula="of:=MIN([.B18];[.H18])" office:value-type="float" office:value="6262" calcext:value-type="float">
            <text:p>6262.000</text:p>
          </table:table-cell>
          <table:table-cell table:formula="of:=MAX([.C18];[.I18])" office:value-type="float" office:value="2849" calcext:value-type="float">
            <text:p>2849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eil15_01_unc_10_02.thop</text:p>
          </table:table-cell>
          <table:table-cell table:style-name="ce70" office:value-type="float" office:value="6262" calcext:value-type="float">
            <text:p>6262.000</text:p>
          </table:table-cell>
          <table:table-cell office:value-type="float" office:value="3678" calcext:value-type="float">
            <text:p>3678</text:p>
          </table:table-cell>
          <table:table-cell table:style-name="ce71" office:value-type="float" office:value="70.26" calcext:value-type="float">
            <text:p>70.26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office:value-type="float" office:value="6262" calcext:value-type="float">
            <text:p>6262.000</text:p>
          </table:table-cell>
          <table:table-cell office:value-type="float" office:value="4241" calcext:value-type="float">
            <text:p>4241</text:p>
          </table:table-cell>
          <table:table-cell table:style-name="ce71" office:value-type="float" office:value="47.65" calcext:value-type="float">
            <text:p>47.65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2" calcext:value-type="float">
            <text:p>3600.0</text:p>
          </table:table-cell>
          <table:table-cell table:style-name="Default"/>
          <table:table-cell table:formula="of:=MIN([.B19];[.H19])" office:value-type="float" office:value="6262" calcext:value-type="float">
            <text:p>6262.000</text:p>
          </table:table-cell>
          <table:table-cell table:formula="of:=MAX([.C19];[.I19])" office:value-type="float" office:value="4241" calcext:value-type="float">
            <text:p>4241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eil15_01_unc_10_03.thop</text:p>
          </table:table-cell>
          <table:table-cell table:style-name="ce70" office:value-type="float" office:value="6262" calcext:value-type="float">
            <text:p>6262.000</text:p>
          </table:table-cell>
          <table:table-cell office:value-type="float" office:value="4350" calcext:value-type="float">
            <text:p>4350</text:p>
          </table:table-cell>
          <table:table-cell table:style-name="ce71" office:value-type="float" office:value="43.95" calcext:value-type="float">
            <text:p>43.95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office:value-type="float" office:value="6262" calcext:value-type="float">
            <text:p>6262.000</text:p>
          </table:table-cell>
          <table:table-cell office:value-type="float" office:value="4209" calcext:value-type="float">
            <text:p>4209</text:p>
          </table:table-cell>
          <table:table-cell table:style-name="ce71" office:value-type="float" office:value="48.78" calcext:value-type="float">
            <text:p>48.78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3" calcext:value-type="float">
            <text:p>3600.0</text:p>
          </table:table-cell>
          <table:table-cell table:style-name="Default"/>
          <table:table-cell table:formula="of:=MIN([.B20];[.H20])" office:value-type="float" office:value="6262" calcext:value-type="float">
            <text:p>6262.000</text:p>
          </table:table-cell>
          <table:table-cell table:formula="of:=MAX([.C20];[.I20])" office:value-type="float" office:value="4350" calcext:value-type="float">
            <text:p>4350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eil15_01_usw_01_01.thop</text:p>
          </table:table-cell>
          <table:table-cell table:style-name="ce70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71" office:value-type="float" office:value="0" calcext:value-type="float">
            <text:p>0.000</text:p>
          </table:table-cell>
          <table:table-cell table:style-name="ce75" office:value-type="boolean" office:boolean-value="true" calcext:value-type="boolean">
            <text:p>TRUE</text:p>
          </table:table-cell>
          <table:table-cell office:value-type="float" office:value="0.06" calcext:value-type="float">
            <text:p>0.1</text:p>
          </table:table-cell>
          <table:table-cell/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71" office:value-type="float" office:value="0" calcext:value-type="float">
            <text:p>0.000</text:p>
          </table:table-cell>
          <table:table-cell table:style-name="ce75" office:value-type="boolean" office:boolean-value="true" calcext:value-type="boolean">
            <text:p>TRUE</text:p>
          </table:table-cell>
          <table:table-cell office:value-type="float" office:value="0.02" calcext:value-type="float">
            <text:p>0.0</text:p>
          </table:table-cell>
          <table:table-cell table:style-name="Default"/>
          <table:table-cell table:formula="of:=MIN([.B21];[.H21])" office:value-type="float" office:value="0" calcext:value-type="float">
            <text:p>0.000</text:p>
          </table:table-cell>
          <table:table-cell table:formula="of:=MAX([.C21];[.I21])" office:value-type="float" office:value="0" calcext:value-type="float">
            <text:p>0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eil15_01_usw_01_02.thop</text:p>
          </table:table-cell>
          <table:table-cell table:style-name="ce70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71" office:value-type="float" office:value="0" calcext:value-type="float">
            <text:p>0.000</text:p>
          </table:table-cell>
          <table:table-cell table:style-name="ce75" office:value-type="boolean" office:boolean-value="true" calcext:value-type="boolean">
            <text:p>TRUE</text:p>
          </table:table-cell>
          <table:table-cell office:value-type="float" office:value="0.08" calcext:value-type="float">
            <text:p>0.1</text:p>
          </table:table-cell>
          <table:table-cell/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71" office:value-type="float" office:value="0" calcext:value-type="float">
            <text:p>0.000</text:p>
          </table:table-cell>
          <table:table-cell table:style-name="ce75" office:value-type="boolean" office:boolean-value="true" calcext:value-type="boolean">
            <text:p>TRUE</text:p>
          </table:table-cell>
          <table:table-cell office:value-type="float" office:value="0.02" calcext:value-type="float">
            <text:p>0.0</text:p>
          </table:table-cell>
          <table:table-cell table:style-name="Default"/>
          <table:table-cell table:formula="of:=MIN([.B22];[.H22])" office:value-type="float" office:value="0" calcext:value-type="float">
            <text:p>0.000</text:p>
          </table:table-cell>
          <table:table-cell table:formula="of:=MAX([.C22];[.I22])" office:value-type="float" office:value="0" calcext:value-type="float">
            <text:p>0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eil15_01_usw_01_03.thop</text:p>
          </table:table-cell>
          <table:table-cell table:style-name="ce70" office:value-type="float" office:value="775" calcext:value-type="float">
            <text:p>775.000</text:p>
          </table:table-cell>
          <table:table-cell office:value-type="float" office:value="775" calcext:value-type="float">
            <text:p>775</text:p>
          </table:table-cell>
          <table:table-cell table:style-name="ce71" office:value-type="float" office:value="0" calcext:value-type="float">
            <text:p>0.000</text:p>
          </table:table-cell>
          <table:table-cell table:style-name="ce75" office:value-type="boolean" office:boolean-value="true" calcext:value-type="boolean">
            <text:p>TRUE</text:p>
          </table:table-cell>
          <table:table-cell office:value-type="float" office:value="0.07" calcext:value-type="float">
            <text:p>0.1</text:p>
          </table:table-cell>
          <table:table-cell/>
          <table:table-cell office:value-type="float" office:value="775" calcext:value-type="float">
            <text:p>775.000</text:p>
          </table:table-cell>
          <table:table-cell office:value-type="float" office:value="775" calcext:value-type="float">
            <text:p>775</text:p>
          </table:table-cell>
          <table:table-cell table:style-name="ce71" office:value-type="float" office:value="0" calcext:value-type="float">
            <text:p>0.000</text:p>
          </table:table-cell>
          <table:table-cell table:style-name="ce75" office:value-type="boolean" office:boolean-value="true" calcext:value-type="boolean">
            <text:p>TRUE</text:p>
          </table:table-cell>
          <table:table-cell office:value-type="float" office:value="0.03" calcext:value-type="float">
            <text:p>0.0</text:p>
          </table:table-cell>
          <table:table-cell table:style-name="Default"/>
          <table:table-cell table:formula="of:=MIN([.B23];[.H23])" office:value-type="float" office:value="775" calcext:value-type="float">
            <text:p>775.000</text:p>
          </table:table-cell>
          <table:table-cell table:formula="of:=MAX([.C23];[.I23])" office:value-type="float" office:value="775" calcext:value-type="float">
            <text:p>775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eil15_01_usw_05_01.thop</text:p>
          </table:table-cell>
          <table:table-cell table:style-name="ce70" office:value-type="float" office:value="4350.47588424437" calcext:value-type="float">
            <text:p>4350.476</text:p>
          </table:table-cell>
          <table:table-cell office:value-type="float" office:value="2749" calcext:value-type="float">
            <text:p>2749</text:p>
          </table:table-cell>
          <table:table-cell table:style-name="ce71" office:value-type="float" office:value="58.26" calcext:value-type="float">
            <text:p>58.26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1" calcext:value-type="float">
            <text:p>3600.0</text:p>
          </table:table-cell>
          <table:table-cell/>
          <table:table-cell office:value-type="float" office:value="5185" calcext:value-type="float">
            <text:p>5185.000</text:p>
          </table:table-cell>
          <table:table-cell office:value-type="float" office:value="2749" calcext:value-type="float">
            <text:p>2749</text:p>
          </table:table-cell>
          <table:table-cell table:style-name="ce71" office:value-type="float" office:value="88.61" calcext:value-type="float">
            <text:p>88.61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2" calcext:value-type="float">
            <text:p>3600.0</text:p>
          </table:table-cell>
          <table:table-cell table:style-name="Default"/>
          <table:table-cell table:formula="of:=MIN([.B24];[.H24])" office:value-type="float" office:value="4350.47588424437" calcext:value-type="float">
            <text:p>4350.476</text:p>
          </table:table-cell>
          <table:table-cell table:formula="of:=MAX([.C24];[.I24])" office:value-type="float" office:value="2749" calcext:value-type="float">
            <text:p>2749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eil15_01_usw_05_02.thop</text:p>
          </table:table-cell>
          <table:table-cell table:style-name="ce70" office:value-type="float" office:value="4164.10197368421" calcext:value-type="float">
            <text:p>4164.102</text:p>
          </table:table-cell>
          <table:table-cell office:value-type="float" office:value="3586" calcext:value-type="float">
            <text:p>3586</text:p>
          </table:table-cell>
          <table:table-cell table:style-name="ce71" office:value-type="float" office:value="16.12" calcext:value-type="float">
            <text:p>16.12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2" calcext:value-type="float">
            <text:p>3600.2</text:p>
          </table:table-cell>
          <table:table-cell/>
          <table:table-cell office:value-type="float" office:value="5185" calcext:value-type="float">
            <text:p>5185.000</text:p>
          </table:table-cell>
          <table:table-cell office:value-type="float" office:value="3586" calcext:value-type="float">
            <text:p>3586</text:p>
          </table:table-cell>
          <table:table-cell table:style-name="ce71" office:value-type="float" office:value="44.59" calcext:value-type="float">
            <text:p>44.59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3" calcext:value-type="float">
            <text:p>3600.0</text:p>
          </table:table-cell>
          <table:table-cell table:style-name="Default"/>
          <table:table-cell table:formula="of:=MIN([.B25];[.H25])" office:value-type="float" office:value="4164.10197368421" calcext:value-type="float">
            <text:p>4164.102</text:p>
          </table:table-cell>
          <table:table-cell table:formula="of:=MAX([.C25];[.I25])" office:value-type="float" office:value="3586" calcext:value-type="float">
            <text:p>3586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eil15_01_usw_05_03.thop</text:p>
          </table:table-cell>
          <table:table-cell table:style-name="ce70" office:value-type="float" office:value="4409" calcext:value-type="float">
            <text:p>4409.000</text:p>
          </table:table-cell>
          <table:table-cell office:value-type="float" office:value="4409" calcext:value-type="float">
            <text:p>4409</text:p>
          </table:table-cell>
          <table:table-cell table:style-name="ce71" office:value-type="float" office:value="0" calcext:value-type="float">
            <text:p>0.000</text:p>
          </table:table-cell>
          <table:table-cell table:style-name="ce75" office:value-type="boolean" office:boolean-value="true" calcext:value-type="boolean">
            <text:p>TRUE</text:p>
          </table:table-cell>
          <table:table-cell office:value-type="float" office:value="2207.48" calcext:value-type="float">
            <text:p>2207.5</text:p>
          </table:table-cell>
          <table:table-cell/>
          <table:table-cell office:value-type="float" office:value="5185" calcext:value-type="float">
            <text:p>5185.000</text:p>
          </table:table-cell>
          <table:table-cell office:value-type="float" office:value="4409" calcext:value-type="float">
            <text:p>4409</text:p>
          </table:table-cell>
          <table:table-cell table:style-name="ce71" office:value-type="float" office:value="17.6" calcext:value-type="float">
            <text:p>17.60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2" calcext:value-type="float">
            <text:p>3600.0</text:p>
          </table:table-cell>
          <table:table-cell table:style-name="Default"/>
          <table:table-cell table:formula="of:=MIN([.B26];[.H26])" office:value-type="float" office:value="4409" calcext:value-type="float">
            <text:p>4409.000</text:p>
          </table:table-cell>
          <table:table-cell table:formula="of:=MAX([.C26];[.I26])" office:value-type="float" office:value="4409" calcext:value-type="float">
            <text:p>4409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eil15_01_usw_10_01.thop</text:p>
          </table:table-cell>
          <table:table-cell table:style-name="ce70" office:value-type="float" office:value="6996" calcext:value-type="float">
            <text:p>6996.000</text:p>
          </table:table-cell>
          <table:table-cell office:value-type="float" office:value="2958" calcext:value-type="float">
            <text:p>2958</text:p>
          </table:table-cell>
          <table:table-cell table:style-name="ce71" office:value-type="float" office:value="136.51" calcext:value-type="float">
            <text:p>136.51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office:value-type="float" office:value="6996" calcext:value-type="float">
            <text:p>6996.000</text:p>
          </table:table-cell>
          <table:table-cell office:value-type="float" office:value="2420" calcext:value-type="float">
            <text:p>2420</text:p>
          </table:table-cell>
          <table:table-cell table:style-name="ce71" office:value-type="float" office:value="189.09" calcext:value-type="float">
            <text:p>189.09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27];[.H27])" office:value-type="float" office:value="6996" calcext:value-type="float">
            <text:p>6996.000</text:p>
          </table:table-cell>
          <table:table-cell table:formula="of:=MAX([.C27];[.I27])" office:value-type="float" office:value="2958" calcext:value-type="float">
            <text:p>2958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eil15_01_usw_10_02.thop</text:p>
          </table:table-cell>
          <table:table-cell table:style-name="ce70" office:value-type="float" office:value="6996" calcext:value-type="float">
            <text:p>6996.000</text:p>
          </table:table-cell>
          <table:table-cell office:value-type="float" office:value="4389" calcext:value-type="float">
            <text:p>4389</text:p>
          </table:table-cell>
          <table:table-cell table:style-name="ce71" office:value-type="float" office:value="59.4" calcext:value-type="float">
            <text:p>59.40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office:value-type="float" office:value="6996" calcext:value-type="float">
            <text:p>6996.000</text:p>
          </table:table-cell>
          <table:table-cell office:value-type="float" office:value="4409" calcext:value-type="float">
            <text:p>4409</text:p>
          </table:table-cell>
          <table:table-cell table:style-name="ce71" office:value-type="float" office:value="58.68" calcext:value-type="float">
            <text:p>58.68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2" calcext:value-type="float">
            <text:p>3600.0</text:p>
          </table:table-cell>
          <table:table-cell table:style-name="Default"/>
          <table:table-cell table:formula="of:=MIN([.B28];[.H28])" office:value-type="float" office:value="6996" calcext:value-type="float">
            <text:p>6996.000</text:p>
          </table:table-cell>
          <table:table-cell table:formula="of:=MAX([.C28];[.I28])" office:value-type="float" office:value="4409" calcext:value-type="float">
            <text:p>4409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eil15_01_usw_10_03.thop</text:p>
          </table:table-cell>
          <table:table-cell table:style-name="ce70" office:value-type="float" office:value="6996" calcext:value-type="float">
            <text:p>6996.000</text:p>
          </table:table-cell>
          <table:table-cell office:value-type="float" office:value="4001" calcext:value-type="float">
            <text:p>4001</text:p>
          </table:table-cell>
          <table:table-cell table:style-name="ce71" office:value-type="float" office:value="74.86" calcext:value-type="float">
            <text:p>74.86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office:value-type="float" office:value="6996" calcext:value-type="float">
            <text:p>6996.000</text:p>
          </table:table-cell>
          <table:table-cell office:value-type="float" office:value="4971" calcext:value-type="float">
            <text:p>4971</text:p>
          </table:table-cell>
          <table:table-cell table:style-name="ce71" office:value-type="float" office:value="40.74" calcext:value-type="float">
            <text:p>40.74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4" calcext:value-type="float">
            <text:p>3600.0</text:p>
          </table:table-cell>
          <table:table-cell table:style-name="Default"/>
          <table:table-cell table:formula="of:=MIN([.B29];[.H29])" office:value-type="float" office:value="6996" calcext:value-type="float">
            <text:p>6996.000</text:p>
          </table:table-cell>
          <table:table-cell table:formula="of:=MAX([.C29];[.I29])" office:value-type="float" office:value="4971" calcext:value-type="float">
            <text:p>4971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eil15_03_bsc_01_01.thop</text:p>
          </table:table-cell>
          <table:table-cell table:style-name="ce70" office:value-type="float" office:value="6324.2" calcext:value-type="float">
            <text:p>6324.200</text:p>
          </table:table-cell>
          <table:table-cell office:value-type="float" office:value="2452" calcext:value-type="float">
            <text:p>2452</text:p>
          </table:table-cell>
          <table:table-cell table:style-name="ce71" office:value-type="float" office:value="157.92" calcext:value-type="float">
            <text:p>157.92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office:value-type="float" office:value="6293.39782016349" calcext:value-type="float">
            <text:p>6293.398</text:p>
          </table:table-cell>
          <table:table-cell office:value-type="float" office:value="3416" calcext:value-type="float">
            <text:p>3416</text:p>
          </table:table-cell>
          <table:table-cell table:style-name="ce71" office:value-type="float" office:value="84.23" calcext:value-type="float">
            <text:p>84.23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1" calcext:value-type="float">
            <text:p>3600.0</text:p>
          </table:table-cell>
          <table:table-cell table:style-name="Default"/>
          <table:table-cell table:formula="of:=MIN([.B30];[.H30])" office:value-type="float" office:value="6293.39782016349" calcext:value-type="float">
            <text:p>6293.398</text:p>
          </table:table-cell>
          <table:table-cell table:formula="of:=MAX([.C30];[.I30])" office:value-type="float" office:value="3416" calcext:value-type="float">
            <text:p>3416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eil15_03_bsc_01_02.thop</text:p>
          </table:table-cell>
          <table:table-cell table:style-name="ce70" office:value-type="float" office:value="6293.39782016349" calcext:value-type="float">
            <text:p>6293.398</text:p>
          </table:table-cell>
          <table:table-cell office:value-type="float" office:value="3940" calcext:value-type="float">
            <text:p>3940</text:p>
          </table:table-cell>
          <table:table-cell table:style-name="ce71" office:value-type="float" office:value="59.73" calcext:value-type="float">
            <text:p>59.73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office:value-type="float" office:value="6231" calcext:value-type="float">
            <text:p>6231.000</text:p>
          </table:table-cell>
          <table:table-cell office:value-type="float" office:value="4455" calcext:value-type="float">
            <text:p>4455</text:p>
          </table:table-cell>
          <table:table-cell table:style-name="ce71" office:value-type="float" office:value="39.87" calcext:value-type="float">
            <text:p>39.87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31];[.H31])" office:value-type="float" office:value="6231" calcext:value-type="float">
            <text:p>6231.000</text:p>
          </table:table-cell>
          <table:table-cell table:formula="of:=MAX([.C31];[.I31])" office:value-type="float" office:value="4455" calcext:value-type="float">
            <text:p>4455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eil15_03_bsc_01_03.thop</text:p>
          </table:table-cell>
          <table:table-cell table:style-name="ce70" office:value-type="float" office:value="6231" calcext:value-type="float">
            <text:p>6231.000</text:p>
          </table:table-cell>
          <table:table-cell office:value-type="float" office:value="4570" calcext:value-type="float">
            <text:p>4570</text:p>
          </table:table-cell>
          <table:table-cell table:style-name="ce71" office:value-type="float" office:value="36.35" calcext:value-type="float">
            <text:p>36.35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office:value-type="float" office:value="6231" calcext:value-type="float">
            <text:p>6231.000</text:p>
          </table:table-cell>
          <table:table-cell office:value-type="float" office:value="4405" calcext:value-type="float">
            <text:p>4405</text:p>
          </table:table-cell>
          <table:table-cell table:style-name="ce71" office:value-type="float" office:value="41.45" calcext:value-type="float">
            <text:p>41.45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1" calcext:value-type="float">
            <text:p>3600.0</text:p>
          </table:table-cell>
          <table:table-cell table:style-name="Default"/>
          <table:table-cell table:formula="of:=MIN([.B32];[.H32])" office:value-type="float" office:value="6231" calcext:value-type="float">
            <text:p>6231.000</text:p>
          </table:table-cell>
          <table:table-cell table:formula="of:=MAX([.C32];[.I32])" office:value-type="float" office:value="4570" calcext:value-type="float">
            <text:p>4570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eil15_03_bsc_05_01.thop</text:p>
          </table:table-cell>
          <table:table-cell table:style-name="ce70" office:value-type="float" office:value="24458" calcext:value-type="float">
            <text:p>24458.000</text:p>
          </table:table-cell>
          <table:table-cell office:value-type="float" office:value="0" calcext:value-type="float">
            <text:p>0</text:p>
          </table:table-cell>
          <table:table-cell table:style-name="ce71" office:value-type="string" calcext:value-type="string">
            <text:p>infinite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office:value-type="float" office:value="24488.9951060359" calcext:value-type="float">
            <text:p>24488.995</text:p>
          </table:table-cell>
          <table:table-cell office:value-type="float" office:value="14350" calcext:value-type="float">
            <text:p>14350</text:p>
          </table:table-cell>
          <table:table-cell table:style-name="ce71" office:value-type="float" office:value="70.66" calcext:value-type="float">
            <text:p>70.66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1" calcext:value-type="float">
            <text:p>3600.0</text:p>
          </table:table-cell>
          <table:table-cell table:style-name="Default"/>
          <table:table-cell table:formula="of:=MIN([.B33];[.H33])" office:value-type="float" office:value="24458" calcext:value-type="float">
            <text:p>24458.000</text:p>
          </table:table-cell>
          <table:table-cell table:formula="of:=MAX([.C33];[.I33])" office:value-type="float" office:value="14350" calcext:value-type="float">
            <text:p>14350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eil15_03_bsc_05_02.thop</text:p>
          </table:table-cell>
          <table:table-cell table:style-name="ce70" office:value-type="float" office:value="24458" calcext:value-type="float">
            <text:p>24458.000</text:p>
          </table:table-cell>
          <table:table-cell office:value-type="float" office:value="12091" calcext:value-type="float">
            <text:p>12091</text:p>
          </table:table-cell>
          <table:table-cell table:style-name="ce71" office:value-type="float" office:value="102.28" calcext:value-type="float">
            <text:p>102.28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office:value-type="float" office:value="24458" calcext:value-type="float">
            <text:p>24458.000</text:p>
          </table:table-cell>
          <table:table-cell office:value-type="float" office:value="16174" calcext:value-type="float">
            <text:p>16174</text:p>
          </table:table-cell>
          <table:table-cell table:style-name="ce71" office:value-type="float" office:value="51.22" calcext:value-type="float">
            <text:p>51.22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1" calcext:value-type="float">
            <text:p>3600.0</text:p>
          </table:table-cell>
          <table:table-cell table:style-name="Default"/>
          <table:table-cell table:formula="of:=MIN([.B34];[.H34])" office:value-type="float" office:value="24458" calcext:value-type="float">
            <text:p>24458.000</text:p>
          </table:table-cell>
          <table:table-cell table:formula="of:=MAX([.C34];[.I34])" office:value-type="float" office:value="16174" calcext:value-type="float">
            <text:p>16174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eil15_03_bsc_05_03.thop</text:p>
          </table:table-cell>
          <table:table-cell table:style-name="ce70" office:value-type="float" office:value="24458" calcext:value-type="float">
            <text:p>24458.000</text:p>
          </table:table-cell>
          <table:table-cell office:value-type="float" office:value="13737" calcext:value-type="float">
            <text:p>13737</text:p>
          </table:table-cell>
          <table:table-cell table:style-name="ce71" office:value-type="float" office:value="78.04" calcext:value-type="float">
            <text:p>78.04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office:value-type="float" office:value="24455.1532897644" calcext:value-type="float">
            <text:p>24455.153</text:p>
          </table:table-cell>
          <table:table-cell office:value-type="float" office:value="19838" calcext:value-type="float">
            <text:p>19838</text:p>
          </table:table-cell>
          <table:table-cell table:style-name="ce71" office:value-type="float" office:value="23.27" calcext:value-type="float">
            <text:p>23.27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1" calcext:value-type="float">
            <text:p>3600.0</text:p>
          </table:table-cell>
          <table:table-cell table:style-name="Default"/>
          <table:table-cell table:formula="of:=MIN([.B35];[.H35])" office:value-type="float" office:value="24455.1532897644" calcext:value-type="float">
            <text:p>24455.153</text:p>
          </table:table-cell>
          <table:table-cell table:formula="of:=MAX([.C35];[.I35])" office:value-type="float" office:value="19838" calcext:value-type="float">
            <text:p>19838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eil15_03_bsc_10_01.thop</text:p>
          </table:table-cell>
          <table:table-cell table:style-name="ce70" office:value-type="float" office:value="44817" calcext:value-type="float">
            <text:p>44817.000</text:p>
          </table:table-cell>
          <table:table-cell office:value-type="float" office:value="0" calcext:value-type="float">
            <text:p>0</text:p>
          </table:table-cell>
          <table:table-cell table:style-name="ce71" office:value-type="string" calcext:value-type="string">
            <text:p>infinite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office:value-type="float" office:value="44888.3961407492" calcext:value-type="float">
            <text:p>44888.396</text:p>
          </table:table-cell>
          <table:table-cell office:value-type="float" office:value="20236" calcext:value-type="float">
            <text:p>20236</text:p>
          </table:table-cell>
          <table:table-cell table:style-name="ce71" office:value-type="float" office:value="121.82" calcext:value-type="float">
            <text:p>121.82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1" calcext:value-type="float">
            <text:p>3600.0</text:p>
          </table:table-cell>
          <table:table-cell table:style-name="Default"/>
          <table:table-cell table:formula="of:=MIN([.B36];[.H36])" office:value-type="float" office:value="44817" calcext:value-type="float">
            <text:p>44817.000</text:p>
          </table:table-cell>
          <table:table-cell table:formula="of:=MAX([.C36];[.I36])" office:value-type="float" office:value="20236" calcext:value-type="float">
            <text:p>20236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eil15_03_bsc_10_02.thop</text:p>
          </table:table-cell>
          <table:table-cell table:style-name="ce70" office:value-type="float" office:value="44845.8076588338" calcext:value-type="float">
            <text:p>44845.808</text:p>
          </table:table-cell>
          <table:table-cell office:value-type="float" office:value="16180" calcext:value-type="float">
            <text:p>16180</text:p>
          </table:table-cell>
          <table:table-cell table:style-name="ce71" office:value-type="float" office:value="177.17" calcext:value-type="float">
            <text:p>177.17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office:value-type="float" office:value="44862.2192667146" calcext:value-type="float">
            <text:p>44862.219</text:p>
          </table:table-cell>
          <table:table-cell office:value-type="float" office:value="23647" calcext:value-type="float">
            <text:p>23647</text:p>
          </table:table-cell>
          <table:table-cell table:style-name="ce71" office:value-type="float" office:value="89.72" calcext:value-type="float">
            <text:p>89.72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1" calcext:value-type="float">
            <text:p>3600.0</text:p>
          </table:table-cell>
          <table:table-cell table:style-name="Default"/>
          <table:table-cell table:formula="of:=MIN([.B37];[.H37])" office:value-type="float" office:value="44845.8076588338" calcext:value-type="float">
            <text:p>44845.808</text:p>
          </table:table-cell>
          <table:table-cell table:formula="of:=MAX([.C37];[.I37])" office:value-type="float" office:value="23647" calcext:value-type="float">
            <text:p>23647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eil15_03_bsc_10_03.thop</text:p>
          </table:table-cell>
          <table:table-cell table:style-name="ce70" office:value-type="float" office:value="44817" calcext:value-type="float">
            <text:p>44817.000</text:p>
          </table:table-cell>
          <table:table-cell office:value-type="float" office:value="22470" calcext:value-type="float">
            <text:p>22470</text:p>
          </table:table-cell>
          <table:table-cell table:style-name="ce71" office:value-type="float" office:value="99.45" calcext:value-type="float">
            <text:p>99.45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office:value-type="float" office:value="44817" calcext:value-type="float">
            <text:p>44817.000</text:p>
          </table:table-cell>
          <table:table-cell office:value-type="float" office:value="33580" calcext:value-type="float">
            <text:p>33580</text:p>
          </table:table-cell>
          <table:table-cell table:style-name="ce71" office:value-type="float" office:value="33.46" calcext:value-type="float">
            <text:p>33.46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1" calcext:value-type="float">
            <text:p>3600.0</text:p>
          </table:table-cell>
          <table:table-cell table:style-name="Default"/>
          <table:table-cell table:formula="of:=MIN([.B38];[.H38])" office:value-type="float" office:value="44817" calcext:value-type="float">
            <text:p>44817.000</text:p>
          </table:table-cell>
          <table:table-cell table:formula="of:=MAX([.C38];[.I38])" office:value-type="float" office:value="33580" calcext:value-type="float">
            <text:p>33580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eil15_03_unc_01_01.thop</text:p>
          </table:table-cell>
          <table:table-cell table:style-name="ce70" office:value-type="float" office:value="6418" calcext:value-type="float">
            <text:p>6418.000</text:p>
          </table:table-cell>
          <table:table-cell office:value-type="float" office:value="3013" calcext:value-type="float">
            <text:p>3013</text:p>
          </table:table-cell>
          <table:table-cell table:style-name="ce71" office:value-type="float" office:value="113.01" calcext:value-type="float">
            <text:p>113.01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7" calcext:value-type="float">
            <text:p>3600.7</text:p>
          </table:table-cell>
          <table:table-cell/>
          <table:table-cell office:value-type="float" office:value="6418" calcext:value-type="float">
            <text:p>6418.000</text:p>
          </table:table-cell>
          <table:table-cell office:value-type="float" office:value="3725" calcext:value-type="float">
            <text:p>3725</text:p>
          </table:table-cell>
          <table:table-cell table:style-name="ce71" office:value-type="float" office:value="72.3" calcext:value-type="float">
            <text:p>72.30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1" calcext:value-type="float">
            <text:p>3600.0</text:p>
          </table:table-cell>
          <table:table-cell table:style-name="Default"/>
          <table:table-cell table:formula="of:=MIN([.B39];[.H39])" office:value-type="float" office:value="6418" calcext:value-type="float">
            <text:p>6418.000</text:p>
          </table:table-cell>
          <table:table-cell table:formula="of:=MAX([.C39];[.I39])" office:value-type="float" office:value="3725" calcext:value-type="float">
            <text:p>3725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eil15_03_unc_01_02.thop</text:p>
          </table:table-cell>
          <table:table-cell table:style-name="ce70" office:value-type="float" office:value="6418" calcext:value-type="float">
            <text:p>6418.000</text:p>
          </table:table-cell>
          <table:table-cell office:value-type="float" office:value="3849" calcext:value-type="float">
            <text:p>3849</text:p>
          </table:table-cell>
          <table:table-cell table:style-name="ce71" office:value-type="float" office:value="66.74" calcext:value-type="float">
            <text:p>66.74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office:value-type="float" office:value="6418" calcext:value-type="float">
            <text:p>6418.000</text:p>
          </table:table-cell>
          <table:table-cell office:value-type="float" office:value="4971" calcext:value-type="float">
            <text:p>4971</text:p>
          </table:table-cell>
          <table:table-cell table:style-name="ce71" office:value-type="float" office:value="29.11" calcext:value-type="float">
            <text:p>29.11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1" calcext:value-type="float">
            <text:p>3600.0</text:p>
          </table:table-cell>
          <table:table-cell table:style-name="Default"/>
          <table:table-cell table:formula="of:=MIN([.B40];[.H40])" office:value-type="float" office:value="6418" calcext:value-type="float">
            <text:p>6418.000</text:p>
          </table:table-cell>
          <table:table-cell table:formula="of:=MAX([.C40];[.I40])" office:value-type="float" office:value="4971" calcext:value-type="float">
            <text:p>4971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eil15_03_unc_01_03.thop</text:p>
          </table:table-cell>
          <table:table-cell table:style-name="ce70" office:value-type="float" office:value="6418" calcext:value-type="float">
            <text:p>6418.000</text:p>
          </table:table-cell>
          <table:table-cell office:value-type="float" office:value="5562" calcext:value-type="float">
            <text:p>5562</text:p>
          </table:table-cell>
          <table:table-cell table:style-name="ce71" office:value-type="float" office:value="15.39" calcext:value-type="float">
            <text:p>15.39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9" calcext:value-type="float">
            <text:p>3600.1</text:p>
          </table:table-cell>
          <table:table-cell/>
          <table:table-cell office:value-type="float" office:value="6418" calcext:value-type="float">
            <text:p>6418.000</text:p>
          </table:table-cell>
          <table:table-cell office:value-type="float" office:value="5445" calcext:value-type="float">
            <text:p>5445</text:p>
          </table:table-cell>
          <table:table-cell table:style-name="ce71" office:value-type="float" office:value="17.87" calcext:value-type="float">
            <text:p>17.87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1" calcext:value-type="float">
            <text:p>3600.0</text:p>
          </table:table-cell>
          <table:table-cell table:style-name="Default"/>
          <table:table-cell table:formula="of:=MIN([.B41];[.H41])" office:value-type="float" office:value="6418" calcext:value-type="float">
            <text:p>6418.000</text:p>
          </table:table-cell>
          <table:table-cell table:formula="of:=MAX([.C41];[.I41])" office:value-type="float" office:value="5562" calcext:value-type="float">
            <text:p>5562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eil15_03_unc_05_01.thop</text:p>
          </table:table-cell>
          <table:table-cell table:style-name="ce70" office:value-type="float" office:value="15200" calcext:value-type="float">
            <text:p>15200.000</text:p>
          </table:table-cell>
          <table:table-cell office:value-type="float" office:value="0" calcext:value-type="float">
            <text:p>0</text:p>
          </table:table-cell>
          <table:table-cell table:style-name="ce71" office:value-type="string" calcext:value-type="string">
            <text:p>infinite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office:value-type="float" office:value="15200" calcext:value-type="float">
            <text:p>15200.000</text:p>
          </table:table-cell>
          <table:table-cell office:value-type="float" office:value="7382" calcext:value-type="float">
            <text:p>7382</text:p>
          </table:table-cell>
          <table:table-cell table:style-name="ce71" office:value-type="float" office:value="105.91" calcext:value-type="float">
            <text:p>105.91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1" calcext:value-type="float">
            <text:p>3600.0</text:p>
          </table:table-cell>
          <table:table-cell table:style-name="Default"/>
          <table:table-cell table:formula="of:=MIN([.B42];[.H42])" office:value-type="float" office:value="15200" calcext:value-type="float">
            <text:p>15200.000</text:p>
          </table:table-cell>
          <table:table-cell table:formula="of:=MAX([.C42];[.I42])" office:value-type="float" office:value="7382" calcext:value-type="float">
            <text:p>7382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eil15_03_unc_05_02.thop</text:p>
          </table:table-cell>
          <table:table-cell table:style-name="ce70" office:value-type="float" office:value="15200" calcext:value-type="float">
            <text:p>15200.000</text:p>
          </table:table-cell>
          <table:table-cell office:value-type="float" office:value="6073" calcext:value-type="float">
            <text:p>6073</text:p>
          </table:table-cell>
          <table:table-cell table:style-name="ce71" office:value-type="float" office:value="150.29" calcext:value-type="float">
            <text:p>150.29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office:value-type="float" office:value="15200" calcext:value-type="float">
            <text:p>15200.000</text:p>
          </table:table-cell>
          <table:table-cell office:value-type="float" office:value="10062" calcext:value-type="float">
            <text:p>10062</text:p>
          </table:table-cell>
          <table:table-cell table:style-name="ce71" office:value-type="float" office:value="51.06" calcext:value-type="float">
            <text:p>51.06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1" calcext:value-type="float">
            <text:p>3600.0</text:p>
          </table:table-cell>
          <table:table-cell table:style-name="Default"/>
          <table:table-cell table:formula="of:=MIN([.B43];[.H43])" office:value-type="float" office:value="15200" calcext:value-type="float">
            <text:p>15200.000</text:p>
          </table:table-cell>
          <table:table-cell table:formula="of:=MAX([.C43];[.I43])" office:value-type="float" office:value="10062" calcext:value-type="float">
            <text:p>10062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eil15_03_unc_05_03.thop</text:p>
          </table:table-cell>
          <table:table-cell table:style-name="ce70" office:value-type="float" office:value="15200" calcext:value-type="float">
            <text:p>15200.000</text:p>
          </table:table-cell>
          <table:table-cell office:value-type="float" office:value="6529" calcext:value-type="float">
            <text:p>6529</text:p>
          </table:table-cell>
          <table:table-cell table:style-name="ce71" office:value-type="float" office:value="132.81" calcext:value-type="float">
            <text:p>132.81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office:value-type="float" office:value="15200" calcext:value-type="float">
            <text:p>15200.000</text:p>
          </table:table-cell>
          <table:table-cell office:value-type="float" office:value="9455" calcext:value-type="float">
            <text:p>9455</text:p>
          </table:table-cell>
          <table:table-cell table:style-name="ce71" office:value-type="float" office:value="60.76" calcext:value-type="float">
            <text:p>60.76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1" calcext:value-type="float">
            <text:p>3600.0</text:p>
          </table:table-cell>
          <table:table-cell table:style-name="Default"/>
          <table:table-cell table:formula="of:=MIN([.B44];[.H44])" office:value-type="float" office:value="15200" calcext:value-type="float">
            <text:p>15200.000</text:p>
          </table:table-cell>
          <table:table-cell table:formula="of:=MAX([.C44];[.I44])" office:value-type="float" office:value="9455" calcext:value-type="float">
            <text:p>9455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eil15_03_unc_10_01.thop</text:p>
          </table:table-cell>
          <table:table-cell table:style-name="ce70" office:value-type="float" office:value="18528" calcext:value-type="float">
            <text:p>18528.000</text:p>
          </table:table-cell>
          <table:table-cell office:value-type="float" office:value="3171" calcext:value-type="float">
            <text:p>3171</text:p>
          </table:table-cell>
          <table:table-cell table:style-name="ce71" office:value-type="float" office:value="484.3" calcext:value-type="float">
            <text:p>484.30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office:value-type="float" office:value="18528" calcext:value-type="float">
            <text:p>18528.000</text:p>
          </table:table-cell>
          <table:table-cell office:value-type="float" office:value="10825" calcext:value-type="float">
            <text:p>10825</text:p>
          </table:table-cell>
          <table:table-cell table:style-name="ce71" office:value-type="float" office:value="71.16" calcext:value-type="float">
            <text:p>71.16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1" calcext:value-type="float">
            <text:p>3600.0</text:p>
          </table:table-cell>
          <table:table-cell table:style-name="Default"/>
          <table:table-cell table:formula="of:=MIN([.B45];[.H45])" office:value-type="float" office:value="18528" calcext:value-type="float">
            <text:p>18528.000</text:p>
          </table:table-cell>
          <table:table-cell table:formula="of:=MAX([.C45];[.I45])" office:value-type="float" office:value="10825" calcext:value-type="float">
            <text:p>10825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eil15_03_unc_10_02.thop</text:p>
          </table:table-cell>
          <table:table-cell table:style-name="ce70" office:value-type="float" office:value="18528" calcext:value-type="float">
            <text:p>18528.000</text:p>
          </table:table-cell>
          <table:table-cell office:value-type="float" office:value="9125" calcext:value-type="float">
            <text:p>9125</text:p>
          </table:table-cell>
          <table:table-cell table:style-name="ce71" office:value-type="float" office:value="103.05" calcext:value-type="float">
            <text:p>103.05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office:value-type="float" office:value="18528" calcext:value-type="float">
            <text:p>18528.000</text:p>
          </table:table-cell>
          <table:table-cell office:value-type="float" office:value="11190" calcext:value-type="float">
            <text:p>11190</text:p>
          </table:table-cell>
          <table:table-cell table:style-name="ce71" office:value-type="float" office:value="65.58" calcext:value-type="float">
            <text:p>65.58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2" calcext:value-type="float">
            <text:p>3600.0</text:p>
          </table:table-cell>
          <table:table-cell table:style-name="Default"/>
          <table:table-cell table:formula="of:=MIN([.B46];[.H46])" office:value-type="float" office:value="18528" calcext:value-type="float">
            <text:p>18528.000</text:p>
          </table:table-cell>
          <table:table-cell table:formula="of:=MAX([.C46];[.I46])" office:value-type="float" office:value="11190" calcext:value-type="float">
            <text:p>11190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eil15_03_unc_10_03.thop</text:p>
          </table:table-cell>
          <table:table-cell table:style-name="ce70" office:value-type="float" office:value="18528" calcext:value-type="float">
            <text:p>18528.000</text:p>
          </table:table-cell>
          <table:table-cell office:value-type="float" office:value="12286" calcext:value-type="float">
            <text:p>12286</text:p>
          </table:table-cell>
          <table:table-cell table:style-name="ce71" office:value-type="float" office:value="50.81" calcext:value-type="float">
            <text:p>50.81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office:value-type="float" office:value="18528" calcext:value-type="float">
            <text:p>18528.000</text:p>
          </table:table-cell>
          <table:table-cell office:value-type="float" office:value="13443" calcext:value-type="float">
            <text:p>13443</text:p>
          </table:table-cell>
          <table:table-cell table:style-name="ce71" office:value-type="float" office:value="37.83" calcext:value-type="float">
            <text:p>37.83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1" calcext:value-type="float">
            <text:p>3600.0</text:p>
          </table:table-cell>
          <table:table-cell table:style-name="Default"/>
          <table:table-cell table:formula="of:=MIN([.B47];[.H47])" office:value-type="float" office:value="18528" calcext:value-type="float">
            <text:p>18528.000</text:p>
          </table:table-cell>
          <table:table-cell table:formula="of:=MAX([.C47];[.I47])" office:value-type="float" office:value="13443" calcext:value-type="float">
            <text:p>13443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eil15_03_usw_01_01.thop</text:p>
          </table:table-cell>
          <table:table-cell table:style-name="ce70" office:value-type="float" office:value="1638" calcext:value-type="float">
            <text:p>1638.000</text:p>
          </table:table-cell>
          <table:table-cell office:value-type="float" office:value="1638" calcext:value-type="float">
            <text:p>1638</text:p>
          </table:table-cell>
          <table:table-cell table:style-name="ce71" office:value-type="float" office:value="0" calcext:value-type="float">
            <text:p>0.000</text:p>
          </table:table-cell>
          <table:table-cell table:style-name="ce75" office:value-type="boolean" office:boolean-value="true" calcext:value-type="boolean">
            <text:p>TRUE</text:p>
          </table:table-cell>
          <table:table-cell office:value-type="float" office:value="63.99" calcext:value-type="float">
            <text:p>64.0</text:p>
          </table:table-cell>
          <table:table-cell/>
          <table:table-cell office:value-type="float" office:value="3689.79862260777" calcext:value-type="float">
            <text:p>3689.799</text:p>
          </table:table-cell>
          <table:table-cell office:value-type="float" office:value="1638" calcext:value-type="float">
            <text:p>1638</text:p>
          </table:table-cell>
          <table:table-cell table:style-name="ce71" office:value-type="float" office:value="125.26" calcext:value-type="float">
            <text:p>125.26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3" calcext:value-type="float">
            <text:p>3600.0</text:p>
          </table:table-cell>
          <table:table-cell table:style-name="Default"/>
          <table:table-cell table:formula="of:=MIN([.B48];[.H48])" office:value-type="float" office:value="1638" calcext:value-type="float">
            <text:p>1638.000</text:p>
          </table:table-cell>
          <table:table-cell table:formula="of:=MAX([.C48];[.I48])" office:value-type="float" office:value="1638" calcext:value-type="float">
            <text:p>1638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eil15_03_usw_01_02.thop</text:p>
          </table:table-cell>
          <table:table-cell table:style-name="ce70" office:value-type="float" office:value="3436" calcext:value-type="float">
            <text:p>3436.000</text:p>
          </table:table-cell>
          <table:table-cell office:value-type="float" office:value="2175" calcext:value-type="float">
            <text:p>2175</text:p>
          </table:table-cell>
          <table:table-cell table:style-name="ce71" office:value-type="float" office:value="57.98" calcext:value-type="float">
            <text:p>57.98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office:value-type="float" office:value="3768.5352072686" calcext:value-type="float">
            <text:p>3768.535</text:p>
          </table:table-cell>
          <table:table-cell office:value-type="float" office:value="2512" calcext:value-type="float">
            <text:p>2512</text:p>
          </table:table-cell>
          <table:table-cell table:style-name="ce71" office:value-type="float" office:value="50.02" calcext:value-type="float">
            <text:p>50.02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2" calcext:value-type="float">
            <text:p>3600.0</text:p>
          </table:table-cell>
          <table:table-cell table:style-name="Default"/>
          <table:table-cell table:formula="of:=MIN([.B49];[.H49])" office:value-type="float" office:value="3436" calcext:value-type="float">
            <text:p>3436.000</text:p>
          </table:table-cell>
          <table:table-cell table:formula="of:=MAX([.C49];[.I49])" office:value-type="float" office:value="2512" calcext:value-type="float">
            <text:p>2512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eil15_03_usw_01_03.thop</text:p>
          </table:table-cell>
          <table:table-cell table:style-name="ce70" office:value-type="float" office:value="3566.58673647469" calcext:value-type="float">
            <text:p>3566.587</text:p>
          </table:table-cell>
          <table:table-cell office:value-type="float" office:value="2599" calcext:value-type="float">
            <text:p>2599</text:p>
          </table:table-cell>
          <table:table-cell table:style-name="ce71" office:value-type="float" office:value="37.23" calcext:value-type="float">
            <text:p>37.23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office:value-type="float" office:value="3828.26237328563" calcext:value-type="float">
            <text:p>3828.262</text:p>
          </table:table-cell>
          <table:table-cell office:value-type="float" office:value="2638" calcext:value-type="float">
            <text:p>2638</text:p>
          </table:table-cell>
          <table:table-cell table:style-name="ce71" office:value-type="float" office:value="45.12" calcext:value-type="float">
            <text:p>45.12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3" calcext:value-type="float">
            <text:p>3600.0</text:p>
          </table:table-cell>
          <table:table-cell table:style-name="Default"/>
          <table:table-cell table:formula="of:=MIN([.B50];[.H50])" office:value-type="float" office:value="3566.58673647469" calcext:value-type="float">
            <text:p>3566.587</text:p>
          </table:table-cell>
          <table:table-cell table:formula="of:=MAX([.C50];[.I50])" office:value-type="float" office:value="2638" calcext:value-type="float">
            <text:p>2638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eil15_03_usw_05_01.thop</text:p>
          </table:table-cell>
          <table:table-cell table:style-name="ce70" office:value-type="float" office:value="15088" calcext:value-type="float">
            <text:p>15088.000</text:p>
          </table:table-cell>
          <table:table-cell office:value-type="float" office:value="4426" calcext:value-type="float">
            <text:p>4426</text:p>
          </table:table-cell>
          <table:table-cell table:style-name="ce71" office:value-type="float" office:value="240.89" calcext:value-type="float">
            <text:p>240.89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office:value-type="float" office:value="15088" calcext:value-type="float">
            <text:p>15088.000</text:p>
          </table:table-cell>
          <table:table-cell office:value-type="float" office:value="6754" calcext:value-type="float">
            <text:p>6754</text:p>
          </table:table-cell>
          <table:table-cell table:style-name="ce71" office:value-type="float" office:value="123.39" calcext:value-type="float">
            <text:p>123.39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1" calcext:value-type="float">
            <text:p>3600.0</text:p>
          </table:table-cell>
          <table:table-cell table:style-name="Default"/>
          <table:table-cell table:formula="of:=MIN([.B51];[.H51])" office:value-type="float" office:value="15088" calcext:value-type="float">
            <text:p>15088.000</text:p>
          </table:table-cell>
          <table:table-cell table:formula="of:=MAX([.C51];[.I51])" office:value-type="float" office:value="6754" calcext:value-type="float">
            <text:p>6754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eil15_03_usw_05_02.thop</text:p>
          </table:table-cell>
          <table:table-cell table:style-name="ce70" office:value-type="float" office:value="15088" calcext:value-type="float">
            <text:p>15088.000</text:p>
          </table:table-cell>
          <table:table-cell office:value-type="float" office:value="6521" calcext:value-type="float">
            <text:p>6521</text:p>
          </table:table-cell>
          <table:table-cell table:style-name="ce71" office:value-type="float" office:value="131.38" calcext:value-type="float">
            <text:p>131.38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office:value-type="float" office:value="15088" calcext:value-type="float">
            <text:p>15088.000</text:p>
          </table:table-cell>
          <table:table-cell office:value-type="float" office:value="9142" calcext:value-type="float">
            <text:p>9142</text:p>
          </table:table-cell>
          <table:table-cell table:style-name="ce71" office:value-type="float" office:value="65.04" calcext:value-type="float">
            <text:p>65.04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2" calcext:value-type="float">
            <text:p>3600.0</text:p>
          </table:table-cell>
          <table:table-cell table:style-name="Default"/>
          <table:table-cell table:formula="of:=MIN([.B52];[.H52])" office:value-type="float" office:value="15088" calcext:value-type="float">
            <text:p>15088.000</text:p>
          </table:table-cell>
          <table:table-cell table:formula="of:=MAX([.C52];[.I52])" office:value-type="float" office:value="9142" calcext:value-type="float">
            <text:p>9142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eil15_03_usw_05_03.thop</text:p>
          </table:table-cell>
          <table:table-cell table:style-name="ce70" office:value-type="float" office:value="15088" calcext:value-type="float">
            <text:p>15088.000</text:p>
          </table:table-cell>
          <table:table-cell office:value-type="float" office:value="9912" calcext:value-type="float">
            <text:p>9912</text:p>
          </table:table-cell>
          <table:table-cell table:style-name="ce71" office:value-type="float" office:value="52.22" calcext:value-type="float">
            <text:p>52.22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office:value-type="float" office:value="15088" calcext:value-type="float">
            <text:p>15088.000</text:p>
          </table:table-cell>
          <table:table-cell office:value-type="float" office:value="9863" calcext:value-type="float">
            <text:p>9863</text:p>
          </table:table-cell>
          <table:table-cell table:style-name="ce71" office:value-type="float" office:value="52.98" calcext:value-type="float">
            <text:p>52.98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2" calcext:value-type="float">
            <text:p>3600.0</text:p>
          </table:table-cell>
          <table:table-cell table:style-name="Default"/>
          <table:table-cell table:formula="of:=MIN([.B53];[.H53])" office:value-type="float" office:value="15088" calcext:value-type="float">
            <text:p>15088.000</text:p>
          </table:table-cell>
          <table:table-cell table:formula="of:=MAX([.C53];[.I53])" office:value-type="float" office:value="9912" calcext:value-type="float">
            <text:p>9912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eil15_03_usw_10_01.thop</text:p>
          </table:table-cell>
          <table:table-cell table:style-name="ce70" office:value-type="float" office:value="19831" calcext:value-type="float">
            <text:p>19831.000</text:p>
          </table:table-cell>
          <table:table-cell office:value-type="float" office:value="4866" calcext:value-type="float">
            <text:p>4866</text:p>
          </table:table-cell>
          <table:table-cell table:style-name="ce71" office:value-type="float" office:value="307.54" calcext:value-type="float">
            <text:p>307.54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office:value-type="float" office:value="19831" calcext:value-type="float">
            <text:p>19831.000</text:p>
          </table:table-cell>
          <table:table-cell office:value-type="float" office:value="8081" calcext:value-type="float">
            <text:p>8081</text:p>
          </table:table-cell>
          <table:table-cell table:style-name="ce71" office:value-type="float" office:value="145.4" calcext:value-type="float">
            <text:p>145.40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1" calcext:value-type="float">
            <text:p>3600.0</text:p>
          </table:table-cell>
          <table:table-cell table:style-name="Default"/>
          <table:table-cell table:formula="of:=MIN([.B54];[.H54])" office:value-type="float" office:value="19831" calcext:value-type="float">
            <text:p>19831.000</text:p>
          </table:table-cell>
          <table:table-cell table:formula="of:=MAX([.C54];[.I54])" office:value-type="float" office:value="8081" calcext:value-type="float">
            <text:p>8081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eil15_03_usw_10_02.thop</text:p>
          </table:table-cell>
          <table:table-cell table:style-name="ce70" office:value-type="float" office:value="19831" calcext:value-type="float">
            <text:p>19831.000</text:p>
          </table:table-cell>
          <table:table-cell office:value-type="float" office:value="9781" calcext:value-type="float">
            <text:p>9781</text:p>
          </table:table-cell>
          <table:table-cell table:style-name="ce71" office:value-type="float" office:value="102.75" calcext:value-type="float">
            <text:p>102.75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office:value-type="float" office:value="19831" calcext:value-type="float">
            <text:p>19831.000</text:p>
          </table:table-cell>
          <table:table-cell office:value-type="float" office:value="11242" calcext:value-type="float">
            <text:p>11242</text:p>
          </table:table-cell>
          <table:table-cell table:style-name="ce71" office:value-type="float" office:value="76.4" calcext:value-type="float">
            <text:p>76.40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1" calcext:value-type="float">
            <text:p>3600.0</text:p>
          </table:table-cell>
          <table:table-cell table:style-name="Default"/>
          <table:table-cell table:formula="of:=MIN([.B55];[.H55])" office:value-type="float" office:value="19831" calcext:value-type="float">
            <text:p>19831.000</text:p>
          </table:table-cell>
          <table:table-cell table:formula="of:=MAX([.C55];[.I55])" office:value-type="float" office:value="11242" calcext:value-type="float">
            <text:p>11242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eil15_03_usw_10_03.thop</text:p>
          </table:table-cell>
          <table:table-cell table:style-name="ce70" office:value-type="float" office:value="19831" calcext:value-type="float">
            <text:p>19831.000</text:p>
          </table:table-cell>
          <table:table-cell office:value-type="float" office:value="865" calcext:value-type="float">
            <text:p>865</text:p>
          </table:table-cell>
          <table:table-cell table:style-name="ce71" office:value-type="float" office:value="2192.6" calcext:value-type="float">
            <text:p>2192.60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office:value-type="float" office:value="19831" calcext:value-type="float">
            <text:p>19831.000</text:p>
          </table:table-cell>
          <table:table-cell office:value-type="float" office:value="15085" calcext:value-type="float">
            <text:p>15085</text:p>
          </table:table-cell>
          <table:table-cell table:style-name="ce71" office:value-type="float" office:value="31.46" calcext:value-type="float">
            <text:p>31.46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1" calcext:value-type="float">
            <text:p>3600.0</text:p>
          </table:table-cell>
          <table:table-cell table:style-name="Default"/>
          <table:table-cell table:formula="of:=MIN([.B56];[.H56])" office:value-type="float" office:value="19831" calcext:value-type="float">
            <text:p>19831.000</text:p>
          </table:table-cell>
          <table:table-cell table:formula="of:=MAX([.C56];[.I56])" office:value-type="float" office:value="15085" calcext:value-type="float">
            <text:p>15085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eil15_05_bsc_01_01.thop</text:p>
          </table:table-cell>
          <table:table-cell table:style-name="ce70" office:value-type="float" office:value="11089.7057220708" calcext:value-type="float">
            <text:p>11089.706</text:p>
          </table:table-cell>
          <table:table-cell office:value-type="float" office:value="5047" calcext:value-type="float">
            <text:p>5047</text:p>
          </table:table-cell>
          <table:table-cell table:style-name="ce71" office:value-type="float" office:value="119.73" calcext:value-type="float">
            <text:p>119.73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office:value-type="float" office:value="11089.7057220708" calcext:value-type="float">
            <text:p>11089.706</text:p>
          </table:table-cell>
          <table:table-cell office:value-type="float" office:value="6943" calcext:value-type="float">
            <text:p>6943</text:p>
          </table:table-cell>
          <table:table-cell table:style-name="ce71" office:value-type="float" office:value="59.72" calcext:value-type="float">
            <text:p>59.72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1" calcext:value-type="float">
            <text:p>3600.0</text:p>
          </table:table-cell>
          <table:table-cell table:style-name="Default"/>
          <table:table-cell table:formula="of:=MIN([.B57];[.H57])" office:value-type="float" office:value="11089.7057220708" calcext:value-type="float">
            <text:p>11089.706</text:p>
          </table:table-cell>
          <table:table-cell table:formula="of:=MAX([.C57];[.I57])" office:value-type="float" office:value="6943" calcext:value-type="float">
            <text:p>6943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eil15_05_bsc_01_02.thop</text:p>
          </table:table-cell>
          <table:table-cell table:style-name="ce70" office:value-type="float" office:value="11089.9669421488" calcext:value-type="float">
            <text:p>11089.967</text:p>
          </table:table-cell>
          <table:table-cell office:value-type="float" office:value="4836" calcext:value-type="float">
            <text:p>4836</text:p>
          </table:table-cell>
          <table:table-cell table:style-name="ce71" office:value-type="float" office:value="129.32" calcext:value-type="float">
            <text:p>129.32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office:value-type="float" office:value="11088.3076923077" calcext:value-type="float">
            <text:p>11088.308</text:p>
          </table:table-cell>
          <table:table-cell office:value-type="float" office:value="7786" calcext:value-type="float">
            <text:p>7786</text:p>
          </table:table-cell>
          <table:table-cell table:style-name="ce71" office:value-type="float" office:value="42.41" calcext:value-type="float">
            <text:p>42.41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1" calcext:value-type="float">
            <text:p>3600.0</text:p>
          </table:table-cell>
          <table:table-cell table:style-name="Default"/>
          <table:table-cell table:formula="of:=MIN([.B58];[.H58])" office:value-type="float" office:value="11088.3076923077" calcext:value-type="float">
            <text:p>11088.308</text:p>
          </table:table-cell>
          <table:table-cell table:formula="of:=MAX([.C58];[.I58])" office:value-type="float" office:value="7786" calcext:value-type="float">
            <text:p>7786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eil15_05_bsc_01_03.thop</text:p>
          </table:table-cell>
          <table:table-cell table:style-name="ce70" office:value-type="float" office:value="11089.7057220708" calcext:value-type="float">
            <text:p>11089.706</text:p>
          </table:table-cell>
          <table:table-cell office:value-type="float" office:value="7355" calcext:value-type="float">
            <text:p>7355</text:p>
          </table:table-cell>
          <table:table-cell table:style-name="ce71" office:value-type="float" office:value="50.78" calcext:value-type="float">
            <text:p>50.78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office:value-type="float" office:value="11089.7057220708" calcext:value-type="float">
            <text:p>11089.706</text:p>
          </table:table-cell>
          <table:table-cell office:value-type="float" office:value="9034" calcext:value-type="float">
            <text:p>9034</text:p>
          </table:table-cell>
          <table:table-cell table:style-name="ce71" office:value-type="float" office:value="22.76" calcext:value-type="float">
            <text:p>22.76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2" calcext:value-type="float">
            <text:p>3600.0</text:p>
          </table:table-cell>
          <table:table-cell table:style-name="Default"/>
          <table:table-cell table:formula="of:=MIN([.B59];[.H59])" office:value-type="float" office:value="11089.7057220708" calcext:value-type="float">
            <text:p>11089.706</text:p>
          </table:table-cell>
          <table:table-cell table:formula="of:=MAX([.C59];[.I59])" office:value-type="float" office:value="9034" calcext:value-type="float">
            <text:p>9034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eil15_05_bsc_05_01.thop</text:p>
          </table:table-cell>
          <table:table-cell table:style-name="ce70" office:value-type="float" office:value="43633.1994002998" calcext:value-type="float">
            <text:p>43633.199</text:p>
          </table:table-cell>
          <table:table-cell office:value-type="float" office:value="0" calcext:value-type="float">
            <text:p>0</text:p>
          </table:table-cell>
          <table:table-cell table:style-name="ce71" office:value-type="string" calcext:value-type="string">
            <text:p>infinite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office:value-type="float" office:value="43633.1461318052" calcext:value-type="float">
            <text:p>43633.146</text:p>
          </table:table-cell>
          <table:table-cell office:value-type="float" office:value="27536" calcext:value-type="float">
            <text:p>27536</text:p>
          </table:table-cell>
          <table:table-cell table:style-name="ce71" office:value-type="float" office:value="58.46" calcext:value-type="float">
            <text:p>58.46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2" calcext:value-type="float">
            <text:p>3600.0</text:p>
          </table:table-cell>
          <table:table-cell table:style-name="Default"/>
          <table:table-cell table:formula="of:=MIN([.B60];[.H60])" office:value-type="float" office:value="43633.1461318052" calcext:value-type="float">
            <text:p>43633.146</text:p>
          </table:table-cell>
          <table:table-cell table:formula="of:=MAX([.C60];[.I60])" office:value-type="float" office:value="27536" calcext:value-type="float">
            <text:p>27536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eil15_05_bsc_05_02.thop</text:p>
          </table:table-cell>
          <table:table-cell table:style-name="ce70" office:value-type="float" office:value="43633.1994002998" calcext:value-type="float">
            <text:p>43633.199</text:p>
          </table:table-cell>
          <table:table-cell office:value-type="float" office:value="22669" calcext:value-type="float">
            <text:p>22669</text:p>
          </table:table-cell>
          <table:table-cell table:style-name="ce71" office:value-type="float" office:value="92.48" calcext:value-type="float">
            <text:p>92.48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office:value-type="float" office:value="43633.1283497884" calcext:value-type="float">
            <text:p>43633.128</text:p>
          </table:table-cell>
          <table:table-cell office:value-type="float" office:value="33553" calcext:value-type="float">
            <text:p>33553</text:p>
          </table:table-cell>
          <table:table-cell table:style-name="ce71" office:value-type="float" office:value="30.04" calcext:value-type="float">
            <text:p>30.04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2" calcext:value-type="float">
            <text:p>3600.0</text:p>
          </table:table-cell>
          <table:table-cell table:style-name="Default"/>
          <table:table-cell table:formula="of:=MIN([.B61];[.H61])" office:value-type="float" office:value="43633.1283497884" calcext:value-type="float">
            <text:p>43633.128</text:p>
          </table:table-cell>
          <table:table-cell table:formula="of:=MAX([.C61];[.I61])" office:value-type="float" office:value="33553" calcext:value-type="float">
            <text:p>33553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eil15_05_bsc_05_03.thop</text:p>
          </table:table-cell>
          <table:table-cell table:style-name="ce70" office:value-type="float" office:value="43628.2790697674" calcext:value-type="float">
            <text:p>43628.279</text:p>
          </table:table-cell>
          <table:table-cell office:value-type="float" office:value="0" calcext:value-type="float">
            <text:p>0</text:p>
          </table:table-cell>
          <table:table-cell table:style-name="ce71" office:value-type="string" calcext:value-type="string">
            <text:p>infinite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office:value-type="float" office:value="43633.1461318052" calcext:value-type="float">
            <text:p>43633.146</text:p>
          </table:table-cell>
          <table:table-cell office:value-type="float" office:value="33782" calcext:value-type="float">
            <text:p>33782</text:p>
          </table:table-cell>
          <table:table-cell table:style-name="ce71" office:value-type="float" office:value="29.16" calcext:value-type="float">
            <text:p>29.16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2" calcext:value-type="float">
            <text:p>3600.0</text:p>
          </table:table-cell>
          <table:table-cell table:style-name="Default"/>
          <table:table-cell table:formula="of:=MIN([.B62];[.H62])" office:value-type="float" office:value="43628.2790697674" calcext:value-type="float">
            <text:p>43628.279</text:p>
          </table:table-cell>
          <table:table-cell table:formula="of:=MAX([.C62];[.I62])" office:value-type="float" office:value="33782" calcext:value-type="float">
            <text:p>33782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eil15_05_bsc_10_01.thop</text:p>
          </table:table-cell>
          <table:table-cell table:style-name="ce70" office:value-type="float" office:value="80925" calcext:value-type="float">
            <text:p>80925.000</text:p>
          </table:table-cell>
          <table:table-cell office:value-type="float" office:value="17304" calcext:value-type="float">
            <text:p>17304</text:p>
          </table:table-cell>
          <table:table-cell table:style-name="ce71" office:value-type="float" office:value="367.67" calcext:value-type="float">
            <text:p>367.67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office:value-type="float" office:value="80925" calcext:value-type="float">
            <text:p>80925.000</text:p>
          </table:table-cell>
          <table:table-cell office:value-type="float" office:value="31678" calcext:value-type="float">
            <text:p>31678</text:p>
          </table:table-cell>
          <table:table-cell table:style-name="ce71" office:value-type="float" office:value="155.46" calcext:value-type="float">
            <text:p>155.46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1" calcext:value-type="float">
            <text:p>3600.0</text:p>
          </table:table-cell>
          <table:table-cell table:style-name="Default"/>
          <table:table-cell table:formula="of:=MIN([.B63];[.H63])" office:value-type="float" office:value="80925" calcext:value-type="float">
            <text:p>80925.000</text:p>
          </table:table-cell>
          <table:table-cell table:formula="of:=MAX([.C63];[.I63])" office:value-type="float" office:value="31678" calcext:value-type="float">
            <text:p>31678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eil15_05_bsc_10_02.thop</text:p>
          </table:table-cell>
          <table:table-cell table:style-name="ce70" office:value-type="float" office:value="80925" calcext:value-type="float">
            <text:p>80925.000</text:p>
          </table:table-cell>
          <table:table-cell office:value-type="float" office:value="3786" calcext:value-type="float">
            <text:p>3786</text:p>
          </table:table-cell>
          <table:table-cell table:style-name="ce71" office:value-type="float" office:value="2037.48" calcext:value-type="float">
            <text:p>2037.48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office:value-type="float" office:value="80925" calcext:value-type="float">
            <text:p>80925.000</text:p>
          </table:table-cell>
          <table:table-cell office:value-type="float" office:value="38635" calcext:value-type="float">
            <text:p>38635</text:p>
          </table:table-cell>
          <table:table-cell table:style-name="ce71" office:value-type="float" office:value="109.46" calcext:value-type="float">
            <text:p>109.46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2" calcext:value-type="float">
            <text:p>3600.0</text:p>
          </table:table-cell>
          <table:table-cell table:style-name="Default"/>
          <table:table-cell table:formula="of:=MIN([.B64];[.H64])" office:value-type="float" office:value="80925" calcext:value-type="float">
            <text:p>80925.000</text:p>
          </table:table-cell>
          <table:table-cell table:formula="of:=MAX([.C64];[.I64])" office:value-type="float" office:value="38635" calcext:value-type="float">
            <text:p>38635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eil15_05_bsc_10_03.thop</text:p>
          </table:table-cell>
          <table:table-cell table:style-name="ce70" office:value-type="float" office:value="80925" calcext:value-type="float">
            <text:p>80925.000</text:p>
          </table:table-cell>
          <table:table-cell office:value-type="float" office:value="40221" calcext:value-type="float">
            <text:p>40221</text:p>
          </table:table-cell>
          <table:table-cell table:style-name="ce71" office:value-type="float" office:value="101.2" calcext:value-type="float">
            <text:p>101.20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office:value-type="float" office:value="80925" calcext:value-type="float">
            <text:p>80925.000</text:p>
          </table:table-cell>
          <table:table-cell office:value-type="float" office:value="55169" calcext:value-type="float">
            <text:p>55169</text:p>
          </table:table-cell>
          <table:table-cell table:style-name="ce71" office:value-type="float" office:value="46.69" calcext:value-type="float">
            <text:p>46.69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3" calcext:value-type="float">
            <text:p>3600.0</text:p>
          </table:table-cell>
          <table:table-cell table:style-name="Default"/>
          <table:table-cell table:formula="of:=MIN([.B65];[.H65])" office:value-type="float" office:value="80925" calcext:value-type="float">
            <text:p>80925.000</text:p>
          </table:table-cell>
          <table:table-cell table:formula="of:=MAX([.C65];[.I65])" office:value-type="float" office:value="55169" calcext:value-type="float">
            <text:p>55169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eil15_05_unc_01_01.thop</text:p>
          </table:table-cell>
          <table:table-cell table:style-name="ce70" office:value-type="float" office:value="10877" calcext:value-type="float">
            <text:p>10877.000</text:p>
          </table:table-cell>
          <table:table-cell office:value-type="float" office:value="2676" calcext:value-type="float">
            <text:p>2676</text:p>
          </table:table-cell>
          <table:table-cell table:style-name="ce71" office:value-type="float" office:value="306.46" calcext:value-type="float">
            <text:p>306.46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office:value-type="float" office:value="10881.6779388084" calcext:value-type="float">
            <text:p>10881.678</text:p>
          </table:table-cell>
          <table:table-cell office:value-type="float" office:value="5557" calcext:value-type="float">
            <text:p>5557</text:p>
          </table:table-cell>
          <table:table-cell table:style-name="ce71" office:value-type="float" office:value="95.82" calcext:value-type="float">
            <text:p>95.82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1" calcext:value-type="float">
            <text:p>3600.0</text:p>
          </table:table-cell>
          <table:table-cell table:style-name="Default"/>
          <table:table-cell table:formula="of:=MIN([.B66];[.H66])" office:value-type="float" office:value="10877" calcext:value-type="float">
            <text:p>10877.000</text:p>
          </table:table-cell>
          <table:table-cell table:formula="of:=MAX([.C66];[.I66])" office:value-type="float" office:value="5557" calcext:value-type="float">
            <text:p>5557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eil15_05_unc_01_02.thop</text:p>
          </table:table-cell>
          <table:table-cell table:style-name="ce70" office:value-type="float" office:value="10877" calcext:value-type="float">
            <text:p>10877.000</text:p>
          </table:table-cell>
          <table:table-cell office:value-type="float" office:value="5808" calcext:value-type="float">
            <text:p>5808</text:p>
          </table:table-cell>
          <table:table-cell table:style-name="ce71" office:value-type="float" office:value="87.28" calcext:value-type="float">
            <text:p>87.28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office:value-type="float" office:value="10881.6555423123" calcext:value-type="float">
            <text:p>10881.656</text:p>
          </table:table-cell>
          <table:table-cell office:value-type="float" office:value="7283" calcext:value-type="float">
            <text:p>7283</text:p>
          </table:table-cell>
          <table:table-cell table:style-name="ce71" office:value-type="float" office:value="49.41" calcext:value-type="float">
            <text:p>49.41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1" calcext:value-type="float">
            <text:p>3600.0</text:p>
          </table:table-cell>
          <table:table-cell table:style-name="Default"/>
          <table:table-cell table:formula="of:=MIN([.B67];[.H67])" office:value-type="float" office:value="10877" calcext:value-type="float">
            <text:p>10877.000</text:p>
          </table:table-cell>
          <table:table-cell table:formula="of:=MAX([.C67];[.I67])" office:value-type="float" office:value="7283" calcext:value-type="float">
            <text:p>7283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eil15_05_unc_01_03.thop</text:p>
          </table:table-cell>
          <table:table-cell table:style-name="ce70" office:value-type="float" office:value="10877" calcext:value-type="float">
            <text:p>10877.000</text:p>
          </table:table-cell>
          <table:table-cell office:value-type="float" office:value="4434" calcext:value-type="float">
            <text:p>4434</text:p>
          </table:table-cell>
          <table:table-cell table:style-name="ce71" office:value-type="float" office:value="145.31" calcext:value-type="float">
            <text:p>145.31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office:value-type="float" office:value="10877" calcext:value-type="float">
            <text:p>10877.000</text:p>
          </table:table-cell>
          <table:table-cell office:value-type="float" office:value="8437" calcext:value-type="float">
            <text:p>8437</text:p>
          </table:table-cell>
          <table:table-cell table:style-name="ce71" office:value-type="float" office:value="28.92" calcext:value-type="float">
            <text:p>28.92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1" calcext:value-type="float">
            <text:p>3600.0</text:p>
          </table:table-cell>
          <table:table-cell table:style-name="Default"/>
          <table:table-cell table:formula="of:=MIN([.B68];[.H68])" office:value-type="float" office:value="10877" calcext:value-type="float">
            <text:p>10877.000</text:p>
          </table:table-cell>
          <table:table-cell table:formula="of:=MAX([.C68];[.I68])" office:value-type="float" office:value="8437" calcext:value-type="float">
            <text:p>8437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eil15_05_unc_05_01.thop</text:p>
          </table:table-cell>
          <table:table-cell table:style-name="ce70" office:value-type="float" office:value="25013" calcext:value-type="float">
            <text:p>25013.000</text:p>
          </table:table-cell>
          <table:table-cell office:value-type="float" office:value="509" calcext:value-type="float">
            <text:p>509</text:p>
          </table:table-cell>
          <table:table-cell table:style-name="ce71" office:value-type="float" office:value="4814.15" calcext:value-type="float">
            <text:p>4814.15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office:value-type="float" office:value="25100.2147651007" calcext:value-type="float">
            <text:p>25100.215</text:p>
          </table:table-cell>
          <table:table-cell office:value-type="float" office:value="11176" calcext:value-type="float">
            <text:p>11176</text:p>
          </table:table-cell>
          <table:table-cell table:style-name="ce71" office:value-type="float" office:value="124.59" calcext:value-type="float">
            <text:p>124.59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2" calcext:value-type="float">
            <text:p>3600.0</text:p>
          </table:table-cell>
          <table:table-cell table:style-name="Default"/>
          <table:table-cell table:formula="of:=MIN([.B69];[.H69])" office:value-type="float" office:value="25013" calcext:value-type="float">
            <text:p>25013.000</text:p>
          </table:table-cell>
          <table:table-cell table:formula="of:=MAX([.C69];[.I69])" office:value-type="float" office:value="11176" calcext:value-type="float">
            <text:p>11176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eil15_05_unc_05_02.thop</text:p>
          </table:table-cell>
          <table:table-cell table:style-name="ce70" office:value-type="float" office:value="25013" calcext:value-type="float">
            <text:p>25013.000</text:p>
          </table:table-cell>
          <table:table-cell office:value-type="float" office:value="0" calcext:value-type="float">
            <text:p>0</text:p>
          </table:table-cell>
          <table:table-cell table:style-name="ce71" office:value-type="string" calcext:value-type="string">
            <text:p>infinite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office:value-type="float" office:value="25095.3848515865" calcext:value-type="float">
            <text:p>25095.385</text:p>
          </table:table-cell>
          <table:table-cell office:value-type="float" office:value="12745" calcext:value-type="float">
            <text:p>12745</text:p>
          </table:table-cell>
          <table:table-cell table:style-name="ce71" office:value-type="float" office:value="96.9" calcext:value-type="float">
            <text:p>96.90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70];[.H70])" office:value-type="float" office:value="25013" calcext:value-type="float">
            <text:p>25013.000</text:p>
          </table:table-cell>
          <table:table-cell table:formula="of:=MAX([.C70];[.I70])" office:value-type="float" office:value="12745" calcext:value-type="float">
            <text:p>12745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eil15_05_unc_05_03.thop</text:p>
          </table:table-cell>
          <table:table-cell table:style-name="ce70" office:value-type="float" office:value="25013" calcext:value-type="float">
            <text:p>25013.000</text:p>
          </table:table-cell>
          <table:table-cell office:value-type="float" office:value="4455" calcext:value-type="float">
            <text:p>4455</text:p>
          </table:table-cell>
          <table:table-cell table:style-name="ce71" office:value-type="float" office:value="461.46" calcext:value-type="float">
            <text:p>461.46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office:value-type="float" office:value="25018.9707895792" calcext:value-type="float">
            <text:p>25018.971</text:p>
          </table:table-cell>
          <table:table-cell office:value-type="float" office:value="16187" calcext:value-type="float">
            <text:p>16187</text:p>
          </table:table-cell>
          <table:table-cell table:style-name="ce71" office:value-type="float" office:value="54.56" calcext:value-type="float">
            <text:p>54.56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1" calcext:value-type="float">
            <text:p>3600.0</text:p>
          </table:table-cell>
          <table:table-cell table:style-name="Default"/>
          <table:table-cell table:formula="of:=MIN([.B71];[.H71])" office:value-type="float" office:value="25013" calcext:value-type="float">
            <text:p>25013.000</text:p>
          </table:table-cell>
          <table:table-cell table:formula="of:=MAX([.C71];[.I71])" office:value-type="float" office:value="16187" calcext:value-type="float">
            <text:p>16187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eil15_05_unc_10_01.thop</text:p>
          </table:table-cell>
          <table:table-cell table:style-name="ce70" office:value-type="float" office:value="30075" calcext:value-type="float">
            <text:p>30075.000</text:p>
          </table:table-cell>
          <table:table-cell office:value-type="float" office:value="10636" calcext:value-type="float">
            <text:p>10636</text:p>
          </table:table-cell>
          <table:table-cell table:style-name="ce71" office:value-type="float" office:value="182.77" calcext:value-type="float">
            <text:p>182.77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office:value-type="float" office:value="30075" calcext:value-type="float">
            <text:p>30075.000</text:p>
          </table:table-cell>
          <table:table-cell office:value-type="float" office:value="12127" calcext:value-type="float">
            <text:p>12127</text:p>
          </table:table-cell>
          <table:table-cell table:style-name="ce71" office:value-type="float" office:value="148" calcext:value-type="float">
            <text:p>148.00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1" calcext:value-type="float">
            <text:p>3600.0</text:p>
          </table:table-cell>
          <table:table-cell table:style-name="Default"/>
          <table:table-cell table:formula="of:=MIN([.B72];[.H72])" office:value-type="float" office:value="30075" calcext:value-type="float">
            <text:p>30075.000</text:p>
          </table:table-cell>
          <table:table-cell table:formula="of:=MAX([.C72];[.I72])" office:value-type="float" office:value="12127" calcext:value-type="float">
            <text:p>12127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eil15_05_unc_10_02.thop</text:p>
          </table:table-cell>
          <table:table-cell table:style-name="ce70" office:value-type="float" office:value="30075" calcext:value-type="float">
            <text:p>30075.000</text:p>
          </table:table-cell>
          <table:table-cell office:value-type="float" office:value="10577" calcext:value-type="float">
            <text:p>10577</text:p>
          </table:table-cell>
          <table:table-cell table:style-name="ce71" office:value-type="float" office:value="184.34" calcext:value-type="float">
            <text:p>184.34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office:value-type="float" office:value="30075" calcext:value-type="float">
            <text:p>30075.000</text:p>
          </table:table-cell>
          <table:table-cell office:value-type="float" office:value="14681" calcext:value-type="float">
            <text:p>14681</text:p>
          </table:table-cell>
          <table:table-cell table:style-name="ce71" office:value-type="float" office:value="104.86" calcext:value-type="float">
            <text:p>104.86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5" calcext:value-type="float">
            <text:p>3600.1</text:p>
          </table:table-cell>
          <table:table-cell table:style-name="Default"/>
          <table:table-cell table:formula="of:=MIN([.B73];[.H73])" office:value-type="float" office:value="30075" calcext:value-type="float">
            <text:p>30075.000</text:p>
          </table:table-cell>
          <table:table-cell table:formula="of:=MAX([.C73];[.I73])" office:value-type="float" office:value="14681" calcext:value-type="float">
            <text:p>14681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eil15_05_unc_10_03.thop</text:p>
          </table:table-cell>
          <table:table-cell table:style-name="ce70" office:value-type="float" office:value="30075" calcext:value-type="float">
            <text:p>30075.000</text:p>
          </table:table-cell>
          <table:table-cell office:value-type="float" office:value="22790" calcext:value-type="float">
            <text:p>22790</text:p>
          </table:table-cell>
          <table:table-cell table:style-name="ce71" office:value-type="float" office:value="31.97" calcext:value-type="float">
            <text:p>31.97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office:value-type="float" office:value="30075" calcext:value-type="float">
            <text:p>30075.000</text:p>
          </table:table-cell>
          <table:table-cell office:value-type="float" office:value="26952" calcext:value-type="float">
            <text:p>26952</text:p>
          </table:table-cell>
          <table:table-cell table:style-name="ce71" office:value-type="float" office:value="11.59" calcext:value-type="float">
            <text:p>11.59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1" calcext:value-type="float">
            <text:p>3600.0</text:p>
          </table:table-cell>
          <table:table-cell table:style-name="Default"/>
          <table:table-cell table:formula="of:=MIN([.B74];[.H74])" office:value-type="float" office:value="30075" calcext:value-type="float">
            <text:p>30075.000</text:p>
          </table:table-cell>
          <table:table-cell table:formula="of:=MAX([.C74];[.I74])" office:value-type="float" office:value="26952" calcext:value-type="float">
            <text:p>26952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eil15_05_usw_01_01.thop</text:p>
          </table:table-cell>
          <table:table-cell table:style-name="ce70" office:value-type="float" office:value="5479.26406270789" calcext:value-type="float">
            <text:p>5479.264</text:p>
          </table:table-cell>
          <table:table-cell office:value-type="float" office:value="2981" calcext:value-type="float">
            <text:p>2981</text:p>
          </table:table-cell>
          <table:table-cell table:style-name="ce71" office:value-type="float" office:value="83.81" calcext:value-type="float">
            <text:p>83.81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office:value-type="float" office:value="5582.53442690389" calcext:value-type="float">
            <text:p>5582.534</text:p>
          </table:table-cell>
          <table:table-cell office:value-type="float" office:value="3144" calcext:value-type="float">
            <text:p>3144</text:p>
          </table:table-cell>
          <table:table-cell table:style-name="ce71" office:value-type="float" office:value="77.56" calcext:value-type="float">
            <text:p>77.56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3" calcext:value-type="float">
            <text:p>3600.0</text:p>
          </table:table-cell>
          <table:table-cell table:style-name="Default"/>
          <table:table-cell table:formula="of:=MIN([.B75];[.H75])" office:value-type="float" office:value="5479.26406270789" calcext:value-type="float">
            <text:p>5479.264</text:p>
          </table:table-cell>
          <table:table-cell table:formula="of:=MAX([.C75];[.I75])" office:value-type="float" office:value="3144" calcext:value-type="float">
            <text:p>3144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eil15_05_usw_01_02.thop</text:p>
          </table:table-cell>
          <table:table-cell table:style-name="ce70" office:value-type="float" office:value="5657.73950777202" calcext:value-type="float">
            <text:p>5657.740</text:p>
          </table:table-cell>
          <table:table-cell office:value-type="float" office:value="2803" calcext:value-type="float">
            <text:p>2803</text:p>
          </table:table-cell>
          <table:table-cell table:style-name="ce71" office:value-type="float" office:value="101.85" calcext:value-type="float">
            <text:p>101.85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office:value-type="float" office:value="5686.27902144444" calcext:value-type="float">
            <text:p>5686.279</text:p>
          </table:table-cell>
          <table:table-cell office:value-type="float" office:value="4136" calcext:value-type="float">
            <text:p>4136</text:p>
          </table:table-cell>
          <table:table-cell table:style-name="ce71" office:value-type="float" office:value="37.48" calcext:value-type="float">
            <text:p>37.48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2" calcext:value-type="float">
            <text:p>3600.0</text:p>
          </table:table-cell>
          <table:table-cell table:style-name="Default"/>
          <table:table-cell table:formula="of:=MIN([.B76];[.H76])" office:value-type="float" office:value="5657.73950777202" calcext:value-type="float">
            <text:p>5657.740</text:p>
          </table:table-cell>
          <table:table-cell table:formula="of:=MAX([.C76];[.I76])" office:value-type="float" office:value="4136" calcext:value-type="float">
            <text:p>4136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eil15_05_usw_01_03.thop</text:p>
          </table:table-cell>
          <table:table-cell table:style-name="ce70" office:value-type="float" office:value="5668.11729295877" calcext:value-type="float">
            <text:p>5668.117</text:p>
          </table:table-cell>
          <table:table-cell office:value-type="float" office:value="3363" calcext:value-type="float">
            <text:p>3363</text:p>
          </table:table-cell>
          <table:table-cell table:style-name="ce71" office:value-type="float" office:value="68.54" calcext:value-type="float">
            <text:p>68.54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office:value-type="float" office:value="5687" calcext:value-type="float">
            <text:p>5687.000</text:p>
          </table:table-cell>
          <table:table-cell office:value-type="float" office:value="4732" calcext:value-type="float">
            <text:p>4732</text:p>
          </table:table-cell>
          <table:table-cell table:style-name="ce71" office:value-type="float" office:value="20.18" calcext:value-type="float">
            <text:p>20.18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4" calcext:value-type="float">
            <text:p>3600.0</text:p>
          </table:table-cell>
          <table:table-cell table:style-name="Default"/>
          <table:table-cell table:formula="of:=MIN([.B77];[.H77])" office:value-type="float" office:value="5668.11729295877" calcext:value-type="float">
            <text:p>5668.117</text:p>
          </table:table-cell>
          <table:table-cell table:formula="of:=MAX([.C77];[.I77])" office:value-type="float" office:value="4732" calcext:value-type="float">
            <text:p>4732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eil15_05_usw_05_01.thop</text:p>
          </table:table-cell>
          <table:table-cell table:style-name="ce70" office:value-type="float" office:value="23279" calcext:value-type="float">
            <text:p>23279.000</text:p>
          </table:table-cell>
          <table:table-cell office:value-type="float" office:value="7959" calcext:value-type="float">
            <text:p>7959</text:p>
          </table:table-cell>
          <table:table-cell table:style-name="ce71" office:value-type="float" office:value="192.49" calcext:value-type="float">
            <text:p>192.49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office:value-type="float" office:value="23279" calcext:value-type="float">
            <text:p>23279.000</text:p>
          </table:table-cell>
          <table:table-cell office:value-type="float" office:value="10441" calcext:value-type="float">
            <text:p>10441</text:p>
          </table:table-cell>
          <table:table-cell table:style-name="ce71" office:value-type="float" office:value="122.96" calcext:value-type="float">
            <text:p>122.96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1" calcext:value-type="float">
            <text:p>3600.0</text:p>
          </table:table-cell>
          <table:table-cell table:style-name="Default"/>
          <table:table-cell table:formula="of:=MIN([.B78];[.H78])" office:value-type="float" office:value="23279" calcext:value-type="float">
            <text:p>23279.000</text:p>
          </table:table-cell>
          <table:table-cell table:formula="of:=MAX([.C78];[.I78])" office:value-type="float" office:value="10441" calcext:value-type="float">
            <text:p>10441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eil15_05_usw_05_02.thop</text:p>
          </table:table-cell>
          <table:table-cell table:style-name="ce70" office:value-type="float" office:value="23279" calcext:value-type="float">
            <text:p>23279.000</text:p>
          </table:table-cell>
          <table:table-cell office:value-type="float" office:value="6744" calcext:value-type="float">
            <text:p>6744</text:p>
          </table:table-cell>
          <table:table-cell table:style-name="ce71" office:value-type="float" office:value="245.18" calcext:value-type="float">
            <text:p>245.18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office:value-type="float" office:value="23279" calcext:value-type="float">
            <text:p>23279.000</text:p>
          </table:table-cell>
          <table:table-cell office:value-type="float" office:value="14728" calcext:value-type="float">
            <text:p>14728</text:p>
          </table:table-cell>
          <table:table-cell table:style-name="ce71" office:value-type="float" office:value="58.06" calcext:value-type="float">
            <text:p>58.06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2" calcext:value-type="float">
            <text:p>3600.0</text:p>
          </table:table-cell>
          <table:table-cell table:style-name="Default"/>
          <table:table-cell table:formula="of:=MIN([.B79];[.H79])" office:value-type="float" office:value="23279" calcext:value-type="float">
            <text:p>23279.000</text:p>
          </table:table-cell>
          <table:table-cell table:formula="of:=MAX([.C79];[.I79])" office:value-type="float" office:value="14728" calcext:value-type="float">
            <text:p>14728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eil15_05_usw_05_03.thop</text:p>
          </table:table-cell>
          <table:table-cell table:style-name="ce70" office:value-type="float" office:value="23279" calcext:value-type="float">
            <text:p>23279.000</text:p>
          </table:table-cell>
          <table:table-cell office:value-type="float" office:value="13191" calcext:value-type="float">
            <text:p>13191</text:p>
          </table:table-cell>
          <table:table-cell table:style-name="ce71" office:value-type="float" office:value="76.48" calcext:value-type="float">
            <text:p>76.48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office:value-type="float" office:value="23279" calcext:value-type="float">
            <text:p>23279.000</text:p>
          </table:table-cell>
          <table:table-cell office:value-type="float" office:value="17453" calcext:value-type="float">
            <text:p>17453</text:p>
          </table:table-cell>
          <table:table-cell table:style-name="ce71" office:value-type="float" office:value="33.38" calcext:value-type="float">
            <text:p>33.38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2" calcext:value-type="float">
            <text:p>3600.0</text:p>
          </table:table-cell>
          <table:table-cell table:style-name="Default"/>
          <table:table-cell table:formula="of:=MIN([.B80];[.H80])" office:value-type="float" office:value="23279" calcext:value-type="float">
            <text:p>23279.000</text:p>
          </table:table-cell>
          <table:table-cell table:formula="of:=MAX([.C80];[.I80])" office:value-type="float" office:value="17453" calcext:value-type="float">
            <text:p>17453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eil15_05_usw_10_01.thop</text:p>
          </table:table-cell>
          <table:table-cell table:style-name="ce70" office:value-type="float" office:value="31111" calcext:value-type="float">
            <text:p>31111.000</text:p>
          </table:table-cell>
          <table:table-cell office:value-type="float" office:value="0" calcext:value-type="float">
            <text:p>0</text:p>
          </table:table-cell>
          <table:table-cell table:style-name="ce71" office:value-type="string" calcext:value-type="string">
            <text:p>infinite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office:value-type="float" office:value="31111" calcext:value-type="float">
            <text:p>31111.000</text:p>
          </table:table-cell>
          <table:table-cell office:value-type="float" office:value="14692" calcext:value-type="float">
            <text:p>14692</text:p>
          </table:table-cell>
          <table:table-cell table:style-name="ce71" office:value-type="float" office:value="111.75" calcext:value-type="float">
            <text:p>111.75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1" calcext:value-type="float">
            <text:p>3600.0</text:p>
          </table:table-cell>
          <table:table-cell table:style-name="Default"/>
          <table:table-cell table:formula="of:=MIN([.B81];[.H81])" office:value-type="float" office:value="31111" calcext:value-type="float">
            <text:p>31111.000</text:p>
          </table:table-cell>
          <table:table-cell table:formula="of:=MAX([.C81];[.I81])" office:value-type="float" office:value="14692" calcext:value-type="float">
            <text:p>14692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eil15_05_usw_10_02.thop</text:p>
          </table:table-cell>
          <table:table-cell table:style-name="ce70" office:value-type="float" office:value="31111" calcext:value-type="float">
            <text:p>31111.000</text:p>
          </table:table-cell>
          <table:table-cell office:value-type="float" office:value="0" calcext:value-type="float">
            <text:p>0</text:p>
          </table:table-cell>
          <table:table-cell table:style-name="ce71" office:value-type="string" calcext:value-type="string">
            <text:p>infinite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office:value-type="float" office:value="31111" calcext:value-type="float">
            <text:p>31111.000</text:p>
          </table:table-cell>
          <table:table-cell office:value-type="float" office:value="18997" calcext:value-type="float">
            <text:p>18997</text:p>
          </table:table-cell>
          <table:table-cell table:style-name="ce71" office:value-type="float" office:value="63.77" calcext:value-type="float">
            <text:p>63.77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2" calcext:value-type="float">
            <text:p>3600.0</text:p>
          </table:table-cell>
          <table:table-cell table:style-name="Default"/>
          <table:table-cell table:formula="of:=MIN([.B82];[.H82])" office:value-type="float" office:value="31111" calcext:value-type="float">
            <text:p>31111.000</text:p>
          </table:table-cell>
          <table:table-cell table:formula="of:=MAX([.C82];[.I82])" office:value-type="float" office:value="18997" calcext:value-type="float">
            <text:p>18997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eil15_05_usw_10_03.thop</text:p>
          </table:table-cell>
          <table:table-cell table:style-name="ce70" office:value-type="float" office:value="31111" calcext:value-type="float">
            <text:p>31111.000</text:p>
          </table:table-cell>
          <table:table-cell office:value-type="float" office:value="10985" calcext:value-type="float">
            <text:p>10985</text:p>
          </table:table-cell>
          <table:table-cell table:style-name="ce71" office:value-type="float" office:value="183.21" calcext:value-type="float">
            <text:p>183.21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office:value-type="float" office:value="31111" calcext:value-type="float">
            <text:p>31111.000</text:p>
          </table:table-cell>
          <table:table-cell office:value-type="float" office:value="18513" calcext:value-type="float">
            <text:p>18513</text:p>
          </table:table-cell>
          <table:table-cell table:style-name="ce71" office:value-type="float" office:value="68.05" calcext:value-type="float">
            <text:p>68.05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7" calcext:value-type="float">
            <text:p>3600.1</text:p>
          </table:table-cell>
          <table:table-cell table:style-name="Default"/>
          <table:table-cell table:formula="of:=MIN([.B83];[.H83])" office:value-type="float" office:value="31111" calcext:value-type="float">
            <text:p>31111.000</text:p>
          </table:table-cell>
          <table:table-cell table:formula="of:=MAX([.C83];[.I83])" office:value-type="float" office:value="18513" calcext:value-type="float">
            <text:p>18513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eil15_10_bsc_01_01.thop</text:p>
          </table:table-cell>
          <table:table-cell table:style-name="ce70" office:value-type="float" office:value="21682.9090909091" calcext:value-type="float">
            <text:p>21682.909</text:p>
          </table:table-cell>
          <table:table-cell office:value-type="float" office:value="8138" calcext:value-type="float">
            <text:p>8138</text:p>
          </table:table-cell>
          <table:table-cell table:style-name="ce71" office:value-type="float" office:value="166.44" calcext:value-type="float">
            <text:p>166.44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office:value-type="float" office:value="21681.9861303745" calcext:value-type="float">
            <text:p>21681.986</text:p>
          </table:table-cell>
          <table:table-cell office:value-type="float" office:value="14479" calcext:value-type="float">
            <text:p>14479</text:p>
          </table:table-cell>
          <table:table-cell table:style-name="ce71" office:value-type="float" office:value="49.75" calcext:value-type="float">
            <text:p>49.75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1" calcext:value-type="float">
            <text:p>3600.0</text:p>
          </table:table-cell>
          <table:table-cell table:style-name="Default"/>
          <table:table-cell table:formula="of:=MIN([.B84];[.H84])" office:value-type="float" office:value="21681.9861303745" calcext:value-type="float">
            <text:p>21681.986</text:p>
          </table:table-cell>
          <table:table-cell table:formula="of:=MAX([.C84];[.I84])" office:value-type="float" office:value="14479" calcext:value-type="float">
            <text:p>14479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eil15_10_bsc_01_02.thop</text:p>
          </table:table-cell>
          <table:table-cell table:style-name="ce70" office:value-type="float" office:value="21681.972299169" calcext:value-type="float">
            <text:p>21681.972</text:p>
          </table:table-cell>
          <table:table-cell office:value-type="float" office:value="11103" calcext:value-type="float">
            <text:p>11103</text:p>
          </table:table-cell>
          <table:table-cell table:style-name="ce71" office:value-type="float" office:value="95.28" calcext:value-type="float">
            <text:p>95.28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office:value-type="float" office:value="21681.9861303745" calcext:value-type="float">
            <text:p>21681.986</text:p>
          </table:table-cell>
          <table:table-cell office:value-type="float" office:value="17276" calcext:value-type="float">
            <text:p>17276</text:p>
          </table:table-cell>
          <table:table-cell table:style-name="ce71" office:value-type="float" office:value="25.5" calcext:value-type="float">
            <text:p>25.50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2" calcext:value-type="float">
            <text:p>3600.0</text:p>
          </table:table-cell>
          <table:table-cell table:style-name="Default"/>
          <table:table-cell table:formula="of:=MIN([.B85];[.H85])" office:value-type="float" office:value="21681.972299169" calcext:value-type="float">
            <text:p>21681.972</text:p>
          </table:table-cell>
          <table:table-cell table:formula="of:=MAX([.C85];[.I85])" office:value-type="float" office:value="17276" calcext:value-type="float">
            <text:p>17276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eil15_10_bsc_01_03.thop</text:p>
          </table:table-cell>
          <table:table-cell table:style-name="ce70" office:value-type="float" office:value="21681.9861303745" calcext:value-type="float">
            <text:p>21681.986</text:p>
          </table:table-cell>
          <table:table-cell office:value-type="float" office:value="15371" calcext:value-type="float">
            <text:p>15371</text:p>
          </table:table-cell>
          <table:table-cell table:style-name="ce71" office:value-type="float" office:value="41.06" calcext:value-type="float">
            <text:p>41.06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office:value-type="float" office:value="21681.9861303745" calcext:value-type="float">
            <text:p>21681.986</text:p>
          </table:table-cell>
          <table:table-cell office:value-type="float" office:value="17745" calcext:value-type="float">
            <text:p>17745</text:p>
          </table:table-cell>
          <table:table-cell table:style-name="ce71" office:value-type="float" office:value="22.19" calcext:value-type="float">
            <text:p>22.19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1" calcext:value-type="float">
            <text:p>3600.0</text:p>
          </table:table-cell>
          <table:table-cell table:style-name="Default"/>
          <table:table-cell table:formula="of:=MIN([.B86];[.H86])" office:value-type="float" office:value="21681.9861303745" calcext:value-type="float">
            <text:p>21681.986</text:p>
          </table:table-cell>
          <table:table-cell table:formula="of:=MAX([.C86];[.I86])" office:value-type="float" office:value="17745" calcext:value-type="float">
            <text:p>17745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eil15_10_bsc_05_01.thop</text:p>
          </table:table-cell>
          <table:table-cell table:style-name="ce70" office:value-type="float" office:value="84789.298013245" calcext:value-type="float">
            <text:p>84789.298</text:p>
          </table:table-cell>
          <table:table-cell office:value-type="float" office:value="27416" calcext:value-type="float">
            <text:p>27416</text:p>
          </table:table-cell>
          <table:table-cell table:style-name="ce71" office:value-type="float" office:value="209.27" calcext:value-type="float">
            <text:p>209.27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office:value-type="float" office:value="84789.2145214521" calcext:value-type="float">
            <text:p>84789.215</text:p>
          </table:table-cell>
          <table:table-cell office:value-type="float" office:value="50239" calcext:value-type="float">
            <text:p>50239</text:p>
          </table:table-cell>
          <table:table-cell table:style-name="ce71" office:value-type="float" office:value="68.77" calcext:value-type="float">
            <text:p>68.77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1" calcext:value-type="float">
            <text:p>3600.0</text:p>
          </table:table-cell>
          <table:table-cell table:style-name="Default"/>
          <table:table-cell table:formula="of:=MIN([.B87];[.H87])" office:value-type="float" office:value="84789.2145214521" calcext:value-type="float">
            <text:p>84789.215</text:p>
          </table:table-cell>
          <table:table-cell table:formula="of:=MAX([.C87];[.I87])" office:value-type="float" office:value="50239" calcext:value-type="float">
            <text:p>50239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eil15_10_bsc_05_02.thop</text:p>
          </table:table-cell>
          <table:table-cell table:style-name="ce70" office:value-type="float" office:value="84787.316062176" calcext:value-type="float">
            <text:p>84787.316</text:p>
          </table:table-cell>
          <table:table-cell office:value-type="float" office:value="0" calcext:value-type="float">
            <text:p>0</text:p>
          </table:table-cell>
          <table:table-cell table:style-name="ce71" office:value-type="string" calcext:value-type="string">
            <text:p>infinite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office:value-type="float" office:value="84788.8213125406" calcext:value-type="float">
            <text:p>84788.821</text:p>
          </table:table-cell>
          <table:table-cell office:value-type="float" office:value="58307" calcext:value-type="float">
            <text:p>58307</text:p>
          </table:table-cell>
          <table:table-cell table:style-name="ce71" office:value-type="float" office:value="45.42" calcext:value-type="float">
            <text:p>45.42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1" calcext:value-type="float">
            <text:p>3600.0</text:p>
          </table:table-cell>
          <table:table-cell table:style-name="Default"/>
          <table:table-cell table:formula="of:=MIN([.B88];[.H88])" office:value-type="float" office:value="84787.316062176" calcext:value-type="float">
            <text:p>84787.316</text:p>
          </table:table-cell>
          <table:table-cell table:formula="of:=MAX([.C88];[.I88])" office:value-type="float" office:value="58307" calcext:value-type="float">
            <text:p>58307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eil15_10_bsc_05_03.thop</text:p>
          </table:table-cell>
          <table:table-cell table:style-name="ce70" office:value-type="float" office:value="84790.0839877091" calcext:value-type="float">
            <text:p>84790.084</text:p>
          </table:table-cell>
          <table:table-cell office:value-type="float" office:value="42320" calcext:value-type="float">
            <text:p>42320</text:p>
          </table:table-cell>
          <table:table-cell table:style-name="ce71" office:value-type="float" office:value="100.35" calcext:value-type="float">
            <text:p>100.35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office:value-type="float" office:value="84789.298013245" calcext:value-type="float">
            <text:p>84789.298</text:p>
          </table:table-cell>
          <table:table-cell office:value-type="float" office:value="64887" calcext:value-type="float">
            <text:p>64887</text:p>
          </table:table-cell>
          <table:table-cell table:style-name="ce71" office:value-type="float" office:value="30.67" calcext:value-type="float">
            <text:p>30.67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3" calcext:value-type="float">
            <text:p>3600.0</text:p>
          </table:table-cell>
          <table:table-cell table:style-name="Default"/>
          <table:table-cell table:formula="of:=MIN([.B89];[.H89])" office:value-type="float" office:value="84789.298013245" calcext:value-type="float">
            <text:p>84789.298</text:p>
          </table:table-cell>
          <table:table-cell table:formula="of:=MAX([.C89];[.I89])" office:value-type="float" office:value="64887" calcext:value-type="float">
            <text:p>64887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eil15_10_bsc_10_01.thop</text:p>
          </table:table-cell>
          <table:table-cell table:style-name="ce70" office:value-type="float" office:value="157928" calcext:value-type="float">
            <text:p>157928.000</text:p>
          </table:table-cell>
          <table:table-cell office:value-type="float" office:value="0" calcext:value-type="float">
            <text:p>0</text:p>
          </table:table-cell>
          <table:table-cell table:style-name="ce71" office:value-type="string" calcext:value-type="string">
            <text:p>infinite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office:value-type="float" office:value="157928" calcext:value-type="float">
            <text:p>157928.000</text:p>
          </table:table-cell>
          <table:table-cell office:value-type="float" office:value="65508" calcext:value-type="float">
            <text:p>65508</text:p>
          </table:table-cell>
          <table:table-cell table:style-name="ce71" office:value-type="float" office:value="141.08" calcext:value-type="float">
            <text:p>141.08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1" calcext:value-type="float">
            <text:p>3600.0</text:p>
          </table:table-cell>
          <table:table-cell table:style-name="Default"/>
          <table:table-cell table:formula="of:=MIN([.B90];[.H90])" office:value-type="float" office:value="157928" calcext:value-type="float">
            <text:p>157928.000</text:p>
          </table:table-cell>
          <table:table-cell table:formula="of:=MAX([.C90];[.I90])" office:value-type="float" office:value="65508" calcext:value-type="float">
            <text:p>65508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eil15_10_bsc_10_02.thop</text:p>
          </table:table-cell>
          <table:table-cell table:style-name="ce70" office:value-type="float" office:value="157928" calcext:value-type="float">
            <text:p>157928.000</text:p>
          </table:table-cell>
          <table:table-cell office:value-type="float" office:value="0" calcext:value-type="float">
            <text:p>0</text:p>
          </table:table-cell>
          <table:table-cell table:style-name="ce71" office:value-type="string" calcext:value-type="string">
            <text:p>infinite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office:value-type="float" office:value="157928" calcext:value-type="float">
            <text:p>157928.000</text:p>
          </table:table-cell>
          <table:table-cell office:value-type="float" office:value="78709" calcext:value-type="float">
            <text:p>78709</text:p>
          </table:table-cell>
          <table:table-cell table:style-name="ce71" office:value-type="float" office:value="100.65" calcext:value-type="float">
            <text:p>100.65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1" calcext:value-type="float">
            <text:p>3600.0</text:p>
          </table:table-cell>
          <table:table-cell table:style-name="Default"/>
          <table:table-cell table:formula="of:=MIN([.B91];[.H91])" office:value-type="float" office:value="157928" calcext:value-type="float">
            <text:p>157928.000</text:p>
          </table:table-cell>
          <table:table-cell table:formula="of:=MAX([.C91];[.I91])" office:value-type="float" office:value="78709" calcext:value-type="float">
            <text:p>78709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eil15_10_bsc_10_03.thop</text:p>
          </table:table-cell>
          <table:table-cell table:style-name="ce70" office:value-type="float" office:value="157928" calcext:value-type="float">
            <text:p>157928.000</text:p>
          </table:table-cell>
          <table:table-cell office:value-type="float" office:value="57587" calcext:value-type="float">
            <text:p>57587</text:p>
          </table:table-cell>
          <table:table-cell table:style-name="ce71" office:value-type="float" office:value="174.24" calcext:value-type="float">
            <text:p>174.24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office:value-type="float" office:value="157928" calcext:value-type="float">
            <text:p>157928.000</text:p>
          </table:table-cell>
          <table:table-cell office:value-type="float" office:value="115836" calcext:value-type="float">
            <text:p>115836</text:p>
          </table:table-cell>
          <table:table-cell table:style-name="ce71" office:value-type="float" office:value="36.34" calcext:value-type="float">
            <text:p>36.34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1" calcext:value-type="float">
            <text:p>3600.0</text:p>
          </table:table-cell>
          <table:table-cell table:style-name="Default"/>
          <table:table-cell table:formula="of:=MIN([.B92];[.H92])" office:value-type="float" office:value="157928" calcext:value-type="float">
            <text:p>157928.000</text:p>
          </table:table-cell>
          <table:table-cell table:formula="of:=MAX([.C92];[.I92])" office:value-type="float" office:value="115836" calcext:value-type="float">
            <text:p>115836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eil15_10_unc_01_01.thop</text:p>
          </table:table-cell>
          <table:table-cell table:style-name="ce70" office:value-type="float" office:value="22047.8409253159" calcext:value-type="float">
            <text:p>22047.841</text:p>
          </table:table-cell>
          <table:table-cell office:value-type="float" office:value="5750" calcext:value-type="float">
            <text:p>5750</text:p>
          </table:table-cell>
          <table:table-cell table:style-name="ce71" office:value-type="float" office:value="283.44" calcext:value-type="float">
            <text:p>283.44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office:value-type="float" office:value="22048.6923076923" calcext:value-type="float">
            <text:p>22048.692</text:p>
          </table:table-cell>
          <table:table-cell office:value-type="float" office:value="12622" calcext:value-type="float">
            <text:p>12622</text:p>
          </table:table-cell>
          <table:table-cell table:style-name="ce71" office:value-type="float" office:value="74.68" calcext:value-type="float">
            <text:p>74.68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2" calcext:value-type="float">
            <text:p>3600.0</text:p>
          </table:table-cell>
          <table:table-cell table:style-name="Default"/>
          <table:table-cell table:formula="of:=MIN([.B93];[.H93])" office:value-type="float" office:value="22047.8409253159" calcext:value-type="float">
            <text:p>22047.841</text:p>
          </table:table-cell>
          <table:table-cell table:formula="of:=MAX([.C93];[.I93])" office:value-type="float" office:value="12622" calcext:value-type="float">
            <text:p>12622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eil15_10_unc_01_02.thop</text:p>
          </table:table-cell>
          <table:table-cell table:style-name="ce70" office:value-type="float" office:value="22044.1625033678" calcext:value-type="float">
            <text:p>22044.163</text:p>
          </table:table-cell>
          <table:table-cell office:value-type="float" office:value="0" calcext:value-type="float">
            <text:p>0</text:p>
          </table:table-cell>
          <table:table-cell table:style-name="ce71" office:value-type="string" calcext:value-type="string">
            <text:p>infinite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office:value-type="float" office:value="22036" calcext:value-type="float">
            <text:p>22036.000</text:p>
          </table:table-cell>
          <table:table-cell office:value-type="float" office:value="15633" calcext:value-type="float">
            <text:p>15633</text:p>
          </table:table-cell>
          <table:table-cell table:style-name="ce71" office:value-type="float" office:value="40.96" calcext:value-type="float">
            <text:p>40.96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2" calcext:value-type="float">
            <text:p>3600.0</text:p>
          </table:table-cell>
          <table:table-cell table:style-name="Default"/>
          <table:table-cell table:formula="of:=MIN([.B94];[.H94])" office:value-type="float" office:value="22036" calcext:value-type="float">
            <text:p>22036.000</text:p>
          </table:table-cell>
          <table:table-cell table:formula="of:=MAX([.C94];[.I94])" office:value-type="float" office:value="15633" calcext:value-type="float">
            <text:p>15633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eil15_10_unc_01_03.thop</text:p>
          </table:table-cell>
          <table:table-cell table:style-name="ce70" office:value-type="float" office:value="22048.6923076923" calcext:value-type="float">
            <text:p>22048.692</text:p>
          </table:table-cell>
          <table:table-cell office:value-type="float" office:value="11718" calcext:value-type="float">
            <text:p>11718</text:p>
          </table:table-cell>
          <table:table-cell table:style-name="ce71" office:value-type="float" office:value="88.16" calcext:value-type="float">
            <text:p>88.16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office:value-type="float" office:value="22044.1219512195" calcext:value-type="float">
            <text:p>22044.122</text:p>
          </table:table-cell>
          <table:table-cell office:value-type="float" office:value="13960" calcext:value-type="float">
            <text:p>13960</text:p>
          </table:table-cell>
          <table:table-cell table:style-name="ce71" office:value-type="float" office:value="57.91" calcext:value-type="float">
            <text:p>57.91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2" calcext:value-type="float">
            <text:p>3600.0</text:p>
          </table:table-cell>
          <table:table-cell table:style-name="Default"/>
          <table:table-cell table:formula="of:=MIN([.B95];[.H95])" office:value-type="float" office:value="22044.1219512195" calcext:value-type="float">
            <text:p>22044.122</text:p>
          </table:table-cell>
          <table:table-cell table:formula="of:=MAX([.C95];[.I95])" office:value-type="float" office:value="13960" calcext:value-type="float">
            <text:p>13960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eil15_10_unc_05_01.thop</text:p>
          </table:table-cell>
          <table:table-cell table:style-name="ce70" office:value-type="float" office:value="50912.8812351544" calcext:value-type="float">
            <text:p>50912.881</text:p>
          </table:table-cell>
          <table:table-cell office:value-type="float" office:value="15737" calcext:value-type="float">
            <text:p>15737</text:p>
          </table:table-cell>
          <table:table-cell table:style-name="ce71" office:value-type="float" office:value="223.52" calcext:value-type="float">
            <text:p>223.52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office:value-type="float" office:value="50877.8421052632" calcext:value-type="float">
            <text:p>50877.842</text:p>
          </table:table-cell>
          <table:table-cell office:value-type="float" office:value="19431" calcext:value-type="float">
            <text:p>19431</text:p>
          </table:table-cell>
          <table:table-cell table:style-name="ce71" office:value-type="float" office:value="161.84" calcext:value-type="float">
            <text:p>161.84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1" calcext:value-type="float">
            <text:p>3600.0</text:p>
          </table:table-cell>
          <table:table-cell table:style-name="Default"/>
          <table:table-cell table:formula="of:=MIN([.B96];[.H96])" office:value-type="float" office:value="50877.8421052632" calcext:value-type="float">
            <text:p>50877.842</text:p>
          </table:table-cell>
          <table:table-cell table:formula="of:=MAX([.C96];[.I96])" office:value-type="float" office:value="19431" calcext:value-type="float">
            <text:p>19431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eil15_10_unc_05_02.thop</text:p>
          </table:table-cell>
          <table:table-cell table:style-name="ce70" office:value-type="float" office:value="50900.1039334541" calcext:value-type="float">
            <text:p>50900.104</text:p>
          </table:table-cell>
          <table:table-cell office:value-type="float" office:value="0" calcext:value-type="float">
            <text:p>0</text:p>
          </table:table-cell>
          <table:table-cell table:style-name="ce71" office:value-type="string" calcext:value-type="string">
            <text:p>infinite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office:value-type="float" office:value="50911.3149946063" calcext:value-type="float">
            <text:p>50911.315</text:p>
          </table:table-cell>
          <table:table-cell office:value-type="float" office:value="28823" calcext:value-type="float">
            <text:p>28823</text:p>
          </table:table-cell>
          <table:table-cell table:style-name="ce71" office:value-type="float" office:value="76.63" calcext:value-type="float">
            <text:p>76.63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2" calcext:value-type="float">
            <text:p>3600.0</text:p>
          </table:table-cell>
          <table:table-cell table:style-name="Default"/>
          <table:table-cell table:formula="of:=MIN([.B97];[.H97])" office:value-type="float" office:value="50900.1039334541" calcext:value-type="float">
            <text:p>50900.104</text:p>
          </table:table-cell>
          <table:table-cell table:formula="of:=MAX([.C97];[.I97])" office:value-type="float" office:value="28823" calcext:value-type="float">
            <text:p>28823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eil15_10_unc_05_03.thop</text:p>
          </table:table-cell>
          <table:table-cell table:style-name="ce70" office:value-type="float" office:value="50896.7186819594" calcext:value-type="float">
            <text:p>50896.719</text:p>
          </table:table-cell>
          <table:table-cell office:value-type="float" office:value="24982" calcext:value-type="float">
            <text:p>24982</text:p>
          </table:table-cell>
          <table:table-cell table:style-name="ce71" office:value-type="float" office:value="103.73" calcext:value-type="float">
            <text:p>103.73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office:value-type="float" office:value="50888.1167048055" calcext:value-type="float">
            <text:p>50888.117</text:p>
          </table:table-cell>
          <table:table-cell office:value-type="float" office:value="32976" calcext:value-type="float">
            <text:p>32976</text:p>
          </table:table-cell>
          <table:table-cell table:style-name="ce71" office:value-type="float" office:value="54.32" calcext:value-type="float">
            <text:p>54.32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1" calcext:value-type="float">
            <text:p>3600.0</text:p>
          </table:table-cell>
          <table:table-cell table:style-name="Default"/>
          <table:table-cell table:formula="of:=MIN([.B98];[.H98])" office:value-type="float" office:value="50888.1167048055" calcext:value-type="float">
            <text:p>50888.117</text:p>
          </table:table-cell>
          <table:table-cell table:formula="of:=MAX([.C98];[.I98])" office:value-type="float" office:value="32976" calcext:value-type="float">
            <text:p>32976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eil15_10_unc_10_01.thop</text:p>
          </table:table-cell>
          <table:table-cell table:style-name="ce70" office:value-type="float" office:value="61208" calcext:value-type="float">
            <text:p>61208.000</text:p>
          </table:table-cell>
          <table:table-cell office:value-type="float" office:value="12078" calcext:value-type="float">
            <text:p>12078</text:p>
          </table:table-cell>
          <table:table-cell table:style-name="ce71" office:value-type="float" office:value="406.77" calcext:value-type="float">
            <text:p>406.77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office:value-type="float" office:value="61208" calcext:value-type="float">
            <text:p>61208.000</text:p>
          </table:table-cell>
          <table:table-cell office:value-type="float" office:value="27899" calcext:value-type="float">
            <text:p>27899</text:p>
          </table:table-cell>
          <table:table-cell table:style-name="ce71" office:value-type="float" office:value="119.39" calcext:value-type="float">
            <text:p>119.39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1" calcext:value-type="float">
            <text:p>3600.0</text:p>
          </table:table-cell>
          <table:table-cell table:style-name="Default"/>
          <table:table-cell table:formula="of:=MIN([.B99];[.H99])" office:value-type="float" office:value="61208" calcext:value-type="float">
            <text:p>61208.000</text:p>
          </table:table-cell>
          <table:table-cell table:formula="of:=MAX([.C99];[.I99])" office:value-type="float" office:value="27899" calcext:value-type="float">
            <text:p>27899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eil15_10_unc_10_02.thop</text:p>
          </table:table-cell>
          <table:table-cell table:style-name="ce70" office:value-type="float" office:value="61208" calcext:value-type="float">
            <text:p>61208.000</text:p>
          </table:table-cell>
          <table:table-cell office:value-type="float" office:value="0" calcext:value-type="float">
            <text:p>0</text:p>
          </table:table-cell>
          <table:table-cell table:style-name="ce71" office:value-type="string" calcext:value-type="string">
            <text:p>infinite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office:value-type="float" office:value="61208" calcext:value-type="float">
            <text:p>61208.000</text:p>
          </table:table-cell>
          <table:table-cell office:value-type="float" office:value="39971" calcext:value-type="float">
            <text:p>39971</text:p>
          </table:table-cell>
          <table:table-cell table:style-name="ce71" office:value-type="float" office:value="53.13" calcext:value-type="float">
            <text:p>53.13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3" calcext:value-type="float">
            <text:p>3600.0</text:p>
          </table:table-cell>
          <table:table-cell table:style-name="Default"/>
          <table:table-cell table:formula="of:=MIN([.B100];[.H100])" office:value-type="float" office:value="61208" calcext:value-type="float">
            <text:p>61208.000</text:p>
          </table:table-cell>
          <table:table-cell table:formula="of:=MAX([.C100];[.I100])" office:value-type="float" office:value="39971" calcext:value-type="float">
            <text:p>39971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eil15_10_unc_10_03.thop</text:p>
          </table:table-cell>
          <table:table-cell table:style-name="ce70" office:value-type="float" office:value="61208" calcext:value-type="float">
            <text:p>61208.000</text:p>
          </table:table-cell>
          <table:table-cell office:value-type="float" office:value="25005" calcext:value-type="float">
            <text:p>25005</text:p>
          </table:table-cell>
          <table:table-cell table:style-name="ce71" office:value-type="float" office:value="144.78" calcext:value-type="float">
            <text:p>144.78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office:value-type="float" office:value="61208" calcext:value-type="float">
            <text:p>61208.000</text:p>
          </table:table-cell>
          <table:table-cell office:value-type="float" office:value="43697" calcext:value-type="float">
            <text:p>43697</text:p>
          </table:table-cell>
          <table:table-cell table:style-name="ce71" office:value-type="float" office:value="40.07" calcext:value-type="float">
            <text:p>40.07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3" calcext:value-type="float">
            <text:p>3600.0</text:p>
          </table:table-cell>
          <table:table-cell table:style-name="Default"/>
          <table:table-cell table:formula="of:=MIN([.B101];[.H101])" office:value-type="float" office:value="61208" calcext:value-type="float">
            <text:p>61208.000</text:p>
          </table:table-cell>
          <table:table-cell table:formula="of:=MAX([.C101];[.I101])" office:value-type="float" office:value="43697" calcext:value-type="float">
            <text:p>43697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eil15_10_usw_01_01.thop</text:p>
          </table:table-cell>
          <table:table-cell table:style-name="ce70" office:value-type="float" office:value="12030.6436233354" calcext:value-type="float">
            <text:p>12030.644</text:p>
          </table:table-cell>
          <table:table-cell office:value-type="float" office:value="2746" calcext:value-type="float">
            <text:p>2746</text:p>
          </table:table-cell>
          <table:table-cell table:style-name="ce71" office:value-type="float" office:value="338.12" calcext:value-type="float">
            <text:p>338.12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office:value-type="float" office:value="12078.2944868143" calcext:value-type="float">
            <text:p>12078.294</text:p>
          </table:table-cell>
          <table:table-cell office:value-type="float" office:value="6269" calcext:value-type="float">
            <text:p>6269</text:p>
          </table:table-cell>
          <table:table-cell table:style-name="ce71" office:value-type="float" office:value="92.67" calcext:value-type="float">
            <text:p>92.67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2" calcext:value-type="float">
            <text:p>3600.0</text:p>
          </table:table-cell>
          <table:table-cell table:style-name="Default"/>
          <table:table-cell table:formula="of:=MIN([.B102];[.H102])" office:value-type="float" office:value="12030.6436233354" calcext:value-type="float">
            <text:p>12030.644</text:p>
          </table:table-cell>
          <table:table-cell table:formula="of:=MAX([.C102];[.I102])" office:value-type="float" office:value="6269" calcext:value-type="float">
            <text:p>6269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eil15_10_usw_01_02.thop</text:p>
          </table:table-cell>
          <table:table-cell table:style-name="ce70" office:value-type="float" office:value="12081" calcext:value-type="float">
            <text:p>12081.000</text:p>
          </table:table-cell>
          <table:table-cell office:value-type="float" office:value="5562" calcext:value-type="float">
            <text:p>5562</text:p>
          </table:table-cell>
          <table:table-cell table:style-name="ce71" office:value-type="float" office:value="117.21" calcext:value-type="float">
            <text:p>117.21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office:value-type="float" office:value="12081" calcext:value-type="float">
            <text:p>12081.000</text:p>
          </table:table-cell>
          <table:table-cell office:value-type="float" office:value="8609" calcext:value-type="float">
            <text:p>8609</text:p>
          </table:table-cell>
          <table:table-cell table:style-name="ce71" office:value-type="float" office:value="40.33" calcext:value-type="float">
            <text:p>40.33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4" calcext:value-type="float">
            <text:p>3600.0</text:p>
          </table:table-cell>
          <table:table-cell table:style-name="Default"/>
          <table:table-cell table:formula="of:=MIN([.B103];[.H103])" office:value-type="float" office:value="12081" calcext:value-type="float">
            <text:p>12081.000</text:p>
          </table:table-cell>
          <table:table-cell table:formula="of:=MAX([.C103];[.I103])" office:value-type="float" office:value="8609" calcext:value-type="float">
            <text:p>8609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eil15_10_usw_01_03.thop</text:p>
          </table:table-cell>
          <table:table-cell table:style-name="ce70" office:value-type="float" office:value="12081" calcext:value-type="float">
            <text:p>12081.000</text:p>
          </table:table-cell>
          <table:table-cell office:value-type="float" office:value="8550" calcext:value-type="float">
            <text:p>8550</text:p>
          </table:table-cell>
          <table:table-cell table:style-name="ce71" office:value-type="float" office:value="41.3" calcext:value-type="float">
            <text:p>41.30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office:value-type="float" office:value="12081" calcext:value-type="float">
            <text:p>12081.000</text:p>
          </table:table-cell>
          <table:table-cell office:value-type="float" office:value="9173" calcext:value-type="float">
            <text:p>9173</text:p>
          </table:table-cell>
          <table:table-cell table:style-name="ce71" office:value-type="float" office:value="31.7" calcext:value-type="float">
            <text:p>31.70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5" calcext:value-type="float">
            <text:p>3600.1</text:p>
          </table:table-cell>
          <table:table-cell table:style-name="Default"/>
          <table:table-cell table:formula="of:=MIN([.B104];[.H104])" office:value-type="float" office:value="12081" calcext:value-type="float">
            <text:p>12081.000</text:p>
          </table:table-cell>
          <table:table-cell table:formula="of:=MAX([.C104];[.I104])" office:value-type="float" office:value="9173" calcext:value-type="float">
            <text:p>9173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eil15_10_usw_05_01.thop</text:p>
          </table:table-cell>
          <table:table-cell table:style-name="ce70" office:value-type="float" office:value="47359" calcext:value-type="float">
            <text:p>47359.000</text:p>
          </table:table-cell>
          <table:table-cell office:value-type="float" office:value="0" calcext:value-type="float">
            <text:p>0</text:p>
          </table:table-cell>
          <table:table-cell table:style-name="ce71" office:value-type="string" calcext:value-type="string">
            <text:p>infinite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office:value-type="float" office:value="47359" calcext:value-type="float">
            <text:p>47359.000</text:p>
          </table:table-cell>
          <table:table-cell office:value-type="float" office:value="15675" calcext:value-type="float">
            <text:p>15675</text:p>
          </table:table-cell>
          <table:table-cell table:style-name="ce71" office:value-type="float" office:value="202.13" calcext:value-type="float">
            <text:p>202.13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2" calcext:value-type="float">
            <text:p>3600.0</text:p>
          </table:table-cell>
          <table:table-cell table:style-name="Default"/>
          <table:table-cell table:formula="of:=MIN([.B105];[.H105])" office:value-type="float" office:value="47359" calcext:value-type="float">
            <text:p>47359.000</text:p>
          </table:table-cell>
          <table:table-cell table:formula="of:=MAX([.C105];[.I105])" office:value-type="float" office:value="15675" calcext:value-type="float">
            <text:p>15675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eil15_10_usw_05_02.thop</text:p>
          </table:table-cell>
          <table:table-cell table:style-name="ce70" office:value-type="float" office:value="47359" calcext:value-type="float">
            <text:p>47359.000</text:p>
          </table:table-cell>
          <table:table-cell office:value-type="float" office:value="0" calcext:value-type="float">
            <text:p>0</text:p>
          </table:table-cell>
          <table:table-cell table:style-name="ce71" office:value-type="string" calcext:value-type="string">
            <text:p>infinite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office:value-type="float" office:value="47359" calcext:value-type="float">
            <text:p>47359.000</text:p>
          </table:table-cell>
          <table:table-cell office:value-type="float" office:value="21198" calcext:value-type="float">
            <text:p>21198</text:p>
          </table:table-cell>
          <table:table-cell table:style-name="ce71" office:value-type="float" office:value="123.41" calcext:value-type="float">
            <text:p>123.41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2" calcext:value-type="float">
            <text:p>3600.0</text:p>
          </table:table-cell>
          <table:table-cell table:style-name="Default"/>
          <table:table-cell table:formula="of:=MIN([.B106];[.H106])" office:value-type="float" office:value="47359" calcext:value-type="float">
            <text:p>47359.000</text:p>
          </table:table-cell>
          <table:table-cell table:formula="of:=MAX([.C106];[.I106])" office:value-type="float" office:value="21198" calcext:value-type="float">
            <text:p>21198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eil15_10_usw_05_03.thop</text:p>
          </table:table-cell>
          <table:table-cell table:style-name="ce70" office:value-type="float" office:value="47359" calcext:value-type="float">
            <text:p>47359.000</text:p>
          </table:table-cell>
          <table:table-cell office:value-type="float" office:value="19867" calcext:value-type="float">
            <text:p>19867</text:p>
          </table:table-cell>
          <table:table-cell table:style-name="ce71" office:value-type="float" office:value="138.38" calcext:value-type="float">
            <text:p>138.38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office:value-type="float" office:value="47359" calcext:value-type="float">
            <text:p>47359.000</text:p>
          </table:table-cell>
          <table:table-cell office:value-type="float" office:value="31526" calcext:value-type="float">
            <text:p>31526</text:p>
          </table:table-cell>
          <table:table-cell table:style-name="ce71" office:value-type="float" office:value="50.22" calcext:value-type="float">
            <text:p>50.22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1" calcext:value-type="float">
            <text:p>3600.0</text:p>
          </table:table-cell>
          <table:table-cell table:style-name="Default"/>
          <table:table-cell table:formula="of:=MIN([.B107];[.H107])" office:value-type="float" office:value="47359" calcext:value-type="float">
            <text:p>47359.000</text:p>
          </table:table-cell>
          <table:table-cell table:formula="of:=MAX([.C107];[.I107])" office:value-type="float" office:value="31526" calcext:value-type="float">
            <text:p>31526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eil15_10_usw_10_01.thop</text:p>
          </table:table-cell>
          <table:table-cell table:style-name="ce70" office:value-type="float" office:value="62043" calcext:value-type="float">
            <text:p>62043.000</text:p>
          </table:table-cell>
          <table:table-cell office:value-type="float" office:value="0" calcext:value-type="float">
            <text:p>0</text:p>
          </table:table-cell>
          <table:table-cell table:style-name="ce71" office:value-type="string" calcext:value-type="string">
            <text:p>infinite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office:value-type="float" office:value="62043" calcext:value-type="float">
            <text:p>62043.000</text:p>
          </table:table-cell>
          <table:table-cell office:value-type="float" office:value="29713" calcext:value-type="float">
            <text:p>29713</text:p>
          </table:table-cell>
          <table:table-cell table:style-name="ce71" office:value-type="float" office:value="108.81" calcext:value-type="float">
            <text:p>108.81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1" calcext:value-type="float">
            <text:p>3600.0</text:p>
          </table:table-cell>
          <table:table-cell table:style-name="Default"/>
          <table:table-cell table:formula="of:=MIN([.B108];[.H108])" office:value-type="float" office:value="62043" calcext:value-type="float">
            <text:p>62043.000</text:p>
          </table:table-cell>
          <table:table-cell table:formula="of:=MAX([.C108];[.I108])" office:value-type="float" office:value="29713" calcext:value-type="float">
            <text:p>29713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eil15_10_usw_10_02.thop</text:p>
          </table:table-cell>
          <table:table-cell table:style-name="ce70" office:value-type="float" office:value="62043" calcext:value-type="float">
            <text:p>62043.000</text:p>
          </table:table-cell>
          <table:table-cell office:value-type="float" office:value="0" calcext:value-type="float">
            <text:p>0</text:p>
          </table:table-cell>
          <table:table-cell table:style-name="ce71" office:value-type="string" calcext:value-type="string">
            <text:p>infinite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office:value-type="float" office:value="62043" calcext:value-type="float">
            <text:p>62043.000</text:p>
          </table:table-cell>
          <table:table-cell office:value-type="float" office:value="39511" calcext:value-type="float">
            <text:p>39511</text:p>
          </table:table-cell>
          <table:table-cell table:style-name="ce71" office:value-type="float" office:value="57.03" calcext:value-type="float">
            <text:p>57.03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2" calcext:value-type="float">
            <text:p>3600.0</text:p>
          </table:table-cell>
          <table:table-cell table:style-name="Default"/>
          <table:table-cell table:formula="of:=MIN([.B109];[.H109])" office:value-type="float" office:value="62043" calcext:value-type="float">
            <text:p>62043.000</text:p>
          </table:table-cell>
          <table:table-cell table:formula="of:=MAX([.C109];[.I109])" office:value-type="float" office:value="39511" calcext:value-type="float">
            <text:p>39511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eil15_10_usw_10_03.thop</text:p>
          </table:table-cell>
          <table:table-cell table:style-name="ce70" office:value-type="float" office:value="62043" calcext:value-type="float">
            <text:p>62043.000</text:p>
          </table:table-cell>
          <table:table-cell office:value-type="float" office:value="23995" calcext:value-type="float">
            <text:p>23995</text:p>
          </table:table-cell>
          <table:table-cell table:style-name="ce71" office:value-type="float" office:value="158.57" calcext:value-type="float">
            <text:p>158.57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office:value-type="float" office:value="62043" calcext:value-type="float">
            <text:p>62043.000</text:p>
          </table:table-cell>
          <table:table-cell office:value-type="float" office:value="43689" calcext:value-type="float">
            <text:p>43689</text:p>
          </table:table-cell>
          <table:table-cell table:style-name="ce71" office:value-type="float" office:value="42.01" calcext:value-type="float">
            <text:p>42.01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3" calcext:value-type="float">
            <text:p>3600.0</text:p>
          </table:table-cell>
          <table:table-cell table:style-name="Default"/>
          <table:table-cell table:formula="of:=MIN([.B110];[.H110])" office:value-type="float" office:value="62043" calcext:value-type="float">
            <text:p>62043.000</text:p>
          </table:table-cell>
          <table:table-cell table:formula="of:=MAX([.C110];[.I110])" office:value-type="float" office:value="43689" calcext:value-type="float">
            <text:p>43689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pr20_01_bsc_01_01.thop</text:p>
          </table:table-cell>
          <table:table-cell table:style-name="ce71" office:value-type="float" office:value="1929" calcext:value-type="float">
            <text:p>1929.000</text:p>
          </table:table-cell>
          <table:table-cell office:value-type="float" office:value="1929" calcext:value-type="float">
            <text:p>1929</text:p>
          </table:table-cell>
          <table:table-cell table:style-name="ce71" office:value-type="float" office:value="0" calcext:value-type="float">
            <text:p>0.000</text:p>
          </table:table-cell>
          <table:table-cell table:style-name="ce76" office:value-type="boolean" office:boolean-value="true" calcext:value-type="boolean">
            <text:p>TRUE</text:p>
          </table:table-cell>
          <table:table-cell table:style-name="ce79" office:value-type="float" office:value="4.79" calcext:value-type="float">
            <text:p>4.8</text:p>
          </table:table-cell>
          <table:table-cell table:style-name="ce80"/>
          <table:table-cell office:value-type="float" office:value="1929" calcext:value-type="float">
            <text:p>1929.000</text:p>
          </table:table-cell>
          <table:table-cell office:value-type="float" office:value="1929" calcext:value-type="float">
            <text:p>1929</text:p>
          </table:table-cell>
          <table:table-cell table:style-name="ce71" office:value-type="float" office:value="0" calcext:value-type="float">
            <text:p>0.000</text:p>
          </table:table-cell>
          <table:table-cell table:style-name="ce75" office:value-type="boolean" office:boolean-value="true" calcext:value-type="boolean">
            <text:p>TRUE</text:p>
          </table:table-cell>
          <table:table-cell office:value-type="float" office:value="5.96" calcext:value-type="float">
            <text:p>6.0</text:p>
          </table:table-cell>
          <table:table-cell table:style-name="Default"/>
          <table:table-cell table:formula="of:=MIN([.B111];[.H111])" office:value-type="float" office:value="1929" calcext:value-type="float">
            <text:p>1929.000</text:p>
          </table:table-cell>
          <table:table-cell table:formula="of:=MAX([.C111];[.I111])" office:value-type="float" office:value="1929" calcext:value-type="float">
            <text:p>1929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pr20_01_bsc_01_02.thop</text:p>
          </table:table-cell>
          <table:table-cell table:style-name="ce71" office:value-type="float" office:value="1995" calcext:value-type="float">
            <text:p>1995.000</text:p>
          </table:table-cell>
          <table:table-cell office:value-type="float" office:value="1995" calcext:value-type="float">
            <text:p>1995</text:p>
          </table:table-cell>
          <table:table-cell table:style-name="ce71" office:value-type="float" office:value="0" calcext:value-type="float">
            <text:p>0.000</text:p>
          </table:table-cell>
          <table:table-cell table:style-name="ce76" office:value-type="boolean" office:boolean-value="true" calcext:value-type="boolean">
            <text:p>TRUE</text:p>
          </table:table-cell>
          <table:table-cell table:style-name="ce79" office:value-type="float" office:value="3.61" calcext:value-type="float">
            <text:p>3.6</text:p>
          </table:table-cell>
          <table:table-cell table:style-name="ce80"/>
          <table:table-cell office:value-type="float" office:value="1995" calcext:value-type="float">
            <text:p>1995.000</text:p>
          </table:table-cell>
          <table:table-cell office:value-type="float" office:value="1995" calcext:value-type="float">
            <text:p>1995</text:p>
          </table:table-cell>
          <table:table-cell table:style-name="ce71" office:value-type="float" office:value="0" calcext:value-type="float">
            <text:p>0.000</text:p>
          </table:table-cell>
          <table:table-cell table:style-name="ce75" office:value-type="boolean" office:boolean-value="true" calcext:value-type="boolean">
            <text:p>TRUE</text:p>
          </table:table-cell>
          <table:table-cell office:value-type="float" office:value="5.5" calcext:value-type="float">
            <text:p>5.5</text:p>
          </table:table-cell>
          <table:table-cell table:style-name="Default"/>
          <table:table-cell table:formula="of:=MIN([.B112];[.H112])" office:value-type="float" office:value="1995" calcext:value-type="float">
            <text:p>1995.000</text:p>
          </table:table-cell>
          <table:table-cell table:formula="of:=MAX([.C112];[.I112])" office:value-type="float" office:value="1995" calcext:value-type="float">
            <text:p>1995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pr20_01_bsc_01_03.thop</text:p>
          </table:table-cell>
          <table:table-cell table:style-name="ce71" office:value-type="float" office:value="2091" calcext:value-type="float">
            <text:p>2091.000</text:p>
          </table:table-cell>
          <table:table-cell office:value-type="float" office:value="2091" calcext:value-type="float">
            <text:p>2091</text:p>
          </table:table-cell>
          <table:table-cell table:style-name="ce71" office:value-type="float" office:value="0" calcext:value-type="float">
            <text:p>0.000</text:p>
          </table:table-cell>
          <table:table-cell table:style-name="ce76" office:value-type="boolean" office:boolean-value="true" calcext:value-type="boolean">
            <text:p>TRUE</text:p>
          </table:table-cell>
          <table:table-cell table:style-name="ce79" office:value-type="float" office:value="1.53" calcext:value-type="float">
            <text:p>1.5</text:p>
          </table:table-cell>
          <table:table-cell table:style-name="ce80"/>
          <table:table-cell office:value-type="float" office:value="2091" calcext:value-type="float">
            <text:p>2091.000</text:p>
          </table:table-cell>
          <table:table-cell office:value-type="float" office:value="2091" calcext:value-type="float">
            <text:p>2091</text:p>
          </table:table-cell>
          <table:table-cell table:style-name="ce71" office:value-type="float" office:value="0" calcext:value-type="float">
            <text:p>0.000</text:p>
          </table:table-cell>
          <table:table-cell table:style-name="ce75" office:value-type="boolean" office:boolean-value="true" calcext:value-type="boolean">
            <text:p>TRUE</text:p>
          </table:table-cell>
          <table:table-cell office:value-type="float" office:value="0.54" calcext:value-type="float">
            <text:p>0.5</text:p>
          </table:table-cell>
          <table:table-cell table:style-name="Default"/>
          <table:table-cell table:formula="of:=MIN([.B113];[.H113])" office:value-type="float" office:value="2091" calcext:value-type="float">
            <text:p>2091.000</text:p>
          </table:table-cell>
          <table:table-cell table:formula="of:=MAX([.C113];[.I113])" office:value-type="float" office:value="2091" calcext:value-type="float">
            <text:p>2091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pr20_01_bsc_05_01.thop</text:p>
          </table:table-cell>
          <table:table-cell table:style-name="ce71" office:value-type="float" office:value="9741" calcext:value-type="float">
            <text:p>9741.000</text:p>
          </table:table-cell>
          <table:table-cell office:value-type="float" office:value="7309" calcext:value-type="float">
            <text:p>7309</text:p>
          </table:table-cell>
          <table:table-cell table:style-name="ce71" office:value-type="float" office:value="33.27" calcext:value-type="float">
            <text:p>33.27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9759.85002621919" calcext:value-type="float">
            <text:p>9759.850</text:p>
          </table:table-cell>
          <table:table-cell office:value-type="float" office:value="8993" calcext:value-type="float">
            <text:p>8993</text:p>
          </table:table-cell>
          <table:table-cell table:style-name="ce71" office:value-type="float" office:value="8.53" calcext:value-type="float">
            <text:p>8.53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114];[.H114])" office:value-type="float" office:value="9741" calcext:value-type="float">
            <text:p>9741.000</text:p>
          </table:table-cell>
          <table:table-cell table:formula="of:=MAX([.C114];[.I114])" office:value-type="float" office:value="8993" calcext:value-type="float">
            <text:p>8993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pr20_01_bsc_05_02.thop</text:p>
          </table:table-cell>
          <table:table-cell table:style-name="ce71" office:value-type="float" office:value="9756.00544959128" calcext:value-type="float">
            <text:p>9756.005</text:p>
          </table:table-cell>
          <table:table-cell office:value-type="float" office:value="9309" calcext:value-type="float">
            <text:p>9309</text:p>
          </table:table-cell>
          <table:table-cell table:style-name="ce71" office:value-type="float" office:value="4.8" calcext:value-type="float">
            <text:p>4.80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9758.13402061856" calcext:value-type="float">
            <text:p>9758.134</text:p>
          </table:table-cell>
          <table:table-cell office:value-type="float" office:value="9011" calcext:value-type="float">
            <text:p>9011</text:p>
          </table:table-cell>
          <table:table-cell table:style-name="ce71" office:value-type="float" office:value="8.29" calcext:value-type="float">
            <text:p>8.29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115];[.H115])" office:value-type="float" office:value="9756.00544959128" calcext:value-type="float">
            <text:p>9756.005</text:p>
          </table:table-cell>
          <table:table-cell table:formula="of:=MAX([.C115];[.I115])" office:value-type="float" office:value="9309" calcext:value-type="float">
            <text:p>9309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pr20_01_bsc_05_03.thop</text:p>
          </table:table-cell>
          <table:table-cell table:style-name="ce71" office:value-type="float" office:value="9741" calcext:value-type="float">
            <text:p>9741.000</text:p>
          </table:table-cell>
          <table:table-cell office:value-type="float" office:value="9741" calcext:value-type="float">
            <text:p>9741</text:p>
          </table:table-cell>
          <table:table-cell table:style-name="ce71" office:value-type="float" office:value="0" calcext:value-type="float">
            <text:p>0.000</text:p>
          </table:table-cell>
          <table:table-cell table:style-name="ce76" office:value-type="boolean" office:boolean-value="true" calcext:value-type="boolean">
            <text:p>TRUE</text:p>
          </table:table-cell>
          <table:table-cell table:style-name="ce79" office:value-type="float" office:value="21.58" calcext:value-type="float">
            <text:p>21.6</text:p>
          </table:table-cell>
          <table:table-cell table:style-name="ce80"/>
          <table:table-cell office:value-type="float" office:value="9741" calcext:value-type="float">
            <text:p>9741.000</text:p>
          </table:table-cell>
          <table:table-cell office:value-type="float" office:value="9741" calcext:value-type="float">
            <text:p>9741</text:p>
          </table:table-cell>
          <table:table-cell table:style-name="ce71" office:value-type="float" office:value="0" calcext:value-type="float">
            <text:p>0.000</text:p>
          </table:table-cell>
          <table:table-cell table:style-name="ce75" office:value-type="boolean" office:boolean-value="true" calcext:value-type="boolean">
            <text:p>TRUE</text:p>
          </table:table-cell>
          <table:table-cell office:value-type="float" office:value="2760.13" calcext:value-type="float">
            <text:p>2760.1</text:p>
          </table:table-cell>
          <table:table-cell table:style-name="Default"/>
          <table:table-cell table:formula="of:=MIN([.B116];[.H116])" office:value-type="float" office:value="9741" calcext:value-type="float">
            <text:p>9741.000</text:p>
          </table:table-cell>
          <table:table-cell table:formula="of:=MAX([.C116];[.I116])" office:value-type="float" office:value="9741" calcext:value-type="float">
            <text:p>9741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pr20_01_bsc_10_01.thop</text:p>
          </table:table-cell>
          <table:table-cell table:style-name="ce71" office:value-type="float" office:value="18925" calcext:value-type="float">
            <text:p>18925.000</text:p>
          </table:table-cell>
          <table:table-cell office:value-type="float" office:value="8784" calcext:value-type="float">
            <text:p>8784</text:p>
          </table:table-cell>
          <table:table-cell table:style-name="ce71" office:value-type="float" office:value="115.45" calcext:value-type="float">
            <text:p>115.45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18925" calcext:value-type="float">
            <text:p>18925.000</text:p>
          </table:table-cell>
          <table:table-cell office:value-type="float" office:value="4669" calcext:value-type="float">
            <text:p>4669</text:p>
          </table:table-cell>
          <table:table-cell table:style-name="ce71" office:value-type="float" office:value="305.33" calcext:value-type="float">
            <text:p>305.33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117];[.H117])" office:value-type="float" office:value="18925" calcext:value-type="float">
            <text:p>18925.000</text:p>
          </table:table-cell>
          <table:table-cell table:formula="of:=MAX([.C117];[.I117])" office:value-type="float" office:value="8784" calcext:value-type="float">
            <text:p>8784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pr20_01_bsc_10_02.thop</text:p>
          </table:table-cell>
          <table:table-cell table:style-name="ce71" office:value-type="float" office:value="18926.2175324675" calcext:value-type="float">
            <text:p>18926.218</text:p>
          </table:table-cell>
          <table:table-cell office:value-type="float" office:value="11138" calcext:value-type="float">
            <text:p>11138</text:p>
          </table:table-cell>
          <table:table-cell table:style-name="ce71" office:value-type="float" office:value="69.92" calcext:value-type="float">
            <text:p>69.92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18924.5475113122" calcext:value-type="float">
            <text:p>18924.548</text:p>
          </table:table-cell>
          <table:table-cell office:value-type="float" office:value="12019" calcext:value-type="float">
            <text:p>12019</text:p>
          </table:table-cell>
          <table:table-cell table:style-name="ce71" office:value-type="float" office:value="57.46" calcext:value-type="float">
            <text:p>57.46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118];[.H118])" office:value-type="float" office:value="18924.5475113122" calcext:value-type="float">
            <text:p>18924.548</text:p>
          </table:table-cell>
          <table:table-cell table:formula="of:=MAX([.C118];[.I118])" office:value-type="float" office:value="12019" calcext:value-type="float">
            <text:p>12019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pr20_01_bsc_10_03.thop</text:p>
          </table:table-cell>
          <table:table-cell table:style-name="ce71" office:value-type="float" office:value="18925" calcext:value-type="float">
            <text:p>18925.000</text:p>
          </table:table-cell>
          <table:table-cell office:value-type="float" office:value="17760" calcext:value-type="float">
            <text:p>17760</text:p>
          </table:table-cell>
          <table:table-cell table:style-name="ce71" office:value-type="float" office:value="6.56" calcext:value-type="float">
            <text:p>6.56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18924.9999999999" calcext:value-type="float">
            <text:p>18925.000</text:p>
          </table:table-cell>
          <table:table-cell office:value-type="float" office:value="15198" calcext:value-type="float">
            <text:p>15198</text:p>
          </table:table-cell>
          <table:table-cell table:style-name="ce71" office:value-type="float" office:value="24.52" calcext:value-type="float">
            <text:p>24.52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119];[.H119])" office:value-type="float" office:value="18924.9999999999" calcext:value-type="float">
            <text:p>18925.000</text:p>
          </table:table-cell>
          <table:table-cell table:formula="of:=MAX([.C119];[.I119])" office:value-type="float" office:value="17760" calcext:value-type="float">
            <text:p>17760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pr20_01_unc_01_01.thop</text:p>
          </table:table-cell>
          <table:table-cell table:style-name="ce71" office:value-type="float" office:value="977" calcext:value-type="float">
            <text:p>977.000</text:p>
          </table:table-cell>
          <table:table-cell office:value-type="float" office:value="977" calcext:value-type="float">
            <text:p>977</text:p>
          </table:table-cell>
          <table:table-cell table:style-name="ce71" office:value-type="float" office:value="0" calcext:value-type="float">
            <text:p>0.000</text:p>
          </table:table-cell>
          <table:table-cell table:style-name="ce76" office:value-type="boolean" office:boolean-value="true" calcext:value-type="boolean">
            <text:p>TRUE</text:p>
          </table:table-cell>
          <table:table-cell table:style-name="ce79" office:value-type="float" office:value="4.14" calcext:value-type="float">
            <text:p>4.1</text:p>
          </table:table-cell>
          <table:table-cell table:style-name="ce80"/>
          <table:table-cell office:value-type="float" office:value="977" calcext:value-type="float">
            <text:p>977.000</text:p>
          </table:table-cell>
          <table:table-cell office:value-type="float" office:value="977" calcext:value-type="float">
            <text:p>977</text:p>
          </table:table-cell>
          <table:table-cell table:style-name="ce71" office:value-type="float" office:value="0" calcext:value-type="float">
            <text:p>0.000</text:p>
          </table:table-cell>
          <table:table-cell table:style-name="ce75" office:value-type="boolean" office:boolean-value="true" calcext:value-type="boolean">
            <text:p>TRUE</text:p>
          </table:table-cell>
          <table:table-cell office:value-type="float" office:value="36.4" calcext:value-type="float">
            <text:p>36.4</text:p>
          </table:table-cell>
          <table:table-cell table:style-name="Default"/>
          <table:table-cell table:formula="of:=MIN([.B120];[.H120])" office:value-type="float" office:value="977" calcext:value-type="float">
            <text:p>977.000</text:p>
          </table:table-cell>
          <table:table-cell table:formula="of:=MAX([.C120];[.I120])" office:value-type="float" office:value="977" calcext:value-type="float">
            <text:p>977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pr20_01_unc_01_02.thop</text:p>
          </table:table-cell>
          <table:table-cell table:style-name="ce71" office:value-type="float" office:value="1775" calcext:value-type="float">
            <text:p>1775.000</text:p>
          </table:table-cell>
          <table:table-cell office:value-type="float" office:value="1775" calcext:value-type="float">
            <text:p>1775</text:p>
          </table:table-cell>
          <table:table-cell table:style-name="ce71" office:value-type="float" office:value="0" calcext:value-type="float">
            <text:p>0.000</text:p>
          </table:table-cell>
          <table:table-cell table:style-name="ce76" office:value-type="boolean" office:boolean-value="true" calcext:value-type="boolean">
            <text:p>TRUE</text:p>
          </table:table-cell>
          <table:table-cell table:style-name="ce79" office:value-type="float" office:value="440.62" calcext:value-type="float">
            <text:p>440.6</text:p>
          </table:table-cell>
          <table:table-cell table:style-name="ce80"/>
          <table:table-cell office:value-type="float" office:value="1775" calcext:value-type="float">
            <text:p>1775.000</text:p>
          </table:table-cell>
          <table:table-cell office:value-type="float" office:value="1775" calcext:value-type="float">
            <text:p>1775</text:p>
          </table:table-cell>
          <table:table-cell table:style-name="ce71" office:value-type="float" office:value="0" calcext:value-type="float">
            <text:p>0.000</text:p>
          </table:table-cell>
          <table:table-cell table:style-name="ce75" office:value-type="boolean" office:boolean-value="true" calcext:value-type="boolean">
            <text:p>TRUE</text:p>
          </table:table-cell>
          <table:table-cell office:value-type="float" office:value="325.95" calcext:value-type="float">
            <text:p>326.0</text:p>
          </table:table-cell>
          <table:table-cell table:style-name="Default"/>
          <table:table-cell table:formula="of:=MIN([.B121];[.H121])" office:value-type="float" office:value="1775" calcext:value-type="float">
            <text:p>1775.000</text:p>
          </table:table-cell>
          <table:table-cell table:formula="of:=MAX([.C121];[.I121])" office:value-type="float" office:value="1775" calcext:value-type="float">
            <text:p>1775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pr20_01_unc_01_03.thop</text:p>
          </table:table-cell>
          <table:table-cell table:style-name="ce71" office:value-type="float" office:value="1874" calcext:value-type="float">
            <text:p>1874.000</text:p>
          </table:table-cell>
          <table:table-cell office:value-type="float" office:value="1874" calcext:value-type="float">
            <text:p>1874</text:p>
          </table:table-cell>
          <table:table-cell table:style-name="ce71" office:value-type="float" office:value="0" calcext:value-type="float">
            <text:p>0.000</text:p>
          </table:table-cell>
          <table:table-cell table:style-name="ce76" office:value-type="boolean" office:boolean-value="true" calcext:value-type="boolean">
            <text:p>TRUE</text:p>
          </table:table-cell>
          <table:table-cell table:style-name="ce79" office:value-type="float" office:value="5.84" calcext:value-type="float">
            <text:p>5.8</text:p>
          </table:table-cell>
          <table:table-cell table:style-name="ce80"/>
          <table:table-cell office:value-type="float" office:value="1874" calcext:value-type="float">
            <text:p>1874.000</text:p>
          </table:table-cell>
          <table:table-cell office:value-type="float" office:value="1874" calcext:value-type="float">
            <text:p>1874</text:p>
          </table:table-cell>
          <table:table-cell table:style-name="ce71" office:value-type="float" office:value="0" calcext:value-type="float">
            <text:p>0.000</text:p>
          </table:table-cell>
          <table:table-cell table:style-name="ce75" office:value-type="boolean" office:boolean-value="true" calcext:value-type="boolean">
            <text:p>TRUE</text:p>
          </table:table-cell>
          <table:table-cell office:value-type="float" office:value="105.29" calcext:value-type="float">
            <text:p>105.3</text:p>
          </table:table-cell>
          <table:table-cell table:style-name="Default"/>
          <table:table-cell table:formula="of:=MIN([.B122];[.H122])" office:value-type="float" office:value="1874" calcext:value-type="float">
            <text:p>1874.000</text:p>
          </table:table-cell>
          <table:table-cell table:formula="of:=MAX([.C122];[.I122])" office:value-type="float" office:value="1874" calcext:value-type="float">
            <text:p>1874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pr20_01_unc_05_01.thop</text:p>
          </table:table-cell>
          <table:table-cell table:style-name="ce71" office:value-type="float" office:value="6308" calcext:value-type="float">
            <text:p>6308.000</text:p>
          </table:table-cell>
          <table:table-cell office:value-type="float" office:value="1753" calcext:value-type="float">
            <text:p>1753</text:p>
          </table:table-cell>
          <table:table-cell table:style-name="ce71" office:value-type="float" office:value="259.84" calcext:value-type="float">
            <text:p>259.84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6308" calcext:value-type="float">
            <text:p>6308.000</text:p>
          </table:table-cell>
          <table:table-cell office:value-type="float" office:value="2632" calcext:value-type="float">
            <text:p>2632</text:p>
          </table:table-cell>
          <table:table-cell table:style-name="ce71" office:value-type="float" office:value="139.67" calcext:value-type="float">
            <text:p>139.67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123];[.H123])" office:value-type="float" office:value="6308" calcext:value-type="float">
            <text:p>6308.000</text:p>
          </table:table-cell>
          <table:table-cell table:formula="of:=MAX([.C123];[.I123])" office:value-type="float" office:value="2632" calcext:value-type="float">
            <text:p>2632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pr20_01_unc_05_02.thop</text:p>
          </table:table-cell>
          <table:table-cell table:style-name="ce71" office:value-type="float" office:value="6308" calcext:value-type="float">
            <text:p>6308.000</text:p>
          </table:table-cell>
          <table:table-cell office:value-type="float" office:value="2469" calcext:value-type="float">
            <text:p>2469</text:p>
          </table:table-cell>
          <table:table-cell table:style-name="ce71" office:value-type="float" office:value="155.49" calcext:value-type="float">
            <text:p>155.49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6308" calcext:value-type="float">
            <text:p>6308.000</text:p>
          </table:table-cell>
          <table:table-cell office:value-type="float" office:value="3760" calcext:value-type="float">
            <text:p>3760</text:p>
          </table:table-cell>
          <table:table-cell table:style-name="ce71" office:value-type="float" office:value="67.77" calcext:value-type="float">
            <text:p>67.77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124];[.H124])" office:value-type="float" office:value="6308" calcext:value-type="float">
            <text:p>6308.000</text:p>
          </table:table-cell>
          <table:table-cell table:formula="of:=MAX([.C124];[.I124])" office:value-type="float" office:value="3760" calcext:value-type="float">
            <text:p>3760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pr20_01_unc_05_03.thop</text:p>
          </table:table-cell>
          <table:table-cell table:style-name="ce71" office:value-type="float" office:value="6308" calcext:value-type="float">
            <text:p>6308.000</text:p>
          </table:table-cell>
          <table:table-cell office:value-type="float" office:value="1727" calcext:value-type="float">
            <text:p>1727</text:p>
          </table:table-cell>
          <table:table-cell table:style-name="ce71" office:value-type="float" office:value="265.26" calcext:value-type="float">
            <text:p>265.26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6308" calcext:value-type="float">
            <text:p>6308.000</text:p>
          </table:table-cell>
          <table:table-cell office:value-type="float" office:value="4583" calcext:value-type="float">
            <text:p>4583</text:p>
          </table:table-cell>
          <table:table-cell table:style-name="ce71" office:value-type="float" office:value="37.64" calcext:value-type="float">
            <text:p>37.64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125];[.H125])" office:value-type="float" office:value="6308" calcext:value-type="float">
            <text:p>6308.000</text:p>
          </table:table-cell>
          <table:table-cell table:formula="of:=MAX([.C125];[.I125])" office:value-type="float" office:value="4583" calcext:value-type="float">
            <text:p>4583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pr20_01_unc_10_01.thop</text:p>
          </table:table-cell>
          <table:table-cell table:style-name="ce71" office:value-type="float" office:value="8146" calcext:value-type="float">
            <text:p>8146.000</text:p>
          </table:table-cell>
          <table:table-cell office:value-type="float" office:value="2277" calcext:value-type="float">
            <text:p>2277</text:p>
          </table:table-cell>
          <table:table-cell table:style-name="ce71" office:value-type="float" office:value="257.75" calcext:value-type="float">
            <text:p>257.75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8146" calcext:value-type="float">
            <text:p>8146.000</text:p>
          </table:table-cell>
          <table:table-cell office:value-type="float" office:value="1613" calcext:value-type="float">
            <text:p>1613</text:p>
          </table:table-cell>
          <table:table-cell table:style-name="ce71" office:value-type="float" office:value="405.02" calcext:value-type="float">
            <text:p>405.02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126];[.H126])" office:value-type="float" office:value="8146" calcext:value-type="float">
            <text:p>8146.000</text:p>
          </table:table-cell>
          <table:table-cell table:formula="of:=MAX([.C126];[.I126])" office:value-type="float" office:value="2277" calcext:value-type="float">
            <text:p>2277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pr20_01_unc_10_02.thop</text:p>
          </table:table-cell>
          <table:table-cell table:style-name="ce71" office:value-type="float" office:value="8146" calcext:value-type="float">
            <text:p>8146.000</text:p>
          </table:table-cell>
          <table:table-cell office:value-type="float" office:value="3381" calcext:value-type="float">
            <text:p>3381</text:p>
          </table:table-cell>
          <table:table-cell table:style-name="ce71" office:value-type="float" office:value="140.93" calcext:value-type="float">
            <text:p>140.93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8146" calcext:value-type="float">
            <text:p>8146.000</text:p>
          </table:table-cell>
          <table:table-cell office:value-type="float" office:value="4335" calcext:value-type="float">
            <text:p>4335</text:p>
          </table:table-cell>
          <table:table-cell table:style-name="ce71" office:value-type="float" office:value="87.91" calcext:value-type="float">
            <text:p>87.91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127];[.H127])" office:value-type="float" office:value="8146" calcext:value-type="float">
            <text:p>8146.000</text:p>
          </table:table-cell>
          <table:table-cell table:formula="of:=MAX([.C127];[.I127])" office:value-type="float" office:value="4335" calcext:value-type="float">
            <text:p>4335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pr20_01_unc_10_03.thop</text:p>
          </table:table-cell>
          <table:table-cell table:style-name="ce71" office:value-type="float" office:value="8146" calcext:value-type="float">
            <text:p>8146.000</text:p>
          </table:table-cell>
          <table:table-cell office:value-type="float" office:value="4466" calcext:value-type="float">
            <text:p>4466</text:p>
          </table:table-cell>
          <table:table-cell table:style-name="ce71" office:value-type="float" office:value="82.4" calcext:value-type="float">
            <text:p>82.40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8146" calcext:value-type="float">
            <text:p>8146.000</text:p>
          </table:table-cell>
          <table:table-cell office:value-type="float" office:value="4676" calcext:value-type="float">
            <text:p>4676</text:p>
          </table:table-cell>
          <table:table-cell table:style-name="ce71" office:value-type="float" office:value="74.21" calcext:value-type="float">
            <text:p>74.21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128];[.H128])" office:value-type="float" office:value="8146" calcext:value-type="float">
            <text:p>8146.000</text:p>
          </table:table-cell>
          <table:table-cell table:formula="of:=MAX([.C128];[.I128])" office:value-type="float" office:value="4676" calcext:value-type="float">
            <text:p>4676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pr20_01_usw_01_01.thop</text:p>
          </table:table-cell>
          <table:table-cell table:style-name="ce71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71" office:value-type="float" office:value="0" calcext:value-type="float">
            <text:p>0.000</text:p>
          </table:table-cell>
          <table:table-cell table:style-name="ce76" office:value-type="boolean" office:boolean-value="true" calcext:value-type="boolean">
            <text:p>TRUE</text:p>
          </table:table-cell>
          <table:table-cell table:style-name="ce79" office:value-type="float" office:value="0.16" calcext:value-type="float">
            <text:p>0.2</text:p>
          </table:table-cell>
          <table:table-cell table:style-name="ce80"/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71" office:value-type="float" office:value="0" calcext:value-type="float">
            <text:p>0.000</text:p>
          </table:table-cell>
          <table:table-cell table:style-name="ce75" office:value-type="boolean" office:boolean-value="true" calcext:value-type="boolean">
            <text:p>TRUE</text:p>
          </table:table-cell>
          <table:table-cell office:value-type="float" office:value="0.03" calcext:value-type="float">
            <text:p>0.0</text:p>
          </table:table-cell>
          <table:table-cell table:style-name="Default"/>
          <table:table-cell table:formula="of:=MIN([.B129];[.H129])" office:value-type="float" office:value="0" calcext:value-type="float">
            <text:p>0.000</text:p>
          </table:table-cell>
          <table:table-cell table:formula="of:=MAX([.C129];[.I129])" office:value-type="float" office:value="0" calcext:value-type="float">
            <text:p>0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pr20_01_usw_01_02.thop</text:p>
          </table:table-cell>
          <table:table-cell table:style-name="ce71" office:value-type="float" office:value="862" calcext:value-type="float">
            <text:p>862.000</text:p>
          </table:table-cell>
          <table:table-cell office:value-type="float" office:value="862" calcext:value-type="float">
            <text:p>862</text:p>
          </table:table-cell>
          <table:table-cell table:style-name="ce71" office:value-type="float" office:value="0" calcext:value-type="float">
            <text:p>0.000</text:p>
          </table:table-cell>
          <table:table-cell table:style-name="ce76" office:value-type="boolean" office:boolean-value="true" calcext:value-type="boolean">
            <text:p>TRUE</text:p>
          </table:table-cell>
          <table:table-cell table:style-name="ce79" office:value-type="float" office:value="0.17" calcext:value-type="float">
            <text:p>0.2</text:p>
          </table:table-cell>
          <table:table-cell table:style-name="ce80"/>
          <table:table-cell office:value-type="float" office:value="862" calcext:value-type="float">
            <text:p>862.000</text:p>
          </table:table-cell>
          <table:table-cell office:value-type="float" office:value="862" calcext:value-type="float">
            <text:p>862</text:p>
          </table:table-cell>
          <table:table-cell table:style-name="ce71" office:value-type="float" office:value="0" calcext:value-type="float">
            <text:p>0.000</text:p>
          </table:table-cell>
          <table:table-cell table:style-name="ce75" office:value-type="boolean" office:boolean-value="true" calcext:value-type="boolean">
            <text:p>TRUE</text:p>
          </table:table-cell>
          <table:table-cell office:value-type="float" office:value="0.14" calcext:value-type="float">
            <text:p>0.1</text:p>
          </table:table-cell>
          <table:table-cell table:style-name="Default"/>
          <table:table-cell table:formula="of:=MIN([.B130];[.H130])" office:value-type="float" office:value="862" calcext:value-type="float">
            <text:p>862.000</text:p>
          </table:table-cell>
          <table:table-cell table:formula="of:=MAX([.C130];[.I130])" office:value-type="float" office:value="862" calcext:value-type="float">
            <text:p>862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pr20_01_usw_01_03.thop</text:p>
          </table:table-cell>
          <table:table-cell table:style-name="ce71" office:value-type="float" office:value="862" calcext:value-type="float">
            <text:p>862.000</text:p>
          </table:table-cell>
          <table:table-cell office:value-type="float" office:value="862" calcext:value-type="float">
            <text:p>862</text:p>
          </table:table-cell>
          <table:table-cell table:style-name="ce71" office:value-type="float" office:value="0" calcext:value-type="float">
            <text:p>0.000</text:p>
          </table:table-cell>
          <table:table-cell table:style-name="ce76" office:value-type="boolean" office:boolean-value="true" calcext:value-type="boolean">
            <text:p>TRUE</text:p>
          </table:table-cell>
          <table:table-cell table:style-name="ce79" office:value-type="float" office:value="0.16" calcext:value-type="float">
            <text:p>0.2</text:p>
          </table:table-cell>
          <table:table-cell table:style-name="ce80"/>
          <table:table-cell office:value-type="float" office:value="862" calcext:value-type="float">
            <text:p>862.000</text:p>
          </table:table-cell>
          <table:table-cell office:value-type="float" office:value="862" calcext:value-type="float">
            <text:p>862</text:p>
          </table:table-cell>
          <table:table-cell table:style-name="ce71" office:value-type="float" office:value="0" calcext:value-type="float">
            <text:p>0.000</text:p>
          </table:table-cell>
          <table:table-cell table:style-name="ce75" office:value-type="boolean" office:boolean-value="true" calcext:value-type="boolean">
            <text:p>TRUE</text:p>
          </table:table-cell>
          <table:table-cell office:value-type="float" office:value="0.15" calcext:value-type="float">
            <text:p>0.2</text:p>
          </table:table-cell>
          <table:table-cell table:style-name="Default"/>
          <table:table-cell table:formula="of:=MIN([.B131];[.H131])" office:value-type="float" office:value="862" calcext:value-type="float">
            <text:p>862.000</text:p>
          </table:table-cell>
          <table:table-cell table:formula="of:=MAX([.C131];[.I131])" office:value-type="float" office:value="862" calcext:value-type="float">
            <text:p>862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pr20_01_usw_05_01.thop</text:p>
          </table:table-cell>
          <table:table-cell table:style-name="ce71" office:value-type="float" office:value="6327" calcext:value-type="float">
            <text:p>6327.000</text:p>
          </table:table-cell>
          <table:table-cell office:value-type="float" office:value="2190" calcext:value-type="float">
            <text:p>2190</text:p>
          </table:table-cell>
          <table:table-cell table:style-name="ce71" office:value-type="float" office:value="188.9" calcext:value-type="float">
            <text:p>188.90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6327" calcext:value-type="float">
            <text:p>6327.000</text:p>
          </table:table-cell>
          <table:table-cell office:value-type="float" office:value="2304" calcext:value-type="float">
            <text:p>2304</text:p>
          </table:table-cell>
          <table:table-cell table:style-name="ce71" office:value-type="float" office:value="174.61" calcext:value-type="float">
            <text:p>174.61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132];[.H132])" office:value-type="float" office:value="6327" calcext:value-type="float">
            <text:p>6327.000</text:p>
          </table:table-cell>
          <table:table-cell table:formula="of:=MAX([.C132];[.I132])" office:value-type="float" office:value="2304" calcext:value-type="float">
            <text:p>2304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pr20_01_usw_05_02.thop</text:p>
          </table:table-cell>
          <table:table-cell table:style-name="ce71" office:value-type="float" office:value="6327" calcext:value-type="float">
            <text:p>6327.000</text:p>
          </table:table-cell>
          <table:table-cell office:value-type="float" office:value="5118" calcext:value-type="float">
            <text:p>5118</text:p>
          </table:table-cell>
          <table:table-cell table:style-name="ce71" office:value-type="float" office:value="23.62" calcext:value-type="float">
            <text:p>23.62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6327" calcext:value-type="float">
            <text:p>6327.000</text:p>
          </table:table-cell>
          <table:table-cell office:value-type="float" office:value="4960" calcext:value-type="float">
            <text:p>4960</text:p>
          </table:table-cell>
          <table:table-cell table:style-name="ce71" office:value-type="float" office:value="27.56" calcext:value-type="float">
            <text:p>27.56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1" calcext:value-type="float">
            <text:p>3600.0</text:p>
          </table:table-cell>
          <table:table-cell table:style-name="Default"/>
          <table:table-cell table:formula="of:=MIN([.B133];[.H133])" office:value-type="float" office:value="6327" calcext:value-type="float">
            <text:p>6327.000</text:p>
          </table:table-cell>
          <table:table-cell table:formula="of:=MAX([.C133];[.I133])" office:value-type="float" office:value="5118" calcext:value-type="float">
            <text:p>5118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pr20_01_usw_05_03.thop</text:p>
          </table:table-cell>
          <table:table-cell table:style-name="ce71" office:value-type="float" office:value="6327" calcext:value-type="float">
            <text:p>6327.000</text:p>
          </table:table-cell>
          <table:table-cell office:value-type="float" office:value="6067" calcext:value-type="float">
            <text:p>6067</text:p>
          </table:table-cell>
          <table:table-cell table:style-name="ce71" office:value-type="float" office:value="4.29" calcext:value-type="float">
            <text:p>4.29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6327" calcext:value-type="float">
            <text:p>6327.000</text:p>
          </table:table-cell>
          <table:table-cell office:value-type="float" office:value="5841" calcext:value-type="float">
            <text:p>5841</text:p>
          </table:table-cell>
          <table:table-cell table:style-name="ce71" office:value-type="float" office:value="8.32" calcext:value-type="float">
            <text:p>8.32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1" calcext:value-type="float">
            <text:p>3600.0</text:p>
          </table:table-cell>
          <table:table-cell table:style-name="Default"/>
          <table:table-cell table:formula="of:=MIN([.B134];[.H134])" office:value-type="float" office:value="6327" calcext:value-type="float">
            <text:p>6327.000</text:p>
          </table:table-cell>
          <table:table-cell table:formula="of:=MAX([.C134];[.I134])" office:value-type="float" office:value="6067" calcext:value-type="float">
            <text:p>6067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pr20_01_usw_10_01.thop</text:p>
          </table:table-cell>
          <table:table-cell table:style-name="ce71" office:value-type="float" office:value="8465" calcext:value-type="float">
            <text:p>8465.000</text:p>
          </table:table-cell>
          <table:table-cell office:value-type="float" office:value="2921" calcext:value-type="float">
            <text:p>2921</text:p>
          </table:table-cell>
          <table:table-cell table:style-name="ce71" office:value-type="float" office:value="189.8" calcext:value-type="float">
            <text:p>189.80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8465" calcext:value-type="float">
            <text:p>8465.000</text:p>
          </table:table-cell>
          <table:table-cell office:value-type="float" office:value="1824" calcext:value-type="float">
            <text:p>1824</text:p>
          </table:table-cell>
          <table:table-cell table:style-name="ce71" office:value-type="float" office:value="364.09" calcext:value-type="float">
            <text:p>364.09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135];[.H135])" office:value-type="float" office:value="8465" calcext:value-type="float">
            <text:p>8465.000</text:p>
          </table:table-cell>
          <table:table-cell table:formula="of:=MAX([.C135];[.I135])" office:value-type="float" office:value="2921" calcext:value-type="float">
            <text:p>2921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pr20_01_usw_10_02.thop</text:p>
          </table:table-cell>
          <table:table-cell table:style-name="ce71" office:value-type="float" office:value="8465" calcext:value-type="float">
            <text:p>8465.000</text:p>
          </table:table-cell>
          <table:table-cell office:value-type="float" office:value="2606" calcext:value-type="float">
            <text:p>2606</text:p>
          </table:table-cell>
          <table:table-cell table:style-name="ce71" office:value-type="float" office:value="224.83" calcext:value-type="float">
            <text:p>224.83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8465" calcext:value-type="float">
            <text:p>8465.000</text:p>
          </table:table-cell>
          <table:table-cell office:value-type="float" office:value="3143" calcext:value-type="float">
            <text:p>3143</text:p>
          </table:table-cell>
          <table:table-cell table:style-name="ce71" office:value-type="float" office:value="169.33" calcext:value-type="float">
            <text:p>169.33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136];[.H136])" office:value-type="float" office:value="8465" calcext:value-type="float">
            <text:p>8465.000</text:p>
          </table:table-cell>
          <table:table-cell table:formula="of:=MAX([.C136];[.I136])" office:value-type="float" office:value="3143" calcext:value-type="float">
            <text:p>3143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pr20_01_usw_10_03.thop</text:p>
          </table:table-cell>
          <table:table-cell table:style-name="ce71" office:value-type="float" office:value="8465" calcext:value-type="float">
            <text:p>8465.000</text:p>
          </table:table-cell>
          <table:table-cell office:value-type="float" office:value="4071" calcext:value-type="float">
            <text:p>4071</text:p>
          </table:table-cell>
          <table:table-cell table:style-name="ce71" office:value-type="float" office:value="107.93" calcext:value-type="float">
            <text:p>107.93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8465" calcext:value-type="float">
            <text:p>8465.000</text:p>
          </table:table-cell>
          <table:table-cell office:value-type="float" office:value="4361" calcext:value-type="float">
            <text:p>4361</text:p>
          </table:table-cell>
          <table:table-cell table:style-name="ce71" office:value-type="float" office:value="94.11" calcext:value-type="float">
            <text:p>94.11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137];[.H137])" office:value-type="float" office:value="8465" calcext:value-type="float">
            <text:p>8465.000</text:p>
          </table:table-cell>
          <table:table-cell table:formula="of:=MAX([.C137];[.I137])" office:value-type="float" office:value="4361" calcext:value-type="float">
            <text:p>4361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pr20_03_bsc_01_01.thop</text:p>
          </table:table-cell>
          <table:table-cell table:style-name="ce71" office:value-type="float" office:value="7913" calcext:value-type="float">
            <text:p>7913.000</text:p>
          </table:table-cell>
          <table:table-cell office:value-type="float" office:value="4299" calcext:value-type="float">
            <text:p>4299</text:p>
          </table:table-cell>
          <table:table-cell table:style-name="ce71" office:value-type="float" office:value="84.07" calcext:value-type="float">
            <text:p>84.07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7912.99999999998" calcext:value-type="float">
            <text:p>7913.000</text:p>
          </table:table-cell>
          <table:table-cell office:value-type="float" office:value="5831" calcext:value-type="float">
            <text:p>5831</text:p>
          </table:table-cell>
          <table:table-cell table:style-name="ce71" office:value-type="float" office:value="35.71" calcext:value-type="float">
            <text:p>35.71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138];[.H138])" office:value-type="float" office:value="7912.99999999998" calcext:value-type="float">
            <text:p>7913.000</text:p>
          </table:table-cell>
          <table:table-cell table:formula="of:=MAX([.C138];[.I138])" office:value-type="float" office:value="5831" calcext:value-type="float">
            <text:p>5831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pr20_03_bsc_01_02.thop</text:p>
          </table:table-cell>
          <table:table-cell table:style-name="ce71" office:value-type="float" office:value="7957.56928838951" calcext:value-type="float">
            <text:p>7957.569</text:p>
          </table:table-cell>
          <table:table-cell office:value-type="float" office:value="4326" calcext:value-type="float">
            <text:p>4326</text:p>
          </table:table-cell>
          <table:table-cell table:style-name="ce71" office:value-type="float" office:value="83.95" calcext:value-type="float">
            <text:p>83.95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7913" calcext:value-type="float">
            <text:p>7913.000</text:p>
          </table:table-cell>
          <table:table-cell office:value-type="float" office:value="6561" calcext:value-type="float">
            <text:p>6561</text:p>
          </table:table-cell>
          <table:table-cell table:style-name="ce71" office:value-type="float" office:value="20.61" calcext:value-type="float">
            <text:p>20.61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139];[.H139])" office:value-type="float" office:value="7913" calcext:value-type="float">
            <text:p>7913.000</text:p>
          </table:table-cell>
          <table:table-cell table:formula="of:=MAX([.C139];[.I139])" office:value-type="float" office:value="6561" calcext:value-type="float">
            <text:p>6561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pr20_03_bsc_01_03.thop</text:p>
          </table:table-cell>
          <table:table-cell table:style-name="ce71" office:value-type="float" office:value="7912.99999999992" calcext:value-type="float">
            <text:p>7913.000</text:p>
          </table:table-cell>
          <table:table-cell office:value-type="float" office:value="7906" calcext:value-type="float">
            <text:p>7906</text:p>
          </table:table-cell>
          <table:table-cell table:style-name="ce71" office:value-type="float" office:value="0.09" calcext:value-type="float">
            <text:p>0.09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7951.63636363636" calcext:value-type="float">
            <text:p>7951.636</text:p>
          </table:table-cell>
          <table:table-cell office:value-type="float" office:value="6707" calcext:value-type="float">
            <text:p>6707</text:p>
          </table:table-cell>
          <table:table-cell table:style-name="ce71" office:value-type="float" office:value="18.56" calcext:value-type="float">
            <text:p>18.56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140];[.H140])" office:value-type="float" office:value="7912.99999999992" calcext:value-type="float">
            <text:p>7913.000</text:p>
          </table:table-cell>
          <table:table-cell table:formula="of:=MAX([.C140];[.I140])" office:value-type="float" office:value="7906" calcext:value-type="float">
            <text:p>7906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pr20_03_bsc_05_01.thop</text:p>
          </table:table-cell>
          <table:table-cell table:style-name="ce71" office:value-type="float" office:value="33652.8709677419" calcext:value-type="float">
            <text:p>33652.871</text:p>
          </table:table-cell>
          <table:table-cell office:value-type="float" office:value="8285" calcext:value-type="float">
            <text:p>8285</text:p>
          </table:table-cell>
          <table:table-cell table:style-name="ce71" office:value-type="float" office:value="306.19" calcext:value-type="float">
            <text:p>306.19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33653.6354166667" calcext:value-type="float">
            <text:p>33653.635</text:p>
          </table:table-cell>
          <table:table-cell office:value-type="float" office:value="9136" calcext:value-type="float">
            <text:p>9136</text:p>
          </table:table-cell>
          <table:table-cell table:style-name="ce71" office:value-type="float" office:value="268.36" calcext:value-type="float">
            <text:p>268.36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141];[.H141])" office:value-type="float" office:value="33652.8709677419" calcext:value-type="float">
            <text:p>33652.871</text:p>
          </table:table-cell>
          <table:table-cell table:formula="of:=MAX([.C141];[.I141])" office:value-type="float" office:value="9136" calcext:value-type="float">
            <text:p>9136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pr20_03_bsc_05_02.thop</text:p>
          </table:table-cell>
          <table:table-cell table:style-name="ce71" office:value-type="float" office:value="33652.8709677419" calcext:value-type="float">
            <text:p>33652.871</text:p>
          </table:table-cell>
          <table:table-cell office:value-type="float" office:value="6753" calcext:value-type="float">
            <text:p>6753</text:p>
          </table:table-cell>
          <table:table-cell table:style-name="ce71" office:value-type="float" office:value="398.34" calcext:value-type="float">
            <text:p>398.34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33653.6354166667" calcext:value-type="float">
            <text:p>33653.635</text:p>
          </table:table-cell>
          <table:table-cell office:value-type="float" office:value="21799" calcext:value-type="float">
            <text:p>21799</text:p>
          </table:table-cell>
          <table:table-cell table:style-name="ce71" office:value-type="float" office:value="54.38" calcext:value-type="float">
            <text:p>54.38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142];[.H142])" office:value-type="float" office:value="33652.8709677419" calcext:value-type="float">
            <text:p>33652.871</text:p>
          </table:table-cell>
          <table:table-cell table:formula="of:=MAX([.C142];[.I142])" office:value-type="float" office:value="21799" calcext:value-type="float">
            <text:p>21799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pr20_03_bsc_05_03.thop</text:p>
          </table:table-cell>
          <table:table-cell table:style-name="ce71" office:value-type="float" office:value="33569" calcext:value-type="float">
            <text:p>33569.000</text:p>
          </table:table-cell>
          <table:table-cell office:value-type="float" office:value="13266" calcext:value-type="float">
            <text:p>13266</text:p>
          </table:table-cell>
          <table:table-cell table:style-name="ce71" office:value-type="float" office:value="153.05" calcext:value-type="float">
            <text:p>153.05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33653.6354166667" calcext:value-type="float">
            <text:p>33653.635</text:p>
          </table:table-cell>
          <table:table-cell office:value-type="float" office:value="23556" calcext:value-type="float">
            <text:p>23556</text:p>
          </table:table-cell>
          <table:table-cell table:style-name="ce71" office:value-type="float" office:value="42.87" calcext:value-type="float">
            <text:p>42.87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143];[.H143])" office:value-type="float" office:value="33569" calcext:value-type="float">
            <text:p>33569.000</text:p>
          </table:table-cell>
          <table:table-cell table:formula="of:=MAX([.C143];[.I143])" office:value-type="float" office:value="23556" calcext:value-type="float">
            <text:p>23556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pr20_03_bsc_10_01.thop</text:p>
          </table:table-cell>
          <table:table-cell table:style-name="ce71" office:value-type="float" office:value="62383" calcext:value-type="float">
            <text:p>62383.000</text:p>
          </table:table-cell>
          <table:table-cell office:value-type="float" office:value="6923" calcext:value-type="float">
            <text:p>6923</text:p>
          </table:table-cell>
          <table:table-cell table:style-name="ce71" office:value-type="float" office:value="801.1" calcext:value-type="float">
            <text:p>801.10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62383" calcext:value-type="float">
            <text:p>62383.000</text:p>
          </table:table-cell>
          <table:table-cell office:value-type="float" office:value="9968" calcext:value-type="float">
            <text:p>9968</text:p>
          </table:table-cell>
          <table:table-cell table:style-name="ce71" office:value-type="float" office:value="525.83" calcext:value-type="float">
            <text:p>525.83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144];[.H144])" office:value-type="float" office:value="62383" calcext:value-type="float">
            <text:p>62383.000</text:p>
          </table:table-cell>
          <table:table-cell table:formula="of:=MAX([.C144];[.I144])" office:value-type="float" office:value="9968" calcext:value-type="float">
            <text:p>9968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pr20_03_bsc_10_02.thop</text:p>
          </table:table-cell>
          <table:table-cell table:style-name="ce71" office:value-type="float" office:value="62383" calcext:value-type="float">
            <text:p>62383.000</text:p>
          </table:table-cell>
          <table:table-cell office:value-type="float" office:value="0" calcext:value-type="float">
            <text:p>0</text:p>
          </table:table-cell>
          <table:table-cell table:style-name="ce71" office:value-type="string" calcext:value-type="string">
            <text:p>infinite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62383" calcext:value-type="float">
            <text:p>62383.000</text:p>
          </table:table-cell>
          <table:table-cell office:value-type="float" office:value="20153" calcext:value-type="float">
            <text:p>20153</text:p>
          </table:table-cell>
          <table:table-cell table:style-name="ce71" office:value-type="float" office:value="209.55" calcext:value-type="float">
            <text:p>209.55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145];[.H145])" office:value-type="float" office:value="62383" calcext:value-type="float">
            <text:p>62383.000</text:p>
          </table:table-cell>
          <table:table-cell table:formula="of:=MAX([.C145];[.I145])" office:value-type="float" office:value="20153" calcext:value-type="float">
            <text:p>20153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pr20_03_bsc_10_03.thop</text:p>
          </table:table-cell>
          <table:table-cell table:style-name="ce71" office:value-type="float" office:value="62383" calcext:value-type="float">
            <text:p>62383.000</text:p>
          </table:table-cell>
          <table:table-cell office:value-type="float" office:value="20154" calcext:value-type="float">
            <text:p>20154</text:p>
          </table:table-cell>
          <table:table-cell table:style-name="ce71" office:value-type="float" office:value="209.53" calcext:value-type="float">
            <text:p>209.53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62383" calcext:value-type="float">
            <text:p>62383.000</text:p>
          </table:table-cell>
          <table:table-cell office:value-type="float" office:value="0" calcext:value-type="float">
            <text:p>0</text:p>
          </table:table-cell>
          <table:table-cell table:style-name="ce71" office:value-type="string" calcext:value-type="string">
            <text:p>infinite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146];[.H146])" office:value-type="float" office:value="62383" calcext:value-type="float">
            <text:p>62383.000</text:p>
          </table:table-cell>
          <table:table-cell table:formula="of:=MAX([.C146];[.I146])" office:value-type="float" office:value="20154" calcext:value-type="float">
            <text:p>20154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pr20_03_unc_01_01.thop</text:p>
          </table:table-cell>
          <table:table-cell table:style-name="ce71" office:value-type="float" office:value="7864.90243902439" calcext:value-type="float">
            <text:p>7864.902</text:p>
          </table:table-cell>
          <table:table-cell office:value-type="float" office:value="4659" calcext:value-type="float">
            <text:p>4659</text:p>
          </table:table-cell>
          <table:table-cell table:style-name="ce71" office:value-type="float" office:value="68.81" calcext:value-type="float">
            <text:p>68.81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7864.97382198953" calcext:value-type="float">
            <text:p>7864.974</text:p>
          </table:table-cell>
          <table:table-cell office:value-type="float" office:value="4532" calcext:value-type="float">
            <text:p>4532</text:p>
          </table:table-cell>
          <table:table-cell table:style-name="ce71" office:value-type="float" office:value="73.54" calcext:value-type="float">
            <text:p>73.54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147];[.H147])" office:value-type="float" office:value="7864.90243902439" calcext:value-type="float">
            <text:p>7864.902</text:p>
          </table:table-cell>
          <table:table-cell table:formula="of:=MAX([.C147];[.I147])" office:value-type="float" office:value="4659" calcext:value-type="float">
            <text:p>4659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pr20_03_unc_01_02.thop</text:p>
          </table:table-cell>
          <table:table-cell table:style-name="ce71" office:value-type="float" office:value="7864.47899159664" calcext:value-type="float">
            <text:p>7864.479</text:p>
          </table:table-cell>
          <table:table-cell office:value-type="float" office:value="5418" calcext:value-type="float">
            <text:p>5418</text:p>
          </table:table-cell>
          <table:table-cell table:style-name="ce71" office:value-type="float" office:value="45.15" calcext:value-type="float">
            <text:p>45.15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7864.82123510293" calcext:value-type="float">
            <text:p>7864.821</text:p>
          </table:table-cell>
          <table:table-cell office:value-type="float" office:value="4793" calcext:value-type="float">
            <text:p>4793</text:p>
          </table:table-cell>
          <table:table-cell table:style-name="ce71" office:value-type="float" office:value="64.09" calcext:value-type="float">
            <text:p>64.09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148];[.H148])" office:value-type="float" office:value="7864.47899159664" calcext:value-type="float">
            <text:p>7864.479</text:p>
          </table:table-cell>
          <table:table-cell table:formula="of:=MAX([.C148];[.I148])" office:value-type="float" office:value="5418" calcext:value-type="float">
            <text:p>5418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pr20_03_unc_01_03.thop</text:p>
          </table:table-cell>
          <table:table-cell table:style-name="ce71" office:value-type="float" office:value="7865.9603960396" calcext:value-type="float">
            <text:p>7865.960</text:p>
          </table:table-cell>
          <table:table-cell office:value-type="float" office:value="5889" calcext:value-type="float">
            <text:p>5889</text:p>
          </table:table-cell>
          <table:table-cell table:style-name="ce71" office:value-type="float" office:value="33.57" calcext:value-type="float">
            <text:p>33.57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7864.98536585366" calcext:value-type="float">
            <text:p>7864.985</text:p>
          </table:table-cell>
          <table:table-cell office:value-type="float" office:value="6124" calcext:value-type="float">
            <text:p>6124</text:p>
          </table:table-cell>
          <table:table-cell table:style-name="ce71" office:value-type="float" office:value="28.43" calcext:value-type="float">
            <text:p>28.43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149];[.H149])" office:value-type="float" office:value="7864.98536585366" calcext:value-type="float">
            <text:p>7864.985</text:p>
          </table:table-cell>
          <table:table-cell table:formula="of:=MAX([.C149];[.I149])" office:value-type="float" office:value="6124" calcext:value-type="float">
            <text:p>6124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pr20_03_unc_05_01.thop</text:p>
          </table:table-cell>
          <table:table-cell table:style-name="ce71" office:value-type="float" office:value="20157.485826002" calcext:value-type="float">
            <text:p>20157.486</text:p>
          </table:table-cell>
          <table:table-cell office:value-type="float" office:value="0" calcext:value-type="float">
            <text:p>0</text:p>
          </table:table-cell>
          <table:table-cell table:style-name="ce71" office:value-type="string" calcext:value-type="string">
            <text:p>infinite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20156" calcext:value-type="float">
            <text:p>20156.000</text:p>
          </table:table-cell>
          <table:table-cell office:value-type="float" office:value="8611" calcext:value-type="float">
            <text:p>8611</text:p>
          </table:table-cell>
          <table:table-cell table:style-name="ce71" office:value-type="float" office:value="134.07" calcext:value-type="float">
            <text:p>134.07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150];[.H150])" office:value-type="float" office:value="20156" calcext:value-type="float">
            <text:p>20156.000</text:p>
          </table:table-cell>
          <table:table-cell table:formula="of:=MAX([.C150];[.I150])" office:value-type="float" office:value="8611" calcext:value-type="float">
            <text:p>8611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pr20_03_unc_05_02.thop</text:p>
          </table:table-cell>
          <table:table-cell table:style-name="ce71" office:value-type="float" office:value="20156" calcext:value-type="float">
            <text:p>20156.000</text:p>
          </table:table-cell>
          <table:table-cell office:value-type="float" office:value="9004" calcext:value-type="float">
            <text:p>9004</text:p>
          </table:table-cell>
          <table:table-cell table:style-name="ce71" office:value-type="float" office:value="123.86" calcext:value-type="float">
            <text:p>123.86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.01" calcext:value-type="float">
            <text:p>3600.0</text:p>
          </table:table-cell>
          <table:table-cell table:style-name="ce80"/>
          <table:table-cell office:value-type="float" office:value="20156" calcext:value-type="float">
            <text:p>20156.000</text:p>
          </table:table-cell>
          <table:table-cell office:value-type="float" office:value="7806" calcext:value-type="float">
            <text:p>7806</text:p>
          </table:table-cell>
          <table:table-cell table:style-name="ce71" office:value-type="float" office:value="158.21" calcext:value-type="float">
            <text:p>158.21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151];[.H151])" office:value-type="float" office:value="20156" calcext:value-type="float">
            <text:p>20156.000</text:p>
          </table:table-cell>
          <table:table-cell table:formula="of:=MAX([.C151];[.I151])" office:value-type="float" office:value="9004" calcext:value-type="float">
            <text:p>9004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pr20_03_unc_05_03.thop</text:p>
          </table:table-cell>
          <table:table-cell table:style-name="ce71" office:value-type="float" office:value="20210.0503597122" calcext:value-type="float">
            <text:p>20210.050</text:p>
          </table:table-cell>
          <table:table-cell office:value-type="float" office:value="7118" calcext:value-type="float">
            <text:p>7118</text:p>
          </table:table-cell>
          <table:table-cell table:style-name="ce71" office:value-type="float" office:value="183.93" calcext:value-type="float">
            <text:p>183.93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20156" calcext:value-type="float">
            <text:p>20156.000</text:p>
          </table:table-cell>
          <table:table-cell office:value-type="float" office:value="18497" calcext:value-type="float">
            <text:p>18497</text:p>
          </table:table-cell>
          <table:table-cell table:style-name="ce71" office:value-type="float" office:value="8.97" calcext:value-type="float">
            <text:p>8.97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152];[.H152])" office:value-type="float" office:value="20156" calcext:value-type="float">
            <text:p>20156.000</text:p>
          </table:table-cell>
          <table:table-cell table:formula="of:=MAX([.C152];[.I152])" office:value-type="float" office:value="18497" calcext:value-type="float">
            <text:p>18497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pr20_03_unc_10_01.thop</text:p>
          </table:table-cell>
          <table:table-cell table:style-name="ce71" office:value-type="float" office:value="25059" calcext:value-type="float">
            <text:p>25059.000</text:p>
          </table:table-cell>
          <table:table-cell office:value-type="float" office:value="5476" calcext:value-type="float">
            <text:p>5476</text:p>
          </table:table-cell>
          <table:table-cell table:style-name="ce71" office:value-type="float" office:value="357.62" calcext:value-type="float">
            <text:p>357.62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25059" calcext:value-type="float">
            <text:p>25059.000</text:p>
          </table:table-cell>
          <table:table-cell office:value-type="float" office:value="8609" calcext:value-type="float">
            <text:p>8609</text:p>
          </table:table-cell>
          <table:table-cell table:style-name="ce71" office:value-type="float" office:value="191.08" calcext:value-type="float">
            <text:p>191.08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153];[.H153])" office:value-type="float" office:value="25059" calcext:value-type="float">
            <text:p>25059.000</text:p>
          </table:table-cell>
          <table:table-cell table:formula="of:=MAX([.C153];[.I153])" office:value-type="float" office:value="8609" calcext:value-type="float">
            <text:p>8609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pr20_03_unc_10_02.thop</text:p>
          </table:table-cell>
          <table:table-cell table:style-name="ce71" office:value-type="float" office:value="25059" calcext:value-type="float">
            <text:p>25059.000</text:p>
          </table:table-cell>
          <table:table-cell office:value-type="float" office:value="9690" calcext:value-type="float">
            <text:p>9690</text:p>
          </table:table-cell>
          <table:table-cell table:style-name="ce71" office:value-type="float" office:value="158.61" calcext:value-type="float">
            <text:p>158.61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25059" calcext:value-type="float">
            <text:p>25059.000</text:p>
          </table:table-cell>
          <table:table-cell office:value-type="float" office:value="12681" calcext:value-type="float">
            <text:p>12681</text:p>
          </table:table-cell>
          <table:table-cell table:style-name="ce71" office:value-type="float" office:value="97.61" calcext:value-type="float">
            <text:p>97.61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154];[.H154])" office:value-type="float" office:value="25059" calcext:value-type="float">
            <text:p>25059.000</text:p>
          </table:table-cell>
          <table:table-cell table:formula="of:=MAX([.C154];[.I154])" office:value-type="float" office:value="12681" calcext:value-type="float">
            <text:p>12681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pr20_03_unc_10_03.thop</text:p>
          </table:table-cell>
          <table:table-cell table:style-name="ce71" office:value-type="float" office:value="25059" calcext:value-type="float">
            <text:p>25059.000</text:p>
          </table:table-cell>
          <table:table-cell office:value-type="float" office:value="16622" calcext:value-type="float">
            <text:p>16622</text:p>
          </table:table-cell>
          <table:table-cell table:style-name="ce71" office:value-type="float" office:value="50.76" calcext:value-type="float">
            <text:p>50.76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25059" calcext:value-type="float">
            <text:p>25059.000</text:p>
          </table:table-cell>
          <table:table-cell office:value-type="float" office:value="10180" calcext:value-type="float">
            <text:p>10180</text:p>
          </table:table-cell>
          <table:table-cell table:style-name="ce71" office:value-type="float" office:value="146.16" calcext:value-type="float">
            <text:p>146.16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155];[.H155])" office:value-type="float" office:value="25059" calcext:value-type="float">
            <text:p>25059.000</text:p>
          </table:table-cell>
          <table:table-cell table:formula="of:=MAX([.C155];[.I155])" office:value-type="float" office:value="16622" calcext:value-type="float">
            <text:p>16622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pr20_03_usw_01_01.thop</text:p>
          </table:table-cell>
          <table:table-cell table:style-name="ce71" office:value-type="float" office:value="4528.88284401546" calcext:value-type="float">
            <text:p>4528.883</text:p>
          </table:table-cell>
          <table:table-cell office:value-type="float" office:value="3394" calcext:value-type="float">
            <text:p>3394</text:p>
          </table:table-cell>
          <table:table-cell table:style-name="ce71" office:value-type="float" office:value="33.44" calcext:value-type="float">
            <text:p>33.44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4627.68986449553" calcext:value-type="float">
            <text:p>4627.690</text:p>
          </table:table-cell>
          <table:table-cell office:value-type="float" office:value="3394" calcext:value-type="float">
            <text:p>3394</text:p>
          </table:table-cell>
          <table:table-cell table:style-name="ce71" office:value-type="float" office:value="36.35" calcext:value-type="float">
            <text:p>36.35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1" calcext:value-type="float">
            <text:p>3600.0</text:p>
          </table:table-cell>
          <table:table-cell table:style-name="Default"/>
          <table:table-cell table:formula="of:=MIN([.B156];[.H156])" office:value-type="float" office:value="4528.88284401546" calcext:value-type="float">
            <text:p>4528.883</text:p>
          </table:table-cell>
          <table:table-cell table:formula="of:=MAX([.C156];[.I156])" office:value-type="float" office:value="3394" calcext:value-type="float">
            <text:p>3394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pr20_03_usw_01_02.thop</text:p>
          </table:table-cell>
          <table:table-cell table:style-name="ce71" office:value-type="float" office:value="4579" calcext:value-type="float">
            <text:p>4579.000</text:p>
          </table:table-cell>
          <table:table-cell office:value-type="float" office:value="4579" calcext:value-type="float">
            <text:p>4579</text:p>
          </table:table-cell>
          <table:table-cell table:style-name="ce71" office:value-type="float" office:value="0" calcext:value-type="float">
            <text:p>0.000</text:p>
          </table:table-cell>
          <table:table-cell table:style-name="ce76" office:value-type="boolean" office:boolean-value="true" calcext:value-type="boolean">
            <text:p>TRUE</text:p>
          </table:table-cell>
          <table:table-cell table:style-name="ce79" office:value-type="float" office:value="105.81" calcext:value-type="float">
            <text:p>105.8</text:p>
          </table:table-cell>
          <table:table-cell table:style-name="ce80"/>
          <table:table-cell office:value-type="float" office:value="4579" calcext:value-type="float">
            <text:p>4579.000</text:p>
          </table:table-cell>
          <table:table-cell office:value-type="float" office:value="4579" calcext:value-type="float">
            <text:p>4579</text:p>
          </table:table-cell>
          <table:table-cell table:style-name="ce71" office:value-type="float" office:value="0" calcext:value-type="float">
            <text:p>0.000</text:p>
          </table:table-cell>
          <table:table-cell table:style-name="ce75" office:value-type="boolean" office:boolean-value="true" calcext:value-type="boolean">
            <text:p>TRUE</text:p>
          </table:table-cell>
          <table:table-cell office:value-type="float" office:value="588.93" calcext:value-type="float">
            <text:p>588.9</text:p>
          </table:table-cell>
          <table:table-cell table:style-name="Default"/>
          <table:table-cell table:formula="of:=MIN([.B157];[.H157])" office:value-type="float" office:value="4579" calcext:value-type="float">
            <text:p>4579.000</text:p>
          </table:table-cell>
          <table:table-cell table:formula="of:=MAX([.C157];[.I157])" office:value-type="float" office:value="4579" calcext:value-type="float">
            <text:p>4579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pr20_03_usw_01_03.thop</text:p>
          </table:table-cell>
          <table:table-cell table:style-name="ce71" office:value-type="float" office:value="4628" calcext:value-type="float">
            <text:p>4628.000</text:p>
          </table:table-cell>
          <table:table-cell office:value-type="float" office:value="4628" calcext:value-type="float">
            <text:p>4628</text:p>
          </table:table-cell>
          <table:table-cell table:style-name="ce71" office:value-type="float" office:value="0" calcext:value-type="float">
            <text:p>0.000</text:p>
          </table:table-cell>
          <table:table-cell table:style-name="ce76" office:value-type="boolean" office:boolean-value="true" calcext:value-type="boolean">
            <text:p>TRUE</text:p>
          </table:table-cell>
          <table:table-cell table:style-name="ce79" office:value-type="float" office:value="28.98" calcext:value-type="float">
            <text:p>29.0</text:p>
          </table:table-cell>
          <table:table-cell table:style-name="ce80"/>
          <table:table-cell office:value-type="float" office:value="4628" calcext:value-type="float">
            <text:p>4628.000</text:p>
          </table:table-cell>
          <table:table-cell office:value-type="float" office:value="4628" calcext:value-type="float">
            <text:p>4628</text:p>
          </table:table-cell>
          <table:table-cell table:style-name="ce71" office:value-type="float" office:value="0" calcext:value-type="float">
            <text:p>0.000</text:p>
          </table:table-cell>
          <table:table-cell table:style-name="ce75" office:value-type="boolean" office:boolean-value="true" calcext:value-type="boolean">
            <text:p>TRUE</text:p>
          </table:table-cell>
          <table:table-cell office:value-type="float" office:value="0.92" calcext:value-type="float">
            <text:p>0.9</text:p>
          </table:table-cell>
          <table:table-cell table:style-name="Default"/>
          <table:table-cell table:formula="of:=MIN([.B158];[.H158])" office:value-type="float" office:value="4628" calcext:value-type="float">
            <text:p>4628.000</text:p>
          </table:table-cell>
          <table:table-cell table:formula="of:=MAX([.C158];[.I158])" office:value-type="float" office:value="4628" calcext:value-type="float">
            <text:p>4628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pr20_03_usw_05_01.thop</text:p>
          </table:table-cell>
          <table:table-cell table:style-name="ce71" office:value-type="float" office:value="19504" calcext:value-type="float">
            <text:p>19504.000</text:p>
          </table:table-cell>
          <table:table-cell office:value-type="float" office:value="10423" calcext:value-type="float">
            <text:p>10423</text:p>
          </table:table-cell>
          <table:table-cell table:style-name="ce71" office:value-type="float" office:value="87.12" calcext:value-type="float">
            <text:p>87.12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19504" calcext:value-type="float">
            <text:p>19504.000</text:p>
          </table:table-cell>
          <table:table-cell office:value-type="float" office:value="1898" calcext:value-type="float">
            <text:p>1898</text:p>
          </table:table-cell>
          <table:table-cell table:style-name="ce71" office:value-type="float" office:value="927.61" calcext:value-type="float">
            <text:p>927.61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159];[.H159])" office:value-type="float" office:value="19504" calcext:value-type="float">
            <text:p>19504.000</text:p>
          </table:table-cell>
          <table:table-cell table:formula="of:=MAX([.C159];[.I159])" office:value-type="float" office:value="10423" calcext:value-type="float">
            <text:p>10423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pr20_03_usw_05_02.thop</text:p>
          </table:table-cell>
          <table:table-cell table:style-name="ce71" office:value-type="float" office:value="19504" calcext:value-type="float">
            <text:p>19504.000</text:p>
          </table:table-cell>
          <table:table-cell office:value-type="float" office:value="4853" calcext:value-type="float">
            <text:p>4853</text:p>
          </table:table-cell>
          <table:table-cell table:style-name="ce71" office:value-type="float" office:value="301.9" calcext:value-type="float">
            <text:p>301.90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19504" calcext:value-type="float">
            <text:p>19504.000</text:p>
          </table:table-cell>
          <table:table-cell office:value-type="float" office:value="12366" calcext:value-type="float">
            <text:p>12366</text:p>
          </table:table-cell>
          <table:table-cell table:style-name="ce71" office:value-type="float" office:value="57.72" calcext:value-type="float">
            <text:p>57.72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160];[.H160])" office:value-type="float" office:value="19504" calcext:value-type="float">
            <text:p>19504.000</text:p>
          </table:table-cell>
          <table:table-cell table:formula="of:=MAX([.C160];[.I160])" office:value-type="float" office:value="12366" calcext:value-type="float">
            <text:p>12366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pr20_03_usw_05_03.thop</text:p>
          </table:table-cell>
          <table:table-cell table:style-name="ce71" office:value-type="float" office:value="19504" calcext:value-type="float">
            <text:p>19504.000</text:p>
          </table:table-cell>
          <table:table-cell office:value-type="float" office:value="10887" calcext:value-type="float">
            <text:p>10887</text:p>
          </table:table-cell>
          <table:table-cell table:style-name="ce71" office:value-type="float" office:value="79.15" calcext:value-type="float">
            <text:p>79.15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19504" calcext:value-type="float">
            <text:p>19504.000</text:p>
          </table:table-cell>
          <table:table-cell office:value-type="float" office:value="14124" calcext:value-type="float">
            <text:p>14124</text:p>
          </table:table-cell>
          <table:table-cell table:style-name="ce71" office:value-type="float" office:value="38.09" calcext:value-type="float">
            <text:p>38.09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161];[.H161])" office:value-type="float" office:value="19504" calcext:value-type="float">
            <text:p>19504.000</text:p>
          </table:table-cell>
          <table:table-cell table:formula="of:=MAX([.C161];[.I161])" office:value-type="float" office:value="14124" calcext:value-type="float">
            <text:p>14124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pr20_03_usw_10_01.thop</text:p>
          </table:table-cell>
          <table:table-cell table:style-name="ce71" office:value-type="float" office:value="25962" calcext:value-type="float">
            <text:p>25962.000</text:p>
          </table:table-cell>
          <table:table-cell office:value-type="float" office:value="0" calcext:value-type="float">
            <text:p>0</text:p>
          </table:table-cell>
          <table:table-cell table:style-name="ce71" office:value-type="string" calcext:value-type="string">
            <text:p>infinite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25962" calcext:value-type="float">
            <text:p>25962.000</text:p>
          </table:table-cell>
          <table:table-cell office:value-type="float" office:value="7759" calcext:value-type="float">
            <text:p>7759</text:p>
          </table:table-cell>
          <table:table-cell table:style-name="ce71" office:value-type="float" office:value="234.6" calcext:value-type="float">
            <text:p>234.60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162];[.H162])" office:value-type="float" office:value="25962" calcext:value-type="float">
            <text:p>25962.000</text:p>
          </table:table-cell>
          <table:table-cell table:formula="of:=MAX([.C162];[.I162])" office:value-type="float" office:value="7759" calcext:value-type="float">
            <text:p>7759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pr20_03_usw_10_02.thop</text:p>
          </table:table-cell>
          <table:table-cell table:style-name="ce71" office:value-type="float" office:value="25962" calcext:value-type="float">
            <text:p>25962.000</text:p>
          </table:table-cell>
          <table:table-cell office:value-type="float" office:value="1965" calcext:value-type="float">
            <text:p>1965</text:p>
          </table:table-cell>
          <table:table-cell table:style-name="ce71" office:value-type="float" office:value="1221.22" calcext:value-type="float">
            <text:p>1221.22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25962" calcext:value-type="float">
            <text:p>25962.000</text:p>
          </table:table-cell>
          <table:table-cell office:value-type="float" office:value="11541" calcext:value-type="float">
            <text:p>11541</text:p>
          </table:table-cell>
          <table:table-cell table:style-name="ce71" office:value-type="float" office:value="124.95" calcext:value-type="float">
            <text:p>124.95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163];[.H163])" office:value-type="float" office:value="25962" calcext:value-type="float">
            <text:p>25962.000</text:p>
          </table:table-cell>
          <table:table-cell table:formula="of:=MAX([.C163];[.I163])" office:value-type="float" office:value="11541" calcext:value-type="float">
            <text:p>11541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pr20_03_usw_10_03.thop</text:p>
          </table:table-cell>
          <table:table-cell table:style-name="ce71" office:value-type="float" office:value="25962" calcext:value-type="float">
            <text:p>25962.000</text:p>
          </table:table-cell>
          <table:table-cell office:value-type="float" office:value="6394" calcext:value-type="float">
            <text:p>6394</text:p>
          </table:table-cell>
          <table:table-cell table:style-name="ce71" office:value-type="float" office:value="306.04" calcext:value-type="float">
            <text:p>306.04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25962" calcext:value-type="float">
            <text:p>25962.000</text:p>
          </table:table-cell>
          <table:table-cell office:value-type="float" office:value="14206" calcext:value-type="float">
            <text:p>14206</text:p>
          </table:table-cell>
          <table:table-cell table:style-name="ce71" office:value-type="float" office:value="82.75" calcext:value-type="float">
            <text:p>82.75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164];[.H164])" office:value-type="float" office:value="25962" calcext:value-type="float">
            <text:p>25962.000</text:p>
          </table:table-cell>
          <table:table-cell table:formula="of:=MAX([.C164];[.I164])" office:value-type="float" office:value="14206" calcext:value-type="float">
            <text:p>14206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pr20_05_bsc_01_01.thop</text:p>
          </table:table-cell>
          <table:table-cell table:style-name="ce71" office:value-type="float" office:value="13869.4294032023" calcext:value-type="float">
            <text:p>13869.429</text:p>
          </table:table-cell>
          <table:table-cell office:value-type="float" office:value="8490" calcext:value-type="float">
            <text:p>8490</text:p>
          </table:table-cell>
          <table:table-cell table:style-name="ce71" office:value-type="float" office:value="63.36" calcext:value-type="float">
            <text:p>63.36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13868.6814404432" calcext:value-type="float">
            <text:p>13868.681</text:p>
          </table:table-cell>
          <table:table-cell office:value-type="float" office:value="8124" calcext:value-type="float">
            <text:p>8124</text:p>
          </table:table-cell>
          <table:table-cell table:style-name="ce71" office:value-type="float" office:value="70.71" calcext:value-type="float">
            <text:p>70.71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165];[.H165])" office:value-type="float" office:value="13868.6814404432" calcext:value-type="float">
            <text:p>13868.681</text:p>
          </table:table-cell>
          <table:table-cell table:formula="of:=MAX([.C165];[.I165])" office:value-type="float" office:value="8490" calcext:value-type="float">
            <text:p>8490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pr20_05_bsc_01_02.thop</text:p>
          </table:table-cell>
          <table:table-cell table:style-name="ce71" office:value-type="float" office:value="13869.4294032023" calcext:value-type="float">
            <text:p>13869.429</text:p>
          </table:table-cell>
          <table:table-cell office:value-type="float" office:value="7770" calcext:value-type="float">
            <text:p>7770</text:p>
          </table:table-cell>
          <table:table-cell table:style-name="ce71" office:value-type="float" office:value="78.5" calcext:value-type="float">
            <text:p>78.50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13868.6814404432" calcext:value-type="float">
            <text:p>13868.681</text:p>
          </table:table-cell>
          <table:table-cell office:value-type="float" office:value="11315" calcext:value-type="float">
            <text:p>11315</text:p>
          </table:table-cell>
          <table:table-cell table:style-name="ce71" office:value-type="float" office:value="22.57" calcext:value-type="float">
            <text:p>22.57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166];[.H166])" office:value-type="float" office:value="13868.6814404432" calcext:value-type="float">
            <text:p>13868.681</text:p>
          </table:table-cell>
          <table:table-cell table:formula="of:=MAX([.C166];[.I166])" office:value-type="float" office:value="11315" calcext:value-type="float">
            <text:p>11315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pr20_05_bsc_01_03.thop</text:p>
          </table:table-cell>
          <table:table-cell table:style-name="ce71" office:value-type="float" office:value="13869.0141643059" calcext:value-type="float">
            <text:p>13869.014</text:p>
          </table:table-cell>
          <table:table-cell office:value-type="float" office:value="8380" calcext:value-type="float">
            <text:p>8380</text:p>
          </table:table-cell>
          <table:table-cell table:style-name="ce71" office:value-type="float" office:value="65.5" calcext:value-type="float">
            <text:p>65.50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.01" calcext:value-type="float">
            <text:p>3600.0</text:p>
          </table:table-cell>
          <table:table-cell table:style-name="ce80"/>
          <table:table-cell office:value-type="float" office:value="13868.9085794655" calcext:value-type="float">
            <text:p>13868.909</text:p>
          </table:table-cell>
          <table:table-cell office:value-type="float" office:value="11445" calcext:value-type="float">
            <text:p>11445</text:p>
          </table:table-cell>
          <table:table-cell table:style-name="ce71" office:value-type="float" office:value="21.18" calcext:value-type="float">
            <text:p>21.18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167];[.H167])" office:value-type="float" office:value="13868.9085794655" calcext:value-type="float">
            <text:p>13868.909</text:p>
          </table:table-cell>
          <table:table-cell table:formula="of:=MAX([.C167];[.I167])" office:value-type="float" office:value="11445" calcext:value-type="float">
            <text:p>11445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pr20_05_bsc_05_01.thop</text:p>
          </table:table-cell>
          <table:table-cell table:style-name="ce71" office:value-type="float" office:value="55551" calcext:value-type="float">
            <text:p>55551.000</text:p>
          </table:table-cell>
          <table:table-cell office:value-type="float" office:value="10547" calcext:value-type="float">
            <text:p>10547</text:p>
          </table:table-cell>
          <table:table-cell table:style-name="ce71" office:value-type="float" office:value="426.7" calcext:value-type="float">
            <text:p>426.70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55551" calcext:value-type="float">
            <text:p>55551.000</text:p>
          </table:table-cell>
          <table:table-cell office:value-type="float" office:value="25222" calcext:value-type="float">
            <text:p>25222</text:p>
          </table:table-cell>
          <table:table-cell table:style-name="ce71" office:value-type="float" office:value="120.25" calcext:value-type="float">
            <text:p>120.25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168];[.H168])" office:value-type="float" office:value="55551" calcext:value-type="float">
            <text:p>55551.000</text:p>
          </table:table-cell>
          <table:table-cell table:formula="of:=MAX([.C168];[.I168])" office:value-type="float" office:value="25222" calcext:value-type="float">
            <text:p>25222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pr20_05_bsc_05_02.thop</text:p>
          </table:table-cell>
          <table:table-cell table:style-name="ce71" office:value-type="float" office:value="55471" calcext:value-type="float">
            <text:p>55471.000</text:p>
          </table:table-cell>
          <table:table-cell office:value-type="float" office:value="35746" calcext:value-type="float">
            <text:p>35746</text:p>
          </table:table-cell>
          <table:table-cell table:style-name="ce71" office:value-type="float" office:value="55.18" calcext:value-type="float">
            <text:p>55.18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55551" calcext:value-type="float">
            <text:p>55551.000</text:p>
          </table:table-cell>
          <table:table-cell office:value-type="float" office:value="44044" calcext:value-type="float">
            <text:p>44044</text:p>
          </table:table-cell>
          <table:table-cell table:style-name="ce71" office:value-type="float" office:value="26.13" calcext:value-type="float">
            <text:p>26.13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169];[.H169])" office:value-type="float" office:value="55471" calcext:value-type="float">
            <text:p>55471.000</text:p>
          </table:table-cell>
          <table:table-cell table:formula="of:=MAX([.C169];[.I169])" office:value-type="float" office:value="44044" calcext:value-type="float">
            <text:p>44044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pr20_05_bsc_05_03.thop</text:p>
          </table:table-cell>
          <table:table-cell table:style-name="ce71" office:value-type="float" office:value="55550.834824501" calcext:value-type="float">
            <text:p>55550.835</text:p>
          </table:table-cell>
          <table:table-cell office:value-type="float" office:value="23618" calcext:value-type="float">
            <text:p>23618</text:p>
          </table:table-cell>
          <table:table-cell table:style-name="ce71" office:value-type="float" office:value="135.21" calcext:value-type="float">
            <text:p>135.21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55551.0829875519" calcext:value-type="float">
            <text:p>55551.083</text:p>
          </table:table-cell>
          <table:table-cell office:value-type="float" office:value="34906" calcext:value-type="float">
            <text:p>34906</text:p>
          </table:table-cell>
          <table:table-cell table:style-name="ce71" office:value-type="float" office:value="59.14" calcext:value-type="float">
            <text:p>59.14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170];[.H170])" office:value-type="float" office:value="55550.834824501" calcext:value-type="float">
            <text:p>55550.835</text:p>
          </table:table-cell>
          <table:table-cell table:formula="of:=MAX([.C170];[.I170])" office:value-type="float" office:value="34906" calcext:value-type="float">
            <text:p>34906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pr20_05_bsc_10_01.thop</text:p>
          </table:table-cell>
          <table:table-cell table:style-name="ce71" office:value-type="float" office:value="98481" calcext:value-type="float">
            <text:p>98481.000</text:p>
          </table:table-cell>
          <table:table-cell office:value-type="float" office:value="0" calcext:value-type="float">
            <text:p>0</text:p>
          </table:table-cell>
          <table:table-cell table:style-name="ce71" office:value-type="string" calcext:value-type="string">
            <text:p>infinite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98481" calcext:value-type="float">
            <text:p>98481.000</text:p>
          </table:table-cell>
          <table:table-cell office:value-type="float" office:value="31357" calcext:value-type="float">
            <text:p>31357</text:p>
          </table:table-cell>
          <table:table-cell table:style-name="ce71" office:value-type="float" office:value="214.06" calcext:value-type="float">
            <text:p>214.06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171];[.H171])" office:value-type="float" office:value="98481" calcext:value-type="float">
            <text:p>98481.000</text:p>
          </table:table-cell>
          <table:table-cell table:formula="of:=MAX([.C171];[.I171])" office:value-type="float" office:value="31357" calcext:value-type="float">
            <text:p>31357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pr20_05_bsc_10_02.thop</text:p>
          </table:table-cell>
          <table:table-cell table:style-name="ce71" office:value-type="float" office:value="98481" calcext:value-type="float">
            <text:p>98481.000</text:p>
          </table:table-cell>
          <table:table-cell office:value-type="float" office:value="0" calcext:value-type="float">
            <text:p>0</text:p>
          </table:table-cell>
          <table:table-cell table:style-name="ce71" office:value-type="string" calcext:value-type="string">
            <text:p>infinite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98481" calcext:value-type="float">
            <text:p>98481.000</text:p>
          </table:table-cell>
          <table:table-cell office:value-type="float" office:value="29611" calcext:value-type="float">
            <text:p>29611</text:p>
          </table:table-cell>
          <table:table-cell table:style-name="ce71" office:value-type="float" office:value="232.58" calcext:value-type="float">
            <text:p>232.58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172];[.H172])" office:value-type="float" office:value="98481" calcext:value-type="float">
            <text:p>98481.000</text:p>
          </table:table-cell>
          <table:table-cell table:formula="of:=MAX([.C172];[.I172])" office:value-type="float" office:value="29611" calcext:value-type="float">
            <text:p>29611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pr20_05_bsc_10_03.thop</text:p>
          </table:table-cell>
          <table:table-cell table:style-name="ce71" office:value-type="float" office:value="98481" calcext:value-type="float">
            <text:p>98481.000</text:p>
          </table:table-cell>
          <table:table-cell office:value-type="float" office:value="13722" calcext:value-type="float">
            <text:p>13722</text:p>
          </table:table-cell>
          <table:table-cell table:style-name="ce71" office:value-type="float" office:value="617.69" calcext:value-type="float">
            <text:p>617.69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98481" calcext:value-type="float">
            <text:p>98481.000</text:p>
          </table:table-cell>
          <table:table-cell office:value-type="float" office:value="38520" calcext:value-type="float">
            <text:p>38520</text:p>
          </table:table-cell>
          <table:table-cell table:style-name="ce71" office:value-type="float" office:value="155.66" calcext:value-type="float">
            <text:p>155.66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1" calcext:value-type="float">
            <text:p>3600.0</text:p>
          </table:table-cell>
          <table:table-cell table:style-name="Default"/>
          <table:table-cell table:formula="of:=MIN([.B173];[.H173])" office:value-type="float" office:value="98481" calcext:value-type="float">
            <text:p>98481.000</text:p>
          </table:table-cell>
          <table:table-cell table:formula="of:=MAX([.C173];[.I173])" office:value-type="float" office:value="38520" calcext:value-type="float">
            <text:p>38520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pr20_05_unc_01_01.thop</text:p>
          </table:table-cell>
          <table:table-cell table:style-name="ce71" office:value-type="float" office:value="12376.4059405941" calcext:value-type="float">
            <text:p>12376.406</text:p>
          </table:table-cell>
          <table:table-cell office:value-type="float" office:value="4077" calcext:value-type="float">
            <text:p>4077</text:p>
          </table:table-cell>
          <table:table-cell table:style-name="ce71" office:value-type="float" office:value="203.57" calcext:value-type="float">
            <text:p>203.57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.01" calcext:value-type="float">
            <text:p>3600.0</text:p>
          </table:table-cell>
          <table:table-cell table:style-name="ce80"/>
          <table:table-cell office:value-type="float" office:value="12376.858490566" calcext:value-type="float">
            <text:p>12376.858</text:p>
          </table:table-cell>
          <table:table-cell office:value-type="float" office:value="4865" calcext:value-type="float">
            <text:p>4865</text:p>
          </table:table-cell>
          <table:table-cell table:style-name="ce71" office:value-type="float" office:value="154.41" calcext:value-type="float">
            <text:p>154.41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174];[.H174])" office:value-type="float" office:value="12376.4059405941" calcext:value-type="float">
            <text:p>12376.406</text:p>
          </table:table-cell>
          <table:table-cell table:formula="of:=MAX([.C174];[.I174])" office:value-type="float" office:value="4865" calcext:value-type="float">
            <text:p>4865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pr20_05_unc_01_02.thop</text:p>
          </table:table-cell>
          <table:table-cell table:style-name="ce71" office:value-type="float" office:value="12385.6597938144" calcext:value-type="float">
            <text:p>12385.660</text:p>
          </table:table-cell>
          <table:table-cell office:value-type="float" office:value="5092" calcext:value-type="float">
            <text:p>5092</text:p>
          </table:table-cell>
          <table:table-cell table:style-name="ce71" office:value-type="float" office:value="143.24" calcext:value-type="float">
            <text:p>143.24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12376.858490566" calcext:value-type="float">
            <text:p>12376.858</text:p>
          </table:table-cell>
          <table:table-cell office:value-type="float" office:value="6856" calcext:value-type="float">
            <text:p>6856</text:p>
          </table:table-cell>
          <table:table-cell table:style-name="ce71" office:value-type="float" office:value="80.53" calcext:value-type="float">
            <text:p>80.53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175];[.H175])" office:value-type="float" office:value="12376.858490566" calcext:value-type="float">
            <text:p>12376.858</text:p>
          </table:table-cell>
          <table:table-cell table:formula="of:=MAX([.C175];[.I175])" office:value-type="float" office:value="6856" calcext:value-type="float">
            <text:p>6856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pr20_05_unc_01_03.thop</text:p>
          </table:table-cell>
          <table:table-cell table:style-name="ce71" office:value-type="float" office:value="12376.858490566" calcext:value-type="float">
            <text:p>12376.858</text:p>
          </table:table-cell>
          <table:table-cell office:value-type="float" office:value="9979" calcext:value-type="float">
            <text:p>9979</text:p>
          </table:table-cell>
          <table:table-cell table:style-name="ce71" office:value-type="float" office:value="24.03" calcext:value-type="float">
            <text:p>24.03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12378.9127516779" calcext:value-type="float">
            <text:p>12378.913</text:p>
          </table:table-cell>
          <table:table-cell office:value-type="float" office:value="7294" calcext:value-type="float">
            <text:p>7294</text:p>
          </table:table-cell>
          <table:table-cell table:style-name="ce71" office:value-type="float" office:value="69.71" calcext:value-type="float">
            <text:p>69.71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176];[.H176])" office:value-type="float" office:value="12376.858490566" calcext:value-type="float">
            <text:p>12376.858</text:p>
          </table:table-cell>
          <table:table-cell table:formula="of:=MAX([.C176];[.I176])" office:value-type="float" office:value="9979" calcext:value-type="float">
            <text:p>9979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pr20_05_unc_05_01.thop</text:p>
          </table:table-cell>
          <table:table-cell table:style-name="ce71" office:value-type="float" office:value="32729.1219880459" calcext:value-type="float">
            <text:p>32729.122</text:p>
          </table:table-cell>
          <table:table-cell office:value-type="float" office:value="5014" calcext:value-type="float">
            <text:p>5014</text:p>
          </table:table-cell>
          <table:table-cell table:style-name="ce71" office:value-type="float" office:value="552.75" calcext:value-type="float">
            <text:p>552.75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32742.058685446" calcext:value-type="float">
            <text:p>32742.059</text:p>
          </table:table-cell>
          <table:table-cell office:value-type="float" office:value="13452" calcext:value-type="float">
            <text:p>13452</text:p>
          </table:table-cell>
          <table:table-cell table:style-name="ce71" office:value-type="float" office:value="143.4" calcext:value-type="float">
            <text:p>143.40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177];[.H177])" office:value-type="float" office:value="32729.1219880459" calcext:value-type="float">
            <text:p>32729.122</text:p>
          </table:table-cell>
          <table:table-cell table:formula="of:=MAX([.C177];[.I177])" office:value-type="float" office:value="13452" calcext:value-type="float">
            <text:p>13452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pr20_05_unc_05_02.thop</text:p>
          </table:table-cell>
          <table:table-cell table:style-name="ce71" office:value-type="float" office:value="32733.5507246377" calcext:value-type="float">
            <text:p>32733.551</text:p>
          </table:table-cell>
          <table:table-cell office:value-type="float" office:value="7120" calcext:value-type="float">
            <text:p>7120</text:p>
          </table:table-cell>
          <table:table-cell table:style-name="ce71" office:value-type="float" office:value="359.74" calcext:value-type="float">
            <text:p>359.74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32738.1416309013" calcext:value-type="float">
            <text:p>32738.142</text:p>
          </table:table-cell>
          <table:table-cell office:value-type="float" office:value="14432" calcext:value-type="float">
            <text:p>14432</text:p>
          </table:table-cell>
          <table:table-cell table:style-name="ce71" office:value-type="float" office:value="126.84" calcext:value-type="float">
            <text:p>126.84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178];[.H178])" office:value-type="float" office:value="32733.5507246377" calcext:value-type="float">
            <text:p>32733.551</text:p>
          </table:table-cell>
          <table:table-cell table:formula="of:=MAX([.C178];[.I178])" office:value-type="float" office:value="14432" calcext:value-type="float">
            <text:p>14432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pr20_05_unc_05_03.thop</text:p>
          </table:table-cell>
          <table:table-cell table:style-name="ce71" office:value-type="float" office:value="32736.5152777778" calcext:value-type="float">
            <text:p>32736.515</text:p>
          </table:table-cell>
          <table:table-cell office:value-type="float" office:value="13961" calcext:value-type="float">
            <text:p>13961</text:p>
          </table:table-cell>
          <table:table-cell table:style-name="ce71" office:value-type="float" office:value="134.49" calcext:value-type="float">
            <text:p>134.49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32738.4533762058" calcext:value-type="float">
            <text:p>32738.453</text:p>
          </table:table-cell>
          <table:table-cell office:value-type="float" office:value="16335" calcext:value-type="float">
            <text:p>16335</text:p>
          </table:table-cell>
          <table:table-cell table:style-name="ce71" office:value-type="float" office:value="100.42" calcext:value-type="float">
            <text:p>100.42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179];[.H179])" office:value-type="float" office:value="32736.5152777778" calcext:value-type="float">
            <text:p>32736.515</text:p>
          </table:table-cell>
          <table:table-cell table:formula="of:=MAX([.C179];[.I179])" office:value-type="float" office:value="16335" calcext:value-type="float">
            <text:p>16335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pr20_05_unc_10_01.thop</text:p>
          </table:table-cell>
          <table:table-cell table:style-name="ce71" office:value-type="float" office:value="43270" calcext:value-type="float">
            <text:p>43270.000</text:p>
          </table:table-cell>
          <table:table-cell office:value-type="float" office:value="7697" calcext:value-type="float">
            <text:p>7697</text:p>
          </table:table-cell>
          <table:table-cell table:style-name="ce71" office:value-type="float" office:value="462.17" calcext:value-type="float">
            <text:p>462.17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43270" calcext:value-type="float">
            <text:p>43270.000</text:p>
          </table:table-cell>
          <table:table-cell office:value-type="float" office:value="16664" calcext:value-type="float">
            <text:p>16664</text:p>
          </table:table-cell>
          <table:table-cell table:style-name="ce71" office:value-type="float" office:value="159.66" calcext:value-type="float">
            <text:p>159.66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180];[.H180])" office:value-type="float" office:value="43270" calcext:value-type="float">
            <text:p>43270.000</text:p>
          </table:table-cell>
          <table:table-cell table:formula="of:=MAX([.C180];[.I180])" office:value-type="float" office:value="16664" calcext:value-type="float">
            <text:p>16664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pr20_05_unc_10_02.thop</text:p>
          </table:table-cell>
          <table:table-cell table:style-name="ce71" office:value-type="float" office:value="43270" calcext:value-type="float">
            <text:p>43270.000</text:p>
          </table:table-cell>
          <table:table-cell office:value-type="float" office:value="9472" calcext:value-type="float">
            <text:p>9472</text:p>
          </table:table-cell>
          <table:table-cell table:style-name="ce71" office:value-type="float" office:value="356.82" calcext:value-type="float">
            <text:p>356.82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43270" calcext:value-type="float">
            <text:p>43270.000</text:p>
          </table:table-cell>
          <table:table-cell office:value-type="float" office:value="17813" calcext:value-type="float">
            <text:p>17813</text:p>
          </table:table-cell>
          <table:table-cell table:style-name="ce71" office:value-type="float" office:value="142.91" calcext:value-type="float">
            <text:p>142.91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181];[.H181])" office:value-type="float" office:value="43270" calcext:value-type="float">
            <text:p>43270.000</text:p>
          </table:table-cell>
          <table:table-cell table:formula="of:=MAX([.C181];[.I181])" office:value-type="float" office:value="17813" calcext:value-type="float">
            <text:p>17813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pr20_05_unc_10_03.thop</text:p>
          </table:table-cell>
          <table:table-cell table:style-name="ce71" office:value-type="float" office:value="43270" calcext:value-type="float">
            <text:p>43270.000</text:p>
          </table:table-cell>
          <table:table-cell office:value-type="float" office:value="4332" calcext:value-type="float">
            <text:p>4332</text:p>
          </table:table-cell>
          <table:table-cell table:style-name="ce71" office:value-type="float" office:value="898.85" calcext:value-type="float">
            <text:p>898.85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43270" calcext:value-type="float">
            <text:p>43270.000</text:p>
          </table:table-cell>
          <table:table-cell office:value-type="float" office:value="20771" calcext:value-type="float">
            <text:p>20771</text:p>
          </table:table-cell>
          <table:table-cell table:style-name="ce71" office:value-type="float" office:value="108.32" calcext:value-type="float">
            <text:p>108.32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182];[.H182])" office:value-type="float" office:value="43270" calcext:value-type="float">
            <text:p>43270.000</text:p>
          </table:table-cell>
          <table:table-cell table:formula="of:=MAX([.C182];[.I182])" office:value-type="float" office:value="20771" calcext:value-type="float">
            <text:p>20771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pr20_05_usw_01_01.thop</text:p>
          </table:table-cell>
          <table:table-cell table:style-name="ce71" office:value-type="float" office:value="8274.87011302598" calcext:value-type="float">
            <text:p>8274.870</text:p>
          </table:table-cell>
          <table:table-cell office:value-type="float" office:value="5964" calcext:value-type="float">
            <text:p>5964</text:p>
          </table:table-cell>
          <table:table-cell table:style-name="ce71" office:value-type="float" office:value="38.75" calcext:value-type="float">
            <text:p>38.75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8287" calcext:value-type="float">
            <text:p>8287.000</text:p>
          </table:table-cell>
          <table:table-cell office:value-type="float" office:value="6218" calcext:value-type="float">
            <text:p>6218</text:p>
          </table:table-cell>
          <table:table-cell table:style-name="ce71" office:value-type="float" office:value="33.27" calcext:value-type="float">
            <text:p>33.27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2" calcext:value-type="float">
            <text:p>3600.0</text:p>
          </table:table-cell>
          <table:table-cell table:style-name="Default"/>
          <table:table-cell table:formula="of:=MIN([.B183];[.H183])" office:value-type="float" office:value="8274.87011302598" calcext:value-type="float">
            <text:p>8274.870</text:p>
          </table:table-cell>
          <table:table-cell table:formula="of:=MAX([.C183];[.I183])" office:value-type="float" office:value="6218" calcext:value-type="float">
            <text:p>6218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pr20_05_usw_01_02.thop</text:p>
          </table:table-cell>
          <table:table-cell table:style-name="ce71" office:value-type="float" office:value="8287" calcext:value-type="float">
            <text:p>8287.000</text:p>
          </table:table-cell>
          <table:table-cell office:value-type="float" office:value="6458" calcext:value-type="float">
            <text:p>6458</text:p>
          </table:table-cell>
          <table:table-cell table:style-name="ce71" office:value-type="float" office:value="28.32" calcext:value-type="float">
            <text:p>28.32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8287" calcext:value-type="float">
            <text:p>8287.000</text:p>
          </table:table-cell>
          <table:table-cell office:value-type="float" office:value="8045" calcext:value-type="float">
            <text:p>8045</text:p>
          </table:table-cell>
          <table:table-cell table:style-name="ce71" office:value-type="float" office:value="3.01" calcext:value-type="float">
            <text:p>3.01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7" calcext:value-type="float">
            <text:p>3600.1</text:p>
          </table:table-cell>
          <table:table-cell table:style-name="Default"/>
          <table:table-cell table:formula="of:=MIN([.B184];[.H184])" office:value-type="float" office:value="8287" calcext:value-type="float">
            <text:p>8287.000</text:p>
          </table:table-cell>
          <table:table-cell table:formula="of:=MAX([.C184];[.I184])" office:value-type="float" office:value="8045" calcext:value-type="float">
            <text:p>8045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pr20_05_usw_01_03.thop</text:p>
          </table:table-cell>
          <table:table-cell table:style-name="ce71" office:value-type="float" office:value="8287" calcext:value-type="float">
            <text:p>8287.000</text:p>
          </table:table-cell>
          <table:table-cell office:value-type="float" office:value="8287" calcext:value-type="float">
            <text:p>8287</text:p>
          </table:table-cell>
          <table:table-cell table:style-name="ce71" office:value-type="float" office:value="0" calcext:value-type="float">
            <text:p>0.000</text:p>
          </table:table-cell>
          <table:table-cell table:style-name="ce76" office:value-type="boolean" office:boolean-value="true" calcext:value-type="boolean">
            <text:p>TRUE</text:p>
          </table:table-cell>
          <table:table-cell table:style-name="ce79" office:value-type="float" office:value="55.47" calcext:value-type="float">
            <text:p>55.5</text:p>
          </table:table-cell>
          <table:table-cell table:style-name="ce80"/>
          <table:table-cell office:value-type="float" office:value="8287" calcext:value-type="float">
            <text:p>8287.000</text:p>
          </table:table-cell>
          <table:table-cell office:value-type="float" office:value="8287" calcext:value-type="float">
            <text:p>8287</text:p>
          </table:table-cell>
          <table:table-cell table:style-name="ce71" office:value-type="float" office:value="0" calcext:value-type="float">
            <text:p>0.000</text:p>
          </table:table-cell>
          <table:table-cell table:style-name="ce75" office:value-type="boolean" office:boolean-value="true" calcext:value-type="boolean">
            <text:p>TRUE</text:p>
          </table:table-cell>
          <table:table-cell office:value-type="float" office:value="4.64" calcext:value-type="float">
            <text:p>4.6</text:p>
          </table:table-cell>
          <table:table-cell table:style-name="Default"/>
          <table:table-cell table:formula="of:=MIN([.B185];[.H185])" office:value-type="float" office:value="8287" calcext:value-type="float">
            <text:p>8287.000</text:p>
          </table:table-cell>
          <table:table-cell table:formula="of:=MAX([.C185];[.I185])" office:value-type="float" office:value="8287" calcext:value-type="float">
            <text:p>8287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pr20_05_usw_05_01.thop</text:p>
          </table:table-cell>
          <table:table-cell table:style-name="ce71" office:value-type="float" office:value="33361" calcext:value-type="float">
            <text:p>33361.000</text:p>
          </table:table-cell>
          <table:table-cell office:value-type="float" office:value="14268" calcext:value-type="float">
            <text:p>14268</text:p>
          </table:table-cell>
          <table:table-cell table:style-name="ce71" office:value-type="float" office:value="133.82" calcext:value-type="float">
            <text:p>133.82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33361" calcext:value-type="float">
            <text:p>33361.000</text:p>
          </table:table-cell>
          <table:table-cell office:value-type="float" office:value="12852" calcext:value-type="float">
            <text:p>12852</text:p>
          </table:table-cell>
          <table:table-cell table:style-name="ce71" office:value-type="float" office:value="159.58" calcext:value-type="float">
            <text:p>159.58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186];[.H186])" office:value-type="float" office:value="33361" calcext:value-type="float">
            <text:p>33361.000</text:p>
          </table:table-cell>
          <table:table-cell table:formula="of:=MAX([.C186];[.I186])" office:value-type="float" office:value="14268" calcext:value-type="float">
            <text:p>14268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pr20_05_usw_05_02.thop</text:p>
          </table:table-cell>
          <table:table-cell table:style-name="ce71" office:value-type="float" office:value="33361" calcext:value-type="float">
            <text:p>33361.000</text:p>
          </table:table-cell>
          <table:table-cell office:value-type="float" office:value="9707" calcext:value-type="float">
            <text:p>9707</text:p>
          </table:table-cell>
          <table:table-cell table:style-name="ce71" office:value-type="float" office:value="243.68" calcext:value-type="float">
            <text:p>243.68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33361" calcext:value-type="float">
            <text:p>33361.000</text:p>
          </table:table-cell>
          <table:table-cell office:value-type="float" office:value="14413" calcext:value-type="float">
            <text:p>14413</text:p>
          </table:table-cell>
          <table:table-cell table:style-name="ce71" office:value-type="float" office:value="131.46" calcext:value-type="float">
            <text:p>131.46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187];[.H187])" office:value-type="float" office:value="33361" calcext:value-type="float">
            <text:p>33361.000</text:p>
          </table:table-cell>
          <table:table-cell table:formula="of:=MAX([.C187];[.I187])" office:value-type="float" office:value="14413" calcext:value-type="float">
            <text:p>14413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pr20_05_usw_05_03.thop</text:p>
          </table:table-cell>
          <table:table-cell table:style-name="ce71" office:value-type="float" office:value="33361" calcext:value-type="float">
            <text:p>33361.000</text:p>
          </table:table-cell>
          <table:table-cell office:value-type="float" office:value="10350" calcext:value-type="float">
            <text:p>10350</text:p>
          </table:table-cell>
          <table:table-cell table:style-name="ce71" office:value-type="float" office:value="222.33" calcext:value-type="float">
            <text:p>222.33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33361" calcext:value-type="float">
            <text:p>33361.000</text:p>
          </table:table-cell>
          <table:table-cell office:value-type="float" office:value="18624" calcext:value-type="float">
            <text:p>18624</text:p>
          </table:table-cell>
          <table:table-cell table:style-name="ce71" office:value-type="float" office:value="79.13" calcext:value-type="float">
            <text:p>79.13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188];[.H188])" office:value-type="float" office:value="33361" calcext:value-type="float">
            <text:p>33361.000</text:p>
          </table:table-cell>
          <table:table-cell table:formula="of:=MAX([.C188];[.I188])" office:value-type="float" office:value="18624" calcext:value-type="float">
            <text:p>18624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pr20_05_usw_10_01.thop</text:p>
          </table:table-cell>
          <table:table-cell table:style-name="ce71" office:value-type="float" office:value="43714" calcext:value-type="float">
            <text:p>43714.000</text:p>
          </table:table-cell>
          <table:table-cell office:value-type="float" office:value="0" calcext:value-type="float">
            <text:p>0</text:p>
          </table:table-cell>
          <table:table-cell table:style-name="ce71" office:value-type="string" calcext:value-type="string">
            <text:p>infinite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43714" calcext:value-type="float">
            <text:p>43714.000</text:p>
          </table:table-cell>
          <table:table-cell office:value-type="float" office:value="12467" calcext:value-type="float">
            <text:p>12467</text:p>
          </table:table-cell>
          <table:table-cell table:style-name="ce71" office:value-type="float" office:value="250.64" calcext:value-type="float">
            <text:p>250.64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189];[.H189])" office:value-type="float" office:value="43714" calcext:value-type="float">
            <text:p>43714.000</text:p>
          </table:table-cell>
          <table:table-cell table:formula="of:=MAX([.C189];[.I189])" office:value-type="float" office:value="12467" calcext:value-type="float">
            <text:p>12467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pr20_05_usw_10_02.thop</text:p>
          </table:table-cell>
          <table:table-cell table:style-name="ce71" office:value-type="float" office:value="43714" calcext:value-type="float">
            <text:p>43714.000</text:p>
          </table:table-cell>
          <table:table-cell office:value-type="float" office:value="0" calcext:value-type="float">
            <text:p>0</text:p>
          </table:table-cell>
          <table:table-cell table:style-name="ce71" office:value-type="string" calcext:value-type="string">
            <text:p>infinite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43714" calcext:value-type="float">
            <text:p>43714.000</text:p>
          </table:table-cell>
          <table:table-cell office:value-type="float" office:value="20773" calcext:value-type="float">
            <text:p>20773</text:p>
          </table:table-cell>
          <table:table-cell table:style-name="ce71" office:value-type="float" office:value="110.44" calcext:value-type="float">
            <text:p>110.44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190];[.H190])" office:value-type="float" office:value="43714" calcext:value-type="float">
            <text:p>43714.000</text:p>
          </table:table-cell>
          <table:table-cell table:formula="of:=MAX([.C190];[.I190])" office:value-type="float" office:value="20773" calcext:value-type="float">
            <text:p>20773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pr20_05_usw_10_03.thop</text:p>
          </table:table-cell>
          <table:table-cell table:style-name="ce71" office:value-type="float" office:value="43714" calcext:value-type="float">
            <text:p>43714.000</text:p>
          </table:table-cell>
          <table:table-cell office:value-type="float" office:value="18725" calcext:value-type="float">
            <text:p>18725</text:p>
          </table:table-cell>
          <table:table-cell table:style-name="ce71" office:value-type="float" office:value="133.45" calcext:value-type="float">
            <text:p>133.45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43714" calcext:value-type="float">
            <text:p>43714.000</text:p>
          </table:table-cell>
          <table:table-cell office:value-type="float" office:value="14675" calcext:value-type="float">
            <text:p>14675</text:p>
          </table:table-cell>
          <table:table-cell table:style-name="ce71" office:value-type="float" office:value="197.88" calcext:value-type="float">
            <text:p>197.88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191];[.H191])" office:value-type="float" office:value="43714" calcext:value-type="float">
            <text:p>43714.000</text:p>
          </table:table-cell>
          <table:table-cell table:formula="of:=MAX([.C191];[.I191])" office:value-type="float" office:value="18725" calcext:value-type="float">
            <text:p>18725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pr20_10_bsc_01_01.thop</text:p>
          </table:table-cell>
          <table:table-cell table:style-name="ce71" office:value-type="float" office:value="27870.4946908182" calcext:value-type="float">
            <text:p>27870.495</text:p>
          </table:table-cell>
          <table:table-cell office:value-type="float" office:value="6913" calcext:value-type="float">
            <text:p>6913</text:p>
          </table:table-cell>
          <table:table-cell table:style-name="ce71" office:value-type="float" office:value="303.16" calcext:value-type="float">
            <text:p>303.16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27870.3333333333" calcext:value-type="float">
            <text:p>27870.333</text:p>
          </table:table-cell>
          <table:table-cell office:value-type="float" office:value="23890" calcext:value-type="float">
            <text:p>23890</text:p>
          </table:table-cell>
          <table:table-cell table:style-name="ce71" office:value-type="float" office:value="16.66" calcext:value-type="float">
            <text:p>16.66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192];[.H192])" office:value-type="float" office:value="27870.3333333333" calcext:value-type="float">
            <text:p>27870.333</text:p>
          </table:table-cell>
          <table:table-cell table:formula="of:=MAX([.C192];[.I192])" office:value-type="float" office:value="23890" calcext:value-type="float">
            <text:p>23890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pr20_10_bsc_01_02.thop</text:p>
          </table:table-cell>
          <table:table-cell table:style-name="ce71" office:value-type="float" office:value="27871.1397849462" calcext:value-type="float">
            <text:p>27871.140</text:p>
          </table:table-cell>
          <table:table-cell office:value-type="float" office:value="2932" calcext:value-type="float">
            <text:p>2932</text:p>
          </table:table-cell>
          <table:table-cell table:style-name="ce71" office:value-type="float" office:value="850.58" calcext:value-type="float">
            <text:p>850.58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27869.9937304075" calcext:value-type="float">
            <text:p>27869.994</text:p>
          </table:table-cell>
          <table:table-cell office:value-type="float" office:value="22631" calcext:value-type="float">
            <text:p>22631</text:p>
          </table:table-cell>
          <table:table-cell table:style-name="ce71" office:value-type="float" office:value="23.15" calcext:value-type="float">
            <text:p>23.15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1" calcext:value-type="float">
            <text:p>3600.0</text:p>
          </table:table-cell>
          <table:table-cell table:style-name="Default"/>
          <table:table-cell table:formula="of:=MIN([.B193];[.H193])" office:value-type="float" office:value="27869.9937304075" calcext:value-type="float">
            <text:p>27869.994</text:p>
          </table:table-cell>
          <table:table-cell table:formula="of:=MAX([.C193];[.I193])" office:value-type="float" office:value="22631" calcext:value-type="float">
            <text:p>22631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pr20_10_bsc_01_03.thop</text:p>
          </table:table-cell>
          <table:table-cell table:style-name="ce71" office:value-type="float" office:value="27870.8426527958" calcext:value-type="float">
            <text:p>27870.843</text:p>
          </table:table-cell>
          <table:table-cell office:value-type="float" office:value="13877" calcext:value-type="float">
            <text:p>13877</text:p>
          </table:table-cell>
          <table:table-cell table:style-name="ce71" office:value-type="float" office:value="100.84" calcext:value-type="float">
            <text:p>100.84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27870.2324455206" calcext:value-type="float">
            <text:p>27870.232</text:p>
          </table:table-cell>
          <table:table-cell office:value-type="float" office:value="22537" calcext:value-type="float">
            <text:p>22537</text:p>
          </table:table-cell>
          <table:table-cell table:style-name="ce71" office:value-type="float" office:value="23.66" calcext:value-type="float">
            <text:p>23.66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1" calcext:value-type="float">
            <text:p>3600.0</text:p>
          </table:table-cell>
          <table:table-cell table:style-name="Default"/>
          <table:table-cell table:formula="of:=MIN([.B194];[.H194])" office:value-type="float" office:value="27870.2324455206" calcext:value-type="float">
            <text:p>27870.232</text:p>
          </table:table-cell>
          <table:table-cell table:formula="of:=MAX([.C194];[.I194])" office:value-type="float" office:value="22537" calcext:value-type="float">
            <text:p>22537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pr20_10_bsc_05_01.thop</text:p>
          </table:table-cell>
          <table:table-cell table:style-name="ce71" office:value-type="float" office:value="110640.31824611" calcext:value-type="float">
            <text:p>110640.318</text:p>
          </table:table-cell>
          <table:table-cell office:value-type="float" office:value="15269" calcext:value-type="float">
            <text:p>15269</text:p>
          </table:table-cell>
          <table:table-cell table:style-name="ce71" office:value-type="float" office:value="624.61" calcext:value-type="float">
            <text:p>624.61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110640.070028011" calcext:value-type="float">
            <text:p>110640.070</text:p>
          </table:table-cell>
          <table:table-cell office:value-type="float" office:value="44399" calcext:value-type="float">
            <text:p>44399</text:p>
          </table:table-cell>
          <table:table-cell table:style-name="ce71" office:value-type="float" office:value="149.19" calcext:value-type="float">
            <text:p>149.19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195];[.H195])" office:value-type="float" office:value="110640.070028011" calcext:value-type="float">
            <text:p>110640.070</text:p>
          </table:table-cell>
          <table:table-cell table:formula="of:=MAX([.C195];[.I195])" office:value-type="float" office:value="44399" calcext:value-type="float">
            <text:p>44399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pr20_10_bsc_05_02.thop</text:p>
          </table:table-cell>
          <table:table-cell table:style-name="ce71" office:value-type="float" office:value="110640.664136622" calcext:value-type="float">
            <text:p>110640.664</text:p>
          </table:table-cell>
          <table:table-cell office:value-type="float" office:value="51894" calcext:value-type="float">
            <text:p>51894</text:p>
          </table:table-cell>
          <table:table-cell table:style-name="ce71" office:value-type="float" office:value="113.21" calcext:value-type="float">
            <text:p>113.21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110640.105189341" calcext:value-type="float">
            <text:p>110640.105</text:p>
          </table:table-cell>
          <table:table-cell office:value-type="float" office:value="48516" calcext:value-type="float">
            <text:p>48516</text:p>
          </table:table-cell>
          <table:table-cell table:style-name="ce71" office:value-type="float" office:value="128.05" calcext:value-type="float">
            <text:p>128.05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196];[.H196])" office:value-type="float" office:value="110640.105189341" calcext:value-type="float">
            <text:p>110640.105</text:p>
          </table:table-cell>
          <table:table-cell table:formula="of:=MAX([.C196];[.I196])" office:value-type="float" office:value="51894" calcext:value-type="float">
            <text:p>51894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pr20_10_bsc_05_03.thop</text:p>
          </table:table-cell>
          <table:table-cell table:style-name="ce71" office:value-type="float" office:value="110640.31824611" calcext:value-type="float">
            <text:p>110640.318</text:p>
          </table:table-cell>
          <table:table-cell office:value-type="float" office:value="47172" calcext:value-type="float">
            <text:p>47172</text:p>
          </table:table-cell>
          <table:table-cell table:style-name="ce71" office:value-type="float" office:value="134.55" calcext:value-type="float">
            <text:p>134.55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110640.124910778" calcext:value-type="float">
            <text:p>110640.125</text:p>
          </table:table-cell>
          <table:table-cell office:value-type="float" office:value="67441" calcext:value-type="float">
            <text:p>67441</text:p>
          </table:table-cell>
          <table:table-cell table:style-name="ce71" office:value-type="float" office:value="64.05" calcext:value-type="float">
            <text:p>64.05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197];[.H197])" office:value-type="float" office:value="110640.124910778" calcext:value-type="float">
            <text:p>110640.125</text:p>
          </table:table-cell>
          <table:table-cell table:formula="of:=MAX([.C197];[.I197])" office:value-type="float" office:value="67441" calcext:value-type="float">
            <text:p>67441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pr20_10_bsc_10_01.thop</text:p>
          </table:table-cell>
          <table:table-cell table:style-name="ce71" office:value-type="float" office:value="207472.6918429" calcext:value-type="float">
            <text:p>207472.692</text:p>
          </table:table-cell>
          <table:table-cell office:value-type="float" office:value="0" calcext:value-type="float">
            <text:p>0</text:p>
          </table:table-cell>
          <table:table-cell table:style-name="ce71" office:value-type="string" calcext:value-type="string">
            <text:p>infinite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.01" calcext:value-type="float">
            <text:p>3600.0</text:p>
          </table:table-cell>
          <table:table-cell table:style-name="ce80"/>
          <table:table-cell office:value-type="float" office:value="207472.277890467" calcext:value-type="float">
            <text:p>207472.278</text:p>
          </table:table-cell>
          <table:table-cell office:value-type="float" office:value="21007" calcext:value-type="float">
            <text:p>21007</text:p>
          </table:table-cell>
          <table:table-cell table:style-name="ce71" office:value-type="float" office:value="887.63" calcext:value-type="float">
            <text:p>887.63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3" calcext:value-type="float">
            <text:p>3600.0</text:p>
          </table:table-cell>
          <table:table-cell table:style-name="Default"/>
          <table:table-cell table:formula="of:=MIN([.B198];[.H198])" office:value-type="float" office:value="207472.277890467" calcext:value-type="float">
            <text:p>207472.278</text:p>
          </table:table-cell>
          <table:table-cell table:formula="of:=MAX([.C198];[.I198])" office:value-type="float" office:value="21007" calcext:value-type="float">
            <text:p>21007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pr20_10_bsc_10_02.thop</text:p>
          </table:table-cell>
          <table:table-cell table:style-name="ce71" office:value-type="float" office:value="207472.775983855" calcext:value-type="float">
            <text:p>207472.776</text:p>
          </table:table-cell>
          <table:table-cell office:value-type="float" office:value="2194" calcext:value-type="float">
            <text:p>2194</text:p>
          </table:table-cell>
          <table:table-cell table:style-name="ce71" office:value-type="float" office:value="9356.37" calcext:value-type="float">
            <text:p>9356.37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207472.112214499" calcext:value-type="float">
            <text:p>207472.112</text:p>
          </table:table-cell>
          <table:table-cell office:value-type="float" office:value="75456" calcext:value-type="float">
            <text:p>75456</text:p>
          </table:table-cell>
          <table:table-cell table:style-name="ce71" office:value-type="float" office:value="174.96" calcext:value-type="float">
            <text:p>174.96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1" calcext:value-type="float">
            <text:p>3600.0</text:p>
          </table:table-cell>
          <table:table-cell table:style-name="Default"/>
          <table:table-cell table:formula="of:=MIN([.B199];[.H199])" office:value-type="float" office:value="207472.112214499" calcext:value-type="float">
            <text:p>207472.112</text:p>
          </table:table-cell>
          <table:table-cell table:formula="of:=MAX([.C199];[.I199])" office:value-type="float" office:value="75456" calcext:value-type="float">
            <text:p>75456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pr20_10_bsc_10_03.thop</text:p>
          </table:table-cell>
          <table:table-cell table:style-name="ce71" office:value-type="float" office:value="207472.775983855" calcext:value-type="float">
            <text:p>207472.776</text:p>
          </table:table-cell>
          <table:table-cell office:value-type="float" office:value="55420" calcext:value-type="float">
            <text:p>55420</text:p>
          </table:table-cell>
          <table:table-cell table:style-name="ce71" office:value-type="float" office:value="274.36" calcext:value-type="float">
            <text:p>274.36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.01" calcext:value-type="float">
            <text:p>3600.0</text:p>
          </table:table-cell>
          <table:table-cell table:style-name="ce80"/>
          <table:table-cell office:value-type="float" office:value="207472.112214499" calcext:value-type="float">
            <text:p>207472.112</text:p>
          </table:table-cell>
          <table:table-cell office:value-type="float" office:value="76344" calcext:value-type="float">
            <text:p>76344</text:p>
          </table:table-cell>
          <table:table-cell table:style-name="ce71" office:value-type="float" office:value="171.76" calcext:value-type="float">
            <text:p>171.76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200];[.H200])" office:value-type="float" office:value="207472.112214499" calcext:value-type="float">
            <text:p>207472.112</text:p>
          </table:table-cell>
          <table:table-cell table:formula="of:=MAX([.C200];[.I200])" office:value-type="float" office:value="76344" calcext:value-type="float">
            <text:p>76344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pr20_10_unc_01_01.thop</text:p>
          </table:table-cell>
          <table:table-cell table:style-name="ce71" office:value-type="float" office:value="27565.2295514512" calcext:value-type="float">
            <text:p>27565.230</text:p>
          </table:table-cell>
          <table:table-cell office:value-type="float" office:value="7899" calcext:value-type="float">
            <text:p>7899</text:p>
          </table:table-cell>
          <table:table-cell table:style-name="ce71" office:value-type="float" office:value="248.97" calcext:value-type="float">
            <text:p>248.97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27562.0280373832" calcext:value-type="float">
            <text:p>27562.028</text:p>
          </table:table-cell>
          <table:table-cell office:value-type="float" office:value="9099" calcext:value-type="float">
            <text:p>9099</text:p>
          </table:table-cell>
          <table:table-cell table:style-name="ce71" office:value-type="float" office:value="202.91" calcext:value-type="float">
            <text:p>202.91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201];[.H201])" office:value-type="float" office:value="27562.0280373832" calcext:value-type="float">
            <text:p>27562.028</text:p>
          </table:table-cell>
          <table:table-cell table:formula="of:=MAX([.C201];[.I201])" office:value-type="float" office:value="9099" calcext:value-type="float">
            <text:p>9099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pr20_10_unc_01_02.thop</text:p>
          </table:table-cell>
          <table:table-cell table:style-name="ce71" office:value-type="float" office:value="27567.4873116733" calcext:value-type="float">
            <text:p>27567.487</text:p>
          </table:table-cell>
          <table:table-cell office:value-type="float" office:value="7077" calcext:value-type="float">
            <text:p>7077</text:p>
          </table:table-cell>
          <table:table-cell table:style-name="ce71" office:value-type="float" office:value="289.54" calcext:value-type="float">
            <text:p>289.54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27565.9523809524" calcext:value-type="float">
            <text:p>27565.952</text:p>
          </table:table-cell>
          <table:table-cell office:value-type="float" office:value="14744" calcext:value-type="float">
            <text:p>14744</text:p>
          </table:table-cell>
          <table:table-cell table:style-name="ce71" office:value-type="float" office:value="86.96" calcext:value-type="float">
            <text:p>86.96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202];[.H202])" office:value-type="float" office:value="27565.9523809524" calcext:value-type="float">
            <text:p>27565.952</text:p>
          </table:table-cell>
          <table:table-cell table:formula="of:=MAX([.C202];[.I202])" office:value-type="float" office:value="14744" calcext:value-type="float">
            <text:p>14744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pr20_10_unc_01_03.thop</text:p>
          </table:table-cell>
          <table:table-cell table:style-name="ce71" office:value-type="float" office:value="27568.821656051" calcext:value-type="float">
            <text:p>27568.822</text:p>
          </table:table-cell>
          <table:table-cell office:value-type="float" office:value="11967" calcext:value-type="float">
            <text:p>11967</text:p>
          </table:table-cell>
          <table:table-cell table:style-name="ce71" office:value-type="float" office:value="130.37" calcext:value-type="float">
            <text:p>130.37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27567.4516129032" calcext:value-type="float">
            <text:p>27567.452</text:p>
          </table:table-cell>
          <table:table-cell office:value-type="float" office:value="19114" calcext:value-type="float">
            <text:p>19114</text:p>
          </table:table-cell>
          <table:table-cell table:style-name="ce71" office:value-type="float" office:value="44.23" calcext:value-type="float">
            <text:p>44.23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203];[.H203])" office:value-type="float" office:value="27567.4516129032" calcext:value-type="float">
            <text:p>27567.452</text:p>
          </table:table-cell>
          <table:table-cell table:formula="of:=MAX([.C203];[.I203])" office:value-type="float" office:value="19114" calcext:value-type="float">
            <text:p>19114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pr20_10_unc_05_01.thop</text:p>
          </table:table-cell>
          <table:table-cell table:style-name="ce71" office:value-type="float" office:value="68354.2127659574" calcext:value-type="float">
            <text:p>68354.213</text:p>
          </table:table-cell>
          <table:table-cell office:value-type="float" office:value="20395" calcext:value-type="float">
            <text:p>20395</text:p>
          </table:table-cell>
          <table:table-cell table:style-name="ce71" office:value-type="float" office:value="235.15" calcext:value-type="float">
            <text:p>235.15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68353.0473933649" calcext:value-type="float">
            <text:p>68353.047</text:p>
          </table:table-cell>
          <table:table-cell office:value-type="float" office:value="23103" calcext:value-type="float">
            <text:p>23103</text:p>
          </table:table-cell>
          <table:table-cell table:style-name="ce71" office:value-type="float" office:value="195.86" calcext:value-type="float">
            <text:p>195.86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204];[.H204])" office:value-type="float" office:value="68353.0473933649" calcext:value-type="float">
            <text:p>68353.047</text:p>
          </table:table-cell>
          <table:table-cell table:formula="of:=MAX([.C204];[.I204])" office:value-type="float" office:value="23103" calcext:value-type="float">
            <text:p>23103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pr20_10_unc_05_02.thop</text:p>
          </table:table-cell>
          <table:table-cell table:style-name="ce71" office:value-type="float" office:value="68353.4616216216" calcext:value-type="float">
            <text:p>68353.462</text:p>
          </table:table-cell>
          <table:table-cell office:value-type="float" office:value="0" calcext:value-type="float">
            <text:p>0</text:p>
          </table:table-cell>
          <table:table-cell table:style-name="ce71" office:value-type="string" calcext:value-type="string">
            <text:p>infinite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68353.1818181818" calcext:value-type="float">
            <text:p>68353.182</text:p>
          </table:table-cell>
          <table:table-cell office:value-type="float" office:value="30732" calcext:value-type="float">
            <text:p>30732</text:p>
          </table:table-cell>
          <table:table-cell table:style-name="ce71" office:value-type="float" office:value="122.42" calcext:value-type="float">
            <text:p>122.42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205];[.H205])" office:value-type="float" office:value="68353.1818181818" calcext:value-type="float">
            <text:p>68353.182</text:p>
          </table:table-cell>
          <table:table-cell table:formula="of:=MAX([.C205];[.I205])" office:value-type="float" office:value="30732" calcext:value-type="float">
            <text:p>30732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pr20_10_unc_05_03.thop</text:p>
          </table:table-cell>
          <table:table-cell table:style-name="ce71" office:value-type="float" office:value="68353.5155684285" calcext:value-type="float">
            <text:p>68353.516</text:p>
          </table:table-cell>
          <table:table-cell office:value-type="float" office:value="21726" calcext:value-type="float">
            <text:p>21726</text:p>
          </table:table-cell>
          <table:table-cell table:style-name="ce71" office:value-type="float" office:value="214.62" calcext:value-type="float">
            <text:p>214.62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68353.1818181818" calcext:value-type="float">
            <text:p>68353.182</text:p>
          </table:table-cell>
          <table:table-cell office:value-type="float" office:value="22258" calcext:value-type="float">
            <text:p>22258</text:p>
          </table:table-cell>
          <table:table-cell table:style-name="ce71" office:value-type="float" office:value="207.09" calcext:value-type="float">
            <text:p>207.09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206];[.H206])" office:value-type="float" office:value="68353.1818181818" calcext:value-type="float">
            <text:p>68353.182</text:p>
          </table:table-cell>
          <table:table-cell table:formula="of:=MAX([.C206];[.I206])" office:value-type="float" office:value="22258" calcext:value-type="float">
            <text:p>22258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pr20_10_unc_10_01.thop</text:p>
          </table:table-cell>
          <table:table-cell table:style-name="ce71" office:value-type="float" office:value="87002" calcext:value-type="float">
            <text:p>87002.000</text:p>
          </table:table-cell>
          <table:table-cell office:value-type="float" office:value="0" calcext:value-type="float">
            <text:p>0</text:p>
          </table:table-cell>
          <table:table-cell table:style-name="ce71" office:value-type="string" calcext:value-type="string">
            <text:p>infinite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87002" calcext:value-type="float">
            <text:p>87002.000</text:p>
          </table:table-cell>
          <table:table-cell office:value-type="float" office:value="21154" calcext:value-type="float">
            <text:p>21154</text:p>
          </table:table-cell>
          <table:table-cell table:style-name="ce71" office:value-type="float" office:value="311.28" calcext:value-type="float">
            <text:p>311.28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207];[.H207])" office:value-type="float" office:value="87002" calcext:value-type="float">
            <text:p>87002.000</text:p>
          </table:table-cell>
          <table:table-cell table:formula="of:=MAX([.C207];[.I207])" office:value-type="float" office:value="21154" calcext:value-type="float">
            <text:p>21154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pr20_10_unc_10_02.thop</text:p>
          </table:table-cell>
          <table:table-cell table:style-name="ce71" office:value-type="float" office:value="87002" calcext:value-type="float">
            <text:p>87002.000</text:p>
          </table:table-cell>
          <table:table-cell office:value-type="float" office:value="0" calcext:value-type="float">
            <text:p>0</text:p>
          </table:table-cell>
          <table:table-cell table:style-name="ce71" office:value-type="string" calcext:value-type="string">
            <text:p>infinite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87002" calcext:value-type="float">
            <text:p>87002.000</text:p>
          </table:table-cell>
          <table:table-cell office:value-type="float" office:value="35155" calcext:value-type="float">
            <text:p>35155</text:p>
          </table:table-cell>
          <table:table-cell table:style-name="ce71" office:value-type="float" office:value="147.48" calcext:value-type="float">
            <text:p>147.48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208];[.H208])" office:value-type="float" office:value="87002" calcext:value-type="float">
            <text:p>87002.000</text:p>
          </table:table-cell>
          <table:table-cell table:formula="of:=MAX([.C208];[.I208])" office:value-type="float" office:value="35155" calcext:value-type="float">
            <text:p>35155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pr20_10_unc_10_03.thop</text:p>
          </table:table-cell>
          <table:table-cell table:style-name="ce71" office:value-type="float" office:value="87002" calcext:value-type="float">
            <text:p>87002.000</text:p>
          </table:table-cell>
          <table:table-cell office:value-type="float" office:value="23789" calcext:value-type="float">
            <text:p>23789</text:p>
          </table:table-cell>
          <table:table-cell table:style-name="ce71" office:value-type="float" office:value="265.72" calcext:value-type="float">
            <text:p>265.72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87002" calcext:value-type="float">
            <text:p>87002.000</text:p>
          </table:table-cell>
          <table:table-cell office:value-type="float" office:value="28155" calcext:value-type="float">
            <text:p>28155</text:p>
          </table:table-cell>
          <table:table-cell table:style-name="ce71" office:value-type="float" office:value="209.01" calcext:value-type="float">
            <text:p>209.01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1" calcext:value-type="float">
            <text:p>3600.0</text:p>
          </table:table-cell>
          <table:table-cell table:style-name="Default"/>
          <table:table-cell table:formula="of:=MIN([.B209];[.H209])" office:value-type="float" office:value="87002" calcext:value-type="float">
            <text:p>87002.000</text:p>
          </table:table-cell>
          <table:table-cell table:formula="of:=MAX([.C209];[.I209])" office:value-type="float" office:value="28155" calcext:value-type="float">
            <text:p>28155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pr20_10_usw_01_01.thop</text:p>
          </table:table-cell>
          <table:table-cell table:style-name="ce71" office:value-type="float" office:value="16986" calcext:value-type="float">
            <text:p>16986.000</text:p>
          </table:table-cell>
          <table:table-cell office:value-type="float" office:value="4779" calcext:value-type="float">
            <text:p>4779</text:p>
          </table:table-cell>
          <table:table-cell table:style-name="ce71" office:value-type="float" office:value="255.43" calcext:value-type="float">
            <text:p>255.43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16986" calcext:value-type="float">
            <text:p>16986.000</text:p>
          </table:table-cell>
          <table:table-cell office:value-type="float" office:value="11452" calcext:value-type="float">
            <text:p>11452</text:p>
          </table:table-cell>
          <table:table-cell table:style-name="ce71" office:value-type="float" office:value="48.32" calcext:value-type="float">
            <text:p>48.32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2" calcext:value-type="float">
            <text:p>3600.0</text:p>
          </table:table-cell>
          <table:table-cell table:style-name="Default"/>
          <table:table-cell table:formula="of:=MIN([.B210];[.H210])" office:value-type="float" office:value="16986" calcext:value-type="float">
            <text:p>16986.000</text:p>
          </table:table-cell>
          <table:table-cell table:formula="of:=MAX([.C210];[.I210])" office:value-type="float" office:value="11452" calcext:value-type="float">
            <text:p>11452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pr20_10_usw_01_02.thop</text:p>
          </table:table-cell>
          <table:table-cell table:style-name="ce71" office:value-type="float" office:value="16986" calcext:value-type="float">
            <text:p>16986.000</text:p>
          </table:table-cell>
          <table:table-cell office:value-type="float" office:value="10536" calcext:value-type="float">
            <text:p>10536</text:p>
          </table:table-cell>
          <table:table-cell table:style-name="ce71" office:value-type="float" office:value="61.22" calcext:value-type="float">
            <text:p>61.22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16986" calcext:value-type="float">
            <text:p>16986.000</text:p>
          </table:table-cell>
          <table:table-cell office:value-type="float" office:value="15744" calcext:value-type="float">
            <text:p>15744</text:p>
          </table:table-cell>
          <table:table-cell table:style-name="ce71" office:value-type="float" office:value="7.89" calcext:value-type="float">
            <text:p>7.89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2" calcext:value-type="float">
            <text:p>3600.0</text:p>
          </table:table-cell>
          <table:table-cell table:style-name="Default"/>
          <table:table-cell table:formula="of:=MIN([.B211];[.H211])" office:value-type="float" office:value="16986" calcext:value-type="float">
            <text:p>16986.000</text:p>
          </table:table-cell>
          <table:table-cell table:formula="of:=MAX([.C211];[.I211])" office:value-type="float" office:value="15744" calcext:value-type="float">
            <text:p>15744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pr20_10_usw_01_03.thop</text:p>
          </table:table-cell>
          <table:table-cell table:style-name="ce71" office:value-type="float" office:value="16986" calcext:value-type="float">
            <text:p>16986.000</text:p>
          </table:table-cell>
          <table:table-cell office:value-type="float" office:value="10269" calcext:value-type="float">
            <text:p>10269</text:p>
          </table:table-cell>
          <table:table-cell table:style-name="ce71" office:value-type="float" office:value="65.41" calcext:value-type="float">
            <text:p>65.41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16986" calcext:value-type="float">
            <text:p>16986.000</text:p>
          </table:table-cell>
          <table:table-cell office:value-type="float" office:value="16317" calcext:value-type="float">
            <text:p>16317</text:p>
          </table:table-cell>
          <table:table-cell table:style-name="ce71" office:value-type="float" office:value="4.1" calcext:value-type="float">
            <text:p>4.10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3" calcext:value-type="float">
            <text:p>3600.0</text:p>
          </table:table-cell>
          <table:table-cell table:style-name="Default"/>
          <table:table-cell table:formula="of:=MIN([.B212];[.H212])" office:value-type="float" office:value="16986" calcext:value-type="float">
            <text:p>16986.000</text:p>
          </table:table-cell>
          <table:table-cell table:formula="of:=MAX([.C212];[.I212])" office:value-type="float" office:value="16317" calcext:value-type="float">
            <text:p>16317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pr20_10_usw_05_01.thop</text:p>
          </table:table-cell>
          <table:table-cell table:style-name="ce71" office:value-type="float" office:value="67974" calcext:value-type="float">
            <text:p>67974.000</text:p>
          </table:table-cell>
          <table:table-cell office:value-type="float" office:value="0" calcext:value-type="float">
            <text:p>0</text:p>
          </table:table-cell>
          <table:table-cell table:style-name="ce71" office:value-type="string" calcext:value-type="string">
            <text:p>infinite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67974" calcext:value-type="float">
            <text:p>67974.000</text:p>
          </table:table-cell>
          <table:table-cell office:value-type="float" office:value="5013" calcext:value-type="float">
            <text:p>5013</text:p>
          </table:table-cell>
          <table:table-cell table:style-name="ce71" office:value-type="float" office:value="1255.95" calcext:value-type="float">
            <text:p>1255.95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213];[.H213])" office:value-type="float" office:value="67974" calcext:value-type="float">
            <text:p>67974.000</text:p>
          </table:table-cell>
          <table:table-cell table:formula="of:=MAX([.C213];[.I213])" office:value-type="float" office:value="5013" calcext:value-type="float">
            <text:p>5013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pr20_10_usw_05_02.thop</text:p>
          </table:table-cell>
          <table:table-cell table:style-name="ce71" office:value-type="float" office:value="67974" calcext:value-type="float">
            <text:p>67974.000</text:p>
          </table:table-cell>
          <table:table-cell office:value-type="float" office:value="4637" calcext:value-type="float">
            <text:p>4637</text:p>
          </table:table-cell>
          <table:table-cell table:style-name="ce71" office:value-type="float" office:value="1365.9" calcext:value-type="float">
            <text:p>1365.90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67974" calcext:value-type="float">
            <text:p>67974.000</text:p>
          </table:table-cell>
          <table:table-cell office:value-type="float" office:value="8906" calcext:value-type="float">
            <text:p>8906</text:p>
          </table:table-cell>
          <table:table-cell table:style-name="ce71" office:value-type="float" office:value="663.24" calcext:value-type="float">
            <text:p>663.24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214];[.H214])" office:value-type="float" office:value="67974" calcext:value-type="float">
            <text:p>67974.000</text:p>
          </table:table-cell>
          <table:table-cell table:formula="of:=MAX([.C214];[.I214])" office:value-type="float" office:value="8906" calcext:value-type="float">
            <text:p>8906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pr20_10_usw_05_03.thop</text:p>
          </table:table-cell>
          <table:table-cell table:style-name="ce71" office:value-type="float" office:value="67974" calcext:value-type="float">
            <text:p>67974.000</text:p>
          </table:table-cell>
          <table:table-cell office:value-type="float" office:value="20960" calcext:value-type="float">
            <text:p>20960</text:p>
          </table:table-cell>
          <table:table-cell table:style-name="ce71" office:value-type="float" office:value="224.3" calcext:value-type="float">
            <text:p>224.30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67974" calcext:value-type="float">
            <text:p>67974.000</text:p>
          </table:table-cell>
          <table:table-cell office:value-type="float" office:value="26089" calcext:value-type="float">
            <text:p>26089</text:p>
          </table:table-cell>
          <table:table-cell table:style-name="ce71" office:value-type="float" office:value="160.55" calcext:value-type="float">
            <text:p>160.55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1" calcext:value-type="float">
            <text:p>3600.0</text:p>
          </table:table-cell>
          <table:table-cell table:style-name="Default"/>
          <table:table-cell table:formula="of:=MIN([.B215];[.H215])" office:value-type="float" office:value="67974" calcext:value-type="float">
            <text:p>67974.000</text:p>
          </table:table-cell>
          <table:table-cell table:formula="of:=MAX([.C215];[.I215])" office:value-type="float" office:value="26089" calcext:value-type="float">
            <text:p>26089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pr20_10_usw_10_01.thop</text:p>
          </table:table-cell>
          <table:table-cell table:style-name="ce71" office:value-type="float" office:value="90323" calcext:value-type="float">
            <text:p>90323.000</text:p>
          </table:table-cell>
          <table:table-cell office:value-type="float" office:value="0" calcext:value-type="float">
            <text:p>0</text:p>
          </table:table-cell>
          <table:table-cell table:style-name="ce71" office:value-type="string" calcext:value-type="string">
            <text:p>infinite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90323" calcext:value-type="float">
            <text:p>90323.000</text:p>
          </table:table-cell>
          <table:table-cell office:value-type="float" office:value="29394" calcext:value-type="float">
            <text:p>29394</text:p>
          </table:table-cell>
          <table:table-cell table:style-name="ce71" office:value-type="float" office:value="207.28" calcext:value-type="float">
            <text:p>207.28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5" calcext:value-type="float">
            <text:p>3600.1</text:p>
          </table:table-cell>
          <table:table-cell table:style-name="Default"/>
          <table:table-cell table:formula="of:=MIN([.B216];[.H216])" office:value-type="float" office:value="90323" calcext:value-type="float">
            <text:p>90323.000</text:p>
          </table:table-cell>
          <table:table-cell table:formula="of:=MAX([.C216];[.I216])" office:value-type="float" office:value="29394" calcext:value-type="float">
            <text:p>29394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pr20_10_usw_10_02.thop</text:p>
          </table:table-cell>
          <table:table-cell table:style-name="ce71" office:value-type="float" office:value="90323" calcext:value-type="float">
            <text:p>90323.000</text:p>
          </table:table-cell>
          <table:table-cell office:value-type="float" office:value="0" calcext:value-type="float">
            <text:p>0</text:p>
          </table:table-cell>
          <table:table-cell table:style-name="ce71" office:value-type="string" calcext:value-type="string">
            <text:p>infinite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90323" calcext:value-type="float">
            <text:p>90323.000</text:p>
          </table:table-cell>
          <table:table-cell office:value-type="float" office:value="28092" calcext:value-type="float">
            <text:p>28092</text:p>
          </table:table-cell>
          <table:table-cell table:style-name="ce71" office:value-type="float" office:value="221.53" calcext:value-type="float">
            <text:p>221.53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1" calcext:value-type="float">
            <text:p>3600.0</text:p>
          </table:table-cell>
          <table:table-cell table:style-name="Default"/>
          <table:table-cell table:formula="of:=MIN([.B217];[.H217])" office:value-type="float" office:value="90323" calcext:value-type="float">
            <text:p>90323.000</text:p>
          </table:table-cell>
          <table:table-cell table:formula="of:=MAX([.C217];[.I217])" office:value-type="float" office:value="28092" calcext:value-type="float">
            <text:p>28092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pr20_10_usw_10_03.thop</text:p>
          </table:table-cell>
          <table:table-cell table:style-name="ce71" office:value-type="float" office:value="90323" calcext:value-type="float">
            <text:p>90323.000</text:p>
          </table:table-cell>
          <table:table-cell office:value-type="float" office:value="26939" calcext:value-type="float">
            <text:p>26939</text:p>
          </table:table-cell>
          <table:table-cell table:style-name="ce71" office:value-type="float" office:value="235.29" calcext:value-type="float">
            <text:p>235.29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90323" calcext:value-type="float">
            <text:p>90323.000</text:p>
          </table:table-cell>
          <table:table-cell office:value-type="float" office:value="43256" calcext:value-type="float">
            <text:p>43256</text:p>
          </table:table-cell>
          <table:table-cell table:style-name="ce71" office:value-type="float" office:value="108.81" calcext:value-type="float">
            <text:p>108.81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1" calcext:value-type="float">
            <text:p>3600.0</text:p>
          </table:table-cell>
          <table:table-cell table:style-name="Default"/>
          <table:table-cell table:formula="of:=MIN([.B218];[.H218])" office:value-type="float" office:value="90323" calcext:value-type="float">
            <text:p>90323.000</text:p>
          </table:table-cell>
          <table:table-cell table:formula="of:=MAX([.C218];[.I218])" office:value-type="float" office:value="43256" calcext:value-type="float">
            <text:p>43256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a25_01_bsc_01_01.thop</text:p>
          </table:table-cell>
          <table:table-cell table:style-name="ce71" office:value-type="float" office:value="4310.9999999999" calcext:value-type="float">
            <text:p>4311.000</text:p>
          </table:table-cell>
          <table:table-cell office:value-type="float" office:value="202" calcext:value-type="float">
            <text:p>202</text:p>
          </table:table-cell>
          <table:table-cell table:style-name="ce71" office:value-type="float" office:value="2034.16" calcext:value-type="float">
            <text:p>2034.16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4311" calcext:value-type="float">
            <text:p>4311.000</text:p>
          </table:table-cell>
          <table:table-cell office:value-type="float" office:value="2392" calcext:value-type="float">
            <text:p>2392</text:p>
          </table:table-cell>
          <table:table-cell table:style-name="ce71" office:value-type="float" office:value="80.23" calcext:value-type="float">
            <text:p>80.23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219];[.H219])" office:value-type="float" office:value="4310.9999999999" calcext:value-type="float">
            <text:p>4311.000</text:p>
          </table:table-cell>
          <table:table-cell table:formula="of:=MAX([.C219];[.I219])" office:value-type="float" office:value="2392" calcext:value-type="float">
            <text:p>2392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a25_01_bsc_01_02.thop</text:p>
          </table:table-cell>
          <table:table-cell table:style-name="ce71" office:value-type="float" office:value="4311" calcext:value-type="float">
            <text:p>4311.000</text:p>
          </table:table-cell>
          <table:table-cell office:value-type="float" office:value="2570" calcext:value-type="float">
            <text:p>2570</text:p>
          </table:table-cell>
          <table:table-cell table:style-name="ce71" office:value-type="float" office:value="67.74" calcext:value-type="float">
            <text:p>67.74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4311" calcext:value-type="float">
            <text:p>4311.000</text:p>
          </table:table-cell>
          <table:table-cell office:value-type="float" office:value="2700" calcext:value-type="float">
            <text:p>2700</text:p>
          </table:table-cell>
          <table:table-cell table:style-name="ce71" office:value-type="float" office:value="59.67" calcext:value-type="float">
            <text:p>59.67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220];[.H220])" office:value-type="float" office:value="4311" calcext:value-type="float">
            <text:p>4311.000</text:p>
          </table:table-cell>
          <table:table-cell table:formula="of:=MAX([.C220];[.I220])" office:value-type="float" office:value="2700" calcext:value-type="float">
            <text:p>2700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a25_01_bsc_01_03.thop</text:p>
          </table:table-cell>
          <table:table-cell table:style-name="ce71" office:value-type="float" office:value="4311" calcext:value-type="float">
            <text:p>4311.000</text:p>
          </table:table-cell>
          <table:table-cell office:value-type="float" office:value="2914" calcext:value-type="float">
            <text:p>2914</text:p>
          </table:table-cell>
          <table:table-cell table:style-name="ce71" office:value-type="float" office:value="47.94" calcext:value-type="float">
            <text:p>47.94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4312.03703703704" calcext:value-type="float">
            <text:p>4312.037</text:p>
          </table:table-cell>
          <table:table-cell office:value-type="float" office:value="3080" calcext:value-type="float">
            <text:p>3080</text:p>
          </table:table-cell>
          <table:table-cell table:style-name="ce71" office:value-type="float" office:value="40" calcext:value-type="float">
            <text:p>40.00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221];[.H221])" office:value-type="float" office:value="4311" calcext:value-type="float">
            <text:p>4311.000</text:p>
          </table:table-cell>
          <table:table-cell table:formula="of:=MAX([.C221];[.I221])" office:value-type="float" office:value="3080" calcext:value-type="float">
            <text:p>3080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a25_01_bsc_05_01.thop</text:p>
          </table:table-cell>
          <table:table-cell table:style-name="ce71" office:value-type="float" office:value="15378" calcext:value-type="float">
            <text:p>15378.000</text:p>
          </table:table-cell>
          <table:table-cell office:value-type="float" office:value="0" calcext:value-type="float">
            <text:p>0</text:p>
          </table:table-cell>
          <table:table-cell table:style-name="ce71" office:value-type="string" calcext:value-type="string">
            <text:p>infinite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15378" calcext:value-type="float">
            <text:p>15378.000</text:p>
          </table:table-cell>
          <table:table-cell office:value-type="float" office:value="3072" calcext:value-type="float">
            <text:p>3072</text:p>
          </table:table-cell>
          <table:table-cell table:style-name="ce71" office:value-type="float" office:value="400.59" calcext:value-type="float">
            <text:p>400.59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222];[.H222])" office:value-type="float" office:value="15378" calcext:value-type="float">
            <text:p>15378.000</text:p>
          </table:table-cell>
          <table:table-cell table:formula="of:=MAX([.C222];[.I222])" office:value-type="float" office:value="3072" calcext:value-type="float">
            <text:p>3072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a25_01_bsc_05_02.thop</text:p>
          </table:table-cell>
          <table:table-cell table:style-name="ce71" office:value-type="float" office:value="15378" calcext:value-type="float">
            <text:p>15378.000</text:p>
          </table:table-cell>
          <table:table-cell office:value-type="float" office:value="6394" calcext:value-type="float">
            <text:p>6394</text:p>
          </table:table-cell>
          <table:table-cell table:style-name="ce71" office:value-type="float" office:value="140.51" calcext:value-type="float">
            <text:p>140.51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15378" calcext:value-type="float">
            <text:p>15378.000</text:p>
          </table:table-cell>
          <table:table-cell office:value-type="float" office:value="7231" calcext:value-type="float">
            <text:p>7231</text:p>
          </table:table-cell>
          <table:table-cell table:style-name="ce71" office:value-type="float" office:value="112.67" calcext:value-type="float">
            <text:p>112.67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223];[.H223])" office:value-type="float" office:value="15378" calcext:value-type="float">
            <text:p>15378.000</text:p>
          </table:table-cell>
          <table:table-cell table:formula="of:=MAX([.C223];[.I223])" office:value-type="float" office:value="7231" calcext:value-type="float">
            <text:p>7231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a25_01_bsc_05_03.thop</text:p>
          </table:table-cell>
          <table:table-cell table:style-name="ce71" office:value-type="float" office:value="15378" calcext:value-type="float">
            <text:p>15378.000</text:p>
          </table:table-cell>
          <table:table-cell office:value-type="float" office:value="7416" calcext:value-type="float">
            <text:p>7416</text:p>
          </table:table-cell>
          <table:table-cell table:style-name="ce71" office:value-type="float" office:value="107.36" calcext:value-type="float">
            <text:p>107.36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15378" calcext:value-type="float">
            <text:p>15378.000</text:p>
          </table:table-cell>
          <table:table-cell office:value-type="float" office:value="2109" calcext:value-type="float">
            <text:p>2109</text:p>
          </table:table-cell>
          <table:table-cell table:style-name="ce71" office:value-type="float" office:value="629.16" calcext:value-type="float">
            <text:p>629.16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224];[.H224])" office:value-type="float" office:value="15378" calcext:value-type="float">
            <text:p>15378.000</text:p>
          </table:table-cell>
          <table:table-cell table:formula="of:=MAX([.C224];[.I224])" office:value-type="float" office:value="7416" calcext:value-type="float">
            <text:p>7416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a25_01_bsc_10_01.thop</text:p>
          </table:table-cell>
          <table:table-cell table:style-name="ce71" office:value-type="float" office:value="21591" calcext:value-type="float">
            <text:p>21591.000</text:p>
          </table:table-cell>
          <table:table-cell office:value-type="float" office:value="3036" calcext:value-type="float">
            <text:p>3036</text:p>
          </table:table-cell>
          <table:table-cell table:style-name="ce71" office:value-type="float" office:value="611.17" calcext:value-type="float">
            <text:p>611.17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21591" calcext:value-type="float">
            <text:p>21591.000</text:p>
          </table:table-cell>
          <table:table-cell office:value-type="float" office:value="444" calcext:value-type="float">
            <text:p>444</text:p>
          </table:table-cell>
          <table:table-cell table:style-name="ce71" office:value-type="float" office:value="4762.84" calcext:value-type="float">
            <text:p>4762.84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225];[.H225])" office:value-type="float" office:value="21591" calcext:value-type="float">
            <text:p>21591.000</text:p>
          </table:table-cell>
          <table:table-cell table:formula="of:=MAX([.C225];[.I225])" office:value-type="float" office:value="3036" calcext:value-type="float">
            <text:p>3036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a25_01_bsc_10_02.thop</text:p>
          </table:table-cell>
          <table:table-cell table:style-name="ce71" office:value-type="float" office:value="21591" calcext:value-type="float">
            <text:p>21591.000</text:p>
          </table:table-cell>
          <table:table-cell office:value-type="float" office:value="4536" calcext:value-type="float">
            <text:p>4536</text:p>
          </table:table-cell>
          <table:table-cell table:style-name="ce71" office:value-type="float" office:value="375.99" calcext:value-type="float">
            <text:p>375.99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21591" calcext:value-type="float">
            <text:p>21591.000</text:p>
          </table:table-cell>
          <table:table-cell office:value-type="float" office:value="6829" calcext:value-type="float">
            <text:p>6829</text:p>
          </table:table-cell>
          <table:table-cell table:style-name="ce71" office:value-type="float" office:value="216.17" calcext:value-type="float">
            <text:p>216.17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226];[.H226])" office:value-type="float" office:value="21591" calcext:value-type="float">
            <text:p>21591.000</text:p>
          </table:table-cell>
          <table:table-cell table:formula="of:=MAX([.C226];[.I226])" office:value-type="float" office:value="6829" calcext:value-type="float">
            <text:p>6829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a25_01_bsc_10_03.thop</text:p>
          </table:table-cell>
          <table:table-cell table:style-name="ce71" office:value-type="float" office:value="21591" calcext:value-type="float">
            <text:p>21591.000</text:p>
          </table:table-cell>
          <table:table-cell office:value-type="float" office:value="6782" calcext:value-type="float">
            <text:p>6782</text:p>
          </table:table-cell>
          <table:table-cell table:style-name="ce71" office:value-type="float" office:value="218.36" calcext:value-type="float">
            <text:p>218.36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21591" calcext:value-type="float">
            <text:p>21591.000</text:p>
          </table:table-cell>
          <table:table-cell office:value-type="float" office:value="5983" calcext:value-type="float">
            <text:p>5983</text:p>
          </table:table-cell>
          <table:table-cell table:style-name="ce71" office:value-type="float" office:value="260.87" calcext:value-type="float">
            <text:p>260.87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227];[.H227])" office:value-type="float" office:value="21591" calcext:value-type="float">
            <text:p>21591.000</text:p>
          </table:table-cell>
          <table:table-cell table:formula="of:=MAX([.C227];[.I227])" office:value-type="float" office:value="6782" calcext:value-type="float">
            <text:p>6782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a25_01_unc_01_01.thop</text:p>
          </table:table-cell>
          <table:table-cell table:style-name="ce71" office:value-type="float" office:value="4795" calcext:value-type="float">
            <text:p>4795.000</text:p>
          </table:table-cell>
          <table:table-cell office:value-type="float" office:value="2501" calcext:value-type="float">
            <text:p>2501</text:p>
          </table:table-cell>
          <table:table-cell table:style-name="ce71" office:value-type="float" office:value="91.72" calcext:value-type="float">
            <text:p>91.72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.32" calcext:value-type="float">
            <text:p>3600.3</text:p>
          </table:table-cell>
          <table:table-cell table:style-name="ce80"/>
          <table:table-cell office:value-type="float" office:value="4795" calcext:value-type="float">
            <text:p>4795.000</text:p>
          </table:table-cell>
          <table:table-cell office:value-type="float" office:value="2092" calcext:value-type="float">
            <text:p>2092</text:p>
          </table:table-cell>
          <table:table-cell table:style-name="ce71" office:value-type="float" office:value="129.21" calcext:value-type="float">
            <text:p>129.21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1" calcext:value-type="float">
            <text:p>3600.0</text:p>
          </table:table-cell>
          <table:table-cell table:style-name="Default"/>
          <table:table-cell table:formula="of:=MIN([.B228];[.H228])" office:value-type="float" office:value="4795" calcext:value-type="float">
            <text:p>4795.000</text:p>
          </table:table-cell>
          <table:table-cell table:formula="of:=MAX([.C228];[.I228])" office:value-type="float" office:value="2501" calcext:value-type="float">
            <text:p>2501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a25_01_unc_01_02.thop</text:p>
          </table:table-cell>
          <table:table-cell table:style-name="ce71" office:value-type="float" office:value="4795" calcext:value-type="float">
            <text:p>4795.000</text:p>
          </table:table-cell>
          <table:table-cell office:value-type="float" office:value="2123" calcext:value-type="float">
            <text:p>2123</text:p>
          </table:table-cell>
          <table:table-cell table:style-name="ce71" office:value-type="float" office:value="125.86" calcext:value-type="float">
            <text:p>125.86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4795" calcext:value-type="float">
            <text:p>4795.000</text:p>
          </table:table-cell>
          <table:table-cell office:value-type="float" office:value="3042" calcext:value-type="float">
            <text:p>3042</text:p>
          </table:table-cell>
          <table:table-cell table:style-name="ce71" office:value-type="float" office:value="57.63" calcext:value-type="float">
            <text:p>57.63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1" calcext:value-type="float">
            <text:p>3600.0</text:p>
          </table:table-cell>
          <table:table-cell table:style-name="Default"/>
          <table:table-cell table:formula="of:=MIN([.B229];[.H229])" office:value-type="float" office:value="4795" calcext:value-type="float">
            <text:p>4795.000</text:p>
          </table:table-cell>
          <table:table-cell table:formula="of:=MAX([.C229];[.I229])" office:value-type="float" office:value="3042" calcext:value-type="float">
            <text:p>3042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a25_01_unc_01_03.thop</text:p>
          </table:table-cell>
          <table:table-cell table:style-name="ce71" office:value-type="float" office:value="4795" calcext:value-type="float">
            <text:p>4795.000</text:p>
          </table:table-cell>
          <table:table-cell office:value-type="float" office:value="3451" calcext:value-type="float">
            <text:p>3451</text:p>
          </table:table-cell>
          <table:table-cell table:style-name="ce71" office:value-type="float" office:value="38.95" calcext:value-type="float">
            <text:p>38.95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.35" calcext:value-type="float">
            <text:p>3600.4</text:p>
          </table:table-cell>
          <table:table-cell table:style-name="ce80"/>
          <table:table-cell office:value-type="float" office:value="4795" calcext:value-type="float">
            <text:p>4795.000</text:p>
          </table:table-cell>
          <table:table-cell office:value-type="float" office:value="4036" calcext:value-type="float">
            <text:p>4036</text:p>
          </table:table-cell>
          <table:table-cell table:style-name="ce71" office:value-type="float" office:value="18.81" calcext:value-type="float">
            <text:p>18.81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1" calcext:value-type="float">
            <text:p>3600.0</text:p>
          </table:table-cell>
          <table:table-cell table:style-name="Default"/>
          <table:table-cell table:formula="of:=MIN([.B230];[.H230])" office:value-type="float" office:value="4795" calcext:value-type="float">
            <text:p>4795.000</text:p>
          </table:table-cell>
          <table:table-cell table:formula="of:=MAX([.C230];[.I230])" office:value-type="float" office:value="4036" calcext:value-type="float">
            <text:p>4036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a25_01_unc_05_01.thop</text:p>
          </table:table-cell>
          <table:table-cell table:style-name="ce71" office:value-type="float" office:value="7564" calcext:value-type="float">
            <text:p>7564.000</text:p>
          </table:table-cell>
          <table:table-cell office:value-type="float" office:value="2903" calcext:value-type="float">
            <text:p>2903</text:p>
          </table:table-cell>
          <table:table-cell table:style-name="ce71" office:value-type="float" office:value="160.56" calcext:value-type="float">
            <text:p>160.56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7569.47058823529" calcext:value-type="float">
            <text:p>7569.471</text:p>
          </table:table-cell>
          <table:table-cell office:value-type="float" office:value="1099" calcext:value-type="float">
            <text:p>1099</text:p>
          </table:table-cell>
          <table:table-cell table:style-name="ce71" office:value-type="float" office:value="588.76" calcext:value-type="float">
            <text:p>588.76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231];[.H231])" office:value-type="float" office:value="7564" calcext:value-type="float">
            <text:p>7564.000</text:p>
          </table:table-cell>
          <table:table-cell table:formula="of:=MAX([.C231];[.I231])" office:value-type="float" office:value="2903" calcext:value-type="float">
            <text:p>2903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a25_01_unc_05_02.thop</text:p>
          </table:table-cell>
          <table:table-cell table:style-name="ce71" office:value-type="float" office:value="7564" calcext:value-type="float">
            <text:p>7564.000</text:p>
          </table:table-cell>
          <table:table-cell office:value-type="float" office:value="1840" calcext:value-type="float">
            <text:p>1840</text:p>
          </table:table-cell>
          <table:table-cell table:style-name="ce71" office:value-type="float" office:value="311.09" calcext:value-type="float">
            <text:p>311.09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7569.47058823529" calcext:value-type="float">
            <text:p>7569.471</text:p>
          </table:table-cell>
          <table:table-cell office:value-type="float" office:value="2192" calcext:value-type="float">
            <text:p>2192</text:p>
          </table:table-cell>
          <table:table-cell table:style-name="ce71" office:value-type="float" office:value="245.32" calcext:value-type="float">
            <text:p>245.32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232];[.H232])" office:value-type="float" office:value="7564" calcext:value-type="float">
            <text:p>7564.000</text:p>
          </table:table-cell>
          <table:table-cell table:formula="of:=MAX([.C232];[.I232])" office:value-type="float" office:value="2192" calcext:value-type="float">
            <text:p>2192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a25_01_unc_05_03.thop</text:p>
          </table:table-cell>
          <table:table-cell table:style-name="ce71" office:value-type="float" office:value="7565.4691943128" calcext:value-type="float">
            <text:p>7565.469</text:p>
          </table:table-cell>
          <table:table-cell office:value-type="float" office:value="3021" calcext:value-type="float">
            <text:p>3021</text:p>
          </table:table-cell>
          <table:table-cell table:style-name="ce71" office:value-type="float" office:value="150.43" calcext:value-type="float">
            <text:p>150.43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7569.23357664234" calcext:value-type="float">
            <text:p>7569.234</text:p>
          </table:table-cell>
          <table:table-cell office:value-type="float" office:value="3925" calcext:value-type="float">
            <text:p>3925</text:p>
          </table:table-cell>
          <table:table-cell table:style-name="ce71" office:value-type="float" office:value="92.85" calcext:value-type="float">
            <text:p>92.85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233];[.H233])" office:value-type="float" office:value="7565.4691943128" calcext:value-type="float">
            <text:p>7565.469</text:p>
          </table:table-cell>
          <table:table-cell table:formula="of:=MAX([.C233];[.I233])" office:value-type="float" office:value="3925" calcext:value-type="float">
            <text:p>3925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a25_01_unc_10_01.thop</text:p>
          </table:table-cell>
          <table:table-cell table:style-name="ce71" office:value-type="float" office:value="8250" calcext:value-type="float">
            <text:p>8250.000</text:p>
          </table:table-cell>
          <table:table-cell office:value-type="float" office:value="1643" calcext:value-type="float">
            <text:p>1643</text:p>
          </table:table-cell>
          <table:table-cell table:style-name="ce71" office:value-type="float" office:value="402.13" calcext:value-type="float">
            <text:p>402.13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8250" calcext:value-type="float">
            <text:p>8250.000</text:p>
          </table:table-cell>
          <table:table-cell office:value-type="float" office:value="2053" calcext:value-type="float">
            <text:p>2053</text:p>
          </table:table-cell>
          <table:table-cell table:style-name="ce71" office:value-type="float" office:value="301.85" calcext:value-type="float">
            <text:p>301.85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234];[.H234])" office:value-type="float" office:value="8250" calcext:value-type="float">
            <text:p>8250.000</text:p>
          </table:table-cell>
          <table:table-cell table:formula="of:=MAX([.C234];[.I234])" office:value-type="float" office:value="2053" calcext:value-type="float">
            <text:p>2053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a25_01_unc_10_02.thop</text:p>
          </table:table-cell>
          <table:table-cell table:style-name="ce71" office:value-type="float" office:value="8250" calcext:value-type="float">
            <text:p>8250.000</text:p>
          </table:table-cell>
          <table:table-cell office:value-type="float" office:value="2431" calcext:value-type="float">
            <text:p>2431</text:p>
          </table:table-cell>
          <table:table-cell table:style-name="ce71" office:value-type="float" office:value="239.37" calcext:value-type="float">
            <text:p>239.37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8250" calcext:value-type="float">
            <text:p>8250.000</text:p>
          </table:table-cell>
          <table:table-cell office:value-type="float" office:value="2704" calcext:value-type="float">
            <text:p>2704</text:p>
          </table:table-cell>
          <table:table-cell table:style-name="ce71" office:value-type="float" office:value="205.1" calcext:value-type="float">
            <text:p>205.10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235];[.H235])" office:value-type="float" office:value="8250" calcext:value-type="float">
            <text:p>8250.000</text:p>
          </table:table-cell>
          <table:table-cell table:formula="of:=MAX([.C235];[.I235])" office:value-type="float" office:value="2704" calcext:value-type="float">
            <text:p>2704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a25_01_unc_10_03.thop</text:p>
          </table:table-cell>
          <table:table-cell table:style-name="ce71" office:value-type="float" office:value="8250" calcext:value-type="float">
            <text:p>8250.000</text:p>
          </table:table-cell>
          <table:table-cell office:value-type="float" office:value="1942" calcext:value-type="float">
            <text:p>1942</text:p>
          </table:table-cell>
          <table:table-cell table:style-name="ce71" office:value-type="float" office:value="324.82" calcext:value-type="float">
            <text:p>324.82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8250" calcext:value-type="float">
            <text:p>8250.000</text:p>
          </table:table-cell>
          <table:table-cell office:value-type="float" office:value="1755" calcext:value-type="float">
            <text:p>1755</text:p>
          </table:table-cell>
          <table:table-cell table:style-name="ce71" office:value-type="float" office:value="370.09" calcext:value-type="float">
            <text:p>370.09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236];[.H236])" office:value-type="float" office:value="8250" calcext:value-type="float">
            <text:p>8250.000</text:p>
          </table:table-cell>
          <table:table-cell table:formula="of:=MAX([.C236];[.I236])" office:value-type="float" office:value="1942" calcext:value-type="float">
            <text:p>1942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a25_01_usw_01_01.thop</text:p>
          </table:table-cell>
          <table:table-cell table:style-name="ce71" office:value-type="float" office:value="690" calcext:value-type="float">
            <text:p>690.000</text:p>
          </table:table-cell>
          <table:table-cell office:value-type="float" office:value="690" calcext:value-type="float">
            <text:p>690</text:p>
          </table:table-cell>
          <table:table-cell table:style-name="ce71" office:value-type="float" office:value="0" calcext:value-type="float">
            <text:p>0.000</text:p>
          </table:table-cell>
          <table:table-cell table:style-name="ce76" office:value-type="boolean" office:boolean-value="true" calcext:value-type="boolean">
            <text:p>TRUE</text:p>
          </table:table-cell>
          <table:table-cell table:style-name="ce79" office:value-type="float" office:value="1.32" calcext:value-type="float">
            <text:p>1.3</text:p>
          </table:table-cell>
          <table:table-cell table:style-name="ce80"/>
          <table:table-cell office:value-type="float" office:value="690" calcext:value-type="float">
            <text:p>690.000</text:p>
          </table:table-cell>
          <table:table-cell office:value-type="float" office:value="690" calcext:value-type="float">
            <text:p>690</text:p>
          </table:table-cell>
          <table:table-cell table:style-name="ce71" office:value-type="float" office:value="0" calcext:value-type="float">
            <text:p>0.000</text:p>
          </table:table-cell>
          <table:table-cell table:style-name="ce75" office:value-type="boolean" office:boolean-value="true" calcext:value-type="boolean">
            <text:p>TRUE</text:p>
          </table:table-cell>
          <table:table-cell office:value-type="float" office:value="0.31" calcext:value-type="float">
            <text:p>0.3</text:p>
          </table:table-cell>
          <table:table-cell table:style-name="Default"/>
          <table:table-cell table:formula="of:=MIN([.B237];[.H237])" office:value-type="float" office:value="690" calcext:value-type="float">
            <text:p>690.000</text:p>
          </table:table-cell>
          <table:table-cell table:formula="of:=MAX([.C237];[.I237])" office:value-type="float" office:value="690" calcext:value-type="float">
            <text:p>690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a25_01_usw_01_02.thop</text:p>
          </table:table-cell>
          <table:table-cell table:style-name="ce71" office:value-type="float" office:value="1278" calcext:value-type="float">
            <text:p>1278.000</text:p>
          </table:table-cell>
          <table:table-cell office:value-type="float" office:value="1278" calcext:value-type="float">
            <text:p>1278</text:p>
          </table:table-cell>
          <table:table-cell table:style-name="ce71" office:value-type="float" office:value="0" calcext:value-type="float">
            <text:p>0.000</text:p>
          </table:table-cell>
          <table:table-cell table:style-name="ce76" office:value-type="boolean" office:boolean-value="true" calcext:value-type="boolean">
            <text:p>TRUE</text:p>
          </table:table-cell>
          <table:table-cell table:style-name="ce79" office:value-type="float" office:value="1.75" calcext:value-type="float">
            <text:p>1.8</text:p>
          </table:table-cell>
          <table:table-cell table:style-name="ce80"/>
          <table:table-cell office:value-type="float" office:value="1278" calcext:value-type="float">
            <text:p>1278.000</text:p>
          </table:table-cell>
          <table:table-cell office:value-type="float" office:value="1278" calcext:value-type="float">
            <text:p>1278</text:p>
          </table:table-cell>
          <table:table-cell table:style-name="ce71" office:value-type="float" office:value="0" calcext:value-type="float">
            <text:p>0.000</text:p>
          </table:table-cell>
          <table:table-cell table:style-name="ce75" office:value-type="boolean" office:boolean-value="true" calcext:value-type="boolean">
            <text:p>TRUE</text:p>
          </table:table-cell>
          <table:table-cell office:value-type="float" office:value="0.44" calcext:value-type="float">
            <text:p>0.4</text:p>
          </table:table-cell>
          <table:table-cell table:style-name="Default"/>
          <table:table-cell table:formula="of:=MIN([.B238];[.H238])" office:value-type="float" office:value="1278" calcext:value-type="float">
            <text:p>1278.000</text:p>
          </table:table-cell>
          <table:table-cell table:formula="of:=MAX([.C238];[.I238])" office:value-type="float" office:value="1278" calcext:value-type="float">
            <text:p>1278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a25_01_usw_01_03.thop</text:p>
          </table:table-cell>
          <table:table-cell table:style-name="ce71" office:value-type="float" office:value="1441" calcext:value-type="float">
            <text:p>1441.000</text:p>
          </table:table-cell>
          <table:table-cell office:value-type="float" office:value="1441" calcext:value-type="float">
            <text:p>1441</text:p>
          </table:table-cell>
          <table:table-cell table:style-name="ce71" office:value-type="float" office:value="0" calcext:value-type="float">
            <text:p>0.000</text:p>
          </table:table-cell>
          <table:table-cell table:style-name="ce76" office:value-type="boolean" office:boolean-value="true" calcext:value-type="boolean">
            <text:p>TRUE</text:p>
          </table:table-cell>
          <table:table-cell table:style-name="ce79" office:value-type="float" office:value="1.48" calcext:value-type="float">
            <text:p>1.5</text:p>
          </table:table-cell>
          <table:table-cell table:style-name="ce80"/>
          <table:table-cell office:value-type="float" office:value="1441" calcext:value-type="float">
            <text:p>1441.000</text:p>
          </table:table-cell>
          <table:table-cell office:value-type="float" office:value="1441" calcext:value-type="float">
            <text:p>1441</text:p>
          </table:table-cell>
          <table:table-cell table:style-name="ce71" office:value-type="float" office:value="0" calcext:value-type="float">
            <text:p>0.000</text:p>
          </table:table-cell>
          <table:table-cell table:style-name="ce75" office:value-type="boolean" office:boolean-value="true" calcext:value-type="boolean">
            <text:p>TRUE</text:p>
          </table:table-cell>
          <table:table-cell office:value-type="float" office:value="0.43" calcext:value-type="float">
            <text:p>0.4</text:p>
          </table:table-cell>
          <table:table-cell table:style-name="Default"/>
          <table:table-cell table:formula="of:=MIN([.B239];[.H239])" office:value-type="float" office:value="1441" calcext:value-type="float">
            <text:p>1441.000</text:p>
          </table:table-cell>
          <table:table-cell table:formula="of:=MAX([.C239];[.I239])" office:value-type="float" office:value="1441" calcext:value-type="float">
            <text:p>1441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a25_01_usw_05_01.thop</text:p>
          </table:table-cell>
          <table:table-cell table:style-name="ce71" office:value-type="float" office:value="7040" calcext:value-type="float">
            <text:p>7040.000</text:p>
          </table:table-cell>
          <table:table-cell office:value-type="float" office:value="2627" calcext:value-type="float">
            <text:p>2627</text:p>
          </table:table-cell>
          <table:table-cell table:style-name="ce71" office:value-type="float" office:value="167.99" calcext:value-type="float">
            <text:p>167.99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7040" calcext:value-type="float">
            <text:p>7040.000</text:p>
          </table:table-cell>
          <table:table-cell office:value-type="float" office:value="3691" calcext:value-type="float">
            <text:p>3691</text:p>
          </table:table-cell>
          <table:table-cell table:style-name="ce71" office:value-type="float" office:value="90.73" calcext:value-type="float">
            <text:p>90.73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1" calcext:value-type="float">
            <text:p>3600.0</text:p>
          </table:table-cell>
          <table:table-cell table:style-name="Default"/>
          <table:table-cell table:formula="of:=MIN([.B240];[.H240])" office:value-type="float" office:value="7040" calcext:value-type="float">
            <text:p>7040.000</text:p>
          </table:table-cell>
          <table:table-cell table:formula="of:=MAX([.C240];[.I240])" office:value-type="float" office:value="3691" calcext:value-type="float">
            <text:p>3691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a25_01_usw_05_02.thop</text:p>
          </table:table-cell>
          <table:table-cell table:style-name="ce71" office:value-type="float" office:value="7040" calcext:value-type="float">
            <text:p>7040.000</text:p>
          </table:table-cell>
          <table:table-cell office:value-type="float" office:value="4398" calcext:value-type="float">
            <text:p>4398</text:p>
          </table:table-cell>
          <table:table-cell table:style-name="ce71" office:value-type="float" office:value="60.07" calcext:value-type="float">
            <text:p>60.07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7040" calcext:value-type="float">
            <text:p>7040.000</text:p>
          </table:table-cell>
          <table:table-cell office:value-type="float" office:value="4259" calcext:value-type="float">
            <text:p>4259</text:p>
          </table:table-cell>
          <table:table-cell table:style-name="ce71" office:value-type="float" office:value="65.3" calcext:value-type="float">
            <text:p>65.30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2" calcext:value-type="float">
            <text:p>3600.0</text:p>
          </table:table-cell>
          <table:table-cell table:style-name="Default"/>
          <table:table-cell table:formula="of:=MIN([.B241];[.H241])" office:value-type="float" office:value="7040" calcext:value-type="float">
            <text:p>7040.000</text:p>
          </table:table-cell>
          <table:table-cell table:formula="of:=MAX([.C241];[.I241])" office:value-type="float" office:value="4398" calcext:value-type="float">
            <text:p>4398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a25_01_usw_05_03.thop</text:p>
          </table:table-cell>
          <table:table-cell table:style-name="ce71" office:value-type="float" office:value="7040" calcext:value-type="float">
            <text:p>7040.000</text:p>
          </table:table-cell>
          <table:table-cell office:value-type="float" office:value="4232" calcext:value-type="float">
            <text:p>4232</text:p>
          </table:table-cell>
          <table:table-cell table:style-name="ce71" office:value-type="float" office:value="66.35" calcext:value-type="float">
            <text:p>66.35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7040" calcext:value-type="float">
            <text:p>7040.000</text:p>
          </table:table-cell>
          <table:table-cell office:value-type="float" office:value="5130" calcext:value-type="float">
            <text:p>5130</text:p>
          </table:table-cell>
          <table:table-cell table:style-name="ce71" office:value-type="float" office:value="37.23" calcext:value-type="float">
            <text:p>37.23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2" calcext:value-type="float">
            <text:p>3600.0</text:p>
          </table:table-cell>
          <table:table-cell table:style-name="Default"/>
          <table:table-cell table:formula="of:=MIN([.B242];[.H242])" office:value-type="float" office:value="7040" calcext:value-type="float">
            <text:p>7040.000</text:p>
          </table:table-cell>
          <table:table-cell table:formula="of:=MAX([.C242];[.I242])" office:value-type="float" office:value="5130" calcext:value-type="float">
            <text:p>5130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a25_01_usw_10_01.thop</text:p>
          </table:table-cell>
          <table:table-cell table:style-name="ce71" office:value-type="float" office:value="9002" calcext:value-type="float">
            <text:p>9002.000</text:p>
          </table:table-cell>
          <table:table-cell office:value-type="float" office:value="1658" calcext:value-type="float">
            <text:p>1658</text:p>
          </table:table-cell>
          <table:table-cell table:style-name="ce71" office:value-type="float" office:value="442.94" calcext:value-type="float">
            <text:p>442.94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9002" calcext:value-type="float">
            <text:p>9002.000</text:p>
          </table:table-cell>
          <table:table-cell office:value-type="float" office:value="1558" calcext:value-type="float">
            <text:p>1558</text:p>
          </table:table-cell>
          <table:table-cell table:style-name="ce71" office:value-type="float" office:value="477.79" calcext:value-type="float">
            <text:p>477.79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243];[.H243])" office:value-type="float" office:value="9002" calcext:value-type="float">
            <text:p>9002.000</text:p>
          </table:table-cell>
          <table:table-cell table:formula="of:=MAX([.C243];[.I243])" office:value-type="float" office:value="1658" calcext:value-type="float">
            <text:p>1658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a25_01_usw_10_02.thop</text:p>
          </table:table-cell>
          <table:table-cell table:style-name="ce71" office:value-type="float" office:value="9002" calcext:value-type="float">
            <text:p>9002.000</text:p>
          </table:table-cell>
          <table:table-cell office:value-type="float" office:value="2684" calcext:value-type="float">
            <text:p>2684</text:p>
          </table:table-cell>
          <table:table-cell table:style-name="ce71" office:value-type="float" office:value="235.39" calcext:value-type="float">
            <text:p>235.39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9002" calcext:value-type="float">
            <text:p>9002.000</text:p>
          </table:table-cell>
          <table:table-cell office:value-type="float" office:value="2187" calcext:value-type="float">
            <text:p>2187</text:p>
          </table:table-cell>
          <table:table-cell table:style-name="ce71" office:value-type="float" office:value="311.61" calcext:value-type="float">
            <text:p>311.61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244];[.H244])" office:value-type="float" office:value="9002" calcext:value-type="float">
            <text:p>9002.000</text:p>
          </table:table-cell>
          <table:table-cell table:formula="of:=MAX([.C244];[.I244])" office:value-type="float" office:value="2684" calcext:value-type="float">
            <text:p>2684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a25_01_usw_10_03.thop</text:p>
          </table:table-cell>
          <table:table-cell table:style-name="ce71" office:value-type="float" office:value="9002" calcext:value-type="float">
            <text:p>9002.000</text:p>
          </table:table-cell>
          <table:table-cell office:value-type="float" office:value="3831" calcext:value-type="float">
            <text:p>3831</text:p>
          </table:table-cell>
          <table:table-cell table:style-name="ce71" office:value-type="float" office:value="134.98" calcext:value-type="float">
            <text:p>134.98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9002" calcext:value-type="float">
            <text:p>9002.000</text:p>
          </table:table-cell>
          <table:table-cell office:value-type="float" office:value="1923" calcext:value-type="float">
            <text:p>1923</text:p>
          </table:table-cell>
          <table:table-cell table:style-name="ce71" office:value-type="float" office:value="368.12" calcext:value-type="float">
            <text:p>368.12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245];[.H245])" office:value-type="float" office:value="9002" calcext:value-type="float">
            <text:p>9002.000</text:p>
          </table:table-cell>
          <table:table-cell table:formula="of:=MAX([.C245];[.I245])" office:value-type="float" office:value="3831" calcext:value-type="float">
            <text:p>3831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a25_03_bsc_01_01.thop</text:p>
          </table:table-cell>
          <table:table-cell table:style-name="ce71" office:value-type="float" office:value="11546.0893371758" calcext:value-type="float">
            <text:p>11546.089</text:p>
          </table:table-cell>
          <table:table-cell office:value-type="float" office:value="3294" calcext:value-type="float">
            <text:p>3294</text:p>
          </table:table-cell>
          <table:table-cell table:style-name="ce71" office:value-type="float" office:value="250.52" calcext:value-type="float">
            <text:p>250.52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11546.6470588235" calcext:value-type="float">
            <text:p>11546.647</text:p>
          </table:table-cell>
          <table:table-cell office:value-type="float" office:value="5691" calcext:value-type="float">
            <text:p>5691</text:p>
          </table:table-cell>
          <table:table-cell table:style-name="ce71" office:value-type="float" office:value="102.89" calcext:value-type="float">
            <text:p>102.89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246];[.H246])" office:value-type="float" office:value="11546.0893371758" calcext:value-type="float">
            <text:p>11546.089</text:p>
          </table:table-cell>
          <table:table-cell table:formula="of:=MAX([.C246];[.I246])" office:value-type="float" office:value="5691" calcext:value-type="float">
            <text:p>5691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a25_03_bsc_01_02.thop</text:p>
          </table:table-cell>
          <table:table-cell table:style-name="ce71" office:value-type="float" office:value="11546.0893371758" calcext:value-type="float">
            <text:p>11546.089</text:p>
          </table:table-cell>
          <table:table-cell office:value-type="float" office:value="2826" calcext:value-type="float">
            <text:p>2826</text:p>
          </table:table-cell>
          <table:table-cell table:style-name="ce71" office:value-type="float" office:value="308.57" calcext:value-type="float">
            <text:p>308.57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11546.7286135693" calcext:value-type="float">
            <text:p>11546.729</text:p>
          </table:table-cell>
          <table:table-cell office:value-type="float" office:value="7395" calcext:value-type="float">
            <text:p>7395</text:p>
          </table:table-cell>
          <table:table-cell table:style-name="ce71" office:value-type="float" office:value="56.14" calcext:value-type="float">
            <text:p>56.14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247];[.H247])" office:value-type="float" office:value="11546.0893371758" calcext:value-type="float">
            <text:p>11546.089</text:p>
          </table:table-cell>
          <table:table-cell table:formula="of:=MAX([.C247];[.I247])" office:value-type="float" office:value="7395" calcext:value-type="float">
            <text:p>7395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a25_03_bsc_01_03.thop</text:p>
          </table:table-cell>
          <table:table-cell table:style-name="ce71" office:value-type="float" office:value="11546.0893371758" calcext:value-type="float">
            <text:p>11546.089</text:p>
          </table:table-cell>
          <table:table-cell office:value-type="float" office:value="4102" calcext:value-type="float">
            <text:p>4102</text:p>
          </table:table-cell>
          <table:table-cell table:style-name="ce71" office:value-type="float" office:value="181.47" calcext:value-type="float">
            <text:p>181.47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11546.0893371758" calcext:value-type="float">
            <text:p>11546.089</text:p>
          </table:table-cell>
          <table:table-cell office:value-type="float" office:value="8121" calcext:value-type="float">
            <text:p>8121</text:p>
          </table:table-cell>
          <table:table-cell table:style-name="ce71" office:value-type="float" office:value="42.18" calcext:value-type="float">
            <text:p>42.18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248];[.H248])" office:value-type="float" office:value="11546.0893371758" calcext:value-type="float">
            <text:p>11546.089</text:p>
          </table:table-cell>
          <table:table-cell table:formula="of:=MAX([.C248];[.I248])" office:value-type="float" office:value="8121" calcext:value-type="float">
            <text:p>8121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a25_03_bsc_05_01.thop</text:p>
          </table:table-cell>
          <table:table-cell table:style-name="ce71" office:value-type="float" office:value="42894.9999999999" calcext:value-type="float">
            <text:p>42895.000</text:p>
          </table:table-cell>
          <table:table-cell office:value-type="float" office:value="0" calcext:value-type="float">
            <text:p>0</text:p>
          </table:table-cell>
          <table:table-cell table:style-name="ce71" office:value-type="string" calcext:value-type="string">
            <text:p>infinite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42991.7430639325" calcext:value-type="float">
            <text:p>42991.743</text:p>
          </table:table-cell>
          <table:table-cell office:value-type="float" office:value="11706" calcext:value-type="float">
            <text:p>11706</text:p>
          </table:table-cell>
          <table:table-cell table:style-name="ce71" office:value-type="float" office:value="267.26" calcext:value-type="float">
            <text:p>267.26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249];[.H249])" office:value-type="float" office:value="42894.9999999999" calcext:value-type="float">
            <text:p>42895.000</text:p>
          </table:table-cell>
          <table:table-cell table:formula="of:=MAX([.C249];[.I249])" office:value-type="float" office:value="11706" calcext:value-type="float">
            <text:p>11706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a25_03_bsc_05_02.thop</text:p>
          </table:table-cell>
          <table:table-cell table:style-name="ce71" office:value-type="float" office:value="42895" calcext:value-type="float">
            <text:p>42895.000</text:p>
          </table:table-cell>
          <table:table-cell office:value-type="float" office:value="0" calcext:value-type="float">
            <text:p>0</text:p>
          </table:table-cell>
          <table:table-cell table:style-name="ce71" office:value-type="string" calcext:value-type="string">
            <text:p>infinite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42991.3942307692" calcext:value-type="float">
            <text:p>42991.394</text:p>
          </table:table-cell>
          <table:table-cell office:value-type="float" office:value="3519" calcext:value-type="float">
            <text:p>3519</text:p>
          </table:table-cell>
          <table:table-cell table:style-name="ce71" office:value-type="float" office:value="1121.69" calcext:value-type="float">
            <text:p>1121.69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250];[.H250])" office:value-type="float" office:value="42895" calcext:value-type="float">
            <text:p>42895.000</text:p>
          </table:table-cell>
          <table:table-cell table:formula="of:=MAX([.C250];[.I250])" office:value-type="float" office:value="3519" calcext:value-type="float">
            <text:p>3519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a25_03_bsc_05_03.thop</text:p>
          </table:table-cell>
          <table:table-cell table:style-name="ce71" office:value-type="float" office:value="42895" calcext:value-type="float">
            <text:p>42895.000</text:p>
          </table:table-cell>
          <table:table-cell office:value-type="float" office:value="0" calcext:value-type="float">
            <text:p>0</text:p>
          </table:table-cell>
          <table:table-cell table:style-name="ce71" office:value-type="string" calcext:value-type="string">
            <text:p>infinite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42991.7430639325" calcext:value-type="float">
            <text:p>42991.743</text:p>
          </table:table-cell>
          <table:table-cell office:value-type="float" office:value="21928" calcext:value-type="float">
            <text:p>21928</text:p>
          </table:table-cell>
          <table:table-cell table:style-name="ce71" office:value-type="float" office:value="96.06" calcext:value-type="float">
            <text:p>96.06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251];[.H251])" office:value-type="float" office:value="42895" calcext:value-type="float">
            <text:p>42895.000</text:p>
          </table:table-cell>
          <table:table-cell table:formula="of:=MAX([.C251];[.I251])" office:value-type="float" office:value="21928" calcext:value-type="float">
            <text:p>21928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a25_03_bsc_10_01.thop</text:p>
          </table:table-cell>
          <table:table-cell table:style-name="ce71" office:value-type="float" office:value="69899" calcext:value-type="float">
            <text:p>69899.000</text:p>
          </table:table-cell>
          <table:table-cell office:value-type="float" office:value="0" calcext:value-type="float">
            <text:p>0</text:p>
          </table:table-cell>
          <table:table-cell table:style-name="ce71" office:value-type="string" calcext:value-type="string">
            <text:p>infinite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69899" calcext:value-type="float">
            <text:p>69899.000</text:p>
          </table:table-cell>
          <table:table-cell office:value-type="float" office:value="18093" calcext:value-type="float">
            <text:p>18093</text:p>
          </table:table-cell>
          <table:table-cell table:style-name="ce71" office:value-type="float" office:value="286.33" calcext:value-type="float">
            <text:p>286.33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252];[.H252])" office:value-type="float" office:value="69899" calcext:value-type="float">
            <text:p>69899.000</text:p>
          </table:table-cell>
          <table:table-cell table:formula="of:=MAX([.C252];[.I252])" office:value-type="float" office:value="18093" calcext:value-type="float">
            <text:p>18093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a25_03_bsc_10_02.thop</text:p>
          </table:table-cell>
          <table:table-cell table:style-name="ce71" office:value-type="float" office:value="69899" calcext:value-type="float">
            <text:p>69899.000</text:p>
          </table:table-cell>
          <table:table-cell office:value-type="float" office:value="17824" calcext:value-type="float">
            <text:p>17824</text:p>
          </table:table-cell>
          <table:table-cell table:style-name="ce71" office:value-type="float" office:value="292.16" calcext:value-type="float">
            <text:p>292.16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69899" calcext:value-type="float">
            <text:p>69899.000</text:p>
          </table:table-cell>
          <table:table-cell office:value-type="float" office:value="17799" calcext:value-type="float">
            <text:p>17799</text:p>
          </table:table-cell>
          <table:table-cell table:style-name="ce71" office:value-type="float" office:value="292.71" calcext:value-type="float">
            <text:p>292.71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253];[.H253])" office:value-type="float" office:value="69899" calcext:value-type="float">
            <text:p>69899.000</text:p>
          </table:table-cell>
          <table:table-cell table:formula="of:=MAX([.C253];[.I253])" office:value-type="float" office:value="17824" calcext:value-type="float">
            <text:p>17824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a25_03_bsc_10_03.thop</text:p>
          </table:table-cell>
          <table:table-cell table:style-name="ce71" office:value-type="float" office:value="69899" calcext:value-type="float">
            <text:p>69899.000</text:p>
          </table:table-cell>
          <table:table-cell office:value-type="float" office:value="0" calcext:value-type="float">
            <text:p>0</text:p>
          </table:table-cell>
          <table:table-cell table:style-name="ce71" office:value-type="string" calcext:value-type="string">
            <text:p>infinite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69899" calcext:value-type="float">
            <text:p>69899.000</text:p>
          </table:table-cell>
          <table:table-cell office:value-type="float" office:value="8258" calcext:value-type="float">
            <text:p>8258</text:p>
          </table:table-cell>
          <table:table-cell table:style-name="ce71" office:value-type="float" office:value="746.44" calcext:value-type="float">
            <text:p>746.44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254];[.H254])" office:value-type="float" office:value="69899" calcext:value-type="float">
            <text:p>69899.000</text:p>
          </table:table-cell>
          <table:table-cell table:formula="of:=MAX([.C254];[.I254])" office:value-type="float" office:value="8258" calcext:value-type="float">
            <text:p>8258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a25_03_unc_01_01.thop</text:p>
          </table:table-cell>
          <table:table-cell table:style-name="ce71" office:value-type="float" office:value="12703.0678851175" calcext:value-type="float">
            <text:p>12703.068</text:p>
          </table:table-cell>
          <table:table-cell office:value-type="float" office:value="3657" calcext:value-type="float">
            <text:p>3657</text:p>
          </table:table-cell>
          <table:table-cell table:style-name="ce71" office:value-type="float" office:value="247.36" calcext:value-type="float">
            <text:p>247.36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12701" calcext:value-type="float">
            <text:p>12701.000</text:p>
          </table:table-cell>
          <table:table-cell office:value-type="float" office:value="5793" calcext:value-type="float">
            <text:p>5793</text:p>
          </table:table-cell>
          <table:table-cell table:style-name="ce71" office:value-type="float" office:value="119.25" calcext:value-type="float">
            <text:p>119.25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1" calcext:value-type="float">
            <text:p>3600.0</text:p>
          </table:table-cell>
          <table:table-cell table:style-name="Default"/>
          <table:table-cell table:formula="of:=MIN([.B255];[.H255])" office:value-type="float" office:value="12701" calcext:value-type="float">
            <text:p>12701.000</text:p>
          </table:table-cell>
          <table:table-cell table:formula="of:=MAX([.C255];[.I255])" office:value-type="float" office:value="5793" calcext:value-type="float">
            <text:p>5793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a25_03_unc_01_02.thop</text:p>
          </table:table-cell>
          <table:table-cell table:style-name="ce71" office:value-type="float" office:value="12707.6186440678" calcext:value-type="float">
            <text:p>12707.619</text:p>
          </table:table-cell>
          <table:table-cell office:value-type="float" office:value="3339" calcext:value-type="float">
            <text:p>3339</text:p>
          </table:table-cell>
          <table:table-cell table:style-name="ce71" office:value-type="float" office:value="280.58" calcext:value-type="float">
            <text:p>280.58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12701" calcext:value-type="float">
            <text:p>12701.000</text:p>
          </table:table-cell>
          <table:table-cell office:value-type="float" office:value="6649" calcext:value-type="float">
            <text:p>6649</text:p>
          </table:table-cell>
          <table:table-cell table:style-name="ce71" office:value-type="float" office:value="91.02" calcext:value-type="float">
            <text:p>91.02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1" calcext:value-type="float">
            <text:p>3600.0</text:p>
          </table:table-cell>
          <table:table-cell table:style-name="Default"/>
          <table:table-cell table:formula="of:=MIN([.B256];[.H256])" office:value-type="float" office:value="12701" calcext:value-type="float">
            <text:p>12701.000</text:p>
          </table:table-cell>
          <table:table-cell table:formula="of:=MAX([.C256];[.I256])" office:value-type="float" office:value="6649" calcext:value-type="float">
            <text:p>6649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a25_03_unc_01_03.thop</text:p>
          </table:table-cell>
          <table:table-cell table:style-name="ce71" office:value-type="float" office:value="12702.8667883212" calcext:value-type="float">
            <text:p>12702.867</text:p>
          </table:table-cell>
          <table:table-cell office:value-type="float" office:value="6467" calcext:value-type="float">
            <text:p>6467</text:p>
          </table:table-cell>
          <table:table-cell table:style-name="ce71" office:value-type="float" office:value="96.43" calcext:value-type="float">
            <text:p>96.43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12701" calcext:value-type="float">
            <text:p>12701.000</text:p>
          </table:table-cell>
          <table:table-cell office:value-type="float" office:value="8236" calcext:value-type="float">
            <text:p>8236</text:p>
          </table:table-cell>
          <table:table-cell table:style-name="ce71" office:value-type="float" office:value="54.21" calcext:value-type="float">
            <text:p>54.21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1" calcext:value-type="float">
            <text:p>3600.0</text:p>
          </table:table-cell>
          <table:table-cell table:style-name="Default"/>
          <table:table-cell table:formula="of:=MIN([.B257];[.H257])" office:value-type="float" office:value="12701" calcext:value-type="float">
            <text:p>12701.000</text:p>
          </table:table-cell>
          <table:table-cell table:formula="of:=MAX([.C257];[.I257])" office:value-type="float" office:value="8236" calcext:value-type="float">
            <text:p>8236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a25_03_unc_05_01.thop</text:p>
          </table:table-cell>
          <table:table-cell table:style-name="ce71" office:value-type="float" office:value="26800.6363636364" calcext:value-type="float">
            <text:p>26800.636</text:p>
          </table:table-cell>
          <table:table-cell office:value-type="float" office:value="597" calcext:value-type="float">
            <text:p>597</text:p>
          </table:table-cell>
          <table:table-cell table:style-name="ce71" office:value-type="float" office:value="4389.22" calcext:value-type="float">
            <text:p>4389.22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26815.1899313501" calcext:value-type="float">
            <text:p>26815.190</text:p>
          </table:table-cell>
          <table:table-cell office:value-type="float" office:value="3739" calcext:value-type="float">
            <text:p>3739</text:p>
          </table:table-cell>
          <table:table-cell table:style-name="ce71" office:value-type="float" office:value="617.18" calcext:value-type="float">
            <text:p>617.18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258];[.H258])" office:value-type="float" office:value="26800.6363636364" calcext:value-type="float">
            <text:p>26800.636</text:p>
          </table:table-cell>
          <table:table-cell table:formula="of:=MAX([.C258];[.I258])" office:value-type="float" office:value="3739" calcext:value-type="float">
            <text:p>3739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a25_03_unc_05_02.thop</text:p>
          </table:table-cell>
          <table:table-cell table:style-name="ce71" office:value-type="float" office:value="26800.6363636364" calcext:value-type="float">
            <text:p>26800.636</text:p>
          </table:table-cell>
          <table:table-cell office:value-type="float" office:value="6921" calcext:value-type="float">
            <text:p>6921</text:p>
          </table:table-cell>
          <table:table-cell table:style-name="ce71" office:value-type="float" office:value="287.24" calcext:value-type="float">
            <text:p>287.24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26807.3972179289" calcext:value-type="float">
            <text:p>26807.397</text:p>
          </table:table-cell>
          <table:table-cell office:value-type="float" office:value="10872" calcext:value-type="float">
            <text:p>10872</text:p>
          </table:table-cell>
          <table:table-cell table:style-name="ce71" office:value-type="float" office:value="146.57" calcext:value-type="float">
            <text:p>146.57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259];[.H259])" office:value-type="float" office:value="26800.6363636364" calcext:value-type="float">
            <text:p>26800.636</text:p>
          </table:table-cell>
          <table:table-cell table:formula="of:=MAX([.C259];[.I259])" office:value-type="float" office:value="10872" calcext:value-type="float">
            <text:p>10872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a25_03_unc_05_03.thop</text:p>
          </table:table-cell>
          <table:table-cell table:style-name="ce71" office:value-type="float" office:value="26800.761534107" calcext:value-type="float">
            <text:p>26800.762</text:p>
          </table:table-cell>
          <table:table-cell office:value-type="float" office:value="8995" calcext:value-type="float">
            <text:p>8995</text:p>
          </table:table-cell>
          <table:table-cell table:style-name="ce71" office:value-type="float" office:value="197.95" calcext:value-type="float">
            <text:p>197.95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26814.4026974952" calcext:value-type="float">
            <text:p>26814.403</text:p>
          </table:table-cell>
          <table:table-cell office:value-type="float" office:value="5731" calcext:value-type="float">
            <text:p>5731</text:p>
          </table:table-cell>
          <table:table-cell table:style-name="ce71" office:value-type="float" office:value="367.88" calcext:value-type="float">
            <text:p>367.88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260];[.H260])" office:value-type="float" office:value="26800.761534107" calcext:value-type="float">
            <text:p>26800.762</text:p>
          </table:table-cell>
          <table:table-cell table:formula="of:=MAX([.C260];[.I260])" office:value-type="float" office:value="8995" calcext:value-type="float">
            <text:p>8995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a25_03_unc_10_01.thop</text:p>
          </table:table-cell>
          <table:table-cell table:style-name="ce71" office:value-type="float" office:value="33185" calcext:value-type="float">
            <text:p>33185.000</text:p>
          </table:table-cell>
          <table:table-cell office:value-type="float" office:value="0" calcext:value-type="float">
            <text:p>0</text:p>
          </table:table-cell>
          <table:table-cell table:style-name="ce71" office:value-type="string" calcext:value-type="string">
            <text:p>infinite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33185" calcext:value-type="float">
            <text:p>33185.000</text:p>
          </table:table-cell>
          <table:table-cell office:value-type="float" office:value="9380" calcext:value-type="float">
            <text:p>9380</text:p>
          </table:table-cell>
          <table:table-cell table:style-name="ce71" office:value-type="float" office:value="253.78" calcext:value-type="float">
            <text:p>253.78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261];[.H261])" office:value-type="float" office:value="33185" calcext:value-type="float">
            <text:p>33185.000</text:p>
          </table:table-cell>
          <table:table-cell table:formula="of:=MAX([.C261];[.I261])" office:value-type="float" office:value="9380" calcext:value-type="float">
            <text:p>9380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a25_03_unc_10_02.thop</text:p>
          </table:table-cell>
          <table:table-cell table:style-name="ce71" office:value-type="float" office:value="33185" calcext:value-type="float">
            <text:p>33185.000</text:p>
          </table:table-cell>
          <table:table-cell office:value-type="float" office:value="0" calcext:value-type="float">
            <text:p>0</text:p>
          </table:table-cell>
          <table:table-cell table:style-name="ce71" office:value-type="string" calcext:value-type="string">
            <text:p>infinite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33185" calcext:value-type="float">
            <text:p>33185.000</text:p>
          </table:table-cell>
          <table:table-cell office:value-type="float" office:value="10045" calcext:value-type="float">
            <text:p>10045</text:p>
          </table:table-cell>
          <table:table-cell table:style-name="ce71" office:value-type="float" office:value="230.36" calcext:value-type="float">
            <text:p>230.36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262];[.H262])" office:value-type="float" office:value="33185" calcext:value-type="float">
            <text:p>33185.000</text:p>
          </table:table-cell>
          <table:table-cell table:formula="of:=MAX([.C262];[.I262])" office:value-type="float" office:value="10045" calcext:value-type="float">
            <text:p>10045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a25_03_unc_10_03.thop</text:p>
          </table:table-cell>
          <table:table-cell table:style-name="ce71" office:value-type="float" office:value="33185" calcext:value-type="float">
            <text:p>33185.000</text:p>
          </table:table-cell>
          <table:table-cell office:value-type="float" office:value="0" calcext:value-type="float">
            <text:p>0</text:p>
          </table:table-cell>
          <table:table-cell table:style-name="ce71" office:value-type="string" calcext:value-type="string">
            <text:p>infinite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33185" calcext:value-type="float">
            <text:p>33185.000</text:p>
          </table:table-cell>
          <table:table-cell office:value-type="float" office:value="0" calcext:value-type="float">
            <text:p>0</text:p>
          </table:table-cell>
          <table:table-cell table:style-name="ce71" office:value-type="string" calcext:value-type="string">
            <text:p>infinite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263];[.H263])" office:value-type="float" office:value="33185" calcext:value-type="float">
            <text:p>33185.000</text:p>
          </table:table-cell>
          <table:table-cell table:formula="of:=MAX([.C263];[.I263])" office:value-type="float" office:value="0" calcext:value-type="float">
            <text:p>0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a25_03_usw_01_01.thop</text:p>
          </table:table-cell>
          <table:table-cell table:style-name="ce71" office:value-type="float" office:value="5684" calcext:value-type="float">
            <text:p>5684.000</text:p>
          </table:table-cell>
          <table:table-cell office:value-type="float" office:value="3497" calcext:value-type="float">
            <text:p>3497</text:p>
          </table:table-cell>
          <table:table-cell table:style-name="ce71" office:value-type="float" office:value="62.54" calcext:value-type="float">
            <text:p>62.54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.01" calcext:value-type="float">
            <text:p>3600.0</text:p>
          </table:table-cell>
          <table:table-cell table:style-name="ce80"/>
          <table:table-cell office:value-type="float" office:value="5738" calcext:value-type="float">
            <text:p>5738.000</text:p>
          </table:table-cell>
          <table:table-cell office:value-type="float" office:value="3454" calcext:value-type="float">
            <text:p>3454</text:p>
          </table:table-cell>
          <table:table-cell table:style-name="ce71" office:value-type="float" office:value="66.13" calcext:value-type="float">
            <text:p>66.13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1" calcext:value-type="float">
            <text:p>3600.0</text:p>
          </table:table-cell>
          <table:table-cell table:style-name="Default"/>
          <table:table-cell table:formula="of:=MIN([.B264];[.H264])" office:value-type="float" office:value="5684" calcext:value-type="float">
            <text:p>5684.000</text:p>
          </table:table-cell>
          <table:table-cell table:formula="of:=MAX([.C264];[.I264])" office:value-type="float" office:value="3497" calcext:value-type="float">
            <text:p>3497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a25_03_usw_01_02.thop</text:p>
          </table:table-cell>
          <table:table-cell table:style-name="ce71" office:value-type="float" office:value="5726.75894357743" calcext:value-type="float">
            <text:p>5726.759</text:p>
          </table:table-cell>
          <table:table-cell office:value-type="float" office:value="4474" calcext:value-type="float">
            <text:p>4474</text:p>
          </table:table-cell>
          <table:table-cell table:style-name="ce71" office:value-type="float" office:value="28" calcext:value-type="float">
            <text:p>28.00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5738" calcext:value-type="float">
            <text:p>5738.000</text:p>
          </table:table-cell>
          <table:table-cell office:value-type="float" office:value="5362" calcext:value-type="float">
            <text:p>5362</text:p>
          </table:table-cell>
          <table:table-cell table:style-name="ce71" office:value-type="float" office:value="7.01" calcext:value-type="float">
            <text:p>7.01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1" calcext:value-type="float">
            <text:p>3600.0</text:p>
          </table:table-cell>
          <table:table-cell table:style-name="Default"/>
          <table:table-cell table:formula="of:=MIN([.B265];[.H265])" office:value-type="float" office:value="5726.75894357743" calcext:value-type="float">
            <text:p>5726.759</text:p>
          </table:table-cell>
          <table:table-cell table:formula="of:=MAX([.C265];[.I265])" office:value-type="float" office:value="5362" calcext:value-type="float">
            <text:p>5362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a25_03_usw_01_03.thop</text:p>
          </table:table-cell>
          <table:table-cell table:style-name="ce71" office:value-type="float" office:value="5738" calcext:value-type="float">
            <text:p>5738.000</text:p>
          </table:table-cell>
          <table:table-cell office:value-type="float" office:value="4067" calcext:value-type="float">
            <text:p>4067</text:p>
          </table:table-cell>
          <table:table-cell table:style-name="ce71" office:value-type="float" office:value="41.09" calcext:value-type="float">
            <text:p>41.09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5738" calcext:value-type="float">
            <text:p>5738.000</text:p>
          </table:table-cell>
          <table:table-cell office:value-type="float" office:value="5435" calcext:value-type="float">
            <text:p>5435</text:p>
          </table:table-cell>
          <table:table-cell table:style-name="ce71" office:value-type="float" office:value="5.57" calcext:value-type="float">
            <text:p>5.57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1" calcext:value-type="float">
            <text:p>3600.0</text:p>
          </table:table-cell>
          <table:table-cell table:style-name="Default"/>
          <table:table-cell table:formula="of:=MIN([.B266];[.H266])" office:value-type="float" office:value="5738" calcext:value-type="float">
            <text:p>5738.000</text:p>
          </table:table-cell>
          <table:table-cell table:formula="of:=MAX([.C266];[.I266])" office:value-type="float" office:value="5435" calcext:value-type="float">
            <text:p>5435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a25_03_usw_05_01.thop</text:p>
          </table:table-cell>
          <table:table-cell table:style-name="ce71" office:value-type="float" office:value="25276" calcext:value-type="float">
            <text:p>25276.000</text:p>
          </table:table-cell>
          <table:table-cell office:value-type="float" office:value="4696" calcext:value-type="float">
            <text:p>4696</text:p>
          </table:table-cell>
          <table:table-cell table:style-name="ce71" office:value-type="float" office:value="438.25" calcext:value-type="float">
            <text:p>438.25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25430.877755511" calcext:value-type="float">
            <text:p>25430.878</text:p>
          </table:table-cell>
          <table:table-cell office:value-type="float" office:value="5325" calcext:value-type="float">
            <text:p>5325</text:p>
          </table:table-cell>
          <table:table-cell table:style-name="ce71" office:value-type="float" office:value="377.58" calcext:value-type="float">
            <text:p>377.58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267];[.H267])" office:value-type="float" office:value="25276" calcext:value-type="float">
            <text:p>25276.000</text:p>
          </table:table-cell>
          <table:table-cell table:formula="of:=MAX([.C267];[.I267])" office:value-type="float" office:value="5325" calcext:value-type="float">
            <text:p>5325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a25_03_usw_05_02.thop</text:p>
          </table:table-cell>
          <table:table-cell table:style-name="ce71" office:value-type="float" office:value="25285.4230769231" calcext:value-type="float">
            <text:p>25285.423</text:p>
          </table:table-cell>
          <table:table-cell office:value-type="float" office:value="10708" calcext:value-type="float">
            <text:p>10708</text:p>
          </table:table-cell>
          <table:table-cell table:style-name="ce71" office:value-type="float" office:value="136.14" calcext:value-type="float">
            <text:p>136.14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25276" calcext:value-type="float">
            <text:p>25276.000</text:p>
          </table:table-cell>
          <table:table-cell office:value-type="float" office:value="10979" calcext:value-type="float">
            <text:p>10979</text:p>
          </table:table-cell>
          <table:table-cell table:style-name="ce71" office:value-type="float" office:value="130.22" calcext:value-type="float">
            <text:p>130.22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268];[.H268])" office:value-type="float" office:value="25276" calcext:value-type="float">
            <text:p>25276.000</text:p>
          </table:table-cell>
          <table:table-cell table:formula="of:=MAX([.C268];[.I268])" office:value-type="float" office:value="10979" calcext:value-type="float">
            <text:p>10979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a25_03_usw_05_03.thop</text:p>
          </table:table-cell>
          <table:table-cell table:style-name="ce71" office:value-type="float" office:value="25276" calcext:value-type="float">
            <text:p>25276.000</text:p>
          </table:table-cell>
          <table:table-cell office:value-type="float" office:value="12730" calcext:value-type="float">
            <text:p>12730</text:p>
          </table:table-cell>
          <table:table-cell table:style-name="ce71" office:value-type="float" office:value="98.55" calcext:value-type="float">
            <text:p>98.55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.01" calcext:value-type="float">
            <text:p>3600.0</text:p>
          </table:table-cell>
          <table:table-cell table:style-name="ce80"/>
          <table:table-cell office:value-type="float" office:value="25276" calcext:value-type="float">
            <text:p>25276.000</text:p>
          </table:table-cell>
          <table:table-cell office:value-type="float" office:value="9583" calcext:value-type="float">
            <text:p>9583</text:p>
          </table:table-cell>
          <table:table-cell table:style-name="ce71" office:value-type="float" office:value="163.76" calcext:value-type="float">
            <text:p>163.76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269];[.H269])" office:value-type="float" office:value="25276" calcext:value-type="float">
            <text:p>25276.000</text:p>
          </table:table-cell>
          <table:table-cell table:formula="of:=MAX([.C269];[.I269])" office:value-type="float" office:value="12730" calcext:value-type="float">
            <text:p>12730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a25_03_usw_10_01.thop</text:p>
          </table:table-cell>
          <table:table-cell table:style-name="ce71" office:value-type="float" office:value="34241" calcext:value-type="float">
            <text:p>34241.000</text:p>
          </table:table-cell>
          <table:table-cell office:value-type="float" office:value="0" calcext:value-type="float">
            <text:p>0</text:p>
          </table:table-cell>
          <table:table-cell table:style-name="ce71" office:value-type="string" calcext:value-type="string">
            <text:p>infinite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34241" calcext:value-type="float">
            <text:p>34241.000</text:p>
          </table:table-cell>
          <table:table-cell office:value-type="float" office:value="9451" calcext:value-type="float">
            <text:p>9451</text:p>
          </table:table-cell>
          <table:table-cell table:style-name="ce71" office:value-type="float" office:value="262.3" calcext:value-type="float">
            <text:p>262.30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270];[.H270])" office:value-type="float" office:value="34241" calcext:value-type="float">
            <text:p>34241.000</text:p>
          </table:table-cell>
          <table:table-cell table:formula="of:=MAX([.C270];[.I270])" office:value-type="float" office:value="9451" calcext:value-type="float">
            <text:p>9451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a25_03_usw_10_02.thop</text:p>
          </table:table-cell>
          <table:table-cell table:style-name="ce71" office:value-type="float" office:value="34241" calcext:value-type="float">
            <text:p>34241.000</text:p>
          </table:table-cell>
          <table:table-cell office:value-type="float" office:value="0" calcext:value-type="float">
            <text:p>0</text:p>
          </table:table-cell>
          <table:table-cell table:style-name="ce71" office:value-type="string" calcext:value-type="string">
            <text:p>infinite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34241" calcext:value-type="float">
            <text:p>34241.000</text:p>
          </table:table-cell>
          <table:table-cell office:value-type="float" office:value="10667" calcext:value-type="float">
            <text:p>10667</text:p>
          </table:table-cell>
          <table:table-cell table:style-name="ce71" office:value-type="float" office:value="221" calcext:value-type="float">
            <text:p>221.00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271];[.H271])" office:value-type="float" office:value="34241" calcext:value-type="float">
            <text:p>34241.000</text:p>
          </table:table-cell>
          <table:table-cell table:formula="of:=MAX([.C271];[.I271])" office:value-type="float" office:value="10667" calcext:value-type="float">
            <text:p>10667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a25_03_usw_10_03.thop</text:p>
          </table:table-cell>
          <table:table-cell table:style-name="ce71" office:value-type="float" office:value="34241" calcext:value-type="float">
            <text:p>34241.000</text:p>
          </table:table-cell>
          <table:table-cell office:value-type="float" office:value="11343" calcext:value-type="float">
            <text:p>11343</text:p>
          </table:table-cell>
          <table:table-cell table:style-name="ce71" office:value-type="float" office:value="201.87" calcext:value-type="float">
            <text:p>201.87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34241" calcext:value-type="float">
            <text:p>34241.000</text:p>
          </table:table-cell>
          <table:table-cell office:value-type="float" office:value="14390" calcext:value-type="float">
            <text:p>14390</text:p>
          </table:table-cell>
          <table:table-cell table:style-name="ce71" office:value-type="float" office:value="137.95" calcext:value-type="float">
            <text:p>137.95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272];[.H272])" office:value-type="float" office:value="34241" calcext:value-type="float">
            <text:p>34241.000</text:p>
          </table:table-cell>
          <table:table-cell table:formula="of:=MAX([.C272];[.I272])" office:value-type="float" office:value="14390" calcext:value-type="float">
            <text:p>14390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a25_05_bsc_01_01.thop</text:p>
          </table:table-cell>
          <table:table-cell table:style-name="ce71" office:value-type="float" office:value="18254.4182344428" calcext:value-type="float">
            <text:p>18254.418</text:p>
          </table:table-cell>
          <table:table-cell office:value-type="float" office:value="2361" calcext:value-type="float">
            <text:p>2361</text:p>
          </table:table-cell>
          <table:table-cell table:style-name="ce71" office:value-type="float" office:value="673.16" calcext:value-type="float">
            <text:p>673.16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18260.8332145403" calcext:value-type="float">
            <text:p>18260.833</text:p>
          </table:table-cell>
          <table:table-cell office:value-type="float" office:value="10913" calcext:value-type="float">
            <text:p>10913</text:p>
          </table:table-cell>
          <table:table-cell table:style-name="ce71" office:value-type="float" office:value="67.33" calcext:value-type="float">
            <text:p>67.33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273];[.H273])" office:value-type="float" office:value="18254.4182344428" calcext:value-type="float">
            <text:p>18254.418</text:p>
          </table:table-cell>
          <table:table-cell table:formula="of:=MAX([.C273];[.I273])" office:value-type="float" office:value="10913" calcext:value-type="float">
            <text:p>10913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a25_05_bsc_01_02.thop</text:p>
          </table:table-cell>
          <table:table-cell table:style-name="ce71" office:value-type="float" office:value="18258.8333333333" calcext:value-type="float">
            <text:p>18258.833</text:p>
          </table:table-cell>
          <table:table-cell office:value-type="float" office:value="5736" calcext:value-type="float">
            <text:p>5736</text:p>
          </table:table-cell>
          <table:table-cell table:style-name="ce71" office:value-type="float" office:value="218.32" calcext:value-type="float">
            <text:p>218.32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18260.5568181818" calcext:value-type="float">
            <text:p>18260.557</text:p>
          </table:table-cell>
          <table:table-cell office:value-type="float" office:value="12225" calcext:value-type="float">
            <text:p>12225</text:p>
          </table:table-cell>
          <table:table-cell table:style-name="ce71" office:value-type="float" office:value="49.37" calcext:value-type="float">
            <text:p>49.37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274];[.H274])" office:value-type="float" office:value="18258.8333333333" calcext:value-type="float">
            <text:p>18258.833</text:p>
          </table:table-cell>
          <table:table-cell table:formula="of:=MAX([.C274];[.I274])" office:value-type="float" office:value="12225" calcext:value-type="float">
            <text:p>12225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a25_05_bsc_01_03.thop</text:p>
          </table:table-cell>
          <table:table-cell table:style-name="ce71" office:value-type="float" office:value="18258.8333333333" calcext:value-type="float">
            <text:p>18258.833</text:p>
          </table:table-cell>
          <table:table-cell office:value-type="float" office:value="6929" calcext:value-type="float">
            <text:p>6929</text:p>
          </table:table-cell>
          <table:table-cell table:style-name="ce71" office:value-type="float" office:value="163.51" calcext:value-type="float">
            <text:p>163.51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18183" calcext:value-type="float">
            <text:p>18183.000</text:p>
          </table:table-cell>
          <table:table-cell office:value-type="float" office:value="12717" calcext:value-type="float">
            <text:p>12717</text:p>
          </table:table-cell>
          <table:table-cell table:style-name="ce71" office:value-type="float" office:value="42.98" calcext:value-type="float">
            <text:p>42.98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275];[.H275])" office:value-type="float" office:value="18183" calcext:value-type="float">
            <text:p>18183.000</text:p>
          </table:table-cell>
          <table:table-cell table:formula="of:=MAX([.C275];[.I275])" office:value-type="float" office:value="12717" calcext:value-type="float">
            <text:p>12717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a25_05_bsc_05_01.thop</text:p>
          </table:table-cell>
          <table:table-cell table:style-name="ce71" office:value-type="float" office:value="69768.3577533577" calcext:value-type="float">
            <text:p>69768.358</text:p>
          </table:table-cell>
          <table:table-cell office:value-type="float" office:value="15508" calcext:value-type="float">
            <text:p>15508</text:p>
          </table:table-cell>
          <table:table-cell table:style-name="ce71" office:value-type="float" office:value="349.89" calcext:value-type="float">
            <text:p>349.89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69762.8641840088" calcext:value-type="float">
            <text:p>69762.864</text:p>
          </table:table-cell>
          <table:table-cell office:value-type="float" office:value="0" calcext:value-type="float">
            <text:p>0</text:p>
          </table:table-cell>
          <table:table-cell table:style-name="ce71" office:value-type="string" calcext:value-type="string">
            <text:p>infinite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276];[.H276])" office:value-type="float" office:value="69762.8641840088" calcext:value-type="float">
            <text:p>69762.864</text:p>
          </table:table-cell>
          <table:table-cell table:formula="of:=MAX([.C276];[.I276])" office:value-type="float" office:value="15508" calcext:value-type="float">
            <text:p>15508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a25_05_bsc_05_02.thop</text:p>
          </table:table-cell>
          <table:table-cell table:style-name="ce71" office:value-type="float" office:value="69715" calcext:value-type="float">
            <text:p>69715.000</text:p>
          </table:table-cell>
          <table:table-cell office:value-type="float" office:value="0" calcext:value-type="float">
            <text:p>0</text:p>
          </table:table-cell>
          <table:table-cell table:style-name="ce71" office:value-type="string" calcext:value-type="string">
            <text:p>infinite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69768.2710280374" calcext:value-type="float">
            <text:p>69768.271</text:p>
          </table:table-cell>
          <table:table-cell office:value-type="float" office:value="29593" calcext:value-type="float">
            <text:p>29593</text:p>
          </table:table-cell>
          <table:table-cell table:style-name="ce71" office:value-type="float" office:value="135.76" calcext:value-type="float">
            <text:p>135.76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277];[.H277])" office:value-type="float" office:value="69715" calcext:value-type="float">
            <text:p>69715.000</text:p>
          </table:table-cell>
          <table:table-cell table:formula="of:=MAX([.C277];[.I277])" office:value-type="float" office:value="29593" calcext:value-type="float">
            <text:p>29593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a25_05_bsc_05_03.thop</text:p>
          </table:table-cell>
          <table:table-cell table:style-name="ce71" office:value-type="float" office:value="69715" calcext:value-type="float">
            <text:p>69715.000</text:p>
          </table:table-cell>
          <table:table-cell office:value-type="float" office:value="18126" calcext:value-type="float">
            <text:p>18126</text:p>
          </table:table-cell>
          <table:table-cell table:style-name="ce71" office:value-type="float" office:value="284.61" calcext:value-type="float">
            <text:p>284.61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69756.5211970075" calcext:value-type="float">
            <text:p>69756.521</text:p>
          </table:table-cell>
          <table:table-cell office:value-type="float" office:value="2840" calcext:value-type="float">
            <text:p>2840</text:p>
          </table:table-cell>
          <table:table-cell table:style-name="ce71" office:value-type="float" office:value="2356.22" calcext:value-type="float">
            <text:p>2356.22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278];[.H278])" office:value-type="float" office:value="69715" calcext:value-type="float">
            <text:p>69715.000</text:p>
          </table:table-cell>
          <table:table-cell table:formula="of:=MAX([.C278];[.I278])" office:value-type="float" office:value="18126" calcext:value-type="float">
            <text:p>18126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a25_05_bsc_10_01.thop</text:p>
          </table:table-cell>
          <table:table-cell table:style-name="ce71" office:value-type="float" office:value="122111" calcext:value-type="float">
            <text:p>122111.000</text:p>
          </table:table-cell>
          <table:table-cell office:value-type="float" office:value="13100" calcext:value-type="float">
            <text:p>13100</text:p>
          </table:table-cell>
          <table:table-cell table:style-name="ce71" office:value-type="float" office:value="832.15" calcext:value-type="float">
            <text:p>832.15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122111" calcext:value-type="float">
            <text:p>122111.000</text:p>
          </table:table-cell>
          <table:table-cell office:value-type="float" office:value="16424" calcext:value-type="float">
            <text:p>16424</text:p>
          </table:table-cell>
          <table:table-cell table:style-name="ce71" office:value-type="float" office:value="643.49" calcext:value-type="float">
            <text:p>643.49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279];[.H279])" office:value-type="float" office:value="122111" calcext:value-type="float">
            <text:p>122111.000</text:p>
          </table:table-cell>
          <table:table-cell table:formula="of:=MAX([.C279];[.I279])" office:value-type="float" office:value="16424" calcext:value-type="float">
            <text:p>16424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a25_05_bsc_10_02.thop</text:p>
          </table:table-cell>
          <table:table-cell table:style-name="ce71" office:value-type="float" office:value="122111" calcext:value-type="float">
            <text:p>122111.000</text:p>
          </table:table-cell>
          <table:table-cell office:value-type="float" office:value="42551" calcext:value-type="float">
            <text:p>42551</text:p>
          </table:table-cell>
          <table:table-cell table:style-name="ce71" office:value-type="float" office:value="186.98" calcext:value-type="float">
            <text:p>186.98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122111" calcext:value-type="float">
            <text:p>122111.000</text:p>
          </table:table-cell>
          <table:table-cell office:value-type="float" office:value="43451" calcext:value-type="float">
            <text:p>43451</text:p>
          </table:table-cell>
          <table:table-cell table:style-name="ce71" office:value-type="float" office:value="181.03" calcext:value-type="float">
            <text:p>181.03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280];[.H280])" office:value-type="float" office:value="122111" calcext:value-type="float">
            <text:p>122111.000</text:p>
          </table:table-cell>
          <table:table-cell table:formula="of:=MAX([.C280];[.I280])" office:value-type="float" office:value="43451" calcext:value-type="float">
            <text:p>43451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a25_05_bsc_10_03.thop</text:p>
          </table:table-cell>
          <table:table-cell table:style-name="ce71" office:value-type="float" office:value="122111" calcext:value-type="float">
            <text:p>122111.000</text:p>
          </table:table-cell>
          <table:table-cell office:value-type="float" office:value="25625" calcext:value-type="float">
            <text:p>25625</text:p>
          </table:table-cell>
          <table:table-cell table:style-name="ce71" office:value-type="float" office:value="376.53" calcext:value-type="float">
            <text:p>376.53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122111" calcext:value-type="float">
            <text:p>122111.000</text:p>
          </table:table-cell>
          <table:table-cell office:value-type="float" office:value="55064" calcext:value-type="float">
            <text:p>55064</text:p>
          </table:table-cell>
          <table:table-cell table:style-name="ce71" office:value-type="float" office:value="121.76" calcext:value-type="float">
            <text:p>121.76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281];[.H281])" office:value-type="float" office:value="122111" calcext:value-type="float">
            <text:p>122111.000</text:p>
          </table:table-cell>
          <table:table-cell table:formula="of:=MAX([.C281];[.I281])" office:value-type="float" office:value="55064" calcext:value-type="float">
            <text:p>55064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a25_05_unc_01_01.thop</text:p>
          </table:table-cell>
          <table:table-cell table:style-name="ce71" office:value-type="float" office:value="19990.9090909091" calcext:value-type="float">
            <text:p>19990.909</text:p>
          </table:table-cell>
          <table:table-cell office:value-type="float" office:value="1917" calcext:value-type="float">
            <text:p>1917</text:p>
          </table:table-cell>
          <table:table-cell table:style-name="ce71" office:value-type="float" office:value="942.82" calcext:value-type="float">
            <text:p>942.82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19970" calcext:value-type="float">
            <text:p>19970.000</text:p>
          </table:table-cell>
          <table:table-cell office:value-type="float" office:value="6073" calcext:value-type="float">
            <text:p>6073</text:p>
          </table:table-cell>
          <table:table-cell table:style-name="ce71" office:value-type="float" office:value="228.83" calcext:value-type="float">
            <text:p>228.83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282];[.H282])" office:value-type="float" office:value="19970" calcext:value-type="float">
            <text:p>19970.000</text:p>
          </table:table-cell>
          <table:table-cell table:formula="of:=MAX([.C282];[.I282])" office:value-type="float" office:value="6073" calcext:value-type="float">
            <text:p>6073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a25_05_unc_01_02.thop</text:p>
          </table:table-cell>
          <table:table-cell table:style-name="ce71" office:value-type="float" office:value="19991.6437346437" calcext:value-type="float">
            <text:p>19991.644</text:p>
          </table:table-cell>
          <table:table-cell office:value-type="float" office:value="7106" calcext:value-type="float">
            <text:p>7106</text:p>
          </table:table-cell>
          <table:table-cell table:style-name="ce71" office:value-type="float" office:value="181.33" calcext:value-type="float">
            <text:p>181.33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19970" calcext:value-type="float">
            <text:p>19970.000</text:p>
          </table:table-cell>
          <table:table-cell office:value-type="float" office:value="7107" calcext:value-type="float">
            <text:p>7107</text:p>
          </table:table-cell>
          <table:table-cell table:style-name="ce71" office:value-type="float" office:value="180.99" calcext:value-type="float">
            <text:p>180.99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283];[.H283])" office:value-type="float" office:value="19970" calcext:value-type="float">
            <text:p>19970.000</text:p>
          </table:table-cell>
          <table:table-cell table:formula="of:=MAX([.C283];[.I283])" office:value-type="float" office:value="7107" calcext:value-type="float">
            <text:p>7107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a25_05_unc_01_03.thop</text:p>
          </table:table-cell>
          <table:table-cell table:style-name="ce71" office:value-type="float" office:value="20010.8540145985" calcext:value-type="float">
            <text:p>20010.854</text:p>
          </table:table-cell>
          <table:table-cell office:value-type="float" office:value="7907" calcext:value-type="float">
            <text:p>7907</text:p>
          </table:table-cell>
          <table:table-cell table:style-name="ce71" office:value-type="float" office:value="153.08" calcext:value-type="float">
            <text:p>153.08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19970" calcext:value-type="float">
            <text:p>19970.000</text:p>
          </table:table-cell>
          <table:table-cell office:value-type="float" office:value="6418" calcext:value-type="float">
            <text:p>6418</text:p>
          </table:table-cell>
          <table:table-cell table:style-name="ce71" office:value-type="float" office:value="211.16" calcext:value-type="float">
            <text:p>211.16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284];[.H284])" office:value-type="float" office:value="19970" calcext:value-type="float">
            <text:p>19970.000</text:p>
          </table:table-cell>
          <table:table-cell table:formula="of:=MAX([.C284];[.I284])" office:value-type="float" office:value="7907" calcext:value-type="float">
            <text:p>7907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a25_05_unc_05_01.thop</text:p>
          </table:table-cell>
          <table:table-cell table:style-name="ce71" office:value-type="float" office:value="46127.7380952381" calcext:value-type="float">
            <text:p>46127.738</text:p>
          </table:table-cell>
          <table:table-cell office:value-type="float" office:value="0" calcext:value-type="float">
            <text:p>0</text:p>
          </table:table-cell>
          <table:table-cell table:style-name="ce71" office:value-type="string" calcext:value-type="string">
            <text:p>infinite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46136.9017735334" calcext:value-type="float">
            <text:p>46136.902</text:p>
          </table:table-cell>
          <table:table-cell office:value-type="float" office:value="2035" calcext:value-type="float">
            <text:p>2035</text:p>
          </table:table-cell>
          <table:table-cell table:style-name="ce71" office:value-type="float" office:value="2167.17" calcext:value-type="float">
            <text:p>2167.17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285];[.H285])" office:value-type="float" office:value="46127.7380952381" calcext:value-type="float">
            <text:p>46127.738</text:p>
          </table:table-cell>
          <table:table-cell table:formula="of:=MAX([.C285];[.I285])" office:value-type="float" office:value="2035" calcext:value-type="float">
            <text:p>2035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a25_05_unc_05_02.thop</text:p>
          </table:table-cell>
          <table:table-cell table:style-name="ce71" office:value-type="float" office:value="46130.1387559809" calcext:value-type="float">
            <text:p>46130.139</text:p>
          </table:table-cell>
          <table:table-cell office:value-type="float" office:value="14907" calcext:value-type="float">
            <text:p>14907</text:p>
          </table:table-cell>
          <table:table-cell table:style-name="ce71" office:value-type="float" office:value="209.45" calcext:value-type="float">
            <text:p>209.45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.03" calcext:value-type="float">
            <text:p>3600.0</text:p>
          </table:table-cell>
          <table:table-cell table:style-name="ce80"/>
          <table:table-cell office:value-type="float" office:value="46130.1387559809" calcext:value-type="float">
            <text:p>46130.139</text:p>
          </table:table-cell>
          <table:table-cell office:value-type="float" office:value="13475" calcext:value-type="float">
            <text:p>13475</text:p>
          </table:table-cell>
          <table:table-cell table:style-name="ce71" office:value-type="float" office:value="242.34" calcext:value-type="float">
            <text:p>242.34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286];[.H286])" office:value-type="float" office:value="46130.1387559809" calcext:value-type="float">
            <text:p>46130.139</text:p>
          </table:table-cell>
          <table:table-cell table:formula="of:=MAX([.C286];[.I286])" office:value-type="float" office:value="14907" calcext:value-type="float">
            <text:p>14907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a25_05_unc_05_03.thop</text:p>
          </table:table-cell>
          <table:table-cell table:style-name="ce71" office:value-type="float" office:value="46130.7391304348" calcext:value-type="float">
            <text:p>46130.739</text:p>
          </table:table-cell>
          <table:table-cell office:value-type="float" office:value="18451" calcext:value-type="float">
            <text:p>18451</text:p>
          </table:table-cell>
          <table:table-cell table:style-name="ce71" office:value-type="float" office:value="150.02" calcext:value-type="float">
            <text:p>150.02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46130.1387559809" calcext:value-type="float">
            <text:p>46130.139</text:p>
          </table:table-cell>
          <table:table-cell office:value-type="float" office:value="6293" calcext:value-type="float">
            <text:p>6293</text:p>
          </table:table-cell>
          <table:table-cell table:style-name="ce71" office:value-type="float" office:value="633.04" calcext:value-type="float">
            <text:p>633.04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287];[.H287])" office:value-type="float" office:value="46130.1387559809" calcext:value-type="float">
            <text:p>46130.139</text:p>
          </table:table-cell>
          <table:table-cell table:formula="of:=MAX([.C287];[.I287])" office:value-type="float" office:value="18451" calcext:value-type="float">
            <text:p>18451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a25_05_unc_10_01.thop</text:p>
          </table:table-cell>
          <table:table-cell table:style-name="ce71" office:value-type="float" office:value="56901" calcext:value-type="float">
            <text:p>56901.000</text:p>
          </table:table-cell>
          <table:table-cell office:value-type="float" office:value="10432" calcext:value-type="float">
            <text:p>10432</text:p>
          </table:table-cell>
          <table:table-cell table:style-name="ce71" office:value-type="float" office:value="445.45" calcext:value-type="float">
            <text:p>445.45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56901" calcext:value-type="float">
            <text:p>56901.000</text:p>
          </table:table-cell>
          <table:table-cell office:value-type="float" office:value="11332" calcext:value-type="float">
            <text:p>11332</text:p>
          </table:table-cell>
          <table:table-cell table:style-name="ce71" office:value-type="float" office:value="402.13" calcext:value-type="float">
            <text:p>402.13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288];[.H288])" office:value-type="float" office:value="56901" calcext:value-type="float">
            <text:p>56901.000</text:p>
          </table:table-cell>
          <table:table-cell table:formula="of:=MAX([.C288];[.I288])" office:value-type="float" office:value="11332" calcext:value-type="float">
            <text:p>11332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a25_05_unc_10_02.thop</text:p>
          </table:table-cell>
          <table:table-cell table:style-name="ce71" office:value-type="float" office:value="56901" calcext:value-type="float">
            <text:p>56901.000</text:p>
          </table:table-cell>
          <table:table-cell office:value-type="float" office:value="15732" calcext:value-type="float">
            <text:p>15732</text:p>
          </table:table-cell>
          <table:table-cell table:style-name="ce71" office:value-type="float" office:value="261.69" calcext:value-type="float">
            <text:p>261.69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56901" calcext:value-type="float">
            <text:p>56901.000</text:p>
          </table:table-cell>
          <table:table-cell office:value-type="float" office:value="19242" calcext:value-type="float">
            <text:p>19242</text:p>
          </table:table-cell>
          <table:table-cell table:style-name="ce71" office:value-type="float" office:value="195.71" calcext:value-type="float">
            <text:p>195.71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289];[.H289])" office:value-type="float" office:value="56901" calcext:value-type="float">
            <text:p>56901.000</text:p>
          </table:table-cell>
          <table:table-cell table:formula="of:=MAX([.C289];[.I289])" office:value-type="float" office:value="19242" calcext:value-type="float">
            <text:p>19242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a25_05_unc_10_03.thop</text:p>
          </table:table-cell>
          <table:table-cell table:style-name="ce71" office:value-type="float" office:value="56901" calcext:value-type="float">
            <text:p>56901.000</text:p>
          </table:table-cell>
          <table:table-cell office:value-type="float" office:value="21726" calcext:value-type="float">
            <text:p>21726</text:p>
          </table:table-cell>
          <table:table-cell table:style-name="ce71" office:value-type="float" office:value="161.9" calcext:value-type="float">
            <text:p>161.90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56901" calcext:value-type="float">
            <text:p>56901.000</text:p>
          </table:table-cell>
          <table:table-cell office:value-type="float" office:value="27987" calcext:value-type="float">
            <text:p>27987</text:p>
          </table:table-cell>
          <table:table-cell table:style-name="ce71" office:value-type="float" office:value="103.31" calcext:value-type="float">
            <text:p>103.31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290];[.H290])" office:value-type="float" office:value="56901" calcext:value-type="float">
            <text:p>56901.000</text:p>
          </table:table-cell>
          <table:table-cell table:formula="of:=MAX([.C290];[.I290])" office:value-type="float" office:value="27987" calcext:value-type="float">
            <text:p>27987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a25_05_usw_01_01.thop</text:p>
          </table:table-cell>
          <table:table-cell table:style-name="ce71" office:value-type="float" office:value="10379" calcext:value-type="float">
            <text:p>10379.000</text:p>
          </table:table-cell>
          <table:table-cell office:value-type="float" office:value="5604" calcext:value-type="float">
            <text:p>5604</text:p>
          </table:table-cell>
          <table:table-cell table:style-name="ce71" office:value-type="float" office:value="85.21" calcext:value-type="float">
            <text:p>85.21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10379" calcext:value-type="float">
            <text:p>10379.000</text:p>
          </table:table-cell>
          <table:table-cell office:value-type="float" office:value="6418" calcext:value-type="float">
            <text:p>6418</text:p>
          </table:table-cell>
          <table:table-cell table:style-name="ce71" office:value-type="float" office:value="61.72" calcext:value-type="float">
            <text:p>61.72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1" calcext:value-type="float">
            <text:p>3600.0</text:p>
          </table:table-cell>
          <table:table-cell table:style-name="Default"/>
          <table:table-cell table:formula="of:=MIN([.B291];[.H291])" office:value-type="float" office:value="10379" calcext:value-type="float">
            <text:p>10379.000</text:p>
          </table:table-cell>
          <table:table-cell table:formula="of:=MAX([.C291];[.I291])" office:value-type="float" office:value="6418" calcext:value-type="float">
            <text:p>6418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a25_05_usw_01_02.thop</text:p>
          </table:table-cell>
          <table:table-cell table:style-name="ce71" office:value-type="float" office:value="10379" calcext:value-type="float">
            <text:p>10379.000</text:p>
          </table:table-cell>
          <table:table-cell office:value-type="float" office:value="3462" calcext:value-type="float">
            <text:p>3462</text:p>
          </table:table-cell>
          <table:table-cell table:style-name="ce71" office:value-type="float" office:value="199.8" calcext:value-type="float">
            <text:p>199.80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.02" calcext:value-type="float">
            <text:p>3600.0</text:p>
          </table:table-cell>
          <table:table-cell table:style-name="ce80"/>
          <table:table-cell office:value-type="float" office:value="10379" calcext:value-type="float">
            <text:p>10379.000</text:p>
          </table:table-cell>
          <table:table-cell office:value-type="float" office:value="4032" calcext:value-type="float">
            <text:p>4032</text:p>
          </table:table-cell>
          <table:table-cell table:style-name="ce71" office:value-type="float" office:value="157.42" calcext:value-type="float">
            <text:p>157.42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1" calcext:value-type="float">
            <text:p>3600.0</text:p>
          </table:table-cell>
          <table:table-cell table:style-name="Default"/>
          <table:table-cell table:formula="of:=MIN([.B292];[.H292])" office:value-type="float" office:value="10379" calcext:value-type="float">
            <text:p>10379.000</text:p>
          </table:table-cell>
          <table:table-cell table:formula="of:=MAX([.C292];[.I292])" office:value-type="float" office:value="4032" calcext:value-type="float">
            <text:p>4032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a25_05_usw_01_03.thop</text:p>
          </table:table-cell>
          <table:table-cell table:style-name="ce71" office:value-type="float" office:value="10379" calcext:value-type="float">
            <text:p>10379.000</text:p>
          </table:table-cell>
          <table:table-cell office:value-type="float" office:value="5080" calcext:value-type="float">
            <text:p>5080</text:p>
          </table:table-cell>
          <table:table-cell table:style-name="ce71" office:value-type="float" office:value="104.31" calcext:value-type="float">
            <text:p>104.31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10379" calcext:value-type="float">
            <text:p>10379.000</text:p>
          </table:table-cell>
          <table:table-cell office:value-type="float" office:value="7442" calcext:value-type="float">
            <text:p>7442</text:p>
          </table:table-cell>
          <table:table-cell table:style-name="ce71" office:value-type="float" office:value="39.47" calcext:value-type="float">
            <text:p>39.47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1" calcext:value-type="float">
            <text:p>3600.0</text:p>
          </table:table-cell>
          <table:table-cell table:style-name="Default"/>
          <table:table-cell table:formula="of:=MIN([.B293];[.H293])" office:value-type="float" office:value="10379" calcext:value-type="float">
            <text:p>10379.000</text:p>
          </table:table-cell>
          <table:table-cell table:formula="of:=MAX([.C293];[.I293])" office:value-type="float" office:value="7442" calcext:value-type="float">
            <text:p>7442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a25_05_usw_05_01.thop</text:p>
          </table:table-cell>
          <table:table-cell table:style-name="ce71" office:value-type="float" office:value="42176" calcext:value-type="float">
            <text:p>42176.000</text:p>
          </table:table-cell>
          <table:table-cell office:value-type="float" office:value="5030" calcext:value-type="float">
            <text:p>5030</text:p>
          </table:table-cell>
          <table:table-cell table:style-name="ce71" office:value-type="float" office:value="738.49" calcext:value-type="float">
            <text:p>738.49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42176" calcext:value-type="float">
            <text:p>42176.000</text:p>
          </table:table-cell>
          <table:table-cell office:value-type="float" office:value="2271" calcext:value-type="float">
            <text:p>2271</text:p>
          </table:table-cell>
          <table:table-cell table:style-name="ce71" office:value-type="float" office:value="1757.16" calcext:value-type="float">
            <text:p>1757.16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294];[.H294])" office:value-type="float" office:value="42176" calcext:value-type="float">
            <text:p>42176.000</text:p>
          </table:table-cell>
          <table:table-cell table:formula="of:=MAX([.C294];[.I294])" office:value-type="float" office:value="5030" calcext:value-type="float">
            <text:p>5030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a25_05_usw_05_02.thop</text:p>
          </table:table-cell>
          <table:table-cell table:style-name="ce71" office:value-type="float" office:value="42176" calcext:value-type="float">
            <text:p>42176.000</text:p>
          </table:table-cell>
          <table:table-cell office:value-type="float" office:value="12840" calcext:value-type="float">
            <text:p>12840</text:p>
          </table:table-cell>
          <table:table-cell table:style-name="ce71" office:value-type="float" office:value="228.47" calcext:value-type="float">
            <text:p>228.47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42176" calcext:value-type="float">
            <text:p>42176.000</text:p>
          </table:table-cell>
          <table:table-cell office:value-type="float" office:value="12605" calcext:value-type="float">
            <text:p>12605</text:p>
          </table:table-cell>
          <table:table-cell table:style-name="ce71" office:value-type="float" office:value="234.6" calcext:value-type="float">
            <text:p>234.60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295];[.H295])" office:value-type="float" office:value="42176" calcext:value-type="float">
            <text:p>42176.000</text:p>
          </table:table-cell>
          <table:table-cell table:formula="of:=MAX([.C295];[.I295])" office:value-type="float" office:value="12840" calcext:value-type="float">
            <text:p>12840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a25_05_usw_05_03.thop</text:p>
          </table:table-cell>
          <table:table-cell table:style-name="ce71" office:value-type="float" office:value="42176" calcext:value-type="float">
            <text:p>42176.000</text:p>
          </table:table-cell>
          <table:table-cell office:value-type="float" office:value="18489" calcext:value-type="float">
            <text:p>18489</text:p>
          </table:table-cell>
          <table:table-cell table:style-name="ce71" office:value-type="float" office:value="128.11" calcext:value-type="float">
            <text:p>128.11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42176" calcext:value-type="float">
            <text:p>42176.000</text:p>
          </table:table-cell>
          <table:table-cell office:value-type="float" office:value="15163" calcext:value-type="float">
            <text:p>15163</text:p>
          </table:table-cell>
          <table:table-cell table:style-name="ce71" office:value-type="float" office:value="178.15" calcext:value-type="float">
            <text:p>178.15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296];[.H296])" office:value-type="float" office:value="42176" calcext:value-type="float">
            <text:p>42176.000</text:p>
          </table:table-cell>
          <table:table-cell table:formula="of:=MAX([.C296];[.I296])" office:value-type="float" office:value="18489" calcext:value-type="float">
            <text:p>18489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a25_05_usw_10_01.thop</text:p>
          </table:table-cell>
          <table:table-cell table:style-name="ce71" office:value-type="float" office:value="57433" calcext:value-type="float">
            <text:p>57433.000</text:p>
          </table:table-cell>
          <table:table-cell office:value-type="float" office:value="0" calcext:value-type="float">
            <text:p>0</text:p>
          </table:table-cell>
          <table:table-cell table:style-name="ce71" office:value-type="string" calcext:value-type="string">
            <text:p>infinite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57433" calcext:value-type="float">
            <text:p>57433.000</text:p>
          </table:table-cell>
          <table:table-cell office:value-type="float" office:value="12928" calcext:value-type="float">
            <text:p>12928</text:p>
          </table:table-cell>
          <table:table-cell table:style-name="ce71" office:value-type="float" office:value="344.25" calcext:value-type="float">
            <text:p>344.25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297];[.H297])" office:value-type="float" office:value="57433" calcext:value-type="float">
            <text:p>57433.000</text:p>
          </table:table-cell>
          <table:table-cell table:formula="of:=MAX([.C297];[.I297])" office:value-type="float" office:value="12928" calcext:value-type="float">
            <text:p>12928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a25_05_usw_10_02.thop</text:p>
          </table:table-cell>
          <table:table-cell table:style-name="ce71" office:value-type="float" office:value="57433" calcext:value-type="float">
            <text:p>57433.000</text:p>
          </table:table-cell>
          <table:table-cell office:value-type="float" office:value="19576" calcext:value-type="float">
            <text:p>19576</text:p>
          </table:table-cell>
          <table:table-cell table:style-name="ce71" office:value-type="float" office:value="193.38" calcext:value-type="float">
            <text:p>193.38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57433" calcext:value-type="float">
            <text:p>57433.000</text:p>
          </table:table-cell>
          <table:table-cell office:value-type="float" office:value="0" calcext:value-type="float">
            <text:p>0</text:p>
          </table:table-cell>
          <table:table-cell table:style-name="ce71" office:value-type="string" calcext:value-type="string">
            <text:p>infinite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298];[.H298])" office:value-type="float" office:value="57433" calcext:value-type="float">
            <text:p>57433.000</text:p>
          </table:table-cell>
          <table:table-cell table:formula="of:=MAX([.C298];[.I298])" office:value-type="float" office:value="19576" calcext:value-type="float">
            <text:p>19576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a25_05_usw_10_03.thop</text:p>
          </table:table-cell>
          <table:table-cell table:style-name="ce71" office:value-type="float" office:value="57433" calcext:value-type="float">
            <text:p>57433.000</text:p>
          </table:table-cell>
          <table:table-cell office:value-type="float" office:value="19736" calcext:value-type="float">
            <text:p>19736</text:p>
          </table:table-cell>
          <table:table-cell table:style-name="ce71" office:value-type="float" office:value="191.01" calcext:value-type="float">
            <text:p>191.01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57433" calcext:value-type="float">
            <text:p>57433.000</text:p>
          </table:table-cell>
          <table:table-cell office:value-type="float" office:value="22298" calcext:value-type="float">
            <text:p>22298</text:p>
          </table:table-cell>
          <table:table-cell table:style-name="ce71" office:value-type="float" office:value="157.57" calcext:value-type="float">
            <text:p>157.57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299];[.H299])" office:value-type="float" office:value="57433" calcext:value-type="float">
            <text:p>57433.000</text:p>
          </table:table-cell>
          <table:table-cell table:formula="of:=MAX([.C299];[.I299])" office:value-type="float" office:value="22298" calcext:value-type="float">
            <text:p>22298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a25_10_bsc_01_01.thop</text:p>
          </table:table-cell>
          <table:table-cell table:style-name="ce71" office:value-type="float" office:value="37239.0093457944" calcext:value-type="float">
            <text:p>37239.009</text:p>
          </table:table-cell>
          <table:table-cell office:value-type="float" office:value="4130" calcext:value-type="float">
            <text:p>4130</text:p>
          </table:table-cell>
          <table:table-cell table:style-name="ce71" office:value-type="float" office:value="801.67" calcext:value-type="float">
            <text:p>801.67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37239.0093457944" calcext:value-type="float">
            <text:p>37239.009</text:p>
          </table:table-cell>
          <table:table-cell office:value-type="float" office:value="22903" calcext:value-type="float">
            <text:p>22903</text:p>
          </table:table-cell>
          <table:table-cell table:style-name="ce71" office:value-type="float" office:value="62.59" calcext:value-type="float">
            <text:p>62.59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300];[.H300])" office:value-type="float" office:value="37239.0093457944" calcext:value-type="float">
            <text:p>37239.009</text:p>
          </table:table-cell>
          <table:table-cell table:formula="of:=MAX([.C300];[.I300])" office:value-type="float" office:value="22903" calcext:value-type="float">
            <text:p>22903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a25_10_bsc_01_02.thop</text:p>
          </table:table-cell>
          <table:table-cell table:style-name="ce71" office:value-type="float" office:value="37239.0093457944" calcext:value-type="float">
            <text:p>37239.009</text:p>
          </table:table-cell>
          <table:table-cell office:value-type="float" office:value="11420" calcext:value-type="float">
            <text:p>11420</text:p>
          </table:table-cell>
          <table:table-cell table:style-name="ce71" office:value-type="float" office:value="226.09" calcext:value-type="float">
            <text:p>226.09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37239.0093457944" calcext:value-type="float">
            <text:p>37239.009</text:p>
          </table:table-cell>
          <table:table-cell office:value-type="float" office:value="25338" calcext:value-type="float">
            <text:p>25338</text:p>
          </table:table-cell>
          <table:table-cell table:style-name="ce71" office:value-type="float" office:value="46.97" calcext:value-type="float">
            <text:p>46.97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301];[.H301])" office:value-type="float" office:value="37239.0093457944" calcext:value-type="float">
            <text:p>37239.009</text:p>
          </table:table-cell>
          <table:table-cell table:formula="of:=MAX([.C301];[.I301])" office:value-type="float" office:value="25338" calcext:value-type="float">
            <text:p>25338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a25_10_bsc_01_03.thop</text:p>
          </table:table-cell>
          <table:table-cell table:style-name="ce71" office:value-type="float" office:value="37239.0093457944" calcext:value-type="float">
            <text:p>37239.009</text:p>
          </table:table-cell>
          <table:table-cell office:value-type="float" office:value="16872" calcext:value-type="float">
            <text:p>16872</text:p>
          </table:table-cell>
          <table:table-cell table:style-name="ce71" office:value-type="float" office:value="120.71" calcext:value-type="float">
            <text:p>120.71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37239.0093457944" calcext:value-type="float">
            <text:p>37239.009</text:p>
          </table:table-cell>
          <table:table-cell office:value-type="float" office:value="25881" calcext:value-type="float">
            <text:p>25881</text:p>
          </table:table-cell>
          <table:table-cell table:style-name="ce71" office:value-type="float" office:value="43.89" calcext:value-type="float">
            <text:p>43.89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1" calcext:value-type="float">
            <text:p>3600.0</text:p>
          </table:table-cell>
          <table:table-cell table:style-name="Default"/>
          <table:table-cell table:formula="of:=MIN([.B302];[.H302])" office:value-type="float" office:value="37239.0093457944" calcext:value-type="float">
            <text:p>37239.009</text:p>
          </table:table-cell>
          <table:table-cell table:formula="of:=MAX([.C302];[.I302])" office:value-type="float" office:value="25881" calcext:value-type="float">
            <text:p>25881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a25_10_bsc_05_01.thop</text:p>
          </table:table-cell>
          <table:table-cell table:style-name="ce71" office:value-type="float" office:value="140966.456839309" calcext:value-type="float">
            <text:p>140966.457</text:p>
          </table:table-cell>
          <table:table-cell office:value-type="float" office:value="38105" calcext:value-type="float">
            <text:p>38105</text:p>
          </table:table-cell>
          <table:table-cell table:style-name="ce71" office:value-type="float" office:value="269.94" calcext:value-type="float">
            <text:p>269.94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140963.810844893" calcext:value-type="float">
            <text:p>140963.811</text:p>
          </table:table-cell>
          <table:table-cell office:value-type="float" office:value="22345" calcext:value-type="float">
            <text:p>22345</text:p>
          </table:table-cell>
          <table:table-cell table:style-name="ce71" office:value-type="float" office:value="530.85" calcext:value-type="float">
            <text:p>530.85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303];[.H303])" office:value-type="float" office:value="140963.810844893" calcext:value-type="float">
            <text:p>140963.811</text:p>
          </table:table-cell>
          <table:table-cell table:formula="of:=MAX([.C303];[.I303])" office:value-type="float" office:value="38105" calcext:value-type="float">
            <text:p>38105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a25_10_bsc_05_02.thop</text:p>
          </table:table-cell>
          <table:table-cell table:style-name="ce71" office:value-type="float" office:value="140965.837270341" calcext:value-type="float">
            <text:p>140965.837</text:p>
          </table:table-cell>
          <table:table-cell office:value-type="float" office:value="51498" calcext:value-type="float">
            <text:p>51498</text:p>
          </table:table-cell>
          <table:table-cell table:style-name="ce71" office:value-type="float" office:value="173.73" calcext:value-type="float">
            <text:p>173.73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140965.566579634" calcext:value-type="float">
            <text:p>140965.567</text:p>
          </table:table-cell>
          <table:table-cell office:value-type="float" office:value="65024" calcext:value-type="float">
            <text:p>65024</text:p>
          </table:table-cell>
          <table:table-cell table:style-name="ce71" office:value-type="float" office:value="116.79" calcext:value-type="float">
            <text:p>116.79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304];[.H304])" office:value-type="float" office:value="140965.566579634" calcext:value-type="float">
            <text:p>140965.567</text:p>
          </table:table-cell>
          <table:table-cell table:formula="of:=MAX([.C304];[.I304])" office:value-type="float" office:value="65024" calcext:value-type="float">
            <text:p>65024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a25_10_bsc_05_03.thop</text:p>
          </table:table-cell>
          <table:table-cell table:style-name="ce71" office:value-type="float" office:value="140965.837270341" calcext:value-type="float">
            <text:p>140965.837</text:p>
          </table:table-cell>
          <table:table-cell office:value-type="float" office:value="67656" calcext:value-type="float">
            <text:p>67656</text:p>
          </table:table-cell>
          <table:table-cell table:style-name="ce71" office:value-type="float" office:value="108.36" calcext:value-type="float">
            <text:p>108.36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140965.837270341" calcext:value-type="float">
            <text:p>140965.837</text:p>
          </table:table-cell>
          <table:table-cell office:value-type="float" office:value="85358" calcext:value-type="float">
            <text:p>85358</text:p>
          </table:table-cell>
          <table:table-cell table:style-name="ce71" office:value-type="float" office:value="65.15" calcext:value-type="float">
            <text:p>65.15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305];[.H305])" office:value-type="float" office:value="140965.837270341" calcext:value-type="float">
            <text:p>140965.837</text:p>
          </table:table-cell>
          <table:table-cell table:formula="of:=MAX([.C305];[.I305])" office:value-type="float" office:value="85358" calcext:value-type="float">
            <text:p>85358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a25_10_bsc_10_01.thop</text:p>
          </table:table-cell>
          <table:table-cell table:style-name="ce71" office:value-type="float" office:value="261988.843373494" calcext:value-type="float">
            <text:p>261988.843</text:p>
          </table:table-cell>
          <table:table-cell office:value-type="float" office:value="0" calcext:value-type="float">
            <text:p>0</text:p>
          </table:table-cell>
          <table:table-cell table:style-name="ce71" office:value-type="string" calcext:value-type="string">
            <text:p>infinite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261988.843373494" calcext:value-type="float">
            <text:p>261988.843</text:p>
          </table:table-cell>
          <table:table-cell office:value-type="float" office:value="26860" calcext:value-type="float">
            <text:p>26860</text:p>
          </table:table-cell>
          <table:table-cell table:style-name="ce71" office:value-type="float" office:value="875.39" calcext:value-type="float">
            <text:p>875.39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1" calcext:value-type="float">
            <text:p>3600.0</text:p>
          </table:table-cell>
          <table:table-cell table:style-name="Default"/>
          <table:table-cell table:formula="of:=MIN([.B306];[.H306])" office:value-type="float" office:value="261988.843373494" calcext:value-type="float">
            <text:p>261988.843</text:p>
          </table:table-cell>
          <table:table-cell table:formula="of:=MAX([.C306];[.I306])" office:value-type="float" office:value="26860" calcext:value-type="float">
            <text:p>26860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a25_10_bsc_10_02.thop</text:p>
          </table:table-cell>
          <table:table-cell table:style-name="ce71" office:value-type="float" office:value="261989.326437772" calcext:value-type="float">
            <text:p>261989.326</text:p>
          </table:table-cell>
          <table:table-cell office:value-type="float" office:value="68048" calcext:value-type="float">
            <text:p>68048</text:p>
          </table:table-cell>
          <table:table-cell table:style-name="ce71" office:value-type="float" office:value="285.01" calcext:value-type="float">
            <text:p>285.01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.03" calcext:value-type="float">
            <text:p>3600.0</text:p>
          </table:table-cell>
          <table:table-cell table:style-name="ce80"/>
          <table:table-cell office:value-type="float" office:value="261988.843373494" calcext:value-type="float">
            <text:p>261988.843</text:p>
          </table:table-cell>
          <table:table-cell office:value-type="float" office:value="0" calcext:value-type="float">
            <text:p>0</text:p>
          </table:table-cell>
          <table:table-cell table:style-name="ce71" office:value-type="string" calcext:value-type="string">
            <text:p>infinite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307];[.H307])" office:value-type="float" office:value="261988.843373494" calcext:value-type="float">
            <text:p>261988.843</text:p>
          </table:table-cell>
          <table:table-cell table:formula="of:=MAX([.C307];[.I307])" office:value-type="float" office:value="68048" calcext:value-type="float">
            <text:p>68048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a25_10_bsc_10_03.thop</text:p>
          </table:table-cell>
          <table:table-cell table:style-name="ce71" office:value-type="float" office:value="261989.088709677" calcext:value-type="float">
            <text:p>261989.089</text:p>
          </table:table-cell>
          <table:table-cell office:value-type="float" office:value="67095" calcext:value-type="float">
            <text:p>67095</text:p>
          </table:table-cell>
          <table:table-cell table:style-name="ce71" office:value-type="float" office:value="290.47" calcext:value-type="float">
            <text:p>290.47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261988.843373494" calcext:value-type="float">
            <text:p>261988.843</text:p>
          </table:table-cell>
          <table:table-cell office:value-type="float" office:value="110413" calcext:value-type="float">
            <text:p>110413</text:p>
          </table:table-cell>
          <table:table-cell table:style-name="ce71" office:value-type="float" office:value="137.28" calcext:value-type="float">
            <text:p>137.28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1" calcext:value-type="float">
            <text:p>3600.0</text:p>
          </table:table-cell>
          <table:table-cell table:style-name="Default"/>
          <table:table-cell table:formula="of:=MIN([.B308];[.H308])" office:value-type="float" office:value="261988.843373494" calcext:value-type="float">
            <text:p>261988.843</text:p>
          </table:table-cell>
          <table:table-cell table:formula="of:=MAX([.C308];[.I308])" office:value-type="float" office:value="110413" calcext:value-type="float">
            <text:p>110413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a25_10_unc_01_01.thop</text:p>
          </table:table-cell>
          <table:table-cell table:style-name="ce71" office:value-type="float" office:value="38732.3412042503" calcext:value-type="float">
            <text:p>38732.341</text:p>
          </table:table-cell>
          <table:table-cell office:value-type="float" office:value="4313" calcext:value-type="float">
            <text:p>4313</text:p>
          </table:table-cell>
          <table:table-cell table:style-name="ce71" office:value-type="float" office:value="798.04" calcext:value-type="float">
            <text:p>798.04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38726.6470588235" calcext:value-type="float">
            <text:p>38726.647</text:p>
          </table:table-cell>
          <table:table-cell office:value-type="float" office:value="14232" calcext:value-type="float">
            <text:p>14232</text:p>
          </table:table-cell>
          <table:table-cell table:style-name="ce71" office:value-type="float" office:value="172.11" calcext:value-type="float">
            <text:p>172.11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1" calcext:value-type="float">
            <text:p>3600.0</text:p>
          </table:table-cell>
          <table:table-cell table:style-name="Default"/>
          <table:table-cell table:formula="of:=MIN([.B309];[.H309])" office:value-type="float" office:value="38726.6470588235" calcext:value-type="float">
            <text:p>38726.647</text:p>
          </table:table-cell>
          <table:table-cell table:formula="of:=MAX([.C309];[.I309])" office:value-type="float" office:value="14232" calcext:value-type="float">
            <text:p>14232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a25_10_unc_01_02.thop</text:p>
          </table:table-cell>
          <table:table-cell table:style-name="ce71" office:value-type="float" office:value="38731.1348314607" calcext:value-type="float">
            <text:p>38731.135</text:p>
          </table:table-cell>
          <table:table-cell office:value-type="float" office:value="13975" calcext:value-type="float">
            <text:p>13975</text:p>
          </table:table-cell>
          <table:table-cell table:style-name="ce71" office:value-type="float" office:value="177.15" calcext:value-type="float">
            <text:p>177.15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38732.0693069307" calcext:value-type="float">
            <text:p>38732.069</text:p>
          </table:table-cell>
          <table:table-cell office:value-type="float" office:value="21622" calcext:value-type="float">
            <text:p>21622</text:p>
          </table:table-cell>
          <table:table-cell table:style-name="ce71" office:value-type="float" office:value="79.13" calcext:value-type="float">
            <text:p>79.13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1" calcext:value-type="float">
            <text:p>3600.0</text:p>
          </table:table-cell>
          <table:table-cell table:style-name="Default"/>
          <table:table-cell table:formula="of:=MIN([.B310];[.H310])" office:value-type="float" office:value="38731.1348314607" calcext:value-type="float">
            <text:p>38731.135</text:p>
          </table:table-cell>
          <table:table-cell table:formula="of:=MAX([.C310];[.I310])" office:value-type="float" office:value="21622" calcext:value-type="float">
            <text:p>21622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a25_10_unc_01_03.thop</text:p>
          </table:table-cell>
          <table:table-cell table:style-name="ce71" office:value-type="float" office:value="38732.4864300626" calcext:value-type="float">
            <text:p>38732.486</text:p>
          </table:table-cell>
          <table:table-cell office:value-type="float" office:value="9417" calcext:value-type="float">
            <text:p>9417</text:p>
          </table:table-cell>
          <table:table-cell table:style-name="ce71" office:value-type="float" office:value="311.3" calcext:value-type="float">
            <text:p>311.30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38718.7849462366" calcext:value-type="float">
            <text:p>38718.785</text:p>
          </table:table-cell>
          <table:table-cell office:value-type="float" office:value="22784" calcext:value-type="float">
            <text:p>22784</text:p>
          </table:table-cell>
          <table:table-cell table:style-name="ce71" office:value-type="float" office:value="69.94" calcext:value-type="float">
            <text:p>69.94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1" calcext:value-type="float">
            <text:p>3600.0</text:p>
          </table:table-cell>
          <table:table-cell table:style-name="Default"/>
          <table:table-cell table:formula="of:=MIN([.B311];[.H311])" office:value-type="float" office:value="38718.7849462366" calcext:value-type="float">
            <text:p>38718.785</text:p>
          </table:table-cell>
          <table:table-cell table:formula="of:=MAX([.C311];[.I311])" office:value-type="float" office:value="22784" calcext:value-type="float">
            <text:p>22784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a25_10_unc_05_01.thop</text:p>
          </table:table-cell>
          <table:table-cell table:style-name="ce71" office:value-type="float" office:value="91822.6170940171" calcext:value-type="float">
            <text:p>91822.617</text:p>
          </table:table-cell>
          <table:table-cell office:value-type="float" office:value="3719" calcext:value-type="float">
            <text:p>3719</text:p>
          </table:table-cell>
          <table:table-cell table:style-name="ce71" office:value-type="float" office:value="2369.01" calcext:value-type="float">
            <text:p>2369.01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91819.2720306513" calcext:value-type="float">
            <text:p>91819.272</text:p>
          </table:table-cell>
          <table:table-cell office:value-type="float" office:value="11527" calcext:value-type="float">
            <text:p>11527</text:p>
          </table:table-cell>
          <table:table-cell table:style-name="ce71" office:value-type="float" office:value="696.56" calcext:value-type="float">
            <text:p>696.56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312];[.H312])" office:value-type="float" office:value="91819.2720306513" calcext:value-type="float">
            <text:p>91819.272</text:p>
          </table:table-cell>
          <table:table-cell table:formula="of:=MAX([.C312];[.I312])" office:value-type="float" office:value="11527" calcext:value-type="float">
            <text:p>11527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a25_10_unc_05_02.thop</text:p>
          </table:table-cell>
          <table:table-cell table:style-name="ce71" office:value-type="float" office:value="91822.6170940171" calcext:value-type="float">
            <text:p>91822.617</text:p>
          </table:table-cell>
          <table:table-cell office:value-type="float" office:value="29494" calcext:value-type="float">
            <text:p>29494</text:p>
          </table:table-cell>
          <table:table-cell table:style-name="ce71" office:value-type="float" office:value="211.33" calcext:value-type="float">
            <text:p>211.33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.01" calcext:value-type="float">
            <text:p>3600.0</text:p>
          </table:table-cell>
          <table:table-cell table:style-name="ce80"/>
          <table:table-cell office:value-type="float" office:value="91819.2720306513" calcext:value-type="float">
            <text:p>91819.272</text:p>
          </table:table-cell>
          <table:table-cell office:value-type="float" office:value="17763" calcext:value-type="float">
            <text:p>17763</text:p>
          </table:table-cell>
          <table:table-cell table:style-name="ce71" office:value-type="float" office:value="416.91" calcext:value-type="float">
            <text:p>416.91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313];[.H313])" office:value-type="float" office:value="91819.2720306513" calcext:value-type="float">
            <text:p>91819.272</text:p>
          </table:table-cell>
          <table:table-cell table:formula="of:=MAX([.C313];[.I313])" office:value-type="float" office:value="29494" calcext:value-type="float">
            <text:p>29494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a25_10_unc_05_03.thop</text:p>
          </table:table-cell>
          <table:table-cell table:style-name="ce71" office:value-type="float" office:value="91823.1769726248" calcext:value-type="float">
            <text:p>91823.177</text:p>
          </table:table-cell>
          <table:table-cell office:value-type="float" office:value="20778" calcext:value-type="float">
            <text:p>20778</text:p>
          </table:table-cell>
          <table:table-cell table:style-name="ce71" office:value-type="float" office:value="341.93" calcext:value-type="float">
            <text:p>341.93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.01" calcext:value-type="float">
            <text:p>3600.0</text:p>
          </table:table-cell>
          <table:table-cell table:style-name="ce80"/>
          <table:table-cell office:value-type="float" office:value="91818.7489823609" calcext:value-type="float">
            <text:p>91818.749</text:p>
          </table:table-cell>
          <table:table-cell office:value-type="float" office:value="28869" calcext:value-type="float">
            <text:p>28869</text:p>
          </table:table-cell>
          <table:table-cell table:style-name="ce71" office:value-type="float" office:value="218.05" calcext:value-type="float">
            <text:p>218.05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314];[.H314])" office:value-type="float" office:value="91818.7489823609" calcext:value-type="float">
            <text:p>91818.749</text:p>
          </table:table-cell>
          <table:table-cell table:formula="of:=MAX([.C314];[.I314])" office:value-type="float" office:value="28869" calcext:value-type="float">
            <text:p>28869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a25_10_unc_10_01.thop</text:p>
          </table:table-cell>
          <table:table-cell table:style-name="ce71" office:value-type="float" office:value="115499.49665328" calcext:value-type="float">
            <text:p>115499.497</text:p>
          </table:table-cell>
          <table:table-cell office:value-type="float" office:value="25318" calcext:value-type="float">
            <text:p>25318</text:p>
          </table:table-cell>
          <table:table-cell table:style-name="ce71" office:value-type="float" office:value="356.2" calcext:value-type="float">
            <text:p>356.20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115498.800894855" calcext:value-type="float">
            <text:p>115498.801</text:p>
          </table:table-cell>
          <table:table-cell office:value-type="float" office:value="19999" calcext:value-type="float">
            <text:p>19999</text:p>
          </table:table-cell>
          <table:table-cell table:style-name="ce71" office:value-type="float" office:value="477.52" calcext:value-type="float">
            <text:p>477.52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315];[.H315])" office:value-type="float" office:value="115498.800894855" calcext:value-type="float">
            <text:p>115498.801</text:p>
          </table:table-cell>
          <table:table-cell table:formula="of:=MAX([.C315];[.I315])" office:value-type="float" office:value="25318" calcext:value-type="float">
            <text:p>25318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a25_10_unc_10_02.thop</text:p>
          </table:table-cell>
          <table:table-cell table:style-name="ce71" office:value-type="float" office:value="115499.077742279" calcext:value-type="float">
            <text:p>115499.078</text:p>
          </table:table-cell>
          <table:table-cell office:value-type="float" office:value="32014" calcext:value-type="float">
            <text:p>32014</text:p>
          </table:table-cell>
          <table:table-cell table:style-name="ce71" office:value-type="float" office:value="260.78" calcext:value-type="float">
            <text:p>260.78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115495.47245409" calcext:value-type="float">
            <text:p>115495.472</text:p>
          </table:table-cell>
          <table:table-cell office:value-type="float" office:value="31860" calcext:value-type="float">
            <text:p>31860</text:p>
          </table:table-cell>
          <table:table-cell table:style-name="ce71" office:value-type="float" office:value="262.51" calcext:value-type="float">
            <text:p>262.51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1" calcext:value-type="float">
            <text:p>3600.0</text:p>
          </table:table-cell>
          <table:table-cell table:style-name="Default"/>
          <table:table-cell table:formula="of:=MIN([.B316];[.H316])" office:value-type="float" office:value="115495.47245409" calcext:value-type="float">
            <text:p>115495.472</text:p>
          </table:table-cell>
          <table:table-cell table:formula="of:=MAX([.C316];[.I316])" office:value-type="float" office:value="32014" calcext:value-type="float">
            <text:p>32014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a25_10_unc_10_03.thop</text:p>
          </table:table-cell>
          <table:table-cell table:style-name="ce71" office:value-type="float" office:value="115499.077742279" calcext:value-type="float">
            <text:p>115499.078</text:p>
          </table:table-cell>
          <table:table-cell office:value-type="float" office:value="25468" calcext:value-type="float">
            <text:p>25468</text:p>
          </table:table-cell>
          <table:table-cell table:style-name="ce71" office:value-type="float" office:value="353.51" calcext:value-type="float">
            <text:p>353.51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115499.207207207" calcext:value-type="float">
            <text:p>115499.207</text:p>
          </table:table-cell>
          <table:table-cell office:value-type="float" office:value="39669" calcext:value-type="float">
            <text:p>39669</text:p>
          </table:table-cell>
          <table:table-cell table:style-name="ce71" office:value-type="float" office:value="191.16" calcext:value-type="float">
            <text:p>191.16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1" calcext:value-type="float">
            <text:p>3600.0</text:p>
          </table:table-cell>
          <table:table-cell table:style-name="Default"/>
          <table:table-cell table:formula="of:=MIN([.B317];[.H317])" office:value-type="float" office:value="115499.077742279" calcext:value-type="float">
            <text:p>115499.078</text:p>
          </table:table-cell>
          <table:table-cell table:formula="of:=MAX([.C317];[.I317])" office:value-type="float" office:value="39669" calcext:value-type="float">
            <text:p>39669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a25_10_usw_01_01.thop</text:p>
          </table:table-cell>
          <table:table-cell table:style-name="ce71" office:value-type="float" office:value="20648" calcext:value-type="float">
            <text:p>20648.000</text:p>
          </table:table-cell>
          <table:table-cell office:value-type="float" office:value="8096" calcext:value-type="float">
            <text:p>8096</text:p>
          </table:table-cell>
          <table:table-cell table:style-name="ce71" office:value-type="float" office:value="155.04" calcext:value-type="float">
            <text:p>155.04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20648" calcext:value-type="float">
            <text:p>20648.000</text:p>
          </table:table-cell>
          <table:table-cell office:value-type="float" office:value="8772" calcext:value-type="float">
            <text:p>8772</text:p>
          </table:table-cell>
          <table:table-cell table:style-name="ce71" office:value-type="float" office:value="135.39" calcext:value-type="float">
            <text:p>135.39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8" calcext:value-type="float">
            <text:p>3600.1</text:p>
          </table:table-cell>
          <table:table-cell table:style-name="Default"/>
          <table:table-cell table:formula="of:=MIN([.B318];[.H318])" office:value-type="float" office:value="20648" calcext:value-type="float">
            <text:p>20648.000</text:p>
          </table:table-cell>
          <table:table-cell table:formula="of:=MAX([.C318];[.I318])" office:value-type="float" office:value="8772" calcext:value-type="float">
            <text:p>8772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a25_10_usw_01_02.thop</text:p>
          </table:table-cell>
          <table:table-cell table:style-name="ce71" office:value-type="float" office:value="20648" calcext:value-type="float">
            <text:p>20648.000</text:p>
          </table:table-cell>
          <table:table-cell office:value-type="float" office:value="5066" calcext:value-type="float">
            <text:p>5066</text:p>
          </table:table-cell>
          <table:table-cell table:style-name="ce71" office:value-type="float" office:value="307.58" calcext:value-type="float">
            <text:p>307.58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20648" calcext:value-type="float">
            <text:p>20648.000</text:p>
          </table:table-cell>
          <table:table-cell office:value-type="float" office:value="10179" calcext:value-type="float">
            <text:p>10179</text:p>
          </table:table-cell>
          <table:table-cell table:style-name="ce71" office:value-type="float" office:value="102.85" calcext:value-type="float">
            <text:p>102.85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2" calcext:value-type="float">
            <text:p>3600.0</text:p>
          </table:table-cell>
          <table:table-cell table:style-name="Default"/>
          <table:table-cell table:formula="of:=MIN([.B319];[.H319])" office:value-type="float" office:value="20648" calcext:value-type="float">
            <text:p>20648.000</text:p>
          </table:table-cell>
          <table:table-cell table:formula="of:=MAX([.C319];[.I319])" office:value-type="float" office:value="10179" calcext:value-type="float">
            <text:p>10179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a25_10_usw_01_03.thop</text:p>
          </table:table-cell>
          <table:table-cell table:style-name="ce71" office:value-type="float" office:value="20648" calcext:value-type="float">
            <text:p>20648.000</text:p>
          </table:table-cell>
          <table:table-cell office:value-type="float" office:value="10905" calcext:value-type="float">
            <text:p>10905</text:p>
          </table:table-cell>
          <table:table-cell table:style-name="ce71" office:value-type="float" office:value="89.34" calcext:value-type="float">
            <text:p>89.34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20648" calcext:value-type="float">
            <text:p>20648.000</text:p>
          </table:table-cell>
          <table:table-cell office:value-type="float" office:value="17681" calcext:value-type="float">
            <text:p>17681</text:p>
          </table:table-cell>
          <table:table-cell table:style-name="ce71" office:value-type="float" office:value="16.78" calcext:value-type="float">
            <text:p>16.78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1" calcext:value-type="float">
            <text:p>3600.0</text:p>
          </table:table-cell>
          <table:table-cell table:style-name="Default"/>
          <table:table-cell table:formula="of:=MIN([.B320];[.H320])" office:value-type="float" office:value="20648" calcext:value-type="float">
            <text:p>20648.000</text:p>
          </table:table-cell>
          <table:table-cell table:formula="of:=MAX([.C320];[.I320])" office:value-type="float" office:value="17681" calcext:value-type="float">
            <text:p>17681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a25_10_usw_05_01.thop</text:p>
          </table:table-cell>
          <table:table-cell table:style-name="ce71" office:value-type="float" office:value="86960" calcext:value-type="float">
            <text:p>86960.000</text:p>
          </table:table-cell>
          <table:table-cell office:value-type="float" office:value="20709" calcext:value-type="float">
            <text:p>20709</text:p>
          </table:table-cell>
          <table:table-cell table:style-name="ce71" office:value-type="float" office:value="319.91" calcext:value-type="float">
            <text:p>319.91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86960" calcext:value-type="float">
            <text:p>86960.000</text:p>
          </table:table-cell>
          <table:table-cell office:value-type="float" office:value="12540" calcext:value-type="float">
            <text:p>12540</text:p>
          </table:table-cell>
          <table:table-cell table:style-name="ce71" office:value-type="float" office:value="593.46" calcext:value-type="float">
            <text:p>593.46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321];[.H321])" office:value-type="float" office:value="86960" calcext:value-type="float">
            <text:p>86960.000</text:p>
          </table:table-cell>
          <table:table-cell table:formula="of:=MAX([.C321];[.I321])" office:value-type="float" office:value="20709" calcext:value-type="float">
            <text:p>20709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a25_10_usw_05_02.thop</text:p>
          </table:table-cell>
          <table:table-cell table:style-name="ce71" office:value-type="float" office:value="86960" calcext:value-type="float">
            <text:p>86960.000</text:p>
          </table:table-cell>
          <table:table-cell office:value-type="float" office:value="25141" calcext:value-type="float">
            <text:p>25141</text:p>
          </table:table-cell>
          <table:table-cell table:style-name="ce71" office:value-type="float" office:value="245.89" calcext:value-type="float">
            <text:p>245.89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.01" calcext:value-type="float">
            <text:p>3600.0</text:p>
          </table:table-cell>
          <table:table-cell table:style-name="ce80"/>
          <table:table-cell office:value-type="float" office:value="86960" calcext:value-type="float">
            <text:p>86960.000</text:p>
          </table:table-cell>
          <table:table-cell office:value-type="float" office:value="16458" calcext:value-type="float">
            <text:p>16458</text:p>
          </table:table-cell>
          <table:table-cell table:style-name="ce71" office:value-type="float" office:value="428.38" calcext:value-type="float">
            <text:p>428.38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322];[.H322])" office:value-type="float" office:value="86960" calcext:value-type="float">
            <text:p>86960.000</text:p>
          </table:table-cell>
          <table:table-cell table:formula="of:=MAX([.C322];[.I322])" office:value-type="float" office:value="25141" calcext:value-type="float">
            <text:p>25141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a25_10_usw_05_03.thop</text:p>
          </table:table-cell>
          <table:table-cell table:style-name="ce71" office:value-type="float" office:value="86960" calcext:value-type="float">
            <text:p>86960.000</text:p>
          </table:table-cell>
          <table:table-cell office:value-type="float" office:value="32443" calcext:value-type="float">
            <text:p>32443</text:p>
          </table:table-cell>
          <table:table-cell table:style-name="ce71" office:value-type="float" office:value="168.04" calcext:value-type="float">
            <text:p>168.04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86960" calcext:value-type="float">
            <text:p>86960.000</text:p>
          </table:table-cell>
          <table:table-cell office:value-type="float" office:value="36776" calcext:value-type="float">
            <text:p>36776</text:p>
          </table:table-cell>
          <table:table-cell table:style-name="ce71" office:value-type="float" office:value="136.46" calcext:value-type="float">
            <text:p>136.46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323];[.H323])" office:value-type="float" office:value="86960" calcext:value-type="float">
            <text:p>86960.000</text:p>
          </table:table-cell>
          <table:table-cell table:formula="of:=MAX([.C323];[.I323])" office:value-type="float" office:value="36776" calcext:value-type="float">
            <text:p>36776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a25_10_usw_10_01.thop</text:p>
          </table:table-cell>
          <table:table-cell table:style-name="ce71" office:value-type="float" office:value="118390" calcext:value-type="float">
            <text:p>118390.000</text:p>
          </table:table-cell>
          <table:table-cell office:value-type="float" office:value="21121" calcext:value-type="float">
            <text:p>21121</text:p>
          </table:table-cell>
          <table:table-cell table:style-name="ce71" office:value-type="float" office:value="460.53" calcext:value-type="float">
            <text:p>460.53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.01" calcext:value-type="float">
            <text:p>3600.0</text:p>
          </table:table-cell>
          <table:table-cell table:style-name="ce80"/>
          <table:table-cell office:value-type="float" office:value="118390" calcext:value-type="float">
            <text:p>118390.000</text:p>
          </table:table-cell>
          <table:table-cell office:value-type="float" office:value="22706" calcext:value-type="float">
            <text:p>22706</text:p>
          </table:table-cell>
          <table:table-cell table:style-name="ce71" office:value-type="float" office:value="421.4" calcext:value-type="float">
            <text:p>421.40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 table:style-name="Default"/>
          <table:table-cell table:formula="of:=MIN([.B324];[.H324])" office:value-type="float" office:value="118390" calcext:value-type="float">
            <text:p>118390.000</text:p>
          </table:table-cell>
          <table:table-cell table:formula="of:=MAX([.C324];[.I324])" office:value-type="float" office:value="22706" calcext:value-type="float">
            <text:p>22706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a25_10_usw_10_02.thop</text:p>
          </table:table-cell>
          <table:table-cell table:style-name="ce71" office:value-type="float" office:value="118390" calcext:value-type="float">
            <text:p>118390.000</text:p>
          </table:table-cell>
          <table:table-cell office:value-type="float" office:value="46660" calcext:value-type="float">
            <text:p>46660</text:p>
          </table:table-cell>
          <table:table-cell table:style-name="ce71" office:value-type="float" office:value="153.73" calcext:value-type="float">
            <text:p>153.73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118390" calcext:value-type="float">
            <text:p>118390.000</text:p>
          </table:table-cell>
          <table:table-cell office:value-type="float" office:value="15420" calcext:value-type="float">
            <text:p>15420</text:p>
          </table:table-cell>
          <table:table-cell table:style-name="ce71" office:value-type="float" office:value="667.77" calcext:value-type="float">
            <text:p>667.77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1" calcext:value-type="float">
            <text:p>3600.0</text:p>
          </table:table-cell>
          <table:table-cell table:style-name="Default"/>
          <table:table-cell table:formula="of:=MIN([.B325];[.H325])" office:value-type="float" office:value="118390" calcext:value-type="float">
            <text:p>118390.000</text:p>
          </table:table-cell>
          <table:table-cell table:formula="of:=MAX([.C325];[.I325])" office:value-type="float" office:value="46660" calcext:value-type="float">
            <text:p>46660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a25_10_usw_10_03.thop</text:p>
          </table:table-cell>
          <table:table-cell table:style-name="ce71" office:value-type="float" office:value="118390" calcext:value-type="float">
            <text:p>118390.000</text:p>
          </table:table-cell>
          <table:table-cell office:value-type="float" office:value="34293" calcext:value-type="float">
            <text:p>34293</text:p>
          </table:table-cell>
          <table:table-cell table:style-name="ce71" office:value-type="float" office:value="245.23" calcext:value-type="float">
            <text:p>245.23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ce80"/>
          <table:table-cell office:value-type="float" office:value="118390" calcext:value-type="float">
            <text:p>118390.000</text:p>
          </table:table-cell>
          <table:table-cell office:value-type="float" office:value="17647" calcext:value-type="float">
            <text:p>17647</text:p>
          </table:table-cell>
          <table:table-cell table:style-name="ce71" office:value-type="float" office:value="570.88" calcext:value-type="float">
            <text:p>570.88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1" calcext:value-type="float">
            <text:p>3600.0</text:p>
          </table:table-cell>
          <table:table-cell table:style-name="Default"/>
          <table:table-cell table:formula="of:=MIN([.B326];[.H326])" office:value-type="float" office:value="118390" calcext:value-type="float">
            <text:p>118390.000</text:p>
          </table:table-cell>
          <table:table-cell table:formula="of:=MAX([.C326];[.I326])" office:value-type="float" office:value="34293" calcext:value-type="float">
            <text:p>34293</text:p>
          </table:table-cell>
          <table:table-cell table:style-name="Default"/>
          <table:table-cell table:style-name="ce85"/>
          <table:table-cell/>
          <table:table-cell table:style-name="ce86"/>
          <table:table-cell table:style-name="Default" table:number-columns-repeated="2"/>
          <table:table-cell table:number-columns-repeated="105"/>
        </table:table-row>
        <table:table-row table:style-name="ro1">
          <table:table-cell office:value-type="string" calcext:value-type="string">
            <text:p>dsj30_01_bsc_01_01.thop</text:p>
          </table:table-cell>
          <table:table-cell table:style-name="ce70" office:value-type="float" office:value="4016" calcext:value-type="float">
            <text:p>4016.000</text:p>
          </table:table-cell>
          <table:table-cell office:value-type="float" office:value="4016" calcext:value-type="float">
            <text:p>4016</text:p>
          </table:table-cell>
          <table:table-cell table:style-name="ce71" office:value-type="float" office:value="0" calcext:value-type="float">
            <text:p>0.000</text:p>
          </table:table-cell>
          <table:table-cell table:style-name="ce75" office:value-type="boolean" office:boolean-value="true" calcext:value-type="boolean">
            <text:p>TRUE</text:p>
          </table:table-cell>
          <table:table-cell office:value-type="float" office:value="10.42" calcext:value-type="float">
            <text:p>10.4</text:p>
          </table:table-cell>
          <table:table-cell/>
          <table:table-cell table:style-name="ce83" office:value-type="float" office:value="4016" calcext:value-type="float">
            <text:p>4016.000</text:p>
          </table:table-cell>
          <table:table-cell table:style-name="ce80" office:value-type="float" office:value="4016" calcext:value-type="float">
            <text:p>4016</text:p>
          </table:table-cell>
          <table:table-cell table:style-name="ce71" office:value-type="float" office:value="0" calcext:value-type="float">
            <text:p>0.000</text:p>
          </table:table-cell>
          <table:table-cell table:style-name="ce84" office:value-type="boolean" office:boolean-value="true" calcext:value-type="boolean">
            <text:p>TRUE</text:p>
          </table:table-cell>
          <table:table-cell table:style-name="ce79" office:value-type="float" office:value="2.96" calcext:value-type="float">
            <text:p>3.0</text:p>
          </table:table-cell>
          <table:table-cell table:style-name="Default"/>
          <table:table-cell table:formula="of:=MIN([.B327];[.H327])" office:value-type="float" office:value="4016" calcext:value-type="float">
            <text:p>4016.000</text:p>
          </table:table-cell>
          <table:table-cell table:formula="of:=MAX([.C327];[.I327])" office:value-type="float" office:value="4016" calcext:value-type="float">
            <text:p>4016</text:p>
          </table:table-cell>
          <table:table-cell table:style-name="Default"/>
          <table:table-cell table:style-name="ce85"/>
          <table:table-cell table:style-name="ce80"/>
          <table:table-cell table:style-name="ce86"/>
          <table:table-cell table:style-name="Default" table:number-columns-repeated="2"/>
          <table:table-cell table:style-name="ce80" table:number-columns-repeated="3"/>
          <table:table-cell table:number-columns-repeated="102"/>
        </table:table-row>
        <table:table-row table:style-name="ro1">
          <table:table-cell office:value-type="string" calcext:value-type="string">
            <text:p>dsj30_01_bsc_01_02.thop</text:p>
          </table:table-cell>
          <table:table-cell table:style-name="ce70" office:value-type="float" office:value="4016" calcext:value-type="float">
            <text:p>4016.000</text:p>
          </table:table-cell>
          <table:table-cell office:value-type="float" office:value="4016" calcext:value-type="float">
            <text:p>4016</text:p>
          </table:table-cell>
          <table:table-cell table:style-name="ce71" office:value-type="float" office:value="0" calcext:value-type="float">
            <text:p>0.000</text:p>
          </table:table-cell>
          <table:table-cell table:style-name="ce75" office:value-type="boolean" office:boolean-value="true" calcext:value-type="boolean">
            <text:p>TRUE</text:p>
          </table:table-cell>
          <table:table-cell office:value-type="float" office:value="13.5" calcext:value-type="float">
            <text:p>13.5</text:p>
          </table:table-cell>
          <table:table-cell/>
          <table:table-cell table:style-name="ce71" office:value-type="float" office:value="4016" calcext:value-type="float">
            <text:p>4016.000</text:p>
          </table:table-cell>
          <table:table-cell table:style-name="ce80" office:value-type="float" office:value="4016" calcext:value-type="float">
            <text:p>4016</text:p>
          </table:table-cell>
          <table:table-cell table:style-name="ce71" office:value-type="float" office:value="0" calcext:value-type="float">
            <text:p>0.000</text:p>
          </table:table-cell>
          <table:table-cell table:style-name="ce76" office:value-type="boolean" office:boolean-value="true" calcext:value-type="boolean">
            <text:p>TRUE</text:p>
          </table:table-cell>
          <table:table-cell table:style-name="ce79" office:value-type="float" office:value="3.85" calcext:value-type="float">
            <text:p>3.9</text:p>
          </table:table-cell>
          <table:table-cell table:style-name="Default"/>
          <table:table-cell table:formula="of:=MIN([.B328];[.H328])" office:value-type="float" office:value="4016" calcext:value-type="float">
            <text:p>4016.000</text:p>
          </table:table-cell>
          <table:table-cell table:formula="of:=MAX([.C328];[.I328])" office:value-type="float" office:value="4016" calcext:value-type="float">
            <text:p>4016</text:p>
          </table:table-cell>
          <table:table-cell table:style-name="Default"/>
          <table:table-cell table:style-name="ce85"/>
          <table:table-cell table:style-name="ce80"/>
          <table:table-cell table:style-name="ce86"/>
          <table:table-cell table:style-name="Default" table:number-columns-repeated="2"/>
          <table:table-cell table:style-name="ce80" table:number-columns-repeated="3"/>
          <table:table-cell table:number-columns-repeated="102"/>
        </table:table-row>
        <table:table-row table:style-name="ro1">
          <table:table-cell office:value-type="string" calcext:value-type="string">
            <text:p>dsj30_01_bsc_01_03.thop</text:p>
          </table:table-cell>
          <table:table-cell table:style-name="ce70" office:value-type="float" office:value="4016" calcext:value-type="float">
            <text:p>4016.000</text:p>
          </table:table-cell>
          <table:table-cell office:value-type="float" office:value="4016" calcext:value-type="float">
            <text:p>4016</text:p>
          </table:table-cell>
          <table:table-cell table:style-name="ce71" office:value-type="float" office:value="0" calcext:value-type="float">
            <text:p>0.000</text:p>
          </table:table-cell>
          <table:table-cell table:style-name="ce75" office:value-type="boolean" office:boolean-value="true" calcext:value-type="boolean">
            <text:p>TRUE</text:p>
          </table:table-cell>
          <table:table-cell office:value-type="float" office:value="17.9" calcext:value-type="float">
            <text:p>17.9</text:p>
          </table:table-cell>
          <table:table-cell/>
          <table:table-cell table:style-name="ce71" office:value-type="float" office:value="4016" calcext:value-type="float">
            <text:p>4016.000</text:p>
          </table:table-cell>
          <table:table-cell table:style-name="ce80" office:value-type="float" office:value="4016" calcext:value-type="float">
            <text:p>4016</text:p>
          </table:table-cell>
          <table:table-cell table:style-name="ce71" office:value-type="float" office:value="0" calcext:value-type="float">
            <text:p>0.000</text:p>
          </table:table-cell>
          <table:table-cell table:style-name="ce76" office:value-type="boolean" office:boolean-value="true" calcext:value-type="boolean">
            <text:p>TRUE</text:p>
          </table:table-cell>
          <table:table-cell table:style-name="ce79" office:value-type="float" office:value="3.79" calcext:value-type="float">
            <text:p>3.8</text:p>
          </table:table-cell>
          <table:table-cell table:style-name="Default"/>
          <table:table-cell table:formula="of:=MIN([.B329];[.H329])" office:value-type="float" office:value="4016" calcext:value-type="float">
            <text:p>4016.000</text:p>
          </table:table-cell>
          <table:table-cell table:formula="of:=MAX([.C329];[.I329])" office:value-type="float" office:value="4016" calcext:value-type="float">
            <text:p>4016</text:p>
          </table:table-cell>
          <table:table-cell table:style-name="Default"/>
          <table:table-cell table:style-name="ce85"/>
          <table:table-cell table:style-name="ce80"/>
          <table:table-cell table:style-name="ce86"/>
          <table:table-cell table:style-name="Default" table:number-columns-repeated="2"/>
          <table:table-cell table:style-name="ce80" table:number-columns-repeated="3"/>
          <table:table-cell table:number-columns-repeated="102"/>
        </table:table-row>
        <table:table-row table:style-name="ro1">
          <table:table-cell office:value-type="string" calcext:value-type="string">
            <text:p>dsj30_01_bsc_05_01.thop</text:p>
          </table:table-cell>
          <table:table-cell table:style-name="ce70" office:value-type="float" office:value="16273" calcext:value-type="float">
            <text:p>16273.000</text:p>
          </table:table-cell>
          <table:table-cell office:value-type="float" office:value="5285" calcext:value-type="float">
            <text:p>5285</text:p>
          </table:table-cell>
          <table:table-cell table:style-name="ce71" office:value-type="float" office:value="207.91" calcext:value-type="float">
            <text:p>207.91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table:style-name="ce71" office:value-type="float" office:value="16273" calcext:value-type="float">
            <text:p>16273.000</text:p>
          </table:table-cell>
          <table:table-cell table:style-name="ce80" office:value-type="float" office:value="10771" calcext:value-type="float">
            <text:p>10771</text:p>
          </table:table-cell>
          <table:table-cell table:style-name="ce71" office:value-type="float" office:value="51.08" calcext:value-type="float">
            <text:p>51.08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.01" calcext:value-type="float">
            <text:p>3600.0</text:p>
          </table:table-cell>
          <table:table-cell table:style-name="Default"/>
          <table:table-cell table:formula="of:=MIN([.B330];[.H330])" office:value-type="float" office:value="16273" calcext:value-type="float">
            <text:p>16273.000</text:p>
          </table:table-cell>
          <table:table-cell table:formula="of:=MAX([.C330];[.I330])" office:value-type="float" office:value="10771" calcext:value-type="float">
            <text:p>10771</text:p>
          </table:table-cell>
          <table:table-cell table:style-name="Default"/>
          <table:table-cell table:style-name="ce85"/>
          <table:table-cell table:style-name="ce80"/>
          <table:table-cell table:style-name="ce86"/>
          <table:table-cell table:style-name="Default" table:number-columns-repeated="2"/>
          <table:table-cell table:style-name="ce80" table:number-columns-repeated="3"/>
          <table:table-cell table:number-columns-repeated="102"/>
        </table:table-row>
        <table:table-row table:style-name="ro1">
          <table:table-cell office:value-type="string" calcext:value-type="string">
            <text:p>dsj30_01_bsc_05_02.thop</text:p>
          </table:table-cell>
          <table:table-cell table:style-name="ce70" office:value-type="float" office:value="16273" calcext:value-type="float">
            <text:p>16273.000</text:p>
          </table:table-cell>
          <table:table-cell office:value-type="float" office:value="6543" calcext:value-type="float">
            <text:p>6543</text:p>
          </table:table-cell>
          <table:table-cell table:style-name="ce71" office:value-type="float" office:value="148.71" calcext:value-type="float">
            <text:p>148.71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table:style-name="ce71" office:value-type="float" office:value="16273" calcext:value-type="float">
            <text:p>16273.000</text:p>
          </table:table-cell>
          <table:table-cell table:style-name="ce80" office:value-type="float" office:value="7461" calcext:value-type="float">
            <text:p>7461</text:p>
          </table:table-cell>
          <table:table-cell table:style-name="ce71" office:value-type="float" office:value="118.11" calcext:value-type="float">
            <text:p>118.11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.01" calcext:value-type="float">
            <text:p>3600.0</text:p>
          </table:table-cell>
          <table:table-cell table:style-name="Default"/>
          <table:table-cell table:formula="of:=MIN([.B331];[.H331])" office:value-type="float" office:value="16273" calcext:value-type="float">
            <text:p>16273.000</text:p>
          </table:table-cell>
          <table:table-cell table:formula="of:=MAX([.C331];[.I331])" office:value-type="float" office:value="7461" calcext:value-type="float">
            <text:p>7461</text:p>
          </table:table-cell>
          <table:table-cell table:style-name="Default"/>
          <table:table-cell table:style-name="ce85"/>
          <table:table-cell table:style-name="ce80"/>
          <table:table-cell table:style-name="ce86"/>
          <table:table-cell table:style-name="Default" table:number-columns-repeated="2"/>
          <table:table-cell table:style-name="ce80" table:number-columns-repeated="3"/>
          <table:table-cell table:number-columns-repeated="102"/>
        </table:table-row>
        <table:table-row table:style-name="ro1">
          <table:table-cell office:value-type="string" calcext:value-type="string">
            <text:p>dsj30_01_bsc_05_03.thop</text:p>
          </table:table-cell>
          <table:table-cell table:style-name="ce70" office:value-type="float" office:value="16273" calcext:value-type="float">
            <text:p>16273.000</text:p>
          </table:table-cell>
          <table:table-cell office:value-type="float" office:value="9301" calcext:value-type="float">
            <text:p>9301</text:p>
          </table:table-cell>
          <table:table-cell table:style-name="ce71" office:value-type="float" office:value="74.96" calcext:value-type="float">
            <text:p>74.96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table:style-name="ce71" office:value-type="float" office:value="16273" calcext:value-type="float">
            <text:p>16273.000</text:p>
          </table:table-cell>
          <table:table-cell table:style-name="ce80" office:value-type="float" office:value="13569" calcext:value-type="float">
            <text:p>13569</text:p>
          </table:table-cell>
          <table:table-cell table:style-name="ce71" office:value-type="float" office:value="19.93" calcext:value-type="float">
            <text:p>19.93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.02" calcext:value-type="float">
            <text:p>3600.0</text:p>
          </table:table-cell>
          <table:table-cell table:style-name="Default"/>
          <table:table-cell table:formula="of:=MIN([.B332];[.H332])" office:value-type="float" office:value="16273" calcext:value-type="float">
            <text:p>16273.000</text:p>
          </table:table-cell>
          <table:table-cell table:formula="of:=MAX([.C332];[.I332])" office:value-type="float" office:value="13569" calcext:value-type="float">
            <text:p>13569</text:p>
          </table:table-cell>
          <table:table-cell table:style-name="Default"/>
          <table:table-cell table:style-name="ce85"/>
          <table:table-cell table:style-name="ce80"/>
          <table:table-cell table:style-name="ce86"/>
          <table:table-cell table:style-name="Default" table:number-columns-repeated="2"/>
          <table:table-cell table:style-name="ce80" table:number-columns-repeated="3"/>
          <table:table-cell table:number-columns-repeated="102"/>
        </table:table-row>
        <table:table-row table:style-name="ro1">
          <table:table-cell office:value-type="string" calcext:value-type="string">
            <text:p>dsj30_01_bsc_10_01.thop</text:p>
          </table:table-cell>
          <table:table-cell table:style-name="ce70" office:value-type="float" office:value="30930.8323353293" calcext:value-type="float">
            <text:p>30930.832</text:p>
          </table:table-cell>
          <table:table-cell office:value-type="float" office:value="5624" calcext:value-type="float">
            <text:p>5624</text:p>
          </table:table-cell>
          <table:table-cell table:style-name="ce71" office:value-type="float" office:value="449.98" calcext:value-type="float">
            <text:p>449.98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table:style-name="ce71" office:value-type="float" office:value="30930.8323353293" calcext:value-type="float">
            <text:p>30930.832</text:p>
          </table:table-cell>
          <table:table-cell table:style-name="ce80" office:value-type="float" office:value="12849" calcext:value-type="float">
            <text:p>12849</text:p>
          </table:table-cell>
          <table:table-cell table:style-name="ce71" office:value-type="float" office:value="140.73" calcext:value-type="float">
            <text:p>140.73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Default"/>
          <table:table-cell table:formula="of:=MIN([.B333];[.H333])" office:value-type="float" office:value="30930.8323353293" calcext:value-type="float">
            <text:p>30930.832</text:p>
          </table:table-cell>
          <table:table-cell table:formula="of:=MAX([.C333];[.I333])" office:value-type="float" office:value="12849" calcext:value-type="float">
            <text:p>12849</text:p>
          </table:table-cell>
          <table:table-cell table:style-name="Default"/>
          <table:table-cell table:style-name="ce85"/>
          <table:table-cell table:style-name="ce80"/>
          <table:table-cell table:style-name="ce86"/>
          <table:table-cell table:style-name="Default" table:number-columns-repeated="2"/>
          <table:table-cell table:style-name="ce80" table:number-columns-repeated="3"/>
          <table:table-cell table:number-columns-repeated="102"/>
        </table:table-row>
        <table:table-row table:style-name="ro1">
          <table:table-cell office:value-type="string" calcext:value-type="string">
            <text:p>dsj30_01_bsc_10_02.thop</text:p>
          </table:table-cell>
          <table:table-cell table:style-name="ce70" office:value-type="float" office:value="30930.4990059642" calcext:value-type="float">
            <text:p>30930.499</text:p>
          </table:table-cell>
          <table:table-cell office:value-type="float" office:value="12342" calcext:value-type="float">
            <text:p>12342</text:p>
          </table:table-cell>
          <table:table-cell table:style-name="ce71" office:value-type="float" office:value="150.61" calcext:value-type="float">
            <text:p>150.61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table:style-name="ce71" office:value-type="float" office:value="30933.3545816733" calcext:value-type="float">
            <text:p>30933.355</text:p>
          </table:table-cell>
          <table:table-cell table:style-name="ce80" office:value-type="float" office:value="17468" calcext:value-type="float">
            <text:p>17468</text:p>
          </table:table-cell>
          <table:table-cell table:style-name="ce71" office:value-type="float" office:value="77.09" calcext:value-type="float">
            <text:p>77.09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.01" calcext:value-type="float">
            <text:p>3600.0</text:p>
          </table:table-cell>
          <table:table-cell table:style-name="Default"/>
          <table:table-cell table:formula="of:=MIN([.B334];[.H334])" office:value-type="float" office:value="30930.4990059642" calcext:value-type="float">
            <text:p>30930.499</text:p>
          </table:table-cell>
          <table:table-cell table:formula="of:=MAX([.C334];[.I334])" office:value-type="float" office:value="17468" calcext:value-type="float">
            <text:p>17468</text:p>
          </table:table-cell>
          <table:table-cell table:style-name="Default"/>
          <table:table-cell table:style-name="ce85"/>
          <table:table-cell table:style-name="ce80"/>
          <table:table-cell table:style-name="ce86"/>
          <table:table-cell table:style-name="Default" table:number-columns-repeated="2"/>
          <table:table-cell table:style-name="ce80" table:number-columns-repeated="3"/>
          <table:table-cell table:number-columns-repeated="102"/>
        </table:table-row>
        <table:table-row table:style-name="ro1">
          <table:table-cell office:value-type="string" calcext:value-type="string">
            <text:p>dsj30_01_bsc_10_03.thop</text:p>
          </table:table-cell>
          <table:table-cell table:style-name="ce70" office:value-type="float" office:value="30930.8" calcext:value-type="float">
            <text:p>30930.800</text:p>
          </table:table-cell>
          <table:table-cell office:value-type="float" office:value="7795" calcext:value-type="float">
            <text:p>7795</text:p>
          </table:table-cell>
          <table:table-cell table:style-name="ce71" office:value-type="float" office:value="296.8" calcext:value-type="float">
            <text:p>296.80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table:style-name="ce71" office:value-type="float" office:value="30911" calcext:value-type="float">
            <text:p>30911.000</text:p>
          </table:table-cell>
          <table:table-cell table:style-name="ce80" office:value-type="float" office:value="20436" calcext:value-type="float">
            <text:p>20436</text:p>
          </table:table-cell>
          <table:table-cell table:style-name="ce71" office:value-type="float" office:value="51.26" calcext:value-type="float">
            <text:p>51.26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.01" calcext:value-type="float">
            <text:p>3600.0</text:p>
          </table:table-cell>
          <table:table-cell table:style-name="Default"/>
          <table:table-cell table:formula="of:=MIN([.B335];[.H335])" office:value-type="float" office:value="30911" calcext:value-type="float">
            <text:p>30911.000</text:p>
          </table:table-cell>
          <table:table-cell table:formula="of:=MAX([.C335];[.I335])" office:value-type="float" office:value="20436" calcext:value-type="float">
            <text:p>20436</text:p>
          </table:table-cell>
          <table:table-cell table:style-name="Default"/>
          <table:table-cell table:style-name="ce85"/>
          <table:table-cell table:style-name="ce80"/>
          <table:table-cell table:style-name="ce86"/>
          <table:table-cell table:style-name="Default" table:number-columns-repeated="2"/>
          <table:table-cell table:style-name="ce80" table:number-columns-repeated="3"/>
          <table:table-cell table:number-columns-repeated="102"/>
        </table:table-row>
        <table:table-row table:style-name="ro1">
          <table:table-cell office:value-type="string" calcext:value-type="string">
            <text:p>dsj30_01_unc_01_01.thop</text:p>
          </table:table-cell>
          <table:table-cell table:style-name="ce70" office:value-type="float" office:value="5840" calcext:value-type="float">
            <text:p>5840.000</text:p>
          </table:table-cell>
          <table:table-cell office:value-type="float" office:value="5840" calcext:value-type="float">
            <text:p>5840</text:p>
          </table:table-cell>
          <table:table-cell table:style-name="ce71" office:value-type="float" office:value="0" calcext:value-type="float">
            <text:p>0.000</text:p>
          </table:table-cell>
          <table:table-cell table:style-name="ce75" office:value-type="boolean" office:boolean-value="true" calcext:value-type="boolean">
            <text:p>TRUE</text:p>
          </table:table-cell>
          <table:table-cell office:value-type="float" office:value="8.02" calcext:value-type="float">
            <text:p>8.0</text:p>
          </table:table-cell>
          <table:table-cell/>
          <table:table-cell table:style-name="ce71" office:value-type="float" office:value="5840" calcext:value-type="float">
            <text:p>5840.000</text:p>
          </table:table-cell>
          <table:table-cell table:style-name="ce80" office:value-type="float" office:value="5840" calcext:value-type="float">
            <text:p>5840</text:p>
          </table:table-cell>
          <table:table-cell table:style-name="ce71" office:value-type="float" office:value="0" calcext:value-type="float">
            <text:p>0.000</text:p>
          </table:table-cell>
          <table:table-cell table:style-name="ce76" office:value-type="boolean" office:boolean-value="true" calcext:value-type="boolean">
            <text:p>TRUE</text:p>
          </table:table-cell>
          <table:table-cell table:style-name="ce79" office:value-type="float" office:value="13.9" calcext:value-type="float">
            <text:p>13.9</text:p>
          </table:table-cell>
          <table:table-cell table:style-name="Default"/>
          <table:table-cell table:formula="of:=MIN([.B336];[.H336])" office:value-type="float" office:value="5840" calcext:value-type="float">
            <text:p>5840.000</text:p>
          </table:table-cell>
          <table:table-cell table:formula="of:=MAX([.C336];[.I336])" office:value-type="float" office:value="5840" calcext:value-type="float">
            <text:p>5840</text:p>
          </table:table-cell>
          <table:table-cell table:style-name="Default"/>
          <table:table-cell table:style-name="ce85"/>
          <table:table-cell table:style-name="ce80"/>
          <table:table-cell table:style-name="ce86"/>
          <table:table-cell table:style-name="Default" table:number-columns-repeated="2"/>
          <table:table-cell table:style-name="ce80" table:number-columns-repeated="3"/>
          <table:table-cell table:number-columns-repeated="102"/>
        </table:table-row>
        <table:table-row table:style-name="ro1">
          <table:table-cell office:value-type="string" calcext:value-type="string">
            <text:p>dsj30_01_unc_01_02.thop</text:p>
          </table:table-cell>
          <table:table-cell table:style-name="ce70" office:value-type="float" office:value="5840" calcext:value-type="float">
            <text:p>5840.000</text:p>
          </table:table-cell>
          <table:table-cell office:value-type="float" office:value="5840" calcext:value-type="float">
            <text:p>5840</text:p>
          </table:table-cell>
          <table:table-cell table:style-name="ce71" office:value-type="float" office:value="0" calcext:value-type="float">
            <text:p>0.000</text:p>
          </table:table-cell>
          <table:table-cell table:style-name="ce75" office:value-type="boolean" office:boolean-value="true" calcext:value-type="boolean">
            <text:p>TRUE</text:p>
          </table:table-cell>
          <table:table-cell office:value-type="float" office:value="8.88" calcext:value-type="float">
            <text:p>8.9</text:p>
          </table:table-cell>
          <table:table-cell/>
          <table:table-cell table:style-name="ce71" office:value-type="float" office:value="5840" calcext:value-type="float">
            <text:p>5840.000</text:p>
          </table:table-cell>
          <table:table-cell table:style-name="ce80" office:value-type="float" office:value="5840" calcext:value-type="float">
            <text:p>5840</text:p>
          </table:table-cell>
          <table:table-cell table:style-name="ce71" office:value-type="float" office:value="0" calcext:value-type="float">
            <text:p>0.000</text:p>
          </table:table-cell>
          <table:table-cell table:style-name="ce76" office:value-type="boolean" office:boolean-value="true" calcext:value-type="boolean">
            <text:p>TRUE</text:p>
          </table:table-cell>
          <table:table-cell table:style-name="ce79" office:value-type="float" office:value="13.91" calcext:value-type="float">
            <text:p>13.9</text:p>
          </table:table-cell>
          <table:table-cell table:style-name="Default"/>
          <table:table-cell table:formula="of:=MIN([.B337];[.H337])" office:value-type="float" office:value="5840" calcext:value-type="float">
            <text:p>5840.000</text:p>
          </table:table-cell>
          <table:table-cell table:formula="of:=MAX([.C337];[.I337])" office:value-type="float" office:value="5840" calcext:value-type="float">
            <text:p>5840</text:p>
          </table:table-cell>
          <table:table-cell table:style-name="Default"/>
          <table:table-cell table:style-name="ce85"/>
          <table:table-cell table:style-name="ce80"/>
          <table:table-cell table:style-name="ce86"/>
          <table:table-cell table:style-name="Default" table:number-columns-repeated="2"/>
          <table:table-cell table:style-name="ce80" table:number-columns-repeated="3"/>
          <table:table-cell table:number-columns-repeated="102"/>
        </table:table-row>
        <table:table-row table:style-name="ro1">
          <table:table-cell office:value-type="string" calcext:value-type="string">
            <text:p>dsj30_01_unc_01_03.thop</text:p>
          </table:table-cell>
          <table:table-cell table:style-name="ce70" office:value-type="float" office:value="5840" calcext:value-type="float">
            <text:p>5840.000</text:p>
          </table:table-cell>
          <table:table-cell office:value-type="float" office:value="5840" calcext:value-type="float">
            <text:p>5840</text:p>
          </table:table-cell>
          <table:table-cell table:style-name="ce71" office:value-type="float" office:value="0" calcext:value-type="float">
            <text:p>0.000</text:p>
          </table:table-cell>
          <table:table-cell table:style-name="ce75" office:value-type="boolean" office:boolean-value="true" calcext:value-type="boolean">
            <text:p>TRUE</text:p>
          </table:table-cell>
          <table:table-cell office:value-type="float" office:value="8.95" calcext:value-type="float">
            <text:p>9.0</text:p>
          </table:table-cell>
          <table:table-cell/>
          <table:table-cell table:style-name="ce71" office:value-type="float" office:value="5840" calcext:value-type="float">
            <text:p>5840.000</text:p>
          </table:table-cell>
          <table:table-cell table:style-name="ce80" office:value-type="float" office:value="5840" calcext:value-type="float">
            <text:p>5840</text:p>
          </table:table-cell>
          <table:table-cell table:style-name="ce71" office:value-type="float" office:value="0" calcext:value-type="float">
            <text:p>0.000</text:p>
          </table:table-cell>
          <table:table-cell table:style-name="ce76" office:value-type="boolean" office:boolean-value="true" calcext:value-type="boolean">
            <text:p>TRUE</text:p>
          </table:table-cell>
          <table:table-cell table:style-name="ce79" office:value-type="float" office:value="9.33" calcext:value-type="float">
            <text:p>9.3</text:p>
          </table:table-cell>
          <table:table-cell table:style-name="Default"/>
          <table:table-cell table:formula="of:=MIN([.B338];[.H338])" office:value-type="float" office:value="5840" calcext:value-type="float">
            <text:p>5840.000</text:p>
          </table:table-cell>
          <table:table-cell table:formula="of:=MAX([.C338];[.I338])" office:value-type="float" office:value="5840" calcext:value-type="float">
            <text:p>5840</text:p>
          </table:table-cell>
          <table:table-cell table:style-name="Default"/>
          <table:table-cell table:style-name="ce85"/>
          <table:table-cell table:style-name="ce80"/>
          <table:table-cell table:style-name="ce86"/>
          <table:table-cell table:style-name="Default" table:number-columns-repeated="2"/>
          <table:table-cell table:style-name="ce80" table:number-columns-repeated="3"/>
          <table:table-cell table:number-columns-repeated="102"/>
        </table:table-row>
        <table:table-row table:style-name="ro1">
          <table:table-cell office:value-type="string" calcext:value-type="string">
            <text:p>dsj30_01_unc_05_01.thop</text:p>
          </table:table-cell>
          <table:table-cell table:style-name="ce70" office:value-type="float" office:value="14283.1298174442" calcext:value-type="float">
            <text:p>14283.130</text:p>
          </table:table-cell>
          <table:table-cell office:value-type="float" office:value="3489" calcext:value-type="float">
            <text:p>3489</text:p>
          </table:table-cell>
          <table:table-cell table:style-name="ce71" office:value-type="float" office:value="309.38" calcext:value-type="float">
            <text:p>309.38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table:style-name="ce71" office:value-type="float" office:value="14271" calcext:value-type="float">
            <text:p>14271.000</text:p>
          </table:table-cell>
          <table:table-cell table:style-name="ce80" office:value-type="float" office:value="2933" calcext:value-type="float">
            <text:p>2933</text:p>
          </table:table-cell>
          <table:table-cell table:style-name="ce71" office:value-type="float" office:value="386.57" calcext:value-type="float">
            <text:p>386.57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Default"/>
          <table:table-cell table:formula="of:=MIN([.B339];[.H339])" office:value-type="float" office:value="14271" calcext:value-type="float">
            <text:p>14271.000</text:p>
          </table:table-cell>
          <table:table-cell table:formula="of:=MAX([.C339];[.I339])" office:value-type="float" office:value="3489" calcext:value-type="float">
            <text:p>3489</text:p>
          </table:table-cell>
          <table:table-cell table:style-name="Default"/>
          <table:table-cell table:style-name="ce85"/>
          <table:table-cell table:style-name="ce80"/>
          <table:table-cell table:style-name="ce86"/>
          <table:table-cell table:style-name="Default" table:number-columns-repeated="2"/>
          <table:table-cell table:style-name="ce80" table:number-columns-repeated="3"/>
          <table:table-cell table:number-columns-repeated="102"/>
        </table:table-row>
        <table:table-row table:style-name="ro1">
          <table:table-cell office:value-type="string" calcext:value-type="string">
            <text:p>dsj30_01_unc_05_02.thop</text:p>
          </table:table-cell>
          <table:table-cell table:style-name="ce70" office:value-type="float" office:value="14271" calcext:value-type="float">
            <text:p>14271.000</text:p>
          </table:table-cell>
          <table:table-cell office:value-type="float" office:value="5814" calcext:value-type="float">
            <text:p>5814</text:p>
          </table:table-cell>
          <table:table-cell table:style-name="ce71" office:value-type="float" office:value="145.46" calcext:value-type="float">
            <text:p>145.46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table:style-name="ce71" office:value-type="float" office:value="14283.1298174442" calcext:value-type="float">
            <text:p>14283.130</text:p>
          </table:table-cell>
          <table:table-cell table:style-name="ce80" office:value-type="float" office:value="5419" calcext:value-type="float">
            <text:p>5419</text:p>
          </table:table-cell>
          <table:table-cell table:style-name="ce71" office:value-type="float" office:value="163.58" calcext:value-type="float">
            <text:p>163.58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.01" calcext:value-type="float">
            <text:p>3600.0</text:p>
          </table:table-cell>
          <table:table-cell table:style-name="Default"/>
          <table:table-cell table:formula="of:=MIN([.B340];[.H340])" office:value-type="float" office:value="14271" calcext:value-type="float">
            <text:p>14271.000</text:p>
          </table:table-cell>
          <table:table-cell table:formula="of:=MAX([.C340];[.I340])" office:value-type="float" office:value="5814" calcext:value-type="float">
            <text:p>5814</text:p>
          </table:table-cell>
          <table:table-cell table:style-name="Default"/>
          <table:table-cell table:style-name="ce85"/>
          <table:table-cell table:style-name="ce80"/>
          <table:table-cell table:style-name="ce86"/>
          <table:table-cell table:style-name="Default" table:number-columns-repeated="2"/>
          <table:table-cell table:style-name="ce80" table:number-columns-repeated="3"/>
          <table:table-cell table:number-columns-repeated="102"/>
        </table:table-row>
        <table:table-row table:style-name="ro1">
          <table:table-cell office:value-type="string" calcext:value-type="string">
            <text:p>dsj30_01_unc_05_03.thop</text:p>
          </table:table-cell>
          <table:table-cell table:style-name="ce70" office:value-type="float" office:value="14271" calcext:value-type="float">
            <text:p>14271.000</text:p>
          </table:table-cell>
          <table:table-cell office:value-type="float" office:value="4442" calcext:value-type="float">
            <text:p>4442</text:p>
          </table:table-cell>
          <table:table-cell table:style-name="ce71" office:value-type="float" office:value="221.27" calcext:value-type="float">
            <text:p>221.27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table:style-name="ce71" office:value-type="float" office:value="14271" calcext:value-type="float">
            <text:p>14271.000</text:p>
          </table:table-cell>
          <table:table-cell table:style-name="ce80" office:value-type="float" office:value="8011" calcext:value-type="float">
            <text:p>8011</text:p>
          </table:table-cell>
          <table:table-cell table:style-name="ce71" office:value-type="float" office:value="78.14" calcext:value-type="float">
            <text:p>78.14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.01" calcext:value-type="float">
            <text:p>3600.0</text:p>
          </table:table-cell>
          <table:table-cell table:style-name="Default"/>
          <table:table-cell table:formula="of:=MIN([.B341];[.H341])" office:value-type="float" office:value="14271" calcext:value-type="float">
            <text:p>14271.000</text:p>
          </table:table-cell>
          <table:table-cell table:formula="of:=MAX([.C341];[.I341])" office:value-type="float" office:value="8011" calcext:value-type="float">
            <text:p>8011</text:p>
          </table:table-cell>
          <table:table-cell table:style-name="Default"/>
          <table:table-cell table:style-name="ce85"/>
          <table:table-cell table:style-name="ce80"/>
          <table:table-cell table:style-name="ce86"/>
          <table:table-cell table:style-name="Default" table:number-columns-repeated="2"/>
          <table:table-cell table:style-name="ce80" table:number-columns-repeated="3"/>
          <table:table-cell table:number-columns-repeated="102"/>
        </table:table-row>
        <table:table-row table:style-name="ro1">
          <table:table-cell office:value-type="string" calcext:value-type="string">
            <text:p>dsj30_01_unc_10_01.thop</text:p>
          </table:table-cell>
          <table:table-cell table:style-name="ce70" office:value-type="float" office:value="16582" calcext:value-type="float">
            <text:p>16582.000</text:p>
          </table:table-cell>
          <table:table-cell office:value-type="float" office:value="3926" calcext:value-type="float">
            <text:p>3926</text:p>
          </table:table-cell>
          <table:table-cell table:style-name="ce71" office:value-type="float" office:value="322.36" calcext:value-type="float">
            <text:p>322.36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table:style-name="ce71" office:value-type="float" office:value="16582" calcext:value-type="float">
            <text:p>16582.000</text:p>
          </table:table-cell>
          <table:table-cell table:style-name="ce80" office:value-type="float" office:value="7028" calcext:value-type="float">
            <text:p>7028</text:p>
          </table:table-cell>
          <table:table-cell table:style-name="ce71" office:value-type="float" office:value="135.94" calcext:value-type="float">
            <text:p>135.94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.03" calcext:value-type="float">
            <text:p>3600.0</text:p>
          </table:table-cell>
          <table:table-cell table:style-name="Default"/>
          <table:table-cell table:formula="of:=MIN([.B342];[.H342])" office:value-type="float" office:value="16582" calcext:value-type="float">
            <text:p>16582.000</text:p>
          </table:table-cell>
          <table:table-cell table:formula="of:=MAX([.C342];[.I342])" office:value-type="float" office:value="7028" calcext:value-type="float">
            <text:p>7028</text:p>
          </table:table-cell>
          <table:table-cell table:style-name="Default"/>
          <table:table-cell table:style-name="ce85"/>
          <table:table-cell table:style-name="ce80"/>
          <table:table-cell table:style-name="ce86"/>
          <table:table-cell table:style-name="Default" table:number-columns-repeated="2"/>
          <table:table-cell table:style-name="ce80" table:number-columns-repeated="3"/>
          <table:table-cell table:number-columns-repeated="102"/>
        </table:table-row>
        <table:table-row table:style-name="ro1">
          <table:table-cell office:value-type="string" calcext:value-type="string">
            <text:p>dsj30_01_unc_10_02.thop</text:p>
          </table:table-cell>
          <table:table-cell table:style-name="ce70" office:value-type="float" office:value="16582" calcext:value-type="float">
            <text:p>16582.000</text:p>
          </table:table-cell>
          <table:table-cell office:value-type="float" office:value="8169" calcext:value-type="float">
            <text:p>8169</text:p>
          </table:table-cell>
          <table:table-cell table:style-name="ce71" office:value-type="float" office:value="102.99" calcext:value-type="float">
            <text:p>102.99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table:style-name="ce71" office:value-type="float" office:value="16582" calcext:value-type="float">
            <text:p>16582.000</text:p>
          </table:table-cell>
          <table:table-cell table:style-name="ce80" office:value-type="float" office:value="1515" calcext:value-type="float">
            <text:p>1515</text:p>
          </table:table-cell>
          <table:table-cell table:style-name="ce71" office:value-type="float" office:value="994.52" calcext:value-type="float">
            <text:p>994.52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.01" calcext:value-type="float">
            <text:p>3600.0</text:p>
          </table:table-cell>
          <table:table-cell table:style-name="Default"/>
          <table:table-cell table:formula="of:=MIN([.B343];[.H343])" office:value-type="float" office:value="16582" calcext:value-type="float">
            <text:p>16582.000</text:p>
          </table:table-cell>
          <table:table-cell table:formula="of:=MAX([.C343];[.I343])" office:value-type="float" office:value="8169" calcext:value-type="float">
            <text:p>8169</text:p>
          </table:table-cell>
          <table:table-cell table:style-name="Default"/>
          <table:table-cell table:style-name="ce85"/>
          <table:table-cell table:style-name="ce80"/>
          <table:table-cell table:style-name="ce86"/>
          <table:table-cell table:style-name="Default" table:number-columns-repeated="2"/>
          <table:table-cell table:style-name="ce80" table:number-columns-repeated="3"/>
          <table:table-cell table:number-columns-repeated="102"/>
        </table:table-row>
        <table:table-row table:style-name="ro1">
          <table:table-cell office:value-type="string" calcext:value-type="string">
            <text:p>dsj30_01_unc_10_03.thop</text:p>
          </table:table-cell>
          <table:table-cell table:style-name="ce70" office:value-type="float" office:value="16582" calcext:value-type="float">
            <text:p>16582.000</text:p>
          </table:table-cell>
          <table:table-cell office:value-type="float" office:value="8304" calcext:value-type="float">
            <text:p>8304</text:p>
          </table:table-cell>
          <table:table-cell table:style-name="ce71" office:value-type="float" office:value="99.69" calcext:value-type="float">
            <text:p>99.69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table:style-name="ce71" office:value-type="float" office:value="16582" calcext:value-type="float">
            <text:p>16582.000</text:p>
          </table:table-cell>
          <table:table-cell table:style-name="ce80" office:value-type="float" office:value="6461" calcext:value-type="float">
            <text:p>6461</text:p>
          </table:table-cell>
          <table:table-cell table:style-name="ce71" office:value-type="float" office:value="156.65" calcext:value-type="float">
            <text:p>156.65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.01" calcext:value-type="float">
            <text:p>3600.0</text:p>
          </table:table-cell>
          <table:table-cell table:style-name="Default"/>
          <table:table-cell table:formula="of:=MIN([.B344];[.H344])" office:value-type="float" office:value="16582" calcext:value-type="float">
            <text:p>16582.000</text:p>
          </table:table-cell>
          <table:table-cell table:formula="of:=MAX([.C344];[.I344])" office:value-type="float" office:value="8304" calcext:value-type="float">
            <text:p>8304</text:p>
          </table:table-cell>
          <table:table-cell table:style-name="Default"/>
          <table:table-cell table:style-name="ce85"/>
          <table:table-cell table:style-name="ce80"/>
          <table:table-cell table:style-name="ce86"/>
          <table:table-cell table:style-name="Default" table:number-columns-repeated="2"/>
          <table:table-cell table:style-name="ce80" table:number-columns-repeated="3"/>
          <table:table-cell table:number-columns-repeated="102"/>
        </table:table-row>
        <table:table-row table:style-name="ro1">
          <table:table-cell office:value-type="string" calcext:value-type="string">
            <text:p>dsj30_01_usw_01_01.thop</text:p>
          </table:table-cell>
          <table:table-cell table:style-name="ce70" office:value-type="float" office:value="1752" calcext:value-type="float">
            <text:p>1752.000</text:p>
          </table:table-cell>
          <table:table-cell office:value-type="float" office:value="1752" calcext:value-type="float">
            <text:p>1752</text:p>
          </table:table-cell>
          <table:table-cell table:style-name="ce71" office:value-type="float" office:value="0" calcext:value-type="float">
            <text:p>0.000</text:p>
          </table:table-cell>
          <table:table-cell table:style-name="ce75" office:value-type="boolean" office:boolean-value="true" calcext:value-type="boolean">
            <text:p>TRUE</text:p>
          </table:table-cell>
          <table:table-cell office:value-type="float" office:value="12.21" calcext:value-type="float">
            <text:p>12.2</text:p>
          </table:table-cell>
          <table:table-cell/>
          <table:table-cell table:style-name="ce71" office:value-type="float" office:value="1752" calcext:value-type="float">
            <text:p>1752.000</text:p>
          </table:table-cell>
          <table:table-cell table:style-name="ce80" office:value-type="float" office:value="1752" calcext:value-type="float">
            <text:p>1752</text:p>
          </table:table-cell>
          <table:table-cell table:style-name="ce71" office:value-type="float" office:value="0" calcext:value-type="float">
            <text:p>0.000</text:p>
          </table:table-cell>
          <table:table-cell table:style-name="ce76" office:value-type="boolean" office:boolean-value="true" calcext:value-type="boolean">
            <text:p>TRUE</text:p>
          </table:table-cell>
          <table:table-cell table:style-name="ce79" office:value-type="float" office:value="3.38" calcext:value-type="float">
            <text:p>3.4</text:p>
          </table:table-cell>
          <table:table-cell table:style-name="Default"/>
          <table:table-cell table:formula="of:=MIN([.B345];[.H345])" office:value-type="float" office:value="1752" calcext:value-type="float">
            <text:p>1752.000</text:p>
          </table:table-cell>
          <table:table-cell table:formula="of:=MAX([.C345];[.I345])" office:value-type="float" office:value="1752" calcext:value-type="float">
            <text:p>1752</text:p>
          </table:table-cell>
          <table:table-cell table:style-name="Default"/>
          <table:table-cell table:style-name="ce85"/>
          <table:table-cell table:style-name="ce80"/>
          <table:table-cell table:style-name="ce86"/>
          <table:table-cell table:style-name="Default" table:number-columns-repeated="2"/>
          <table:table-cell table:style-name="ce80" table:number-columns-repeated="3"/>
          <table:table-cell table:number-columns-repeated="102"/>
        </table:table-row>
        <table:table-row table:style-name="ro1">
          <table:table-cell office:value-type="string" calcext:value-type="string">
            <text:p>dsj30_01_usw_01_02.thop</text:p>
          </table:table-cell>
          <table:table-cell table:style-name="ce70" office:value-type="float" office:value="1752" calcext:value-type="float">
            <text:p>1752.000</text:p>
          </table:table-cell>
          <table:table-cell office:value-type="float" office:value="1752" calcext:value-type="float">
            <text:p>1752</text:p>
          </table:table-cell>
          <table:table-cell table:style-name="ce71" office:value-type="float" office:value="0" calcext:value-type="float">
            <text:p>0.000</text:p>
          </table:table-cell>
          <table:table-cell table:style-name="ce75" office:value-type="boolean" office:boolean-value="true" calcext:value-type="boolean">
            <text:p>TRUE</text:p>
          </table:table-cell>
          <table:table-cell office:value-type="float" office:value="11.43" calcext:value-type="float">
            <text:p>11.4</text:p>
          </table:table-cell>
          <table:table-cell/>
          <table:table-cell table:style-name="ce71" office:value-type="float" office:value="1752" calcext:value-type="float">
            <text:p>1752.000</text:p>
          </table:table-cell>
          <table:table-cell table:style-name="ce80" office:value-type="float" office:value="1752" calcext:value-type="float">
            <text:p>1752</text:p>
          </table:table-cell>
          <table:table-cell table:style-name="ce71" office:value-type="float" office:value="0" calcext:value-type="float">
            <text:p>0.000</text:p>
          </table:table-cell>
          <table:table-cell table:style-name="ce76" office:value-type="boolean" office:boolean-value="true" calcext:value-type="boolean">
            <text:p>TRUE</text:p>
          </table:table-cell>
          <table:table-cell table:style-name="ce79" office:value-type="float" office:value="3.76" calcext:value-type="float">
            <text:p>3.8</text:p>
          </table:table-cell>
          <table:table-cell table:style-name="Default"/>
          <table:table-cell table:formula="of:=MIN([.B346];[.H346])" office:value-type="float" office:value="1752" calcext:value-type="float">
            <text:p>1752.000</text:p>
          </table:table-cell>
          <table:table-cell table:formula="of:=MAX([.C346];[.I346])" office:value-type="float" office:value="1752" calcext:value-type="float">
            <text:p>1752</text:p>
          </table:table-cell>
          <table:table-cell table:style-name="Default"/>
          <table:table-cell table:style-name="ce85"/>
          <table:table-cell table:style-name="ce80"/>
          <table:table-cell table:style-name="ce86"/>
          <table:table-cell table:style-name="Default" table:number-columns-repeated="2"/>
          <table:table-cell table:style-name="ce80" table:number-columns-repeated="3"/>
          <table:table-cell table:number-columns-repeated="102"/>
        </table:table-row>
        <table:table-row table:style-name="ro1">
          <table:table-cell office:value-type="string" calcext:value-type="string">
            <text:p>dsj30_01_usw_01_03.thop</text:p>
          </table:table-cell>
          <table:table-cell table:style-name="ce70" office:value-type="float" office:value="1752" calcext:value-type="float">
            <text:p>1752.000</text:p>
          </table:table-cell>
          <table:table-cell office:value-type="float" office:value="1752" calcext:value-type="float">
            <text:p>1752</text:p>
          </table:table-cell>
          <table:table-cell table:style-name="ce71" office:value-type="float" office:value="0" calcext:value-type="float">
            <text:p>0.000</text:p>
          </table:table-cell>
          <table:table-cell table:style-name="ce75" office:value-type="boolean" office:boolean-value="true" calcext:value-type="boolean">
            <text:p>TRUE</text:p>
          </table:table-cell>
          <table:table-cell office:value-type="float" office:value="11.63" calcext:value-type="float">
            <text:p>11.6</text:p>
          </table:table-cell>
          <table:table-cell/>
          <table:table-cell table:style-name="ce71" office:value-type="float" office:value="1752" calcext:value-type="float">
            <text:p>1752.000</text:p>
          </table:table-cell>
          <table:table-cell table:style-name="ce80" office:value-type="float" office:value="1752" calcext:value-type="float">
            <text:p>1752</text:p>
          </table:table-cell>
          <table:table-cell table:style-name="ce71" office:value-type="float" office:value="0" calcext:value-type="float">
            <text:p>0.000</text:p>
          </table:table-cell>
          <table:table-cell table:style-name="ce76" office:value-type="boolean" office:boolean-value="true" calcext:value-type="boolean">
            <text:p>TRUE</text:p>
          </table:table-cell>
          <table:table-cell table:style-name="ce79" office:value-type="float" office:value="3.47" calcext:value-type="float">
            <text:p>3.5</text:p>
          </table:table-cell>
          <table:table-cell table:style-name="Default"/>
          <table:table-cell table:formula="of:=MIN([.B347];[.H347])" office:value-type="float" office:value="1752" calcext:value-type="float">
            <text:p>1752.000</text:p>
          </table:table-cell>
          <table:table-cell table:formula="of:=MAX([.C347];[.I347])" office:value-type="float" office:value="1752" calcext:value-type="float">
            <text:p>1752</text:p>
          </table:table-cell>
          <table:table-cell table:style-name="Default"/>
          <table:table-cell table:style-name="ce85"/>
          <table:table-cell table:style-name="ce80"/>
          <table:table-cell table:style-name="ce86"/>
          <table:table-cell table:style-name="Default" table:number-columns-repeated="2"/>
          <table:table-cell table:style-name="ce80" table:number-columns-repeated="3"/>
          <table:table-cell table:number-columns-repeated="102"/>
        </table:table-row>
        <table:table-row table:style-name="ro1">
          <table:table-cell office:value-type="string" calcext:value-type="string">
            <text:p>dsj30_01_usw_05_01.thop</text:p>
          </table:table-cell>
          <table:table-cell table:style-name="ce70" office:value-type="float" office:value="8265" calcext:value-type="float">
            <text:p>8265.000</text:p>
          </table:table-cell>
          <table:table-cell office:value-type="float" office:value="3833" calcext:value-type="float">
            <text:p>3833</text:p>
          </table:table-cell>
          <table:table-cell table:style-name="ce71" office:value-type="float" office:value="115.63" calcext:value-type="float">
            <text:p>115.63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table:style-name="ce71" office:value-type="float" office:value="8265" calcext:value-type="float">
            <text:p>8265.000</text:p>
          </table:table-cell>
          <table:table-cell table:style-name="ce80" office:value-type="float" office:value="3048" calcext:value-type="float">
            <text:p>3048</text:p>
          </table:table-cell>
          <table:table-cell table:style-name="ce71" office:value-type="float" office:value="171.16" calcext:value-type="float">
            <text:p>171.16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.02" calcext:value-type="float">
            <text:p>3600.0</text:p>
          </table:table-cell>
          <table:table-cell table:style-name="Default"/>
          <table:table-cell table:formula="of:=MIN([.B348];[.H348])" office:value-type="float" office:value="8265" calcext:value-type="float">
            <text:p>8265.000</text:p>
          </table:table-cell>
          <table:table-cell table:formula="of:=MAX([.C348];[.I348])" office:value-type="float" office:value="3833" calcext:value-type="float">
            <text:p>3833</text:p>
          </table:table-cell>
          <table:table-cell table:style-name="Default"/>
          <table:table-cell table:style-name="ce85"/>
          <table:table-cell table:style-name="ce80"/>
          <table:table-cell table:style-name="ce86"/>
          <table:table-cell table:style-name="Default" table:number-columns-repeated="2"/>
          <table:table-cell table:style-name="ce80" table:number-columns-repeated="3"/>
          <table:table-cell table:number-columns-repeated="102"/>
        </table:table-row>
        <table:table-row table:style-name="ro1">
          <table:table-cell office:value-type="string" calcext:value-type="string">
            <text:p>dsj30_01_usw_05_02.thop</text:p>
          </table:table-cell>
          <table:table-cell table:style-name="ce70" office:value-type="float" office:value="8265" calcext:value-type="float">
            <text:p>8265.000</text:p>
          </table:table-cell>
          <table:table-cell office:value-type="float" office:value="4988" calcext:value-type="float">
            <text:p>4988</text:p>
          </table:table-cell>
          <table:table-cell table:style-name="ce71" office:value-type="float" office:value="65.7" calcext:value-type="float">
            <text:p>65.70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table:style-name="ce71" office:value-type="float" office:value="8265" calcext:value-type="float">
            <text:p>8265.000</text:p>
          </table:table-cell>
          <table:table-cell table:style-name="ce80" office:value-type="float" office:value="5269" calcext:value-type="float">
            <text:p>5269</text:p>
          </table:table-cell>
          <table:table-cell table:style-name="ce71" office:value-type="float" office:value="56.86" calcext:value-type="float">
            <text:p>56.86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.01" calcext:value-type="float">
            <text:p>3600.0</text:p>
          </table:table-cell>
          <table:table-cell table:style-name="Default"/>
          <table:table-cell table:formula="of:=MIN([.B349];[.H349])" office:value-type="float" office:value="8265" calcext:value-type="float">
            <text:p>8265.000</text:p>
          </table:table-cell>
          <table:table-cell table:formula="of:=MAX([.C349];[.I349])" office:value-type="float" office:value="5269" calcext:value-type="float">
            <text:p>5269</text:p>
          </table:table-cell>
          <table:table-cell table:style-name="Default"/>
          <table:table-cell table:style-name="ce85"/>
          <table:table-cell table:style-name="ce80"/>
          <table:table-cell table:style-name="ce86"/>
          <table:table-cell table:style-name="Default" table:number-columns-repeated="2"/>
          <table:table-cell table:style-name="ce80" table:number-columns-repeated="3"/>
          <table:table-cell table:number-columns-repeated="102"/>
        </table:table-row>
        <table:table-row table:style-name="ro1">
          <table:table-cell office:value-type="string" calcext:value-type="string">
            <text:p>dsj30_01_usw_05_03.thop</text:p>
          </table:table-cell>
          <table:table-cell table:style-name="ce70" office:value-type="float" office:value="8265" calcext:value-type="float">
            <text:p>8265.000</text:p>
          </table:table-cell>
          <table:table-cell office:value-type="float" office:value="7749" calcext:value-type="float">
            <text:p>7749</text:p>
          </table:table-cell>
          <table:table-cell table:style-name="ce71" office:value-type="float" office:value="6.66" calcext:value-type="float">
            <text:p>6.66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table:style-name="ce71" office:value-type="float" office:value="8265" calcext:value-type="float">
            <text:p>8265.000</text:p>
          </table:table-cell>
          <table:table-cell table:style-name="ce80" office:value-type="float" office:value="5379" calcext:value-type="float">
            <text:p>5379</text:p>
          </table:table-cell>
          <table:table-cell table:style-name="ce71" office:value-type="float" office:value="53.65" calcext:value-type="float">
            <text:p>53.65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.01" calcext:value-type="float">
            <text:p>3600.0</text:p>
          </table:table-cell>
          <table:table-cell table:style-name="Default"/>
          <table:table-cell table:formula="of:=MIN([.B350];[.H350])" office:value-type="float" office:value="8265" calcext:value-type="float">
            <text:p>8265.000</text:p>
          </table:table-cell>
          <table:table-cell table:formula="of:=MAX([.C350];[.I350])" office:value-type="float" office:value="7749" calcext:value-type="float">
            <text:p>7749</text:p>
          </table:table-cell>
          <table:table-cell table:style-name="Default"/>
          <table:table-cell table:style-name="ce85"/>
          <table:table-cell table:style-name="ce80"/>
          <table:table-cell table:style-name="ce86"/>
          <table:table-cell table:style-name="Default" table:number-columns-repeated="2"/>
          <table:table-cell table:style-name="ce80" table:number-columns-repeated="3"/>
          <table:table-cell table:number-columns-repeated="102"/>
        </table:table-row>
        <table:table-row table:style-name="ro1">
          <table:table-cell office:value-type="string" calcext:value-type="string">
            <text:p>dsj30_01_usw_10_01.thop</text:p>
          </table:table-cell>
          <table:table-cell table:style-name="ce70" office:value-type="float" office:value="11645" calcext:value-type="float">
            <text:p>11645.000</text:p>
          </table:table-cell>
          <table:table-cell office:value-type="float" office:value="2010" calcext:value-type="float">
            <text:p>2010</text:p>
          </table:table-cell>
          <table:table-cell table:style-name="ce71" office:value-type="float" office:value="479.35" calcext:value-type="float">
            <text:p>479.35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table:style-name="ce71" office:value-type="float" office:value="11645" calcext:value-type="float">
            <text:p>11645.000</text:p>
          </table:table-cell>
          <table:table-cell table:style-name="ce80" office:value-type="float" office:value="2752" calcext:value-type="float">
            <text:p>2752</text:p>
          </table:table-cell>
          <table:table-cell table:style-name="ce71" office:value-type="float" office:value="323.15" calcext:value-type="float">
            <text:p>323.15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Default"/>
          <table:table-cell table:formula="of:=MIN([.B351];[.H351])" office:value-type="float" office:value="11645" calcext:value-type="float">
            <text:p>11645.000</text:p>
          </table:table-cell>
          <table:table-cell table:formula="of:=MAX([.C351];[.I351])" office:value-type="float" office:value="2752" calcext:value-type="float">
            <text:p>2752</text:p>
          </table:table-cell>
          <table:table-cell table:style-name="Default"/>
          <table:table-cell table:style-name="ce85"/>
          <table:table-cell table:style-name="ce80"/>
          <table:table-cell table:style-name="ce86"/>
          <table:table-cell table:style-name="Default" table:number-columns-repeated="2"/>
          <table:table-cell table:style-name="ce80" table:number-columns-repeated="3"/>
          <table:table-cell table:number-columns-repeated="102"/>
        </table:table-row>
        <table:table-row table:style-name="ro1">
          <table:table-cell office:value-type="string" calcext:value-type="string">
            <text:p>dsj30_01_usw_10_02.thop</text:p>
          </table:table-cell>
          <table:table-cell table:style-name="ce70" office:value-type="float" office:value="11645" calcext:value-type="float">
            <text:p>11645.000</text:p>
          </table:table-cell>
          <table:table-cell office:value-type="float" office:value="3840" calcext:value-type="float">
            <text:p>3840</text:p>
          </table:table-cell>
          <table:table-cell table:style-name="ce71" office:value-type="float" office:value="203.26" calcext:value-type="float">
            <text:p>203.26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table:style-name="ce71" office:value-type="float" office:value="11645" calcext:value-type="float">
            <text:p>11645.000</text:p>
          </table:table-cell>
          <table:table-cell table:style-name="ce80" office:value-type="float" office:value="4208" calcext:value-type="float">
            <text:p>4208</text:p>
          </table:table-cell>
          <table:table-cell table:style-name="ce71" office:value-type="float" office:value="176.73" calcext:value-type="float">
            <text:p>176.73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.01" calcext:value-type="float">
            <text:p>3600.0</text:p>
          </table:table-cell>
          <table:table-cell table:style-name="Default"/>
          <table:table-cell table:formula="of:=MIN([.B352];[.H352])" office:value-type="float" office:value="11645" calcext:value-type="float">
            <text:p>11645.000</text:p>
          </table:table-cell>
          <table:table-cell table:formula="of:=MAX([.C352];[.I352])" office:value-type="float" office:value="4208" calcext:value-type="float">
            <text:p>4208</text:p>
          </table:table-cell>
          <table:table-cell table:style-name="Default"/>
          <table:table-cell table:style-name="ce85"/>
          <table:table-cell table:style-name="ce80"/>
          <table:table-cell table:style-name="ce86"/>
          <table:table-cell table:style-name="Default" table:number-columns-repeated="2"/>
          <table:table-cell table:style-name="ce80" table:number-columns-repeated="3"/>
          <table:table-cell table:number-columns-repeated="102"/>
        </table:table-row>
        <table:table-row table:style-name="ro1">
          <table:table-cell office:value-type="string" calcext:value-type="string">
            <text:p>dsj30_01_usw_10_03.thop</text:p>
          </table:table-cell>
          <table:table-cell table:style-name="ce70" office:value-type="float" office:value="11645" calcext:value-type="float">
            <text:p>11645.000</text:p>
          </table:table-cell>
          <table:table-cell office:value-type="float" office:value="4373" calcext:value-type="float">
            <text:p>4373</text:p>
          </table:table-cell>
          <table:table-cell table:style-name="ce71" office:value-type="float" office:value="166.29" calcext:value-type="float">
            <text:p>166.29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table:style-name="ce71" office:value-type="float" office:value="11645" calcext:value-type="float">
            <text:p>11645.000</text:p>
          </table:table-cell>
          <table:table-cell table:style-name="ce80" office:value-type="float" office:value="4557" calcext:value-type="float">
            <text:p>4557</text:p>
          </table:table-cell>
          <table:table-cell table:style-name="ce71" office:value-type="float" office:value="155.54" calcext:value-type="float">
            <text:p>155.54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.01" calcext:value-type="float">
            <text:p>3600.0</text:p>
          </table:table-cell>
          <table:table-cell table:style-name="Default"/>
          <table:table-cell table:formula="of:=MIN([.B353];[.H353])" office:value-type="float" office:value="11645" calcext:value-type="float">
            <text:p>11645.000</text:p>
          </table:table-cell>
          <table:table-cell table:formula="of:=MAX([.C353];[.I353])" office:value-type="float" office:value="4557" calcext:value-type="float">
            <text:p>4557</text:p>
          </table:table-cell>
          <table:table-cell table:style-name="Default"/>
          <table:table-cell table:style-name="ce85"/>
          <table:table-cell table:style-name="ce80"/>
          <table:table-cell table:style-name="ce86"/>
          <table:table-cell table:style-name="Default" table:number-columns-repeated="2"/>
          <table:table-cell table:style-name="ce80" table:number-columns-repeated="3"/>
          <table:table-cell table:number-columns-repeated="102"/>
        </table:table-row>
        <table:table-row table:style-name="ro1">
          <table:table-cell office:value-type="string" calcext:value-type="string">
            <text:p>dsj30_03_bsc_01_01.thop</text:p>
          </table:table-cell>
          <table:table-cell table:style-name="ce70" office:value-type="float" office:value="13106" calcext:value-type="float">
            <text:p>13106.000</text:p>
          </table:table-cell>
          <table:table-cell office:value-type="float" office:value="3929" calcext:value-type="float">
            <text:p>3929</text:p>
          </table:table-cell>
          <table:table-cell table:style-name="ce71" office:value-type="float" office:value="233.57" calcext:value-type="float">
            <text:p>233.57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table:style-name="ce71" office:value-type="float" office:value="13136.8548305513" calcext:value-type="float">
            <text:p>13136.855</text:p>
          </table:table-cell>
          <table:table-cell table:style-name="ce80" office:value-type="float" office:value="9506" calcext:value-type="float">
            <text:p>9506</text:p>
          </table:table-cell>
          <table:table-cell table:style-name="ce71" office:value-type="float" office:value="38.2" calcext:value-type="float">
            <text:p>38.20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Default"/>
          <table:table-cell table:formula="of:=MIN([.B354];[.H354])" office:value-type="float" office:value="13106" calcext:value-type="float">
            <text:p>13106.000</text:p>
          </table:table-cell>
          <table:table-cell table:formula="of:=MAX([.C354];[.I354])" office:value-type="float" office:value="9506" calcext:value-type="float">
            <text:p>9506</text:p>
          </table:table-cell>
          <table:table-cell table:style-name="Default"/>
          <table:table-cell table:style-name="ce85"/>
          <table:table-cell table:style-name="ce80"/>
          <table:table-cell table:style-name="ce86"/>
          <table:table-cell table:style-name="Default" table:number-columns-repeated="2"/>
          <table:table-cell table:style-name="ce80" table:number-columns-repeated="3"/>
          <table:table-cell table:number-columns-repeated="102"/>
        </table:table-row>
        <table:table-row table:style-name="ro1">
          <table:table-cell office:value-type="string" calcext:value-type="string">
            <text:p>dsj30_03_bsc_01_02.thop</text:p>
          </table:table-cell>
          <table:table-cell table:style-name="ce70" office:value-type="float" office:value="13106" calcext:value-type="float">
            <text:p>13106.000</text:p>
          </table:table-cell>
          <table:table-cell office:value-type="float" office:value="6123" calcext:value-type="float">
            <text:p>6123</text:p>
          </table:table-cell>
          <table:table-cell table:style-name="ce71" office:value-type="float" office:value="114.05" calcext:value-type="float">
            <text:p>114.05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table:style-name="ce71" office:value-type="float" office:value="13106" calcext:value-type="float">
            <text:p>13106.000</text:p>
          </table:table-cell>
          <table:table-cell table:style-name="ce80" office:value-type="float" office:value="8130" calcext:value-type="float">
            <text:p>8130</text:p>
          </table:table-cell>
          <table:table-cell table:style-name="ce71" office:value-type="float" office:value="61.21" calcext:value-type="float">
            <text:p>61.21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Default"/>
          <table:table-cell table:formula="of:=MIN([.B355];[.H355])" office:value-type="float" office:value="13106" calcext:value-type="float">
            <text:p>13106.000</text:p>
          </table:table-cell>
          <table:table-cell table:formula="of:=MAX([.C355];[.I355])" office:value-type="float" office:value="8130" calcext:value-type="float">
            <text:p>8130</text:p>
          </table:table-cell>
          <table:table-cell table:style-name="Default"/>
          <table:table-cell table:style-name="ce85"/>
          <table:table-cell table:style-name="ce80"/>
          <table:table-cell table:style-name="ce86"/>
          <table:table-cell table:style-name="Default" table:number-columns-repeated="2"/>
          <table:table-cell table:style-name="ce80" table:number-columns-repeated="3"/>
          <table:table-cell table:number-columns-repeated="102"/>
        </table:table-row>
        <table:table-row table:style-name="ro1">
          <table:table-cell office:value-type="string" calcext:value-type="string">
            <text:p>dsj30_03_bsc_01_03.thop</text:p>
          </table:table-cell>
          <table:table-cell table:style-name="ce70" office:value-type="float" office:value="13106" calcext:value-type="float">
            <text:p>13106.000</text:p>
          </table:table-cell>
          <table:table-cell office:value-type="float" office:value="5036" calcext:value-type="float">
            <text:p>5036</text:p>
          </table:table-cell>
          <table:table-cell table:style-name="ce71" office:value-type="float" office:value="160.25" calcext:value-type="float">
            <text:p>160.25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table:style-name="ce71" office:value-type="float" office:value="13106" calcext:value-type="float">
            <text:p>13106.000</text:p>
          </table:table-cell>
          <table:table-cell table:style-name="ce80" office:value-type="float" office:value="10191" calcext:value-type="float">
            <text:p>10191</text:p>
          </table:table-cell>
          <table:table-cell table:style-name="ce71" office:value-type="float" office:value="28.6" calcext:value-type="float">
            <text:p>28.60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Default"/>
          <table:table-cell table:formula="of:=MIN([.B356];[.H356])" office:value-type="float" office:value="13106" calcext:value-type="float">
            <text:p>13106.000</text:p>
          </table:table-cell>
          <table:table-cell table:formula="of:=MAX([.C356];[.I356])" office:value-type="float" office:value="10191" calcext:value-type="float">
            <text:p>10191</text:p>
          </table:table-cell>
          <table:table-cell table:style-name="Default"/>
          <table:table-cell table:style-name="ce85"/>
          <table:table-cell table:style-name="ce80"/>
          <table:table-cell table:style-name="ce86"/>
          <table:table-cell table:style-name="Default" table:number-columns-repeated="2"/>
          <table:table-cell table:style-name="ce80" table:number-columns-repeated="3"/>
          <table:table-cell table:number-columns-repeated="102"/>
        </table:table-row>
        <table:table-row table:style-name="ro1">
          <table:table-cell office:value-type="string" calcext:value-type="string">
            <text:p>dsj30_03_bsc_05_01.thop</text:p>
          </table:table-cell>
          <table:table-cell table:style-name="ce70" office:value-type="float" office:value="50085.6363636364" calcext:value-type="float">
            <text:p>50085.636</text:p>
          </table:table-cell>
          <table:table-cell office:value-type="float" office:value="4683" calcext:value-type="float">
            <text:p>4683</text:p>
          </table:table-cell>
          <table:table-cell table:style-name="ce71" office:value-type="float" office:value="969.52" calcext:value-type="float">
            <text:p>969.52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table:style-name="ce71" office:value-type="float" office:value="50086.774535809" calcext:value-type="float">
            <text:p>50086.775</text:p>
          </table:table-cell>
          <table:table-cell table:style-name="ce80" office:value-type="float" office:value="23170" calcext:value-type="float">
            <text:p>23170</text:p>
          </table:table-cell>
          <table:table-cell table:style-name="ce71" office:value-type="float" office:value="116.17" calcext:value-type="float">
            <text:p>116.17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Default"/>
          <table:table-cell table:formula="of:=MIN([.B357];[.H357])" office:value-type="float" office:value="50085.6363636364" calcext:value-type="float">
            <text:p>50085.636</text:p>
          </table:table-cell>
          <table:table-cell table:formula="of:=MAX([.C357];[.I357])" office:value-type="float" office:value="23170" calcext:value-type="float">
            <text:p>23170</text:p>
          </table:table-cell>
          <table:table-cell table:style-name="Default"/>
          <table:table-cell table:style-name="ce85"/>
          <table:table-cell table:style-name="ce80"/>
          <table:table-cell table:style-name="ce86"/>
          <table:table-cell table:style-name="Default" table:number-columns-repeated="2"/>
          <table:table-cell table:style-name="ce80" table:number-columns-repeated="3"/>
          <table:table-cell table:number-columns-repeated="102"/>
        </table:table-row>
        <table:table-row table:style-name="ro1">
          <table:table-cell office:value-type="string" calcext:value-type="string">
            <text:p>dsj30_03_bsc_05_02.thop</text:p>
          </table:table-cell>
          <table:table-cell table:style-name="ce70" office:value-type="float" office:value="50085.6363636364" calcext:value-type="float">
            <text:p>50085.636</text:p>
          </table:table-cell>
          <table:table-cell office:value-type="float" office:value="15933" calcext:value-type="float">
            <text:p>15933</text:p>
          </table:table-cell>
          <table:table-cell table:style-name="ce71" office:value-type="float" office:value="214.35" calcext:value-type="float">
            <text:p>214.35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table:style-name="ce71" office:value-type="float" office:value="50086.128440367" calcext:value-type="float">
            <text:p>50086.128</text:p>
          </table:table-cell>
          <table:table-cell table:style-name="ce80" office:value-type="float" office:value="27814" calcext:value-type="float">
            <text:p>27814</text:p>
          </table:table-cell>
          <table:table-cell table:style-name="ce71" office:value-type="float" office:value="80.08" calcext:value-type="float">
            <text:p>80.08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Default"/>
          <table:table-cell table:formula="of:=MIN([.B358];[.H358])" office:value-type="float" office:value="50085.6363636364" calcext:value-type="float">
            <text:p>50085.636</text:p>
          </table:table-cell>
          <table:table-cell table:formula="of:=MAX([.C358];[.I358])" office:value-type="float" office:value="27814" calcext:value-type="float">
            <text:p>27814</text:p>
          </table:table-cell>
          <table:table-cell table:style-name="Default"/>
          <table:table-cell table:style-name="ce85"/>
          <table:table-cell table:style-name="ce80"/>
          <table:table-cell table:style-name="ce86"/>
          <table:table-cell table:style-name="Default" table:number-columns-repeated="2"/>
          <table:table-cell table:style-name="ce80" table:number-columns-repeated="3"/>
          <table:table-cell table:number-columns-repeated="102"/>
        </table:table-row>
        <table:table-row table:style-name="ro1">
          <table:table-cell office:value-type="string" calcext:value-type="string">
            <text:p>dsj30_03_bsc_05_03.thop</text:p>
          </table:table-cell>
          <table:table-cell table:style-name="ce70" office:value-type="float" office:value="50085.0848329049" calcext:value-type="float">
            <text:p>50085.085</text:p>
          </table:table-cell>
          <table:table-cell office:value-type="float" office:value="2337" calcext:value-type="float">
            <text:p>2337</text:p>
          </table:table-cell>
          <table:table-cell table:style-name="ce71" office:value-type="float" office:value="2043.14" calcext:value-type="float">
            <text:p>2043.14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table:style-name="ce71" office:value-type="float" office:value="50085.9164490862" calcext:value-type="float">
            <text:p>50085.916</text:p>
          </table:table-cell>
          <table:table-cell table:style-name="ce80" office:value-type="float" office:value="24345" calcext:value-type="float">
            <text:p>24345</text:p>
          </table:table-cell>
          <table:table-cell table:style-name="ce71" office:value-type="float" office:value="105.73" calcext:value-type="float">
            <text:p>105.73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.01" calcext:value-type="float">
            <text:p>3600.0</text:p>
          </table:table-cell>
          <table:table-cell table:style-name="Default"/>
          <table:table-cell table:formula="of:=MIN([.B359];[.H359])" office:value-type="float" office:value="50085.0848329049" calcext:value-type="float">
            <text:p>50085.085</text:p>
          </table:table-cell>
          <table:table-cell table:formula="of:=MAX([.C359];[.I359])" office:value-type="float" office:value="24345" calcext:value-type="float">
            <text:p>24345</text:p>
          </table:table-cell>
          <table:table-cell table:style-name="Default"/>
          <table:table-cell table:style-name="ce85"/>
          <table:table-cell table:style-name="ce80"/>
          <table:table-cell table:style-name="ce86"/>
          <table:table-cell table:style-name="Default" table:number-columns-repeated="2"/>
          <table:table-cell table:style-name="ce80" table:number-columns-repeated="3"/>
          <table:table-cell table:number-columns-repeated="102"/>
        </table:table-row>
        <table:table-row table:style-name="ro1">
          <table:table-cell office:value-type="string" calcext:value-type="string">
            <text:p>dsj30_03_bsc_10_01.thop</text:p>
          </table:table-cell>
          <table:table-cell table:style-name="ce70" office:value-type="float" office:value="90744" calcext:value-type="float">
            <text:p>90744.000</text:p>
          </table:table-cell>
          <table:table-cell office:value-type="float" office:value="0" calcext:value-type="float">
            <text:p>0</text:p>
          </table:table-cell>
          <table:table-cell table:style-name="ce71" office:value-type="string" calcext:value-type="string">
            <text:p>infinite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table:style-name="ce71" office:value-type="float" office:value="90744" calcext:value-type="float">
            <text:p>90744.000</text:p>
          </table:table-cell>
          <table:table-cell table:style-name="ce80" office:value-type="float" office:value="11443" calcext:value-type="float">
            <text:p>11443</text:p>
          </table:table-cell>
          <table:table-cell table:style-name="ce71" office:value-type="float" office:value="693.01" calcext:value-type="float">
            <text:p>693.01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.01" calcext:value-type="float">
            <text:p>3600.0</text:p>
          </table:table-cell>
          <table:table-cell table:style-name="Default"/>
          <table:table-cell table:formula="of:=MIN([.B360];[.H360])" office:value-type="float" office:value="90744" calcext:value-type="float">
            <text:p>90744.000</text:p>
          </table:table-cell>
          <table:table-cell table:formula="of:=MAX([.C360];[.I360])" office:value-type="float" office:value="11443" calcext:value-type="float">
            <text:p>11443</text:p>
          </table:table-cell>
          <table:table-cell table:style-name="Default"/>
          <table:table-cell table:style-name="ce85"/>
          <table:table-cell table:style-name="ce80"/>
          <table:table-cell table:style-name="ce86"/>
          <table:table-cell table:style-name="Default" table:number-columns-repeated="2"/>
          <table:table-cell table:style-name="ce80" table:number-columns-repeated="3"/>
          <table:table-cell table:number-columns-repeated="102"/>
        </table:table-row>
        <table:table-row table:style-name="ro1">
          <table:table-cell office:value-type="string" calcext:value-type="string">
            <text:p>dsj30_03_bsc_10_02.thop</text:p>
          </table:table-cell>
          <table:table-cell table:style-name="ce70" office:value-type="float" office:value="90744" calcext:value-type="float">
            <text:p>90744.000</text:p>
          </table:table-cell>
          <table:table-cell office:value-type="float" office:value="15104" calcext:value-type="float">
            <text:p>15104</text:p>
          </table:table-cell>
          <table:table-cell table:style-name="ce71" office:value-type="float" office:value="500.79" calcext:value-type="float">
            <text:p>500.79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table:style-name="ce71" office:value-type="float" office:value="90744" calcext:value-type="float">
            <text:p>90744.000</text:p>
          </table:table-cell>
          <table:table-cell table:style-name="ce80" office:value-type="float" office:value="21641" calcext:value-type="float">
            <text:p>21641</text:p>
          </table:table-cell>
          <table:table-cell table:style-name="ce71" office:value-type="float" office:value="319.32" calcext:value-type="float">
            <text:p>319.32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.01" calcext:value-type="float">
            <text:p>3600.0</text:p>
          </table:table-cell>
          <table:table-cell table:style-name="Default"/>
          <table:table-cell table:formula="of:=MIN([.B361];[.H361])" office:value-type="float" office:value="90744" calcext:value-type="float">
            <text:p>90744.000</text:p>
          </table:table-cell>
          <table:table-cell table:formula="of:=MAX([.C361];[.I361])" office:value-type="float" office:value="21641" calcext:value-type="float">
            <text:p>21641</text:p>
          </table:table-cell>
          <table:table-cell table:style-name="Default"/>
          <table:table-cell table:style-name="ce85"/>
          <table:table-cell table:style-name="ce80"/>
          <table:table-cell table:style-name="ce86"/>
          <table:table-cell table:style-name="Default" table:number-columns-repeated="2"/>
          <table:table-cell table:style-name="ce80" table:number-columns-repeated="3"/>
          <table:table-cell table:number-columns-repeated="102"/>
        </table:table-row>
        <table:table-row table:style-name="ro1">
          <table:table-cell office:value-type="string" calcext:value-type="string">
            <text:p>dsj30_03_bsc_10_03.thop</text:p>
          </table:table-cell>
          <table:table-cell table:style-name="ce70" office:value-type="float" office:value="90744" calcext:value-type="float">
            <text:p>90744.000</text:p>
          </table:table-cell>
          <table:table-cell office:value-type="float" office:value="26978" calcext:value-type="float">
            <text:p>26978</text:p>
          </table:table-cell>
          <table:table-cell table:style-name="ce71" office:value-type="float" office:value="236.36" calcext:value-type="float">
            <text:p>236.36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table:style-name="ce71" office:value-type="float" office:value="90744" calcext:value-type="float">
            <text:p>90744.000</text:p>
          </table:table-cell>
          <table:table-cell table:style-name="ce80" office:value-type="float" office:value="11718" calcext:value-type="float">
            <text:p>11718</text:p>
          </table:table-cell>
          <table:table-cell table:style-name="ce71" office:value-type="float" office:value="674.4" calcext:value-type="float">
            <text:p>674.40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.01" calcext:value-type="float">
            <text:p>3600.0</text:p>
          </table:table-cell>
          <table:table-cell table:style-name="Default"/>
          <table:table-cell table:formula="of:=MIN([.B362];[.H362])" office:value-type="float" office:value="90744" calcext:value-type="float">
            <text:p>90744.000</text:p>
          </table:table-cell>
          <table:table-cell table:formula="of:=MAX([.C362];[.I362])" office:value-type="float" office:value="26978" calcext:value-type="float">
            <text:p>26978</text:p>
          </table:table-cell>
          <table:table-cell table:style-name="Default"/>
          <table:table-cell table:style-name="ce85"/>
          <table:table-cell table:style-name="ce80"/>
          <table:table-cell table:style-name="ce86"/>
          <table:table-cell table:style-name="Default" table:number-columns-repeated="2"/>
          <table:table-cell table:style-name="ce80" table:number-columns-repeated="3"/>
          <table:table-cell table:number-columns-repeated="102"/>
        </table:table-row>
        <table:table-row table:style-name="ro1">
          <table:table-cell office:value-type="string" calcext:value-type="string">
            <text:p>dsj30_03_unc_01_01.thop</text:p>
          </table:table-cell>
          <table:table-cell table:style-name="ce70" office:value-type="float" office:value="16611.2928176796" calcext:value-type="float">
            <text:p>16611.293</text:p>
          </table:table-cell>
          <table:table-cell office:value-type="float" office:value="5244" calcext:value-type="float">
            <text:p>5244</text:p>
          </table:table-cell>
          <table:table-cell table:style-name="ce71" office:value-type="float" office:value="216.77" calcext:value-type="float">
            <text:p>216.77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1" calcext:value-type="float">
            <text:p>3600.0</text:p>
          </table:table-cell>
          <table:table-cell/>
          <table:table-cell table:style-name="ce71" office:value-type="float" office:value="16611.2928176796" calcext:value-type="float">
            <text:p>16611.293</text:p>
          </table:table-cell>
          <table:table-cell table:style-name="ce80" office:value-type="float" office:value="10761" calcext:value-type="float">
            <text:p>10761</text:p>
          </table:table-cell>
          <table:table-cell table:style-name="ce71" office:value-type="float" office:value="54.37" calcext:value-type="float">
            <text:p>54.37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.01" calcext:value-type="float">
            <text:p>3600.0</text:p>
          </table:table-cell>
          <table:table-cell table:style-name="Default"/>
          <table:table-cell table:formula="of:=MIN([.B363];[.H363])" office:value-type="float" office:value="16611.2928176796" calcext:value-type="float">
            <text:p>16611.293</text:p>
          </table:table-cell>
          <table:table-cell table:formula="of:=MAX([.C363];[.I363])" office:value-type="float" office:value="10761" calcext:value-type="float">
            <text:p>10761</text:p>
          </table:table-cell>
          <table:table-cell table:style-name="Default"/>
          <table:table-cell table:style-name="ce85"/>
          <table:table-cell table:style-name="ce80"/>
          <table:table-cell table:style-name="ce86"/>
          <table:table-cell table:style-name="Default" table:number-columns-repeated="2"/>
          <table:table-cell table:style-name="ce80" table:number-columns-repeated="3"/>
          <table:table-cell table:number-columns-repeated="102"/>
        </table:table-row>
        <table:table-row table:style-name="ro1">
          <table:table-cell office:value-type="string" calcext:value-type="string">
            <text:p>dsj30_03_unc_01_02.thop</text:p>
          </table:table-cell>
          <table:table-cell table:style-name="ce70" office:value-type="float" office:value="16600.1541501976" calcext:value-type="float">
            <text:p>16600.154</text:p>
          </table:table-cell>
          <table:table-cell office:value-type="float" office:value="7523" calcext:value-type="float">
            <text:p>7523</text:p>
          </table:table-cell>
          <table:table-cell table:style-name="ce71" office:value-type="float" office:value="120.66" calcext:value-type="float">
            <text:p>120.66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table:style-name="ce71" office:value-type="float" office:value="16611.2928176796" calcext:value-type="float">
            <text:p>16611.293</text:p>
          </table:table-cell>
          <table:table-cell table:style-name="ce80" office:value-type="float" office:value="7656" calcext:value-type="float">
            <text:p>7656</text:p>
          </table:table-cell>
          <table:table-cell table:style-name="ce71" office:value-type="float" office:value="116.97" calcext:value-type="float">
            <text:p>116.97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.01" calcext:value-type="float">
            <text:p>3600.0</text:p>
          </table:table-cell>
          <table:table-cell table:style-name="Default"/>
          <table:table-cell table:formula="of:=MIN([.B364];[.H364])" office:value-type="float" office:value="16600.1541501976" calcext:value-type="float">
            <text:p>16600.154</text:p>
          </table:table-cell>
          <table:table-cell table:formula="of:=MAX([.C364];[.I364])" office:value-type="float" office:value="7656" calcext:value-type="float">
            <text:p>7656</text:p>
          </table:table-cell>
          <table:table-cell table:style-name="Default"/>
          <table:table-cell table:style-name="ce85"/>
          <table:table-cell table:style-name="ce80"/>
          <table:table-cell table:style-name="ce86"/>
          <table:table-cell table:style-name="Default" table:number-columns-repeated="2"/>
          <table:table-cell table:style-name="ce80" table:number-columns-repeated="3"/>
          <table:table-cell table:number-columns-repeated="102"/>
        </table:table-row>
        <table:table-row table:style-name="ro1">
          <table:table-cell office:value-type="string" calcext:value-type="string">
            <text:p>dsj30_03_unc_01_03.thop</text:p>
          </table:table-cell>
          <table:table-cell table:style-name="ce70" office:value-type="float" office:value="16611.2928176796" calcext:value-type="float">
            <text:p>16611.293</text:p>
          </table:table-cell>
          <table:table-cell office:value-type="float" office:value="7673" calcext:value-type="float">
            <text:p>7673</text:p>
          </table:table-cell>
          <table:table-cell table:style-name="ce71" office:value-type="float" office:value="116.49" calcext:value-type="float">
            <text:p>116.49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table:style-name="ce71" office:value-type="float" office:value="16611.2928176796" calcext:value-type="float">
            <text:p>16611.293</text:p>
          </table:table-cell>
          <table:table-cell table:style-name="ce80" office:value-type="float" office:value="10409" calcext:value-type="float">
            <text:p>10409</text:p>
          </table:table-cell>
          <table:table-cell table:style-name="ce71" office:value-type="float" office:value="59.59" calcext:value-type="float">
            <text:p>59.59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.01" calcext:value-type="float">
            <text:p>3600.0</text:p>
          </table:table-cell>
          <table:table-cell table:style-name="Default"/>
          <table:table-cell table:formula="of:=MIN([.B365];[.H365])" office:value-type="float" office:value="16611.2928176796" calcext:value-type="float">
            <text:p>16611.293</text:p>
          </table:table-cell>
          <table:table-cell table:formula="of:=MAX([.C365];[.I365])" office:value-type="float" office:value="10409" calcext:value-type="float">
            <text:p>10409</text:p>
          </table:table-cell>
          <table:table-cell table:style-name="Default"/>
          <table:table-cell table:style-name="ce85"/>
          <table:table-cell table:style-name="ce80"/>
          <table:table-cell table:style-name="ce86"/>
          <table:table-cell table:style-name="Default" table:number-columns-repeated="2"/>
          <table:table-cell table:style-name="ce80" table:number-columns-repeated="3"/>
          <table:table-cell table:number-columns-repeated="102"/>
        </table:table-row>
        <table:table-row table:style-name="ro1">
          <table:table-cell office:value-type="string" calcext:value-type="string">
            <text:p>dsj30_03_unc_05_01.thop</text:p>
          </table:table-cell>
          <table:table-cell table:style-name="ce70" office:value-type="float" office:value="36308.6221079692" calcext:value-type="float">
            <text:p>36308.622</text:p>
          </table:table-cell>
          <table:table-cell office:value-type="float" office:value="1821" calcext:value-type="float">
            <text:p>1821</text:p>
          </table:table-cell>
          <table:table-cell table:style-name="ce71" office:value-type="float" office:value="1893.88" calcext:value-type="float">
            <text:p>1893.88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table:style-name="ce71" office:value-type="float" office:value="36310.375" calcext:value-type="float">
            <text:p>36310.375</text:p>
          </table:table-cell>
          <table:table-cell table:style-name="ce80" office:value-type="float" office:value="11334" calcext:value-type="float">
            <text:p>11334</text:p>
          </table:table-cell>
          <table:table-cell table:style-name="ce71" office:value-type="float" office:value="220.37" calcext:value-type="float">
            <text:p>220.37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Default"/>
          <table:table-cell table:formula="of:=MIN([.B366];[.H366])" office:value-type="float" office:value="36308.6221079692" calcext:value-type="float">
            <text:p>36308.622</text:p>
          </table:table-cell>
          <table:table-cell table:formula="of:=MAX([.C366];[.I366])" office:value-type="float" office:value="11334" calcext:value-type="float">
            <text:p>11334</text:p>
          </table:table-cell>
          <table:table-cell table:style-name="Default"/>
          <table:table-cell table:style-name="ce85"/>
          <table:table-cell table:style-name="ce80"/>
          <table:table-cell table:style-name="ce86"/>
          <table:table-cell table:style-name="Default" table:number-columns-repeated="2"/>
          <table:table-cell table:style-name="ce80" table:number-columns-repeated="3"/>
          <table:table-cell table:number-columns-repeated="102"/>
        </table:table-row>
        <table:table-row table:style-name="ro1">
          <table:table-cell office:value-type="string" calcext:value-type="string">
            <text:p>dsj30_03_unc_05_02.thop</text:p>
          </table:table-cell>
          <table:table-cell table:style-name="ce70" office:value-type="float" office:value="36308.0175438596" calcext:value-type="float">
            <text:p>36308.018</text:p>
          </table:table-cell>
          <table:table-cell office:value-type="float" office:value="3191" calcext:value-type="float">
            <text:p>3191</text:p>
          </table:table-cell>
          <table:table-cell table:style-name="ce71" office:value-type="float" office:value="1037.83" calcext:value-type="float">
            <text:p>1037.83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1" calcext:value-type="float">
            <text:p>3600.0</text:p>
          </table:table-cell>
          <table:table-cell/>
          <table:table-cell table:style-name="ce71" office:value-type="float" office:value="36309.5616438356" calcext:value-type="float">
            <text:p>36309.562</text:p>
          </table:table-cell>
          <table:table-cell table:style-name="ce80" office:value-type="float" office:value="16433" calcext:value-type="float">
            <text:p>16433</text:p>
          </table:table-cell>
          <table:table-cell table:style-name="ce71" office:value-type="float" office:value="120.96" calcext:value-type="float">
            <text:p>120.96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Default"/>
          <table:table-cell table:formula="of:=MIN([.B367];[.H367])" office:value-type="float" office:value="36308.0175438596" calcext:value-type="float">
            <text:p>36308.018</text:p>
          </table:table-cell>
          <table:table-cell table:formula="of:=MAX([.C367];[.I367])" office:value-type="float" office:value="16433" calcext:value-type="float">
            <text:p>16433</text:p>
          </table:table-cell>
          <table:table-cell table:style-name="Default"/>
          <table:table-cell table:style-name="ce85"/>
          <table:table-cell table:style-name="ce80"/>
          <table:table-cell table:style-name="ce86"/>
          <table:table-cell table:style-name="Default" table:number-columns-repeated="2"/>
          <table:table-cell table:style-name="ce80" table:number-columns-repeated="3"/>
          <table:table-cell table:number-columns-repeated="102"/>
        </table:table-row>
        <table:table-row table:style-name="ro1">
          <table:table-cell office:value-type="string" calcext:value-type="string">
            <text:p>dsj30_03_unc_05_03.thop</text:p>
          </table:table-cell>
          <table:table-cell table:style-name="ce70" office:value-type="float" office:value="36307.2903225806" calcext:value-type="float">
            <text:p>36307.290</text:p>
          </table:table-cell>
          <table:table-cell office:value-type="float" office:value="13444" calcext:value-type="float">
            <text:p>13444</text:p>
          </table:table-cell>
          <table:table-cell table:style-name="ce71" office:value-type="float" office:value="170.06" calcext:value-type="float">
            <text:p>170.06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table:style-name="ce71" office:value-type="float" office:value="36309.5616438356" calcext:value-type="float">
            <text:p>36309.562</text:p>
          </table:table-cell>
          <table:table-cell table:style-name="ce80" office:value-type="float" office:value="8150" calcext:value-type="float">
            <text:p>8150</text:p>
          </table:table-cell>
          <table:table-cell table:style-name="ce71" office:value-type="float" office:value="345.52" calcext:value-type="float">
            <text:p>345.52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Default"/>
          <table:table-cell table:formula="of:=MIN([.B368];[.H368])" office:value-type="float" office:value="36307.2903225806" calcext:value-type="float">
            <text:p>36307.290</text:p>
          </table:table-cell>
          <table:table-cell table:formula="of:=MAX([.C368];[.I368])" office:value-type="float" office:value="13444" calcext:value-type="float">
            <text:p>13444</text:p>
          </table:table-cell>
          <table:table-cell table:style-name="Default"/>
          <table:table-cell table:style-name="ce85"/>
          <table:table-cell table:style-name="ce80"/>
          <table:table-cell table:style-name="ce86"/>
          <table:table-cell table:style-name="Default" table:number-columns-repeated="2"/>
          <table:table-cell table:style-name="ce80" table:number-columns-repeated="3"/>
          <table:table-cell table:number-columns-repeated="102"/>
        </table:table-row>
        <table:table-row table:style-name="ro1">
          <table:table-cell office:value-type="string" calcext:value-type="string">
            <text:p>dsj30_03_unc_10_01.thop</text:p>
          </table:table-cell>
          <table:table-cell table:style-name="ce70" office:value-type="float" office:value="43429" calcext:value-type="float">
            <text:p>43429.000</text:p>
          </table:table-cell>
          <table:table-cell office:value-type="float" office:value="3876" calcext:value-type="float">
            <text:p>3876</text:p>
          </table:table-cell>
          <table:table-cell table:style-name="ce71" office:value-type="float" office:value="1020.46" calcext:value-type="float">
            <text:p>1020.46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table:style-name="ce71" office:value-type="float" office:value="43429" calcext:value-type="float">
            <text:p>43429.000</text:p>
          </table:table-cell>
          <table:table-cell table:style-name="ce80" office:value-type="float" office:value="1890" calcext:value-type="float">
            <text:p>1890</text:p>
          </table:table-cell>
          <table:table-cell table:style-name="ce71" office:value-type="float" office:value="2197.83" calcext:value-type="float">
            <text:p>2197.83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Default"/>
          <table:table-cell table:formula="of:=MIN([.B369];[.H369])" office:value-type="float" office:value="43429" calcext:value-type="float">
            <text:p>43429.000</text:p>
          </table:table-cell>
          <table:table-cell table:formula="of:=MAX([.C369];[.I369])" office:value-type="float" office:value="3876" calcext:value-type="float">
            <text:p>3876</text:p>
          </table:table-cell>
          <table:table-cell table:style-name="Default"/>
          <table:table-cell table:style-name="ce85"/>
          <table:table-cell table:style-name="ce80"/>
          <table:table-cell table:style-name="ce86"/>
          <table:table-cell table:style-name="Default" table:number-columns-repeated="2"/>
          <table:table-cell table:style-name="ce80" table:number-columns-repeated="3"/>
          <table:table-cell table:number-columns-repeated="102"/>
        </table:table-row>
        <table:table-row table:style-name="ro1">
          <table:table-cell office:value-type="string" calcext:value-type="string">
            <text:p>dsj30_03_unc_10_02.thop</text:p>
          </table:table-cell>
          <table:table-cell table:style-name="ce70" office:value-type="float" office:value="43429" calcext:value-type="float">
            <text:p>43429.000</text:p>
          </table:table-cell>
          <table:table-cell office:value-type="float" office:value="1821" calcext:value-type="float">
            <text:p>1821</text:p>
          </table:table-cell>
          <table:table-cell table:style-name="ce71" office:value-type="float" office:value="2284.9" calcext:value-type="float">
            <text:p>2284.90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table:style-name="ce71" office:value-type="float" office:value="43429" calcext:value-type="float">
            <text:p>43429.000</text:p>
          </table:table-cell>
          <table:table-cell table:style-name="ce80" office:value-type="float" office:value="14188" calcext:value-type="float">
            <text:p>14188</text:p>
          </table:table-cell>
          <table:table-cell table:style-name="ce71" office:value-type="float" office:value="206.1" calcext:value-type="float">
            <text:p>206.10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Default"/>
          <table:table-cell table:formula="of:=MIN([.B370];[.H370])" office:value-type="float" office:value="43429" calcext:value-type="float">
            <text:p>43429.000</text:p>
          </table:table-cell>
          <table:table-cell table:formula="of:=MAX([.C370];[.I370])" office:value-type="float" office:value="14188" calcext:value-type="float">
            <text:p>14188</text:p>
          </table:table-cell>
          <table:table-cell table:style-name="Default"/>
          <table:table-cell table:style-name="ce85"/>
          <table:table-cell table:style-name="ce80"/>
          <table:table-cell table:style-name="ce86"/>
          <table:table-cell table:style-name="Default" table:number-columns-repeated="2"/>
          <table:table-cell table:style-name="ce80" table:number-columns-repeated="3"/>
          <table:table-cell table:number-columns-repeated="102"/>
        </table:table-row>
        <table:table-row table:style-name="ro1">
          <table:table-cell office:value-type="string" calcext:value-type="string">
            <text:p>dsj30_03_unc_10_03.thop</text:p>
          </table:table-cell>
          <table:table-cell table:style-name="ce70" office:value-type="float" office:value="43429" calcext:value-type="float">
            <text:p>43429.000</text:p>
          </table:table-cell>
          <table:table-cell office:value-type="float" office:value="15317" calcext:value-type="float">
            <text:p>15317</text:p>
          </table:table-cell>
          <table:table-cell table:style-name="ce71" office:value-type="float" office:value="183.53" calcext:value-type="float">
            <text:p>183.53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table:style-name="ce71" office:value-type="float" office:value="43429" calcext:value-type="float">
            <text:p>43429.000</text:p>
          </table:table-cell>
          <table:table-cell table:style-name="ce80" office:value-type="float" office:value="16441" calcext:value-type="float">
            <text:p>16441</text:p>
          </table:table-cell>
          <table:table-cell table:style-name="ce71" office:value-type="float" office:value="164.15" calcext:value-type="float">
            <text:p>164.15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.01" calcext:value-type="float">
            <text:p>3600.0</text:p>
          </table:table-cell>
          <table:table-cell table:style-name="Default"/>
          <table:table-cell table:formula="of:=MIN([.B371];[.H371])" office:value-type="float" office:value="43429" calcext:value-type="float">
            <text:p>43429.000</text:p>
          </table:table-cell>
          <table:table-cell table:formula="of:=MAX([.C371];[.I371])" office:value-type="float" office:value="16441" calcext:value-type="float">
            <text:p>16441</text:p>
          </table:table-cell>
          <table:table-cell table:style-name="Default"/>
          <table:table-cell table:style-name="ce85"/>
          <table:table-cell table:style-name="ce80"/>
          <table:table-cell table:style-name="ce86"/>
          <table:table-cell table:style-name="Default" table:number-columns-repeated="2"/>
          <table:table-cell table:style-name="ce80" table:number-columns-repeated="3"/>
          <table:table-cell table:number-columns-repeated="102"/>
        </table:table-row>
        <table:table-row table:style-name="ro1">
          <table:table-cell office:value-type="string" calcext:value-type="string">
            <text:p>dsj30_03_usw_01_01.thop</text:p>
          </table:table-cell>
          <table:table-cell table:style-name="ce70" office:value-type="float" office:value="7336" calcext:value-type="float">
            <text:p>7336.000</text:p>
          </table:table-cell>
          <table:table-cell office:value-type="float" office:value="3594" calcext:value-type="float">
            <text:p>3594</text:p>
          </table:table-cell>
          <table:table-cell table:style-name="ce71" office:value-type="float" office:value="104.12" calcext:value-type="float">
            <text:p>104.12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1" calcext:value-type="float">
            <text:p>3600.0</text:p>
          </table:table-cell>
          <table:table-cell/>
          <table:table-cell table:style-name="ce71" office:value-type="float" office:value="7336" calcext:value-type="float">
            <text:p>7336.000</text:p>
          </table:table-cell>
          <table:table-cell table:style-name="ce80" office:value-type="float" office:value="5383" calcext:value-type="float">
            <text:p>5383</text:p>
          </table:table-cell>
          <table:table-cell table:style-name="ce71" office:value-type="float" office:value="36.28" calcext:value-type="float">
            <text:p>36.28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.01" calcext:value-type="float">
            <text:p>3600.0</text:p>
          </table:table-cell>
          <table:table-cell table:style-name="Default"/>
          <table:table-cell table:formula="of:=MIN([.B372];[.H372])" office:value-type="float" office:value="7336" calcext:value-type="float">
            <text:p>7336.000</text:p>
          </table:table-cell>
          <table:table-cell table:formula="of:=MAX([.C372];[.I372])" office:value-type="float" office:value="5383" calcext:value-type="float">
            <text:p>5383</text:p>
          </table:table-cell>
          <table:table-cell table:style-name="Default"/>
          <table:table-cell table:style-name="ce85"/>
          <table:table-cell table:style-name="ce80"/>
          <table:table-cell table:style-name="ce86"/>
          <table:table-cell table:style-name="Default" table:number-columns-repeated="2"/>
          <table:table-cell table:style-name="ce80" table:number-columns-repeated="3"/>
          <table:table-cell table:number-columns-repeated="102"/>
        </table:table-row>
        <table:table-row table:style-name="ro1">
          <table:table-cell office:value-type="string" calcext:value-type="string">
            <text:p>dsj30_03_usw_01_02.thop</text:p>
          </table:table-cell>
          <table:table-cell table:style-name="ce70" office:value-type="float" office:value="7336" calcext:value-type="float">
            <text:p>7336.000</text:p>
          </table:table-cell>
          <table:table-cell office:value-type="float" office:value="6292" calcext:value-type="float">
            <text:p>6292</text:p>
          </table:table-cell>
          <table:table-cell table:style-name="ce71" office:value-type="float" office:value="16.59" calcext:value-type="float">
            <text:p>16.59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table:style-name="ce71" office:value-type="float" office:value="7336" calcext:value-type="float">
            <text:p>7336.000</text:p>
          </table:table-cell>
          <table:table-cell table:style-name="ce80" office:value-type="float" office:value="6718" calcext:value-type="float">
            <text:p>6718</text:p>
          </table:table-cell>
          <table:table-cell table:style-name="ce71" office:value-type="float" office:value="9.2" calcext:value-type="float">
            <text:p>9.20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.01" calcext:value-type="float">
            <text:p>3600.0</text:p>
          </table:table-cell>
          <table:table-cell table:style-name="Default"/>
          <table:table-cell table:formula="of:=MIN([.B373];[.H373])" office:value-type="float" office:value="7336" calcext:value-type="float">
            <text:p>7336.000</text:p>
          </table:table-cell>
          <table:table-cell table:formula="of:=MAX([.C373];[.I373])" office:value-type="float" office:value="6718" calcext:value-type="float">
            <text:p>6718</text:p>
          </table:table-cell>
          <table:table-cell table:style-name="Default"/>
          <table:table-cell table:style-name="ce85"/>
          <table:table-cell table:style-name="ce80"/>
          <table:table-cell table:style-name="ce86"/>
          <table:table-cell table:style-name="Default" table:number-columns-repeated="2"/>
          <table:table-cell table:style-name="ce80" table:number-columns-repeated="3"/>
          <table:table-cell table:number-columns-repeated="102"/>
        </table:table-row>
        <table:table-row table:style-name="ro1">
          <table:table-cell office:value-type="string" calcext:value-type="string">
            <text:p>dsj30_03_usw_01_03.thop</text:p>
          </table:table-cell>
          <table:table-cell table:style-name="ce70" office:value-type="float" office:value="7336" calcext:value-type="float">
            <text:p>7336.000</text:p>
          </table:table-cell>
          <table:table-cell office:value-type="float" office:value="6509" calcext:value-type="float">
            <text:p>6509</text:p>
          </table:table-cell>
          <table:table-cell table:style-name="ce71" office:value-type="float" office:value="12.71" calcext:value-type="float">
            <text:p>12.71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1" calcext:value-type="float">
            <text:p>3600.0</text:p>
          </table:table-cell>
          <table:table-cell/>
          <table:table-cell table:style-name="ce71" office:value-type="float" office:value="7336" calcext:value-type="float">
            <text:p>7336.000</text:p>
          </table:table-cell>
          <table:table-cell table:style-name="ce80" office:value-type="float" office:value="6451" calcext:value-type="float">
            <text:p>6451</text:p>
          </table:table-cell>
          <table:table-cell table:style-name="ce71" office:value-type="float" office:value="13.72" calcext:value-type="float">
            <text:p>13.72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.02" calcext:value-type="float">
            <text:p>3600.0</text:p>
          </table:table-cell>
          <table:table-cell table:style-name="Default"/>
          <table:table-cell table:formula="of:=MIN([.B374];[.H374])" office:value-type="float" office:value="7336" calcext:value-type="float">
            <text:p>7336.000</text:p>
          </table:table-cell>
          <table:table-cell table:formula="of:=MAX([.C374];[.I374])" office:value-type="float" office:value="6509" calcext:value-type="float">
            <text:p>6509</text:p>
          </table:table-cell>
          <table:table-cell table:style-name="Default"/>
          <table:table-cell table:style-name="ce85"/>
          <table:table-cell table:style-name="ce80"/>
          <table:table-cell table:style-name="ce86"/>
          <table:table-cell table:style-name="Default" table:number-columns-repeated="2"/>
          <table:table-cell table:style-name="ce80" table:number-columns-repeated="3"/>
          <table:table-cell table:number-columns-repeated="102"/>
        </table:table-row>
        <table:table-row table:style-name="ro1">
          <table:table-cell office:value-type="string" calcext:value-type="string">
            <text:p>dsj30_03_usw_05_01.thop</text:p>
          </table:table-cell>
          <table:table-cell table:style-name="ce70" office:value-type="float" office:value="29658" calcext:value-type="float">
            <text:p>29658.000</text:p>
          </table:table-cell>
          <table:table-cell office:value-type="float" office:value="3486" calcext:value-type="float">
            <text:p>3486</text:p>
          </table:table-cell>
          <table:table-cell table:style-name="ce71" office:value-type="float" office:value="750.77" calcext:value-type="float">
            <text:p>750.77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table:style-name="ce71" office:value-type="float" office:value="29658" calcext:value-type="float">
            <text:p>29658.000</text:p>
          </table:table-cell>
          <table:table-cell table:style-name="ce80" office:value-type="float" office:value="10618" calcext:value-type="float">
            <text:p>10618</text:p>
          </table:table-cell>
          <table:table-cell table:style-name="ce71" office:value-type="float" office:value="179.32" calcext:value-type="float">
            <text:p>179.32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Default"/>
          <table:table-cell table:formula="of:=MIN([.B375];[.H375])" office:value-type="float" office:value="29658" calcext:value-type="float">
            <text:p>29658.000</text:p>
          </table:table-cell>
          <table:table-cell table:formula="of:=MAX([.C375];[.I375])" office:value-type="float" office:value="10618" calcext:value-type="float">
            <text:p>10618</text:p>
          </table:table-cell>
          <table:table-cell table:style-name="Default"/>
          <table:table-cell table:style-name="ce85"/>
          <table:table-cell table:style-name="ce80"/>
          <table:table-cell table:style-name="ce86"/>
          <table:table-cell table:style-name="Default" table:number-columns-repeated="2"/>
          <table:table-cell table:style-name="ce80" table:number-columns-repeated="3"/>
          <table:table-cell table:number-columns-repeated="102"/>
        </table:table-row>
        <table:table-row table:style-name="ro1">
          <table:table-cell office:value-type="string" calcext:value-type="string">
            <text:p>dsj30_03_usw_05_02.thop</text:p>
          </table:table-cell>
          <table:table-cell table:style-name="ce70" office:value-type="float" office:value="29658" calcext:value-type="float">
            <text:p>29658.000</text:p>
          </table:table-cell>
          <table:table-cell office:value-type="float" office:value="953" calcext:value-type="float">
            <text:p>953</text:p>
          </table:table-cell>
          <table:table-cell table:style-name="ce71" office:value-type="float" office:value="3012.07" calcext:value-type="float">
            <text:p>3012.07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table:style-name="ce71" office:value-type="float" office:value="29658" calcext:value-type="float">
            <text:p>29658.000</text:p>
          </table:table-cell>
          <table:table-cell table:style-name="ce80" office:value-type="float" office:value="9949" calcext:value-type="float">
            <text:p>9949</text:p>
          </table:table-cell>
          <table:table-cell table:style-name="ce71" office:value-type="float" office:value="198.1" calcext:value-type="float">
            <text:p>198.10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.01" calcext:value-type="float">
            <text:p>3600.0</text:p>
          </table:table-cell>
          <table:table-cell table:style-name="Default"/>
          <table:table-cell table:formula="of:=MIN([.B376];[.H376])" office:value-type="float" office:value="29658" calcext:value-type="float">
            <text:p>29658.000</text:p>
          </table:table-cell>
          <table:table-cell table:formula="of:=MAX([.C376];[.I376])" office:value-type="float" office:value="9949" calcext:value-type="float">
            <text:p>9949</text:p>
          </table:table-cell>
          <table:table-cell table:style-name="Default"/>
          <table:table-cell table:style-name="ce85"/>
          <table:table-cell table:style-name="ce80"/>
          <table:table-cell table:style-name="ce86"/>
          <table:table-cell table:style-name="Default" table:number-columns-repeated="2"/>
          <table:table-cell table:style-name="ce80" table:number-columns-repeated="3"/>
          <table:table-cell table:number-columns-repeated="102"/>
        </table:table-row>
        <table:table-row table:style-name="ro1">
          <table:table-cell office:value-type="string" calcext:value-type="string">
            <text:p>dsj30_03_usw_05_03.thop</text:p>
          </table:table-cell>
          <table:table-cell table:style-name="ce70" office:value-type="float" office:value="29658" calcext:value-type="float">
            <text:p>29658.000</text:p>
          </table:table-cell>
          <table:table-cell office:value-type="float" office:value="9660" calcext:value-type="float">
            <text:p>9660</text:p>
          </table:table-cell>
          <table:table-cell table:style-name="ce71" office:value-type="float" office:value="207.02" calcext:value-type="float">
            <text:p>207.02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table:style-name="ce71" office:value-type="float" office:value="29658" calcext:value-type="float">
            <text:p>29658.000</text:p>
          </table:table-cell>
          <table:table-cell table:style-name="ce80" office:value-type="float" office:value="15376" calcext:value-type="float">
            <text:p>15376</text:p>
          </table:table-cell>
          <table:table-cell table:style-name="ce71" office:value-type="float" office:value="92.89" calcext:value-type="float">
            <text:p>92.89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.01" calcext:value-type="float">
            <text:p>3600.0</text:p>
          </table:table-cell>
          <table:table-cell table:style-name="Default"/>
          <table:table-cell table:formula="of:=MIN([.B377];[.H377])" office:value-type="float" office:value="29658" calcext:value-type="float">
            <text:p>29658.000</text:p>
          </table:table-cell>
          <table:table-cell table:formula="of:=MAX([.C377];[.I377])" office:value-type="float" office:value="15376" calcext:value-type="float">
            <text:p>15376</text:p>
          </table:table-cell>
          <table:table-cell table:style-name="Default"/>
          <table:table-cell table:style-name="ce85"/>
          <table:table-cell table:style-name="ce80"/>
          <table:table-cell table:style-name="ce86"/>
          <table:table-cell table:style-name="Default" table:number-columns-repeated="2"/>
          <table:table-cell table:style-name="ce80" table:number-columns-repeated="3"/>
          <table:table-cell table:number-columns-repeated="102"/>
        </table:table-row>
        <table:table-row table:style-name="ro1">
          <table:table-cell office:value-type="string" calcext:value-type="string">
            <text:p>dsj30_03_usw_10_01.thop</text:p>
          </table:table-cell>
          <table:table-cell table:style-name="ce70" office:value-type="float" office:value="40787" calcext:value-type="float">
            <text:p>40787.000</text:p>
          </table:table-cell>
          <table:table-cell office:value-type="float" office:value="5018" calcext:value-type="float">
            <text:p>5018</text:p>
          </table:table-cell>
          <table:table-cell table:style-name="ce71" office:value-type="float" office:value="712.81" calcext:value-type="float">
            <text:p>712.81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table:style-name="ce71" office:value-type="float" office:value="40787" calcext:value-type="float">
            <text:p>40787.000</text:p>
          </table:table-cell>
          <table:table-cell table:style-name="ce80" office:value-type="float" office:value="492" calcext:value-type="float">
            <text:p>492</text:p>
          </table:table-cell>
          <table:table-cell table:style-name="ce71" office:value-type="float" office:value="8190.04" calcext:value-type="float">
            <text:p>8190.04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Default"/>
          <table:table-cell table:formula="of:=MIN([.B378];[.H378])" office:value-type="float" office:value="40787" calcext:value-type="float">
            <text:p>40787.000</text:p>
          </table:table-cell>
          <table:table-cell table:formula="of:=MAX([.C378];[.I378])" office:value-type="float" office:value="5018" calcext:value-type="float">
            <text:p>5018</text:p>
          </table:table-cell>
          <table:table-cell table:style-name="Default"/>
          <table:table-cell table:style-name="ce85"/>
          <table:table-cell table:style-name="ce80"/>
          <table:table-cell table:style-name="ce86"/>
          <table:table-cell table:style-name="Default" table:number-columns-repeated="2"/>
          <table:table-cell table:style-name="ce80" table:number-columns-repeated="3"/>
          <table:table-cell table:number-columns-repeated="102"/>
        </table:table-row>
        <table:table-row table:style-name="ro1">
          <table:table-cell office:value-type="string" calcext:value-type="string">
            <text:p>dsj30_03_usw_10_02.thop</text:p>
          </table:table-cell>
          <table:table-cell table:style-name="ce70" office:value-type="float" office:value="40787" calcext:value-type="float">
            <text:p>40787.000</text:p>
          </table:table-cell>
          <table:table-cell office:value-type="float" office:value="13147" calcext:value-type="float">
            <text:p>13147</text:p>
          </table:table-cell>
          <table:table-cell table:style-name="ce71" office:value-type="float" office:value="210.24" calcext:value-type="float">
            <text:p>210.24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table:style-name="ce71" office:value-type="float" office:value="40787" calcext:value-type="float">
            <text:p>40787.000</text:p>
          </table:table-cell>
          <table:table-cell table:style-name="ce80" office:value-type="float" office:value="15295" calcext:value-type="float">
            <text:p>15295</text:p>
          </table:table-cell>
          <table:table-cell table:style-name="ce71" office:value-type="float" office:value="166.67" calcext:value-type="float">
            <text:p>166.67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Default"/>
          <table:table-cell table:formula="of:=MIN([.B379];[.H379])" office:value-type="float" office:value="40787" calcext:value-type="float">
            <text:p>40787.000</text:p>
          </table:table-cell>
          <table:table-cell table:formula="of:=MAX([.C379];[.I379])" office:value-type="float" office:value="15295" calcext:value-type="float">
            <text:p>15295</text:p>
          </table:table-cell>
          <table:table-cell table:style-name="Default"/>
          <table:table-cell table:style-name="ce85"/>
          <table:table-cell table:style-name="ce80"/>
          <table:table-cell table:style-name="ce86"/>
          <table:table-cell table:style-name="Default" table:number-columns-repeated="2"/>
          <table:table-cell table:style-name="ce80" table:number-columns-repeated="3"/>
          <table:table-cell table:number-columns-repeated="102"/>
        </table:table-row>
        <table:table-row table:style-name="ro1">
          <table:table-cell office:value-type="string" calcext:value-type="string">
            <text:p>dsj30_03_usw_10_03.thop</text:p>
          </table:table-cell>
          <table:table-cell table:style-name="ce70" office:value-type="float" office:value="40787" calcext:value-type="float">
            <text:p>40787.000</text:p>
          </table:table-cell>
          <table:table-cell office:value-type="float" office:value="6878" calcext:value-type="float">
            <text:p>6878</text:p>
          </table:table-cell>
          <table:table-cell table:style-name="ce71" office:value-type="float" office:value="493.01" calcext:value-type="float">
            <text:p>493.01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18" calcext:value-type="float">
            <text:p>3600.2</text:p>
          </table:table-cell>
          <table:table-cell/>
          <table:table-cell table:style-name="ce71" office:value-type="float" office:value="40787" calcext:value-type="float">
            <text:p>40787.000</text:p>
          </table:table-cell>
          <table:table-cell table:style-name="ce80" office:value-type="float" office:value="5415" calcext:value-type="float">
            <text:p>5415</text:p>
          </table:table-cell>
          <table:table-cell table:style-name="ce71" office:value-type="float" office:value="653.22" calcext:value-type="float">
            <text:p>653.22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.01" calcext:value-type="float">
            <text:p>3600.0</text:p>
          </table:table-cell>
          <table:table-cell table:style-name="Default"/>
          <table:table-cell table:formula="of:=MIN([.B380];[.H380])" office:value-type="float" office:value="40787" calcext:value-type="float">
            <text:p>40787.000</text:p>
          </table:table-cell>
          <table:table-cell table:formula="of:=MAX([.C380];[.I380])" office:value-type="float" office:value="6878" calcext:value-type="float">
            <text:p>6878</text:p>
          </table:table-cell>
          <table:table-cell table:style-name="Default"/>
          <table:table-cell table:style-name="ce85"/>
          <table:table-cell table:style-name="ce80"/>
          <table:table-cell table:style-name="ce86"/>
          <table:table-cell table:style-name="Default" table:number-columns-repeated="2"/>
          <table:table-cell table:style-name="ce80" table:number-columns-repeated="3"/>
          <table:table-cell table:number-columns-repeated="102"/>
        </table:table-row>
        <table:table-row table:style-name="ro1">
          <table:table-cell office:value-type="string" calcext:value-type="string">
            <text:p>dsj30_05_bsc_01_01.thop</text:p>
          </table:table-cell>
          <table:table-cell table:style-name="ce70" office:value-type="float" office:value="21410.2053515868" calcext:value-type="float">
            <text:p>21410.205</text:p>
          </table:table-cell>
          <table:table-cell office:value-type="float" office:value="7989" calcext:value-type="float">
            <text:p>7989</text:p>
          </table:table-cell>
          <table:table-cell table:style-name="ce71" office:value-type="float" office:value="168" calcext:value-type="float">
            <text:p>168.00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1" calcext:value-type="float">
            <text:p>3600.0</text:p>
          </table:table-cell>
          <table:table-cell/>
          <table:table-cell table:style-name="ce71" office:value-type="float" office:value="21400" calcext:value-type="float">
            <text:p>21400.000</text:p>
          </table:table-cell>
          <table:table-cell table:style-name="ce80" office:value-type="float" office:value="11113" calcext:value-type="float">
            <text:p>11113</text:p>
          </table:table-cell>
          <table:table-cell table:style-name="ce71" office:value-type="float" office:value="92.57" calcext:value-type="float">
            <text:p>92.57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Default"/>
          <table:table-cell table:formula="of:=MIN([.B381];[.H381])" office:value-type="float" office:value="21400" calcext:value-type="float">
            <text:p>21400.000</text:p>
          </table:table-cell>
          <table:table-cell table:formula="of:=MAX([.C381];[.I381])" office:value-type="float" office:value="11113" calcext:value-type="float">
            <text:p>11113</text:p>
          </table:table-cell>
          <table:table-cell table:style-name="Default"/>
          <table:table-cell table:style-name="ce85"/>
          <table:table-cell table:style-name="ce80"/>
          <table:table-cell table:style-name="ce86"/>
          <table:table-cell table:style-name="Default" table:number-columns-repeated="2"/>
          <table:table-cell table:style-name="ce80" table:number-columns-repeated="3"/>
          <table:table-cell table:number-columns-repeated="102"/>
        </table:table-row>
        <table:table-row table:style-name="ro1">
          <table:table-cell office:value-type="string" calcext:value-type="string">
            <text:p>dsj30_05_bsc_01_02.thop</text:p>
          </table:table-cell>
          <table:table-cell table:style-name="ce70" office:value-type="float" office:value="21410.621761658" calcext:value-type="float">
            <text:p>21410.622</text:p>
          </table:table-cell>
          <table:table-cell office:value-type="float" office:value="6439" calcext:value-type="float">
            <text:p>6439</text:p>
          </table:table-cell>
          <table:table-cell table:style-name="ce71" office:value-type="float" office:value="232.51" calcext:value-type="float">
            <text:p>232.51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table:style-name="ce71" office:value-type="float" office:value="21402.7777777778" calcext:value-type="float">
            <text:p>21402.778</text:p>
          </table:table-cell>
          <table:table-cell table:style-name="ce80" office:value-type="float" office:value="10549" calcext:value-type="float">
            <text:p>10549</text:p>
          </table:table-cell>
          <table:table-cell table:style-name="ce71" office:value-type="float" office:value="102.89" calcext:value-type="float">
            <text:p>102.89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Default"/>
          <table:table-cell table:formula="of:=MIN([.B382];[.H382])" office:value-type="float" office:value="21402.7777777778" calcext:value-type="float">
            <text:p>21402.778</text:p>
          </table:table-cell>
          <table:table-cell table:formula="of:=MAX([.C382];[.I382])" office:value-type="float" office:value="10549" calcext:value-type="float">
            <text:p>10549</text:p>
          </table:table-cell>
          <table:table-cell table:style-name="Default"/>
          <table:table-cell table:style-name="ce85"/>
          <table:table-cell table:style-name="ce80"/>
          <table:table-cell table:style-name="ce86"/>
          <table:table-cell table:style-name="Default" table:number-columns-repeated="2"/>
          <table:table-cell table:style-name="ce80" table:number-columns-repeated="3"/>
          <table:table-cell table:number-columns-repeated="102"/>
        </table:table-row>
        <table:table-row table:style-name="ro1">
          <table:table-cell office:value-type="string" calcext:value-type="string">
            <text:p>dsj30_05_bsc_01_03.thop</text:p>
          </table:table-cell>
          <table:table-cell table:style-name="ce70" office:value-type="float" office:value="21410.621761658" calcext:value-type="float">
            <text:p>21410.622</text:p>
          </table:table-cell>
          <table:table-cell office:value-type="float" office:value="13078" calcext:value-type="float">
            <text:p>13078</text:p>
          </table:table-cell>
          <table:table-cell table:style-name="ce71" office:value-type="float" office:value="63.71" calcext:value-type="float">
            <text:p>63.71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table:style-name="ce71" office:value-type="float" office:value="21400" calcext:value-type="float">
            <text:p>21400.000</text:p>
          </table:table-cell>
          <table:table-cell table:style-name="ce80" office:value-type="float" office:value="15395" calcext:value-type="float">
            <text:p>15395</text:p>
          </table:table-cell>
          <table:table-cell table:style-name="ce71" office:value-type="float" office:value="39.01" calcext:value-type="float">
            <text:p>39.01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.01" calcext:value-type="float">
            <text:p>3600.0</text:p>
          </table:table-cell>
          <table:table-cell table:style-name="Default"/>
          <table:table-cell table:formula="of:=MIN([.B383];[.H383])" office:value-type="float" office:value="21400" calcext:value-type="float">
            <text:p>21400.000</text:p>
          </table:table-cell>
          <table:table-cell table:formula="of:=MAX([.C383];[.I383])" office:value-type="float" office:value="15395" calcext:value-type="float">
            <text:p>15395</text:p>
          </table:table-cell>
          <table:table-cell table:style-name="Default"/>
          <table:table-cell table:style-name="ce85"/>
          <table:table-cell table:style-name="ce80"/>
          <table:table-cell table:style-name="ce86"/>
          <table:table-cell table:style-name="Default" table:number-columns-repeated="2"/>
          <table:table-cell table:style-name="ce80" table:number-columns-repeated="3"/>
          <table:table-cell table:number-columns-repeated="102"/>
        </table:table-row>
        <table:table-row table:style-name="ro1">
          <table:table-cell office:value-type="string" calcext:value-type="string">
            <text:p>dsj30_05_bsc_05_01.thop</text:p>
          </table:table-cell>
          <table:table-cell table:style-name="ce70" office:value-type="float" office:value="83478.7292817679" calcext:value-type="float">
            <text:p>83478.729</text:p>
          </table:table-cell>
          <table:table-cell office:value-type="float" office:value="25484" calcext:value-type="float">
            <text:p>25484</text:p>
          </table:table-cell>
          <table:table-cell table:style-name="ce71" office:value-type="float" office:value="227.57" calcext:value-type="float">
            <text:p>227.57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1" calcext:value-type="float">
            <text:p>3600.0</text:p>
          </table:table-cell>
          <table:table-cell/>
          <table:table-cell table:style-name="ce71" office:value-type="float" office:value="83476.5871682902" calcext:value-type="float">
            <text:p>83476.587</text:p>
          </table:table-cell>
          <table:table-cell table:style-name="ce80" office:value-type="float" office:value="13914" calcext:value-type="float">
            <text:p>13914</text:p>
          </table:table-cell>
          <table:table-cell table:style-name="ce71" office:value-type="float" office:value="499.95" calcext:value-type="float">
            <text:p>499.95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Default"/>
          <table:table-cell table:formula="of:=MIN([.B384];[.H384])" office:value-type="float" office:value="83476.5871682902" calcext:value-type="float">
            <text:p>83476.587</text:p>
          </table:table-cell>
          <table:table-cell table:formula="of:=MAX([.C384];[.I384])" office:value-type="float" office:value="25484" calcext:value-type="float">
            <text:p>25484</text:p>
          </table:table-cell>
          <table:table-cell table:style-name="Default"/>
          <table:table-cell table:style-name="ce85"/>
          <table:table-cell table:style-name="ce80"/>
          <table:table-cell table:style-name="ce86"/>
          <table:table-cell table:style-name="Default" table:number-columns-repeated="2"/>
          <table:table-cell table:style-name="ce80" table:number-columns-repeated="3"/>
          <table:table-cell table:number-columns-repeated="102"/>
        </table:table-row>
        <table:table-row table:style-name="ro1">
          <table:table-cell office:value-type="string" calcext:value-type="string">
            <text:p>dsj30_05_bsc_05_02.thop</text:p>
          </table:table-cell>
          <table:table-cell table:style-name="ce70" office:value-type="float" office:value="83478.1893004115" calcext:value-type="float">
            <text:p>83478.189</text:p>
          </table:table-cell>
          <table:table-cell office:value-type="float" office:value="20089" calcext:value-type="float">
            <text:p>20089</text:p>
          </table:table-cell>
          <table:table-cell table:style-name="ce71" office:value-type="float" office:value="315.54" calcext:value-type="float">
            <text:p>315.54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table:style-name="ce71" office:value-type="float" office:value="83400" calcext:value-type="float">
            <text:p>83400.000</text:p>
          </table:table-cell>
          <table:table-cell table:style-name="ce80" office:value-type="float" office:value="48512" calcext:value-type="float">
            <text:p>48512</text:p>
          </table:table-cell>
          <table:table-cell table:style-name="ce71" office:value-type="float" office:value="71.92" calcext:value-type="float">
            <text:p>71.92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.01" calcext:value-type="float">
            <text:p>3600.0</text:p>
          </table:table-cell>
          <table:table-cell table:style-name="Default"/>
          <table:table-cell table:formula="of:=MIN([.B385];[.H385])" office:value-type="float" office:value="83400" calcext:value-type="float">
            <text:p>83400.000</text:p>
          </table:table-cell>
          <table:table-cell table:formula="of:=MAX([.C385];[.I385])" office:value-type="float" office:value="48512" calcext:value-type="float">
            <text:p>48512</text:p>
          </table:table-cell>
          <table:table-cell table:style-name="Default"/>
          <table:table-cell table:style-name="ce85"/>
          <table:table-cell table:style-name="ce80"/>
          <table:table-cell table:style-name="ce86"/>
          <table:table-cell table:style-name="Default" table:number-columns-repeated="2"/>
          <table:table-cell table:style-name="ce80" table:number-columns-repeated="3"/>
          <table:table-cell table:number-columns-repeated="102"/>
        </table:table-row>
        <table:table-row table:style-name="ro1">
          <table:table-cell office:value-type="string" calcext:value-type="string">
            <text:p>dsj30_05_bsc_05_03.thop</text:p>
          </table:table-cell>
          <table:table-cell table:style-name="ce70" office:value-type="float" office:value="83478.729281768" calcext:value-type="float">
            <text:p>83478.729</text:p>
          </table:table-cell>
          <table:table-cell office:value-type="float" office:value="19108" calcext:value-type="float">
            <text:p>19108</text:p>
          </table:table-cell>
          <table:table-cell table:style-name="ce71" office:value-type="float" office:value="336.88" calcext:value-type="float">
            <text:p>336.88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table:style-name="ce71" office:value-type="float" office:value="83476.5100671141" calcext:value-type="float">
            <text:p>83476.510</text:p>
          </table:table-cell>
          <table:table-cell table:style-name="ce80" office:value-type="float" office:value="25693" calcext:value-type="float">
            <text:p>25693</text:p>
          </table:table-cell>
          <table:table-cell table:style-name="ce71" office:value-type="float" office:value="224.9" calcext:value-type="float">
            <text:p>224.90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.02" calcext:value-type="float">
            <text:p>3600.0</text:p>
          </table:table-cell>
          <table:table-cell table:style-name="Default"/>
          <table:table-cell table:formula="of:=MIN([.B386];[.H386])" office:value-type="float" office:value="83476.5100671141" calcext:value-type="float">
            <text:p>83476.510</text:p>
          </table:table-cell>
          <table:table-cell table:formula="of:=MAX([.C386];[.I386])" office:value-type="float" office:value="25693" calcext:value-type="float">
            <text:p>25693</text:p>
          </table:table-cell>
          <table:table-cell table:style-name="Default"/>
          <table:table-cell table:style-name="ce85"/>
          <table:table-cell table:style-name="ce80"/>
          <table:table-cell table:style-name="ce86"/>
          <table:table-cell table:style-name="Default" table:number-columns-repeated="2"/>
          <table:table-cell table:style-name="ce80" table:number-columns-repeated="3"/>
          <table:table-cell table:number-columns-repeated="102"/>
        </table:table-row>
        <table:table-row table:style-name="ro1">
          <table:table-cell office:value-type="string" calcext:value-type="string">
            <text:p>dsj30_05_bsc_10_01.thop</text:p>
          </table:table-cell>
          <table:table-cell table:style-name="ce70" office:value-type="float" office:value="156090" calcext:value-type="float">
            <text:p>156090.000</text:p>
          </table:table-cell>
          <table:table-cell office:value-type="float" office:value="46678" calcext:value-type="float">
            <text:p>46678</text:p>
          </table:table-cell>
          <table:table-cell table:style-name="ce71" office:value-type="float" office:value="234.4" calcext:value-type="float">
            <text:p>234.40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table:style-name="ce71" office:value-type="float" office:value="156090" calcext:value-type="float">
            <text:p>156090.000</text:p>
          </table:table-cell>
          <table:table-cell table:style-name="ce80" office:value-type="float" office:value="3168" calcext:value-type="float">
            <text:p>3168</text:p>
          </table:table-cell>
          <table:table-cell table:style-name="ce71" office:value-type="float" office:value="4827.08" calcext:value-type="float">
            <text:p>4827.08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Default"/>
          <table:table-cell table:formula="of:=MIN([.B387];[.H387])" office:value-type="float" office:value="156090" calcext:value-type="float">
            <text:p>156090.000</text:p>
          </table:table-cell>
          <table:table-cell table:formula="of:=MAX([.C387];[.I387])" office:value-type="float" office:value="46678" calcext:value-type="float">
            <text:p>46678</text:p>
          </table:table-cell>
          <table:table-cell table:style-name="Default"/>
          <table:table-cell table:style-name="ce85"/>
          <table:table-cell table:style-name="ce80"/>
          <table:table-cell table:style-name="ce86"/>
          <table:table-cell table:style-name="Default" table:number-columns-repeated="2"/>
          <table:table-cell table:style-name="ce80" table:number-columns-repeated="3"/>
          <table:table-cell table:number-columns-repeated="102"/>
        </table:table-row>
        <table:table-row table:style-name="ro1">
          <table:table-cell office:value-type="string" calcext:value-type="string">
            <text:p>dsj30_05_bsc_10_02.thop</text:p>
          </table:table-cell>
          <table:table-cell table:style-name="ce70" office:value-type="float" office:value="156090" calcext:value-type="float">
            <text:p>156090.000</text:p>
          </table:table-cell>
          <table:table-cell office:value-type="float" office:value="53672" calcext:value-type="float">
            <text:p>53672</text:p>
          </table:table-cell>
          <table:table-cell table:style-name="ce71" office:value-type="float" office:value="190.82" calcext:value-type="float">
            <text:p>190.82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1" calcext:value-type="float">
            <text:p>3600.0</text:p>
          </table:table-cell>
          <table:table-cell/>
          <table:table-cell table:style-name="ce71" office:value-type="float" office:value="156090" calcext:value-type="float">
            <text:p>156090.000</text:p>
          </table:table-cell>
          <table:table-cell table:style-name="ce80" office:value-type="float" office:value="51382" calcext:value-type="float">
            <text:p>51382</text:p>
          </table:table-cell>
          <table:table-cell table:style-name="ce71" office:value-type="float" office:value="203.78" calcext:value-type="float">
            <text:p>203.78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.01" calcext:value-type="float">
            <text:p>3600.0</text:p>
          </table:table-cell>
          <table:table-cell table:style-name="Default"/>
          <table:table-cell table:formula="of:=MIN([.B388];[.H388])" office:value-type="float" office:value="156090" calcext:value-type="float">
            <text:p>156090.000</text:p>
          </table:table-cell>
          <table:table-cell table:formula="of:=MAX([.C388];[.I388])" office:value-type="float" office:value="53672" calcext:value-type="float">
            <text:p>53672</text:p>
          </table:table-cell>
          <table:table-cell table:style-name="Default"/>
          <table:table-cell table:style-name="ce85"/>
          <table:table-cell table:style-name="ce80"/>
          <table:table-cell table:style-name="ce86"/>
          <table:table-cell table:style-name="Default" table:number-columns-repeated="2"/>
          <table:table-cell table:style-name="ce80" table:number-columns-repeated="3"/>
          <table:table-cell table:number-columns-repeated="102"/>
        </table:table-row>
        <table:table-row table:style-name="ro1">
          <table:table-cell office:value-type="string" calcext:value-type="string">
            <text:p>dsj30_05_bsc_10_03.thop</text:p>
          </table:table-cell>
          <table:table-cell table:style-name="ce70" office:value-type="float" office:value="156090" calcext:value-type="float">
            <text:p>156090.000</text:p>
          </table:table-cell>
          <table:table-cell office:value-type="float" office:value="11378" calcext:value-type="float">
            <text:p>11378</text:p>
          </table:table-cell>
          <table:table-cell table:style-name="ce71" office:value-type="float" office:value="1271.86" calcext:value-type="float">
            <text:p>1271.86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table:style-name="ce71" office:value-type="float" office:value="156090" calcext:value-type="float">
            <text:p>156090.000</text:p>
          </table:table-cell>
          <table:table-cell table:style-name="ce80" office:value-type="float" office:value="35462" calcext:value-type="float">
            <text:p>35462</text:p>
          </table:table-cell>
          <table:table-cell table:style-name="ce71" office:value-type="float" office:value="340.16" calcext:value-type="float">
            <text:p>340.16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.01" calcext:value-type="float">
            <text:p>3600.0</text:p>
          </table:table-cell>
          <table:table-cell table:style-name="Default"/>
          <table:table-cell table:formula="of:=MIN([.B389];[.H389])" office:value-type="float" office:value="156090" calcext:value-type="float">
            <text:p>156090.000</text:p>
          </table:table-cell>
          <table:table-cell table:formula="of:=MAX([.C389];[.I389])" office:value-type="float" office:value="35462" calcext:value-type="float">
            <text:p>35462</text:p>
          </table:table-cell>
          <table:table-cell table:style-name="Default"/>
          <table:table-cell table:style-name="ce85"/>
          <table:table-cell table:style-name="ce80"/>
          <table:table-cell table:style-name="ce86"/>
          <table:table-cell table:style-name="Default" table:number-columns-repeated="2"/>
          <table:table-cell table:style-name="ce80" table:number-columns-repeated="3"/>
          <table:table-cell table:number-columns-repeated="102"/>
        </table:table-row>
        <table:table-row table:style-name="ro1">
          <table:table-cell office:value-type="string" calcext:value-type="string">
            <text:p>dsj30_05_unc_01_01.thop</text:p>
          </table:table-cell>
          <table:table-cell table:style-name="ce70" office:value-type="float" office:value="27908.0818181818" calcext:value-type="float">
            <text:p>27908.082</text:p>
          </table:table-cell>
          <table:table-cell office:value-type="float" office:value="9883" calcext:value-type="float">
            <text:p>9883</text:p>
          </table:table-cell>
          <table:table-cell table:style-name="ce71" office:value-type="float" office:value="182.38" calcext:value-type="float">
            <text:p>182.38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1" calcext:value-type="float">
            <text:p>3600.0</text:p>
          </table:table-cell>
          <table:table-cell/>
          <table:table-cell table:style-name="ce71" office:value-type="float" office:value="27909.050209205" calcext:value-type="float">
            <text:p>27909.050</text:p>
          </table:table-cell>
          <table:table-cell table:style-name="ce80" office:value-type="float" office:value="11029" calcext:value-type="float">
            <text:p>11029</text:p>
          </table:table-cell>
          <table:table-cell table:style-name="ce71" office:value-type="float" office:value="153.05" calcext:value-type="float">
            <text:p>153.05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.01" calcext:value-type="float">
            <text:p>3600.0</text:p>
          </table:table-cell>
          <table:table-cell table:style-name="Default"/>
          <table:table-cell table:formula="of:=MIN([.B390];[.H390])" office:value-type="float" office:value="27908.0818181818" calcext:value-type="float">
            <text:p>27908.082</text:p>
          </table:table-cell>
          <table:table-cell table:formula="of:=MAX([.C390];[.I390])" office:value-type="float" office:value="11029" calcext:value-type="float">
            <text:p>11029</text:p>
          </table:table-cell>
          <table:table-cell table:style-name="Default"/>
          <table:table-cell table:style-name="ce85"/>
          <table:table-cell table:style-name="ce80"/>
          <table:table-cell table:style-name="ce86"/>
          <table:table-cell table:style-name="Default" table:number-columns-repeated="2"/>
          <table:table-cell table:style-name="ce80" table:number-columns-repeated="3"/>
          <table:table-cell table:number-columns-repeated="102"/>
        </table:table-row>
        <table:table-row table:style-name="ro1">
          <table:table-cell office:value-type="string" calcext:value-type="string">
            <text:p>dsj30_05_unc_01_02.thop</text:p>
          </table:table-cell>
          <table:table-cell table:style-name="ce70" office:value-type="float" office:value="27908.0818181818" calcext:value-type="float">
            <text:p>27908.082</text:p>
          </table:table-cell>
          <table:table-cell office:value-type="float" office:value="8245" calcext:value-type="float">
            <text:p>8245</text:p>
          </table:table-cell>
          <table:table-cell table:style-name="ce71" office:value-type="float" office:value="238.48" calcext:value-type="float">
            <text:p>238.48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1" calcext:value-type="float">
            <text:p>3600.0</text:p>
          </table:table-cell>
          <table:table-cell/>
          <table:table-cell table:style-name="ce71" office:value-type="float" office:value="27907.1266968326" calcext:value-type="float">
            <text:p>27907.127</text:p>
          </table:table-cell>
          <table:table-cell table:style-name="ce80" office:value-type="float" office:value="15328" calcext:value-type="float">
            <text:p>15328</text:p>
          </table:table-cell>
          <table:table-cell table:style-name="ce71" office:value-type="float" office:value="82.07" calcext:value-type="float">
            <text:p>82.07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.01" calcext:value-type="float">
            <text:p>3600.0</text:p>
          </table:table-cell>
          <table:table-cell table:style-name="Default"/>
          <table:table-cell table:formula="of:=MIN([.B391];[.H391])" office:value-type="float" office:value="27907.1266968326" calcext:value-type="float">
            <text:p>27907.127</text:p>
          </table:table-cell>
          <table:table-cell table:formula="of:=MAX([.C391];[.I391])" office:value-type="float" office:value="15328" calcext:value-type="float">
            <text:p>15328</text:p>
          </table:table-cell>
          <table:table-cell table:style-name="Default"/>
          <table:table-cell table:style-name="ce85"/>
          <table:table-cell table:style-name="ce80"/>
          <table:table-cell table:style-name="ce86"/>
          <table:table-cell table:style-name="Default" table:number-columns-repeated="2"/>
          <table:table-cell table:style-name="ce80" table:number-columns-repeated="3"/>
          <table:table-cell table:number-columns-repeated="102"/>
        </table:table-row>
        <table:table-row table:style-name="ro1">
          <table:table-cell office:value-type="string" calcext:value-type="string">
            <text:p>dsj30_05_unc_01_03.thop</text:p>
          </table:table-cell>
          <table:table-cell table:style-name="ce70" office:value-type="float" office:value="27908.0818181818" calcext:value-type="float">
            <text:p>27908.082</text:p>
          </table:table-cell>
          <table:table-cell office:value-type="float" office:value="9937" calcext:value-type="float">
            <text:p>9937</text:p>
          </table:table-cell>
          <table:table-cell table:style-name="ce71" office:value-type="float" office:value="180.85" calcext:value-type="float">
            <text:p>180.85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table:style-name="ce71" office:value-type="float" office:value="27911.1040189125" calcext:value-type="float">
            <text:p>27911.104</text:p>
          </table:table-cell>
          <table:table-cell table:style-name="ce80" office:value-type="float" office:value="3392" calcext:value-type="float">
            <text:p>3392</text:p>
          </table:table-cell>
          <table:table-cell table:style-name="ce71" office:value-type="float" office:value="722.85" calcext:value-type="float">
            <text:p>722.85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.01" calcext:value-type="float">
            <text:p>3600.0</text:p>
          </table:table-cell>
          <table:table-cell table:style-name="Default"/>
          <table:table-cell table:formula="of:=MIN([.B392];[.H392])" office:value-type="float" office:value="27908.0818181818" calcext:value-type="float">
            <text:p>27908.082</text:p>
          </table:table-cell>
          <table:table-cell table:formula="of:=MAX([.C392];[.I392])" office:value-type="float" office:value="9937" calcext:value-type="float">
            <text:p>9937</text:p>
          </table:table-cell>
          <table:table-cell table:style-name="Default"/>
          <table:table-cell table:style-name="ce85"/>
          <table:table-cell table:style-name="ce80"/>
          <table:table-cell table:style-name="ce86"/>
          <table:table-cell table:style-name="Default" table:number-columns-repeated="2"/>
          <table:table-cell table:style-name="ce80" table:number-columns-repeated="3"/>
          <table:table-cell table:number-columns-repeated="102"/>
        </table:table-row>
        <table:table-row table:style-name="ro1">
          <table:table-cell office:value-type="string" calcext:value-type="string">
            <text:p>dsj30_05_unc_05_01.thop</text:p>
          </table:table-cell>
          <table:table-cell table:style-name="ce70" office:value-type="float" office:value="60151.8125" calcext:value-type="float">
            <text:p>60151.813</text:p>
          </table:table-cell>
          <table:table-cell office:value-type="float" office:value="7560" calcext:value-type="float">
            <text:p>7560</text:p>
          </table:table-cell>
          <table:table-cell table:style-name="ce71" office:value-type="float" office:value="695.66" calcext:value-type="float">
            <text:p>695.66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table:style-name="ce71" office:value-type="float" office:value="60150.3704866562" calcext:value-type="float">
            <text:p>60150.370</text:p>
          </table:table-cell>
          <table:table-cell table:style-name="ce80" office:value-type="float" office:value="19672" calcext:value-type="float">
            <text:p>19672</text:p>
          </table:table-cell>
          <table:table-cell table:style-name="ce71" office:value-type="float" office:value="205.77" calcext:value-type="float">
            <text:p>205.77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.01" calcext:value-type="float">
            <text:p>3600.0</text:p>
          </table:table-cell>
          <table:table-cell table:style-name="Default"/>
          <table:table-cell table:formula="of:=MIN([.B393];[.H393])" office:value-type="float" office:value="60150.3704866562" calcext:value-type="float">
            <text:p>60150.370</text:p>
          </table:table-cell>
          <table:table-cell table:formula="of:=MAX([.C393];[.I393])" office:value-type="float" office:value="19672" calcext:value-type="float">
            <text:p>19672</text:p>
          </table:table-cell>
          <table:table-cell table:style-name="Default"/>
          <table:table-cell table:style-name="ce85"/>
          <table:table-cell table:style-name="ce80"/>
          <table:table-cell table:style-name="ce86"/>
          <table:table-cell table:style-name="Default" table:number-columns-repeated="2"/>
          <table:table-cell table:style-name="ce80" table:number-columns-repeated="3"/>
          <table:table-cell table:number-columns-repeated="102"/>
        </table:table-row>
        <table:table-row table:style-name="ro1">
          <table:table-cell office:value-type="string" calcext:value-type="string">
            <text:p>dsj30_05_unc_05_02.thop</text:p>
          </table:table-cell>
          <table:table-cell table:style-name="ce70" office:value-type="float" office:value="60150.7316831683" calcext:value-type="float">
            <text:p>60150.732</text:p>
          </table:table-cell>
          <table:table-cell office:value-type="float" office:value="24023" calcext:value-type="float">
            <text:p>24023</text:p>
          </table:table-cell>
          <table:table-cell table:style-name="ce71" office:value-type="float" office:value="150.39" calcext:value-type="float">
            <text:p>150.39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1" calcext:value-type="float">
            <text:p>3600.0</text:p>
          </table:table-cell>
          <table:table-cell/>
          <table:table-cell table:style-name="ce71" office:value-type="float" office:value="60149.0696283639" calcext:value-type="float">
            <text:p>60149.070</text:p>
          </table:table-cell>
          <table:table-cell table:style-name="ce80" office:value-type="float" office:value="29181" calcext:value-type="float">
            <text:p>29181</text:p>
          </table:table-cell>
          <table:table-cell table:style-name="ce71" office:value-type="float" office:value="106.12" calcext:value-type="float">
            <text:p>106.12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.01" calcext:value-type="float">
            <text:p>3600.0</text:p>
          </table:table-cell>
          <table:table-cell table:style-name="Default"/>
          <table:table-cell table:formula="of:=MIN([.B394];[.H394])" office:value-type="float" office:value="60149.0696283639" calcext:value-type="float">
            <text:p>60149.070</text:p>
          </table:table-cell>
          <table:table-cell table:formula="of:=MAX([.C394];[.I394])" office:value-type="float" office:value="29181" calcext:value-type="float">
            <text:p>29181</text:p>
          </table:table-cell>
          <table:table-cell table:style-name="Default"/>
          <table:table-cell table:style-name="ce85"/>
          <table:table-cell table:style-name="ce80"/>
          <table:table-cell table:style-name="ce86"/>
          <table:table-cell table:style-name="Default" table:number-columns-repeated="2"/>
          <table:table-cell table:style-name="ce80" table:number-columns-repeated="3"/>
          <table:table-cell table:number-columns-repeated="102"/>
        </table:table-row>
        <table:table-row table:style-name="ro1">
          <table:table-cell office:value-type="string" calcext:value-type="string">
            <text:p>dsj30_05_unc_05_03.thop</text:p>
          </table:table-cell>
          <table:table-cell table:style-name="ce70" office:value-type="float" office:value="60148.5079787234" calcext:value-type="float">
            <text:p>60148.508</text:p>
          </table:table-cell>
          <table:table-cell office:value-type="float" office:value="23877" calcext:value-type="float">
            <text:p>23877</text:p>
          </table:table-cell>
          <table:table-cell table:style-name="ce71" office:value-type="float" office:value="151.91" calcext:value-type="float">
            <text:p>151.91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table:style-name="ce71" office:value-type="float" office:value="60151.2264150943" calcext:value-type="float">
            <text:p>60151.226</text:p>
          </table:table-cell>
          <table:table-cell table:style-name="ce80" office:value-type="float" office:value="23485" calcext:value-type="float">
            <text:p>23485</text:p>
          </table:table-cell>
          <table:table-cell table:style-name="ce71" office:value-type="float" office:value="156.13" calcext:value-type="float">
            <text:p>156.13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.01" calcext:value-type="float">
            <text:p>3600.0</text:p>
          </table:table-cell>
          <table:table-cell table:style-name="Default"/>
          <table:table-cell table:formula="of:=MIN([.B395];[.H395])" office:value-type="float" office:value="60148.5079787234" calcext:value-type="float">
            <text:p>60148.508</text:p>
          </table:table-cell>
          <table:table-cell table:formula="of:=MAX([.C395];[.I395])" office:value-type="float" office:value="23877" calcext:value-type="float">
            <text:p>23877</text:p>
          </table:table-cell>
          <table:table-cell table:style-name="Default"/>
          <table:table-cell table:style-name="ce85"/>
          <table:table-cell table:style-name="ce80"/>
          <table:table-cell table:style-name="ce86"/>
          <table:table-cell table:style-name="Default" table:number-columns-repeated="2"/>
          <table:table-cell table:style-name="ce80" table:number-columns-repeated="3"/>
          <table:table-cell table:number-columns-repeated="102"/>
        </table:table-row>
        <table:table-row table:style-name="ro1">
          <table:table-cell office:value-type="string" calcext:value-type="string">
            <text:p>dsj30_05_unc_10_01.thop</text:p>
          </table:table-cell>
          <table:table-cell table:style-name="ce70" office:value-type="float" office:value="74657.6470588235" calcext:value-type="float">
            <text:p>74657.647</text:p>
          </table:table-cell>
          <table:table-cell office:value-type="float" office:value="22332" calcext:value-type="float">
            <text:p>22332</text:p>
          </table:table-cell>
          <table:table-cell table:style-name="ce71" office:value-type="float" office:value="234.31" calcext:value-type="float">
            <text:p>234.31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table:style-name="ce71" office:value-type="float" office:value="74657.6387096774" calcext:value-type="float">
            <text:p>74657.639</text:p>
          </table:table-cell>
          <table:table-cell table:style-name="ce80" office:value-type="float" office:value="28004" calcext:value-type="float">
            <text:p>28004</text:p>
          </table:table-cell>
          <table:table-cell table:style-name="ce71" office:value-type="float" office:value="166.6" calcext:value-type="float">
            <text:p>166.60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Default"/>
          <table:table-cell table:formula="of:=MIN([.B396];[.H396])" office:value-type="float" office:value="74657.6387096774" calcext:value-type="float">
            <text:p>74657.639</text:p>
          </table:table-cell>
          <table:table-cell table:formula="of:=MAX([.C396];[.I396])" office:value-type="float" office:value="28004" calcext:value-type="float">
            <text:p>28004</text:p>
          </table:table-cell>
          <table:table-cell table:style-name="Default"/>
          <table:table-cell table:style-name="ce85"/>
          <table:table-cell table:style-name="ce80"/>
          <table:table-cell table:style-name="ce86"/>
          <table:table-cell table:style-name="Default" table:number-columns-repeated="2"/>
          <table:table-cell table:style-name="ce80" table:number-columns-repeated="3"/>
          <table:table-cell table:number-columns-repeated="102"/>
        </table:table-row>
        <table:table-row table:style-name="ro1">
          <table:table-cell office:value-type="string" calcext:value-type="string">
            <text:p>dsj30_05_unc_10_02.thop</text:p>
          </table:table-cell>
          <table:table-cell table:style-name="ce70" office:value-type="float" office:value="74657.6387096774" calcext:value-type="float">
            <text:p>74657.639</text:p>
          </table:table-cell>
          <table:table-cell office:value-type="float" office:value="29148" calcext:value-type="float">
            <text:p>29148</text:p>
          </table:table-cell>
          <table:table-cell table:style-name="ce71" office:value-type="float" office:value="156.13" calcext:value-type="float">
            <text:p>156.13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table:style-name="ce71" office:value-type="float" office:value="74657" calcext:value-type="float">
            <text:p>74657.000</text:p>
          </table:table-cell>
          <table:table-cell table:style-name="ce80" office:value-type="float" office:value="28530" calcext:value-type="float">
            <text:p>28530</text:p>
          </table:table-cell>
          <table:table-cell table:style-name="ce71" office:value-type="float" office:value="161.68" calcext:value-type="float">
            <text:p>161.68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Default"/>
          <table:table-cell table:formula="of:=MIN([.B397];[.H397])" office:value-type="float" office:value="74657" calcext:value-type="float">
            <text:p>74657.000</text:p>
          </table:table-cell>
          <table:table-cell table:formula="of:=MAX([.C397];[.I397])" office:value-type="float" office:value="29148" calcext:value-type="float">
            <text:p>29148</text:p>
          </table:table-cell>
          <table:table-cell table:style-name="Default"/>
          <table:table-cell table:style-name="ce85"/>
          <table:table-cell table:style-name="ce80"/>
          <table:table-cell table:style-name="ce86"/>
          <table:table-cell table:style-name="Default" table:number-columns-repeated="2"/>
          <table:table-cell table:style-name="ce80" table:number-columns-repeated="3"/>
          <table:table-cell table:number-columns-repeated="102"/>
        </table:table-row>
        <table:table-row table:style-name="ro1">
          <table:table-cell office:value-type="string" calcext:value-type="string">
            <text:p>dsj30_05_unc_10_03.thop</text:p>
          </table:table-cell>
          <table:table-cell table:style-name="ce70" office:value-type="float" office:value="74657" calcext:value-type="float">
            <text:p>74657.000</text:p>
          </table:table-cell>
          <table:table-cell office:value-type="float" office:value="18328" calcext:value-type="float">
            <text:p>18328</text:p>
          </table:table-cell>
          <table:table-cell table:style-name="ce71" office:value-type="float" office:value="307.34" calcext:value-type="float">
            <text:p>307.34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1" calcext:value-type="float">
            <text:p>3600.0</text:p>
          </table:table-cell>
          <table:table-cell/>
          <table:table-cell table:style-name="ce71" office:value-type="float" office:value="74657" calcext:value-type="float">
            <text:p>74657.000</text:p>
          </table:table-cell>
          <table:table-cell table:style-name="ce80" office:value-type="float" office:value="43345" calcext:value-type="float">
            <text:p>43345</text:p>
          </table:table-cell>
          <table:table-cell table:style-name="ce71" office:value-type="float" office:value="72.24" calcext:value-type="float">
            <text:p>72.24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.01" calcext:value-type="float">
            <text:p>3600.0</text:p>
          </table:table-cell>
          <table:table-cell table:style-name="Default"/>
          <table:table-cell table:formula="of:=MIN([.B398];[.H398])" office:value-type="float" office:value="74657" calcext:value-type="float">
            <text:p>74657.000</text:p>
          </table:table-cell>
          <table:table-cell table:formula="of:=MAX([.C398];[.I398])" office:value-type="float" office:value="43345" calcext:value-type="float">
            <text:p>43345</text:p>
          </table:table-cell>
          <table:table-cell table:style-name="Default"/>
          <table:table-cell table:style-name="ce85"/>
          <table:table-cell table:style-name="ce80"/>
          <table:table-cell table:style-name="ce86"/>
          <table:table-cell table:style-name="Default" table:number-columns-repeated="2"/>
          <table:table-cell table:style-name="ce80" table:number-columns-repeated="3"/>
          <table:table-cell table:number-columns-repeated="102"/>
        </table:table-row>
        <table:table-row table:style-name="ro1">
          <table:table-cell office:value-type="string" calcext:value-type="string">
            <text:p>dsj30_05_usw_01_01.thop</text:p>
          </table:table-cell>
          <table:table-cell table:style-name="ce70" office:value-type="float" office:value="12431" calcext:value-type="float">
            <text:p>12431.000</text:p>
          </table:table-cell>
          <table:table-cell office:value-type="float" office:value="6374" calcext:value-type="float">
            <text:p>6374</text:p>
          </table:table-cell>
          <table:table-cell table:style-name="ce71" office:value-type="float" office:value="95.03" calcext:value-type="float">
            <text:p>95.03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table:style-name="ce71" office:value-type="float" office:value="12431" calcext:value-type="float">
            <text:p>12431.000</text:p>
          </table:table-cell>
          <table:table-cell table:style-name="ce80" office:value-type="float" office:value="9484" calcext:value-type="float">
            <text:p>9484</text:p>
          </table:table-cell>
          <table:table-cell table:style-name="ce71" office:value-type="float" office:value="31.07" calcext:value-type="float">
            <text:p>31.07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.01" calcext:value-type="float">
            <text:p>3600.0</text:p>
          </table:table-cell>
          <table:table-cell table:style-name="Default"/>
          <table:table-cell table:formula="of:=MIN([.B399];[.H399])" office:value-type="float" office:value="12431" calcext:value-type="float">
            <text:p>12431.000</text:p>
          </table:table-cell>
          <table:table-cell table:formula="of:=MAX([.C399];[.I399])" office:value-type="float" office:value="9484" calcext:value-type="float">
            <text:p>9484</text:p>
          </table:table-cell>
          <table:table-cell table:style-name="Default"/>
          <table:table-cell table:style-name="ce85"/>
          <table:table-cell table:style-name="ce80"/>
          <table:table-cell table:style-name="ce86"/>
          <table:table-cell table:style-name="Default" table:number-columns-repeated="2"/>
          <table:table-cell table:style-name="ce80" table:number-columns-repeated="3"/>
          <table:table-cell table:number-columns-repeated="102"/>
        </table:table-row>
        <table:table-row table:style-name="ro1">
          <table:table-cell office:value-type="string" calcext:value-type="string">
            <text:p>dsj30_05_usw_01_02.thop</text:p>
          </table:table-cell>
          <table:table-cell table:style-name="ce70" office:value-type="float" office:value="12431" calcext:value-type="float">
            <text:p>12431.000</text:p>
          </table:table-cell>
          <table:table-cell office:value-type="float" office:value="4779" calcext:value-type="float">
            <text:p>4779</text:p>
          </table:table-cell>
          <table:table-cell table:style-name="ce71" office:value-type="float" office:value="160.12" calcext:value-type="float">
            <text:p>160.12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table:style-name="ce71" office:value-type="float" office:value="12431" calcext:value-type="float">
            <text:p>12431.000</text:p>
          </table:table-cell>
          <table:table-cell table:style-name="ce80" office:value-type="float" office:value="6756" calcext:value-type="float">
            <text:p>6756</text:p>
          </table:table-cell>
          <table:table-cell table:style-name="ce71" office:value-type="float" office:value="84" calcext:value-type="float">
            <text:p>84.00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.01" calcext:value-type="float">
            <text:p>3600.0</text:p>
          </table:table-cell>
          <table:table-cell table:style-name="Default"/>
          <table:table-cell table:formula="of:=MIN([.B400];[.H400])" office:value-type="float" office:value="12431" calcext:value-type="float">
            <text:p>12431.000</text:p>
          </table:table-cell>
          <table:table-cell table:formula="of:=MAX([.C400];[.I400])" office:value-type="float" office:value="6756" calcext:value-type="float">
            <text:p>6756</text:p>
          </table:table-cell>
          <table:table-cell table:style-name="Default"/>
          <table:table-cell table:style-name="ce85"/>
          <table:table-cell table:style-name="ce80"/>
          <table:table-cell table:style-name="ce86"/>
          <table:table-cell table:style-name="Default" table:number-columns-repeated="2"/>
          <table:table-cell table:style-name="ce80" table:number-columns-repeated="3"/>
          <table:table-cell table:number-columns-repeated="102"/>
        </table:table-row>
        <table:table-row table:style-name="ro1">
          <table:table-cell office:value-type="string" calcext:value-type="string">
            <text:p>dsj30_05_usw_01_03.thop</text:p>
          </table:table-cell>
          <table:table-cell table:style-name="ce70" office:value-type="float" office:value="12431" calcext:value-type="float">
            <text:p>12431.000</text:p>
          </table:table-cell>
          <table:table-cell office:value-type="float" office:value="8547" calcext:value-type="float">
            <text:p>8547</text:p>
          </table:table-cell>
          <table:table-cell table:style-name="ce71" office:value-type="float" office:value="45.44" calcext:value-type="float">
            <text:p>45.44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table:style-name="ce71" office:value-type="float" office:value="12431" calcext:value-type="float">
            <text:p>12431.000</text:p>
          </table:table-cell>
          <table:table-cell table:style-name="ce80" office:value-type="float" office:value="9466" calcext:value-type="float">
            <text:p>9466</text:p>
          </table:table-cell>
          <table:table-cell table:style-name="ce71" office:value-type="float" office:value="31.32" calcext:value-type="float">
            <text:p>31.32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.02" calcext:value-type="float">
            <text:p>3600.0</text:p>
          </table:table-cell>
          <table:table-cell table:style-name="Default"/>
          <table:table-cell table:formula="of:=MIN([.B401];[.H401])" office:value-type="float" office:value="12431" calcext:value-type="float">
            <text:p>12431.000</text:p>
          </table:table-cell>
          <table:table-cell table:formula="of:=MAX([.C401];[.I401])" office:value-type="float" office:value="9466" calcext:value-type="float">
            <text:p>9466</text:p>
          </table:table-cell>
          <table:table-cell table:style-name="Default"/>
          <table:table-cell table:style-name="ce85"/>
          <table:table-cell table:style-name="ce80"/>
          <table:table-cell table:style-name="ce86"/>
          <table:table-cell table:style-name="Default" table:number-columns-repeated="2"/>
          <table:table-cell table:style-name="ce80" table:number-columns-repeated="3"/>
          <table:table-cell table:number-columns-repeated="102"/>
        </table:table-row>
        <table:table-row table:style-name="ro1">
          <table:table-cell office:value-type="string" calcext:value-type="string">
            <text:p>dsj30_05_usw_05_01.thop</text:p>
          </table:table-cell>
          <table:table-cell table:style-name="ce70" office:value-type="float" office:value="52071" calcext:value-type="float">
            <text:p>52071.000</text:p>
          </table:table-cell>
          <table:table-cell office:value-type="float" office:value="2918" calcext:value-type="float">
            <text:p>2918</text:p>
          </table:table-cell>
          <table:table-cell table:style-name="ce71" office:value-type="float" office:value="1684.48" calcext:value-type="float">
            <text:p>1684.48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table:style-name="ce71" office:value-type="float" office:value="52071" calcext:value-type="float">
            <text:p>52071.000</text:p>
          </table:table-cell>
          <table:table-cell table:style-name="ce80" office:value-type="float" office:value="1877" calcext:value-type="float">
            <text:p>1877</text:p>
          </table:table-cell>
          <table:table-cell table:style-name="ce71" office:value-type="float" office:value="2674.16" calcext:value-type="float">
            <text:p>2674.16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Default"/>
          <table:table-cell table:formula="of:=MIN([.B402];[.H402])" office:value-type="float" office:value="52071" calcext:value-type="float">
            <text:p>52071.000</text:p>
          </table:table-cell>
          <table:table-cell table:formula="of:=MAX([.C402];[.I402])" office:value-type="float" office:value="2918" calcext:value-type="float">
            <text:p>2918</text:p>
          </table:table-cell>
          <table:table-cell table:style-name="Default"/>
          <table:table-cell table:style-name="ce85"/>
          <table:table-cell table:style-name="ce80"/>
          <table:table-cell table:style-name="ce86"/>
          <table:table-cell table:style-name="Default" table:number-columns-repeated="2"/>
          <table:table-cell table:style-name="ce80" table:number-columns-repeated="3"/>
          <table:table-cell table:number-columns-repeated="102"/>
        </table:table-row>
        <table:table-row table:style-name="ro1">
          <table:table-cell office:value-type="string" calcext:value-type="string">
            <text:p>dsj30_05_usw_05_02.thop</text:p>
          </table:table-cell>
          <table:table-cell table:style-name="ce70" office:value-type="float" office:value="52071" calcext:value-type="float">
            <text:p>52071.000</text:p>
          </table:table-cell>
          <table:table-cell office:value-type="float" office:value="2918" calcext:value-type="float">
            <text:p>2918</text:p>
          </table:table-cell>
          <table:table-cell table:style-name="ce71" office:value-type="float" office:value="1684.48" calcext:value-type="float">
            <text:p>1684.48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table:style-name="ce71" office:value-type="float" office:value="52071" calcext:value-type="float">
            <text:p>52071.000</text:p>
          </table:table-cell>
          <table:table-cell table:style-name="ce80" office:value-type="float" office:value="4195" calcext:value-type="float">
            <text:p>4195</text:p>
          </table:table-cell>
          <table:table-cell table:style-name="ce71" office:value-type="float" office:value="1141.26" calcext:value-type="float">
            <text:p>1141.26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.01" calcext:value-type="float">
            <text:p>3600.0</text:p>
          </table:table-cell>
          <table:table-cell table:style-name="Default"/>
          <table:table-cell table:formula="of:=MIN([.B403];[.H403])" office:value-type="float" office:value="52071" calcext:value-type="float">
            <text:p>52071.000</text:p>
          </table:table-cell>
          <table:table-cell table:formula="of:=MAX([.C403];[.I403])" office:value-type="float" office:value="4195" calcext:value-type="float">
            <text:p>4195</text:p>
          </table:table-cell>
          <table:table-cell table:style-name="Default"/>
          <table:table-cell table:style-name="ce85"/>
          <table:table-cell table:style-name="ce80"/>
          <table:table-cell table:style-name="ce86"/>
          <table:table-cell table:style-name="Default" table:number-columns-repeated="2"/>
          <table:table-cell table:style-name="ce80" table:number-columns-repeated="3"/>
          <table:table-cell table:number-columns-repeated="102"/>
        </table:table-row>
        <table:table-row table:style-name="ro1">
          <table:table-cell office:value-type="string" calcext:value-type="string">
            <text:p>dsj30_05_usw_05_03.thop</text:p>
          </table:table-cell>
          <table:table-cell table:style-name="ce70" office:value-type="float" office:value="52071" calcext:value-type="float">
            <text:p>52071.000</text:p>
          </table:table-cell>
          <table:table-cell office:value-type="float" office:value="14578" calcext:value-type="float">
            <text:p>14578</text:p>
          </table:table-cell>
          <table:table-cell table:style-name="ce71" office:value-type="float" office:value="257.19" calcext:value-type="float">
            <text:p>257.19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table:style-name="ce71" office:value-type="float" office:value="52071" calcext:value-type="float">
            <text:p>52071.000</text:p>
          </table:table-cell>
          <table:table-cell table:style-name="ce80" office:value-type="float" office:value="1877" calcext:value-type="float">
            <text:p>1877</text:p>
          </table:table-cell>
          <table:table-cell table:style-name="ce71" office:value-type="float" office:value="2674.16" calcext:value-type="float">
            <text:p>2674.16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.01" calcext:value-type="float">
            <text:p>3600.0</text:p>
          </table:table-cell>
          <table:table-cell table:style-name="Default"/>
          <table:table-cell table:formula="of:=MIN([.B404];[.H404])" office:value-type="float" office:value="52071" calcext:value-type="float">
            <text:p>52071.000</text:p>
          </table:table-cell>
          <table:table-cell table:formula="of:=MAX([.C404];[.I404])" office:value-type="float" office:value="14578" calcext:value-type="float">
            <text:p>14578</text:p>
          </table:table-cell>
          <table:table-cell table:style-name="Default"/>
          <table:table-cell table:style-name="ce85"/>
          <table:table-cell table:style-name="ce80"/>
          <table:table-cell table:style-name="ce86"/>
          <table:table-cell table:style-name="Default" table:number-columns-repeated="2"/>
          <table:table-cell table:style-name="ce80" table:number-columns-repeated="3"/>
          <table:table-cell table:number-columns-repeated="102"/>
        </table:table-row>
        <table:table-row table:style-name="ro1">
          <table:table-cell office:value-type="string" calcext:value-type="string">
            <text:p>dsj30_05_usw_10_01.thop</text:p>
          </table:table-cell>
          <table:table-cell table:style-name="ce70" office:value-type="float" office:value="71391" calcext:value-type="float">
            <text:p>71391.000</text:p>
          </table:table-cell>
          <table:table-cell office:value-type="float" office:value="14769" calcext:value-type="float">
            <text:p>14769</text:p>
          </table:table-cell>
          <table:table-cell table:style-name="ce71" office:value-type="float" office:value="383.38" calcext:value-type="float">
            <text:p>383.38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1" calcext:value-type="float">
            <text:p>3600.0</text:p>
          </table:table-cell>
          <table:table-cell/>
          <table:table-cell table:style-name="ce71" office:value-type="float" office:value="71391" calcext:value-type="float">
            <text:p>71391.000</text:p>
          </table:table-cell>
          <table:table-cell table:style-name="ce80" office:value-type="float" office:value="9033" calcext:value-type="float">
            <text:p>9033</text:p>
          </table:table-cell>
          <table:table-cell table:style-name="ce71" office:value-type="float" office:value="690.34" calcext:value-type="float">
            <text:p>690.34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Default"/>
          <table:table-cell table:formula="of:=MIN([.B405];[.H405])" office:value-type="float" office:value="71391" calcext:value-type="float">
            <text:p>71391.000</text:p>
          </table:table-cell>
          <table:table-cell table:formula="of:=MAX([.C405];[.I405])" office:value-type="float" office:value="14769" calcext:value-type="float">
            <text:p>14769</text:p>
          </table:table-cell>
          <table:table-cell table:style-name="Default"/>
          <table:table-cell table:style-name="ce85"/>
          <table:table-cell table:style-name="ce80"/>
          <table:table-cell table:style-name="ce86"/>
          <table:table-cell table:style-name="Default" table:number-columns-repeated="2"/>
          <table:table-cell table:style-name="ce80" table:number-columns-repeated="3"/>
          <table:table-cell table:number-columns-repeated="102"/>
        </table:table-row>
        <table:table-row table:style-name="ro1">
          <table:table-cell office:value-type="string" calcext:value-type="string">
            <text:p>dsj30_05_usw_10_02.thop</text:p>
          </table:table-cell>
          <table:table-cell table:style-name="ce70" office:value-type="float" office:value="71391" calcext:value-type="float">
            <text:p>71391.000</text:p>
          </table:table-cell>
          <table:table-cell office:value-type="float" office:value="26111" calcext:value-type="float">
            <text:p>26111</text:p>
          </table:table-cell>
          <table:table-cell table:style-name="ce71" office:value-type="float" office:value="173.41" calcext:value-type="float">
            <text:p>173.41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15" calcext:value-type="float">
            <text:p>3600.2</text:p>
          </table:table-cell>
          <table:table-cell/>
          <table:table-cell table:style-name="ce71" office:value-type="float" office:value="71391" calcext:value-type="float">
            <text:p>71391.000</text:p>
          </table:table-cell>
          <table:table-cell table:style-name="ce80" office:value-type="float" office:value="31928" calcext:value-type="float">
            <text:p>31928</text:p>
          </table:table-cell>
          <table:table-cell table:style-name="ce71" office:value-type="float" office:value="123.6" calcext:value-type="float">
            <text:p>123.60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Default"/>
          <table:table-cell table:formula="of:=MIN([.B406];[.H406])" office:value-type="float" office:value="71391" calcext:value-type="float">
            <text:p>71391.000</text:p>
          </table:table-cell>
          <table:table-cell table:formula="of:=MAX([.C406];[.I406])" office:value-type="float" office:value="31928" calcext:value-type="float">
            <text:p>31928</text:p>
          </table:table-cell>
          <table:table-cell table:style-name="Default"/>
          <table:table-cell table:style-name="ce85"/>
          <table:table-cell table:style-name="ce80"/>
          <table:table-cell table:style-name="ce86"/>
          <table:table-cell table:style-name="Default" table:number-columns-repeated="2"/>
          <table:table-cell table:style-name="ce80" table:number-columns-repeated="3"/>
          <table:table-cell table:number-columns-repeated="102"/>
        </table:table-row>
        <table:table-row table:style-name="ro1">
          <table:table-cell office:value-type="string" calcext:value-type="string">
            <text:p>dsj30_05_usw_10_03.thop</text:p>
          </table:table-cell>
          <table:table-cell table:style-name="ce70" office:value-type="float" office:value="71391" calcext:value-type="float">
            <text:p>71391.000</text:p>
          </table:table-cell>
          <table:table-cell office:value-type="float" office:value="12270" calcext:value-type="float">
            <text:p>12270</text:p>
          </table:table-cell>
          <table:table-cell table:style-name="ce71" office:value-type="float" office:value="481.83" calcext:value-type="float">
            <text:p>481.83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table:style-name="ce71" office:value-type="float" office:value="71391" calcext:value-type="float">
            <text:p>71391.000</text:p>
          </table:table-cell>
          <table:table-cell table:style-name="ce80" office:value-type="float" office:value="13598" calcext:value-type="float">
            <text:p>13598</text:p>
          </table:table-cell>
          <table:table-cell table:style-name="ce71" office:value-type="float" office:value="425.01" calcext:value-type="float">
            <text:p>425.01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.01" calcext:value-type="float">
            <text:p>3600.0</text:p>
          </table:table-cell>
          <table:table-cell table:style-name="Default"/>
          <table:table-cell table:formula="of:=MIN([.B407];[.H407])" office:value-type="float" office:value="71391" calcext:value-type="float">
            <text:p>71391.000</text:p>
          </table:table-cell>
          <table:table-cell table:formula="of:=MAX([.C407];[.I407])" office:value-type="float" office:value="13598" calcext:value-type="float">
            <text:p>13598</text:p>
          </table:table-cell>
          <table:table-cell table:style-name="Default"/>
          <table:table-cell table:style-name="ce85"/>
          <table:table-cell table:style-name="ce80"/>
          <table:table-cell table:style-name="ce86"/>
          <table:table-cell table:style-name="Default" table:number-columns-repeated="2"/>
          <table:table-cell table:style-name="ce80" table:number-columns-repeated="3"/>
          <table:table-cell table:number-columns-repeated="102"/>
        </table:table-row>
        <table:table-row table:style-name="ro1">
          <table:table-cell office:value-type="string" calcext:value-type="string">
            <text:p>dsj30_10_bsc_01_01.thop</text:p>
          </table:table-cell>
          <table:table-cell table:style-name="ce70" office:value-type="float" office:value="43043.6984126984" calcext:value-type="float">
            <text:p>43043.698</text:p>
          </table:table-cell>
          <table:table-cell office:value-type="float" office:value="0" calcext:value-type="float">
            <text:p>0</text:p>
          </table:table-cell>
          <table:table-cell table:style-name="ce71" office:value-type="string" calcext:value-type="string">
            <text:p>infinite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table:style-name="ce71" office:value-type="float" office:value="43041.7645259939" calcext:value-type="float">
            <text:p>43041.765</text:p>
          </table:table-cell>
          <table:table-cell table:style-name="ce80" office:value-type="float" office:value="33166" calcext:value-type="float">
            <text:p>33166</text:p>
          </table:table-cell>
          <table:table-cell table:style-name="ce71" office:value-type="float" office:value="29.78" calcext:value-type="float">
            <text:p>29.78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.01" calcext:value-type="float">
            <text:p>3600.0</text:p>
          </table:table-cell>
          <table:table-cell table:style-name="Default"/>
          <table:table-cell table:formula="of:=MIN([.B408];[.H408])" office:value-type="float" office:value="43041.7645259939" calcext:value-type="float">
            <text:p>43041.765</text:p>
          </table:table-cell>
          <table:table-cell table:formula="of:=MAX([.C408];[.I408])" office:value-type="float" office:value="33166" calcext:value-type="float">
            <text:p>33166</text:p>
          </table:table-cell>
          <table:table-cell table:style-name="Default"/>
          <table:table-cell table:style-name="ce85"/>
          <table:table-cell table:style-name="ce80"/>
          <table:table-cell table:style-name="ce86"/>
          <table:table-cell table:style-name="Default" table:number-columns-repeated="2"/>
          <table:table-cell table:style-name="ce80" table:number-columns-repeated="3"/>
          <table:table-cell table:number-columns-repeated="102"/>
        </table:table-row>
        <table:table-row table:style-name="ro1">
          <table:table-cell office:value-type="string" calcext:value-type="string">
            <text:p>dsj30_10_bsc_01_02.thop</text:p>
          </table:table-cell>
          <table:table-cell table:style-name="ce70" office:value-type="float" office:value="43043.6984126984" calcext:value-type="float">
            <text:p>43043.698</text:p>
          </table:table-cell>
          <table:table-cell office:value-type="float" office:value="10743" calcext:value-type="float">
            <text:p>10743</text:p>
          </table:table-cell>
          <table:table-cell table:style-name="ce71" office:value-type="float" office:value="300.67" calcext:value-type="float">
            <text:p>300.67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table:style-name="ce71" office:value-type="float" office:value="43013.5352112676" calcext:value-type="float">
            <text:p>43013.535</text:p>
          </table:table-cell>
          <table:table-cell table:style-name="ce80" office:value-type="float" office:value="7523" calcext:value-type="float">
            <text:p>7523</text:p>
          </table:table-cell>
          <table:table-cell table:style-name="ce71" office:value-type="float" office:value="471.76" calcext:value-type="float">
            <text:p>471.76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.01" calcext:value-type="float">
            <text:p>3600.0</text:p>
          </table:table-cell>
          <table:table-cell table:style-name="Default"/>
          <table:table-cell table:formula="of:=MIN([.B409];[.H409])" office:value-type="float" office:value="43013.5352112676" calcext:value-type="float">
            <text:p>43013.535</text:p>
          </table:table-cell>
          <table:table-cell table:formula="of:=MAX([.C409];[.I409])" office:value-type="float" office:value="10743" calcext:value-type="float">
            <text:p>10743</text:p>
          </table:table-cell>
          <table:table-cell table:style-name="Default"/>
          <table:table-cell table:style-name="ce85"/>
          <table:table-cell table:style-name="ce80"/>
          <table:table-cell table:style-name="ce86"/>
          <table:table-cell table:style-name="Default" table:number-columns-repeated="2"/>
          <table:table-cell table:style-name="ce80" table:number-columns-repeated="3"/>
          <table:table-cell table:number-columns-repeated="102"/>
        </table:table-row>
        <table:table-row table:style-name="ro1">
          <table:table-cell office:value-type="string" calcext:value-type="string">
            <text:p>dsj30_10_bsc_01_03.thop</text:p>
          </table:table-cell>
          <table:table-cell table:style-name="ce70" office:value-type="float" office:value="43043.6984126984" calcext:value-type="float">
            <text:p>43043.698</text:p>
          </table:table-cell>
          <table:table-cell office:value-type="float" office:value="0" calcext:value-type="float">
            <text:p>0</text:p>
          </table:table-cell>
          <table:table-cell table:style-name="ce71" office:value-type="string" calcext:value-type="string">
            <text:p>infinite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table:style-name="ce71" office:value-type="float" office:value="43041.7645259939" calcext:value-type="float">
            <text:p>43041.765</text:p>
          </table:table-cell>
          <table:table-cell table:style-name="ce80" office:value-type="float" office:value="7523" calcext:value-type="float">
            <text:p>7523</text:p>
          </table:table-cell>
          <table:table-cell table:style-name="ce71" office:value-type="float" office:value="472.14" calcext:value-type="float">
            <text:p>472.14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.01" calcext:value-type="float">
            <text:p>3600.0</text:p>
          </table:table-cell>
          <table:table-cell table:style-name="Default"/>
          <table:table-cell table:formula="of:=MIN([.B410];[.H410])" office:value-type="float" office:value="43041.7645259939" calcext:value-type="float">
            <text:p>43041.765</text:p>
          </table:table-cell>
          <table:table-cell table:formula="of:=MAX([.C410];[.I410])" office:value-type="float" office:value="7523" calcext:value-type="float">
            <text:p>7523</text:p>
          </table:table-cell>
          <table:table-cell table:style-name="Default"/>
          <table:table-cell table:style-name="ce85"/>
          <table:table-cell table:style-name="ce80"/>
          <table:table-cell table:style-name="ce86"/>
          <table:table-cell table:style-name="Default" table:number-columns-repeated="2"/>
          <table:table-cell table:style-name="ce80" table:number-columns-repeated="3"/>
          <table:table-cell table:number-columns-repeated="102"/>
        </table:table-row>
        <table:table-row table:style-name="ro1">
          <table:table-cell office:value-type="string" calcext:value-type="string">
            <text:p>dsj30_10_bsc_05_01.thop</text:p>
          </table:table-cell>
          <table:table-cell table:style-name="ce70" office:value-type="float" office:value="166956" calcext:value-type="float">
            <text:p>166956.000</text:p>
          </table:table-cell>
          <table:table-cell office:value-type="float" office:value="60342" calcext:value-type="float">
            <text:p>60342</text:p>
          </table:table-cell>
          <table:table-cell table:style-name="ce71" office:value-type="float" office:value="176.68" calcext:value-type="float">
            <text:p>176.68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table:style-name="ce71" office:value-type="float" office:value="166956" calcext:value-type="float">
            <text:p>166956.000</text:p>
          </table:table-cell>
          <table:table-cell table:style-name="ce80" office:value-type="float" office:value="80983" calcext:value-type="float">
            <text:p>80983</text:p>
          </table:table-cell>
          <table:table-cell table:style-name="ce71" office:value-type="float" office:value="106.16" calcext:value-type="float">
            <text:p>106.16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Default"/>
          <table:table-cell table:formula="of:=MIN([.B411];[.H411])" office:value-type="float" office:value="166956" calcext:value-type="float">
            <text:p>166956.000</text:p>
          </table:table-cell>
          <table:table-cell table:formula="of:=MAX([.C411];[.I411])" office:value-type="float" office:value="80983" calcext:value-type="float">
            <text:p>80983</text:p>
          </table:table-cell>
          <table:table-cell table:style-name="Default"/>
          <table:table-cell table:style-name="ce85"/>
          <table:table-cell table:style-name="ce80"/>
          <table:table-cell table:style-name="ce86"/>
          <table:table-cell table:style-name="Default" table:number-columns-repeated="2"/>
          <table:table-cell table:style-name="ce80" table:number-columns-repeated="3"/>
          <table:table-cell table:number-columns-repeated="102"/>
        </table:table-row>
        <table:table-row table:style-name="ro1">
          <table:table-cell office:value-type="string" calcext:value-type="string">
            <text:p>dsj30_10_bsc_05_02.thop</text:p>
          </table:table-cell>
          <table:table-cell table:style-name="ce70" office:value-type="float" office:value="166956" calcext:value-type="float">
            <text:p>166956.000</text:p>
          </table:table-cell>
          <table:table-cell office:value-type="float" office:value="60953" calcext:value-type="float">
            <text:p>60953</text:p>
          </table:table-cell>
          <table:table-cell table:style-name="ce71" office:value-type="float" office:value="173.91" calcext:value-type="float">
            <text:p>173.91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1" calcext:value-type="float">
            <text:p>3600.0</text:p>
          </table:table-cell>
          <table:table-cell/>
          <table:table-cell table:style-name="ce71" office:value-type="float" office:value="166956" calcext:value-type="float">
            <text:p>166956.000</text:p>
          </table:table-cell>
          <table:table-cell table:style-name="ce80" office:value-type="float" office:value="88754" calcext:value-type="float">
            <text:p>88754</text:p>
          </table:table-cell>
          <table:table-cell table:style-name="ce71" office:value-type="float" office:value="88.11" calcext:value-type="float">
            <text:p>88.11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Default"/>
          <table:table-cell table:formula="of:=MIN([.B412];[.H412])" office:value-type="float" office:value="166956" calcext:value-type="float">
            <text:p>166956.000</text:p>
          </table:table-cell>
          <table:table-cell table:formula="of:=MAX([.C412];[.I412])" office:value-type="float" office:value="88754" calcext:value-type="float">
            <text:p>88754</text:p>
          </table:table-cell>
          <table:table-cell table:style-name="Default"/>
          <table:table-cell table:style-name="ce85"/>
          <table:table-cell table:style-name="ce80"/>
          <table:table-cell table:style-name="ce86"/>
          <table:table-cell table:style-name="Default" table:number-columns-repeated="2"/>
          <table:table-cell table:style-name="ce80" table:number-columns-repeated="3"/>
          <table:table-cell table:number-columns-repeated="102"/>
        </table:table-row>
        <table:table-row table:style-name="ro1">
          <table:table-cell office:value-type="string" calcext:value-type="string">
            <text:p>dsj30_10_bsc_05_03.thop</text:p>
          </table:table-cell>
          <table:table-cell table:style-name="ce70" office:value-type="float" office:value="166956" calcext:value-type="float">
            <text:p>166956.000</text:p>
          </table:table-cell>
          <table:table-cell office:value-type="float" office:value="58000" calcext:value-type="float">
            <text:p>58000</text:p>
          </table:table-cell>
          <table:table-cell table:style-name="ce71" office:value-type="float" office:value="187.86" calcext:value-type="float">
            <text:p>187.86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table:style-name="ce71" office:value-type="float" office:value="167037.681260946" calcext:value-type="float">
            <text:p>167037.681</text:p>
          </table:table-cell>
          <table:table-cell table:style-name="ce80" office:value-type="float" office:value="103758" calcext:value-type="float">
            <text:p>103758</text:p>
          </table:table-cell>
          <table:table-cell table:style-name="ce71" office:value-type="float" office:value="60.99" calcext:value-type="float">
            <text:p>60.99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Default"/>
          <table:table-cell table:formula="of:=MIN([.B413];[.H413])" office:value-type="float" office:value="166956" calcext:value-type="float">
            <text:p>166956.000</text:p>
          </table:table-cell>
          <table:table-cell table:formula="of:=MAX([.C413];[.I413])" office:value-type="float" office:value="103758" calcext:value-type="float">
            <text:p>103758</text:p>
          </table:table-cell>
          <table:table-cell table:style-name="Default"/>
          <table:table-cell table:style-name="ce85"/>
          <table:table-cell table:style-name="ce80"/>
          <table:table-cell table:style-name="ce86"/>
          <table:table-cell table:style-name="Default" table:number-columns-repeated="2"/>
          <table:table-cell table:style-name="ce80" table:number-columns-repeated="3"/>
          <table:table-cell table:number-columns-repeated="102"/>
        </table:table-row>
        <table:table-row table:style-name="ro1">
          <table:table-cell office:value-type="string" calcext:value-type="string">
            <text:p>dsj30_10_bsc_10_01.thop</text:p>
          </table:table-cell>
          <table:table-cell table:style-name="ce70" office:value-type="float" office:value="311213" calcext:value-type="float">
            <text:p>311213.000</text:p>
          </table:table-cell>
          <table:table-cell office:value-type="float" office:value="61205" calcext:value-type="float">
            <text:p>61205</text:p>
          </table:table-cell>
          <table:table-cell table:style-name="ce71" office:value-type="float" office:value="408.48" calcext:value-type="float">
            <text:p>408.48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table:style-name="ce71" office:value-type="float" office:value="311270.975460123" calcext:value-type="float">
            <text:p>311270.975</text:p>
          </table:table-cell>
          <table:table-cell table:style-name="ce80" office:value-type="float" office:value="86128" calcext:value-type="float">
            <text:p>86128</text:p>
          </table:table-cell>
          <table:table-cell table:style-name="ce71" office:value-type="float" office:value="261.41" calcext:value-type="float">
            <text:p>261.41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Default"/>
          <table:table-cell table:formula="of:=MIN([.B414];[.H414])" office:value-type="float" office:value="311213" calcext:value-type="float">
            <text:p>311213.000</text:p>
          </table:table-cell>
          <table:table-cell table:formula="of:=MAX([.C414];[.I414])" office:value-type="float" office:value="86128" calcext:value-type="float">
            <text:p>86128</text:p>
          </table:table-cell>
          <table:table-cell table:style-name="Default"/>
          <table:table-cell table:style-name="ce85"/>
          <table:table-cell table:style-name="ce80"/>
          <table:table-cell table:style-name="ce86"/>
          <table:table-cell table:style-name="Default" table:number-columns-repeated="2"/>
          <table:table-cell table:style-name="ce80" table:number-columns-repeated="3"/>
          <table:table-cell table:number-columns-repeated="102"/>
        </table:table-row>
        <table:table-row table:style-name="ro1">
          <table:table-cell office:value-type="string" calcext:value-type="string">
            <text:p>dsj30_10_bsc_10_02.thop</text:p>
          </table:table-cell>
          <table:table-cell table:style-name="ce70" office:value-type="float" office:value="311213" calcext:value-type="float">
            <text:p>311213.000</text:p>
          </table:table-cell>
          <table:table-cell office:value-type="float" office:value="90228" calcext:value-type="float">
            <text:p>90228</text:p>
          </table:table-cell>
          <table:table-cell table:style-name="ce71" office:value-type="float" office:value="244.92" calcext:value-type="float">
            <text:p>244.92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table:style-name="ce71" office:value-type="float" office:value="311271.153846154" calcext:value-type="float">
            <text:p>311271.154</text:p>
          </table:table-cell>
          <table:table-cell table:style-name="ce80" office:value-type="float" office:value="113754" calcext:value-type="float">
            <text:p>113754</text:p>
          </table:table-cell>
          <table:table-cell table:style-name="ce71" office:value-type="float" office:value="173.64" calcext:value-type="float">
            <text:p>173.64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.01" calcext:value-type="float">
            <text:p>3600.0</text:p>
          </table:table-cell>
          <table:table-cell table:style-name="Default"/>
          <table:table-cell table:formula="of:=MIN([.B415];[.H415])" office:value-type="float" office:value="311213" calcext:value-type="float">
            <text:p>311213.000</text:p>
          </table:table-cell>
          <table:table-cell table:formula="of:=MAX([.C415];[.I415])" office:value-type="float" office:value="113754" calcext:value-type="float">
            <text:p>113754</text:p>
          </table:table-cell>
          <table:table-cell table:style-name="Default"/>
          <table:table-cell table:style-name="ce85"/>
          <table:table-cell table:style-name="ce80"/>
          <table:table-cell table:style-name="ce86"/>
          <table:table-cell table:style-name="Default" table:number-columns-repeated="2"/>
          <table:table-cell table:style-name="ce80" table:number-columns-repeated="3"/>
          <table:table-cell table:number-columns-repeated="102"/>
        </table:table-row>
        <table:table-row table:style-name="ro1">
          <table:table-cell office:value-type="string" calcext:value-type="string">
            <text:p>dsj30_10_bsc_10_03.thop</text:p>
          </table:table-cell>
          <table:table-cell table:style-name="ce70" office:value-type="float" office:value="311213" calcext:value-type="float">
            <text:p>311213.000</text:p>
          </table:table-cell>
          <table:table-cell office:value-type="float" office:value="0" calcext:value-type="float">
            <text:p>0</text:p>
          </table:table-cell>
          <table:table-cell table:style-name="ce71" office:value-type="string" calcext:value-type="string">
            <text:p>infinite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table:style-name="ce71" office:value-type="float" office:value="311213" calcext:value-type="float">
            <text:p>311213.000</text:p>
          </table:table-cell>
          <table:table-cell table:style-name="ce80" office:value-type="float" office:value="154869" calcext:value-type="float">
            <text:p>154869</text:p>
          </table:table-cell>
          <table:table-cell table:style-name="ce71" office:value-type="float" office:value="100.95" calcext:value-type="float">
            <text:p>100.95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.01" calcext:value-type="float">
            <text:p>3600.0</text:p>
          </table:table-cell>
          <table:table-cell table:style-name="Default"/>
          <table:table-cell table:formula="of:=MIN([.B416];[.H416])" office:value-type="float" office:value="311213" calcext:value-type="float">
            <text:p>311213.000</text:p>
          </table:table-cell>
          <table:table-cell table:formula="of:=MAX([.C416];[.I416])" office:value-type="float" office:value="154869" calcext:value-type="float">
            <text:p>154869</text:p>
          </table:table-cell>
          <table:table-cell table:style-name="Default"/>
          <table:table-cell table:style-name="ce85"/>
          <table:table-cell table:style-name="ce80"/>
          <table:table-cell table:style-name="ce86"/>
          <table:table-cell table:style-name="Default" table:number-columns-repeated="2"/>
          <table:table-cell table:style-name="ce80" table:number-columns-repeated="3"/>
          <table:table-cell table:number-columns-repeated="102"/>
        </table:table-row>
        <table:table-row table:style-name="ro1">
          <table:table-cell office:value-type="string" calcext:value-type="string">
            <text:p>dsj30_10_unc_01_01.thop</text:p>
          </table:table-cell>
          <table:table-cell table:style-name="ce70" office:value-type="float" office:value="54179.4012194156" calcext:value-type="float">
            <text:p>54179.401</text:p>
          </table:table-cell>
          <table:table-cell office:value-type="float" office:value="6144" calcext:value-type="float">
            <text:p>6144</text:p>
          </table:table-cell>
          <table:table-cell table:style-name="ce71" office:value-type="float" office:value="781.83" calcext:value-type="float">
            <text:p>781.83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table:style-name="ce71" office:value-type="float" office:value="54179.9036144578" calcext:value-type="float">
            <text:p>54179.904</text:p>
          </table:table-cell>
          <table:table-cell table:style-name="ce80" office:value-type="float" office:value="5191" calcext:value-type="float">
            <text:p>5191</text:p>
          </table:table-cell>
          <table:table-cell table:style-name="ce71" office:value-type="float" office:value="943.73" calcext:value-type="float">
            <text:p>943.73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.01" calcext:value-type="float">
            <text:p>3600.0</text:p>
          </table:table-cell>
          <table:table-cell table:style-name="Default"/>
          <table:table-cell table:formula="of:=MIN([.B417];[.H417])" office:value-type="float" office:value="54179.4012194156" calcext:value-type="float">
            <text:p>54179.401</text:p>
          </table:table-cell>
          <table:table-cell table:formula="of:=MAX([.C417];[.I417])" office:value-type="float" office:value="6144" calcext:value-type="float">
            <text:p>6144</text:p>
          </table:table-cell>
          <table:table-cell table:style-name="Default"/>
          <table:table-cell table:style-name="ce85"/>
          <table:table-cell table:style-name="ce80"/>
          <table:table-cell table:style-name="ce86"/>
          <table:table-cell table:style-name="Default" table:number-columns-repeated="2"/>
          <table:table-cell table:style-name="ce80" table:number-columns-repeated="3"/>
          <table:table-cell table:number-columns-repeated="102"/>
        </table:table-row>
        <table:table-row table:style-name="ro1">
          <table:table-cell office:value-type="string" calcext:value-type="string">
            <text:p>dsj30_10_unc_01_02.thop</text:p>
          </table:table-cell>
          <table:table-cell table:style-name="ce70" office:value-type="float" office:value="54179.4012194156" calcext:value-type="float">
            <text:p>54179.401</text:p>
          </table:table-cell>
          <table:table-cell office:value-type="float" office:value="22905" calcext:value-type="float">
            <text:p>22905</text:p>
          </table:table-cell>
          <table:table-cell table:style-name="ce71" office:value-type="float" office:value="136.54" calcext:value-type="float">
            <text:p>136.54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table:style-name="ce71" office:value-type="float" office:value="54180.1867321867" calcext:value-type="float">
            <text:p>54180.187</text:p>
          </table:table-cell>
          <table:table-cell table:style-name="ce80" office:value-type="float" office:value="5191" calcext:value-type="float">
            <text:p>5191</text:p>
          </table:table-cell>
          <table:table-cell table:style-name="ce71" office:value-type="float" office:value="943.73" calcext:value-type="float">
            <text:p>943.73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Default"/>
          <table:table-cell table:formula="of:=MIN([.B418];[.H418])" office:value-type="float" office:value="54179.4012194156" calcext:value-type="float">
            <text:p>54179.401</text:p>
          </table:table-cell>
          <table:table-cell table:formula="of:=MAX([.C418];[.I418])" office:value-type="float" office:value="22905" calcext:value-type="float">
            <text:p>22905</text:p>
          </table:table-cell>
          <table:table-cell table:style-name="Default"/>
          <table:table-cell table:style-name="ce85"/>
          <table:table-cell table:style-name="ce80"/>
          <table:table-cell table:style-name="ce86"/>
          <table:table-cell table:style-name="Default" table:number-columns-repeated="2"/>
          <table:table-cell table:style-name="ce80" table:number-columns-repeated="3"/>
          <table:table-cell table:number-columns-repeated="102"/>
        </table:table-row>
        <table:table-row table:style-name="ro1">
          <table:table-cell office:value-type="string" calcext:value-type="string">
            <text:p>dsj30_10_unc_01_03.thop</text:p>
          </table:table-cell>
          <table:table-cell table:style-name="ce70" office:value-type="float" office:value="54179.4012194156" calcext:value-type="float">
            <text:p>54179.401</text:p>
          </table:table-cell>
          <table:table-cell office:value-type="float" office:value="25519" calcext:value-type="float">
            <text:p>25519</text:p>
          </table:table-cell>
          <table:table-cell table:style-name="ce71" office:value-type="float" office:value="112.31" calcext:value-type="float">
            <text:p>112.31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table:style-name="ce71" office:value-type="float" office:value="54180.1614906832" calcext:value-type="float">
            <text:p>54180.161</text:p>
          </table:table-cell>
          <table:table-cell table:style-name="ce80" office:value-type="float" office:value="5191" calcext:value-type="float">
            <text:p>5191</text:p>
          </table:table-cell>
          <table:table-cell table:style-name="ce71" office:value-type="float" office:value="943.73" calcext:value-type="float">
            <text:p>943.73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.01" calcext:value-type="float">
            <text:p>3600.0</text:p>
          </table:table-cell>
          <table:table-cell table:style-name="Default"/>
          <table:table-cell table:formula="of:=MIN([.B419];[.H419])" office:value-type="float" office:value="54179.4012194156" calcext:value-type="float">
            <text:p>54179.401</text:p>
          </table:table-cell>
          <table:table-cell table:formula="of:=MAX([.C419];[.I419])" office:value-type="float" office:value="25519" calcext:value-type="float">
            <text:p>25519</text:p>
          </table:table-cell>
          <table:table-cell table:style-name="Default"/>
          <table:table-cell table:style-name="ce85"/>
          <table:table-cell table:style-name="ce80"/>
          <table:table-cell table:style-name="ce86"/>
          <table:table-cell table:style-name="Default" table:number-columns-repeated="2"/>
          <table:table-cell table:style-name="ce80" table:number-columns-repeated="3"/>
          <table:table-cell table:number-columns-repeated="102"/>
        </table:table-row>
        <table:table-row table:style-name="ro1">
          <table:table-cell office:value-type="string" calcext:value-type="string">
            <text:p>dsj30_10_unc_05_01.thop</text:p>
          </table:table-cell>
          <table:table-cell table:style-name="ce70" office:value-type="float" office:value="117050.627511441" calcext:value-type="float">
            <text:p>117050.628</text:p>
          </table:table-cell>
          <table:table-cell office:value-type="float" office:value="0" calcext:value-type="float">
            <text:p>0</text:p>
          </table:table-cell>
          <table:table-cell table:style-name="ce71" office:value-type="string" calcext:value-type="string">
            <text:p>infinite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table:style-name="ce71" office:value-type="float" office:value="117048.373336474" calcext:value-type="float">
            <text:p>117048.373</text:p>
          </table:table-cell>
          <table:table-cell table:style-name="ce80" office:value-type="float" office:value="31959" calcext:value-type="float">
            <text:p>31959</text:p>
          </table:table-cell>
          <table:table-cell table:style-name="ce71" office:value-type="float" office:value="266.25" calcext:value-type="float">
            <text:p>266.25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Default"/>
          <table:table-cell table:formula="of:=MIN([.B420];[.H420])" office:value-type="float" office:value="117048.373336474" calcext:value-type="float">
            <text:p>117048.373</text:p>
          </table:table-cell>
          <table:table-cell table:formula="of:=MAX([.C420];[.I420])" office:value-type="float" office:value="31959" calcext:value-type="float">
            <text:p>31959</text:p>
          </table:table-cell>
          <table:table-cell table:style-name="Default"/>
          <table:table-cell table:style-name="ce85"/>
          <table:table-cell table:style-name="ce80"/>
          <table:table-cell table:style-name="ce86"/>
          <table:table-cell table:style-name="Default" table:number-columns-repeated="2"/>
          <table:table-cell table:style-name="ce80" table:number-columns-repeated="3"/>
          <table:table-cell table:number-columns-repeated="102"/>
        </table:table-row>
        <table:table-row table:style-name="ro1">
          <table:table-cell office:value-type="string" calcext:value-type="string">
            <text:p>dsj30_10_unc_05_02.thop</text:p>
          </table:table-cell>
          <table:table-cell table:style-name="ce70" office:value-type="float" office:value="117050.39668584" calcext:value-type="float">
            <text:p>117050.397</text:p>
          </table:table-cell>
          <table:table-cell office:value-type="float" office:value="42310" calcext:value-type="float">
            <text:p>42310</text:p>
          </table:table-cell>
          <table:table-cell table:style-name="ce71" office:value-type="float" office:value="176.65" calcext:value-type="float">
            <text:p>176.65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table:style-name="ce71" office:value-type="float" office:value="117051.422268908" calcext:value-type="float">
            <text:p>117051.422</text:p>
          </table:table-cell>
          <table:table-cell table:style-name="ce80" office:value-type="float" office:value="31864" calcext:value-type="float">
            <text:p>31864</text:p>
          </table:table-cell>
          <table:table-cell table:style-name="ce71" office:value-type="float" office:value="267.35" calcext:value-type="float">
            <text:p>267.35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.01" calcext:value-type="float">
            <text:p>3600.0</text:p>
          </table:table-cell>
          <table:table-cell table:style-name="Default"/>
          <table:table-cell table:formula="of:=MIN([.B421];[.H421])" office:value-type="float" office:value="117050.39668584" calcext:value-type="float">
            <text:p>117050.397</text:p>
          </table:table-cell>
          <table:table-cell table:formula="of:=MAX([.C421];[.I421])" office:value-type="float" office:value="42310" calcext:value-type="float">
            <text:p>42310</text:p>
          </table:table-cell>
          <table:table-cell table:style-name="Default"/>
          <table:table-cell table:style-name="ce85"/>
          <table:table-cell table:style-name="ce80"/>
          <table:table-cell table:style-name="ce86"/>
          <table:table-cell table:style-name="Default" table:number-columns-repeated="2"/>
          <table:table-cell table:style-name="ce80" table:number-columns-repeated="3"/>
          <table:table-cell table:number-columns-repeated="102"/>
        </table:table-row>
        <table:table-row table:style-name="ro1">
          <table:table-cell office:value-type="string" calcext:value-type="string">
            <text:p>dsj30_10_unc_05_03.thop</text:p>
          </table:table-cell>
          <table:table-cell table:style-name="ce70" office:value-type="float" office:value="117050.294442548" calcext:value-type="float">
            <text:p>117050.294</text:p>
          </table:table-cell>
          <table:table-cell office:value-type="float" office:value="26653" calcext:value-type="float">
            <text:p>26653</text:p>
          </table:table-cell>
          <table:table-cell table:style-name="ce71" office:value-type="float" office:value="339.16" calcext:value-type="float">
            <text:p>339.16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table:style-name="ce71" office:value-type="float" office:value="117051.044334975" calcext:value-type="float">
            <text:p>117051.044</text:p>
          </table:table-cell>
          <table:table-cell table:style-name="ce80" office:value-type="float" office:value="46242" calcext:value-type="float">
            <text:p>46242</text:p>
          </table:table-cell>
          <table:table-cell table:style-name="ce71" office:value-type="float" office:value="153.13" calcext:value-type="float">
            <text:p>153.13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.01" calcext:value-type="float">
            <text:p>3600.0</text:p>
          </table:table-cell>
          <table:table-cell table:style-name="Default"/>
          <table:table-cell table:formula="of:=MIN([.B422];[.H422])" office:value-type="float" office:value="117050.294442548" calcext:value-type="float">
            <text:p>117050.294</text:p>
          </table:table-cell>
          <table:table-cell table:formula="of:=MAX([.C422];[.I422])" office:value-type="float" office:value="46242" calcext:value-type="float">
            <text:p>46242</text:p>
          </table:table-cell>
          <table:table-cell table:style-name="Default"/>
          <table:table-cell table:style-name="ce85"/>
          <table:table-cell table:style-name="ce80"/>
          <table:table-cell table:style-name="ce86"/>
          <table:table-cell table:style-name="Default" table:number-columns-repeated="2"/>
          <table:table-cell table:style-name="ce80" table:number-columns-repeated="3"/>
          <table:table-cell table:number-columns-repeated="102"/>
        </table:table-row>
        <table:table-row table:style-name="ro1">
          <table:table-cell office:value-type="string" calcext:value-type="string">
            <text:p>dsj30_10_unc_10_01.thop</text:p>
          </table:table-cell>
          <table:table-cell table:style-name="ce70" office:value-type="float" office:value="144063" calcext:value-type="float">
            <text:p>144063.000</text:p>
          </table:table-cell>
          <table:table-cell office:value-type="float" office:value="15615" calcext:value-type="float">
            <text:p>15615</text:p>
          </table:table-cell>
          <table:table-cell table:style-name="ce71" office:value-type="float" office:value="822.59" calcext:value-type="float">
            <text:p>822.59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table:style-name="ce71" office:value-type="float" office:value="144063" calcext:value-type="float">
            <text:p>144063.000</text:p>
          </table:table-cell>
          <table:table-cell table:style-name="ce80" office:value-type="float" office:value="42306" calcext:value-type="float">
            <text:p>42306</text:p>
          </table:table-cell>
          <table:table-cell table:style-name="ce71" office:value-type="float" office:value="240.53" calcext:value-type="float">
            <text:p>240.53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.01" calcext:value-type="float">
            <text:p>3600.0</text:p>
          </table:table-cell>
          <table:table-cell table:style-name="Default"/>
          <table:table-cell table:formula="of:=MIN([.B423];[.H423])" office:value-type="float" office:value="144063" calcext:value-type="float">
            <text:p>144063.000</text:p>
          </table:table-cell>
          <table:table-cell table:formula="of:=MAX([.C423];[.I423])" office:value-type="float" office:value="42306" calcext:value-type="float">
            <text:p>42306</text:p>
          </table:table-cell>
          <table:table-cell table:style-name="Default"/>
          <table:table-cell table:style-name="ce85"/>
          <table:table-cell table:style-name="ce80"/>
          <table:table-cell table:style-name="ce86"/>
          <table:table-cell table:style-name="Default" table:number-columns-repeated="2"/>
          <table:table-cell table:style-name="ce80" table:number-columns-repeated="3"/>
          <table:table-cell table:number-columns-repeated="102"/>
        </table:table-row>
        <table:table-row table:style-name="ro1">
          <table:table-cell office:value-type="string" calcext:value-type="string">
            <text:p>dsj30_10_unc_10_02.thop</text:p>
          </table:table-cell>
          <table:table-cell table:style-name="ce70" office:value-type="float" office:value="144063" calcext:value-type="float">
            <text:p>144063.000</text:p>
          </table:table-cell>
          <table:table-cell office:value-type="float" office:value="0" calcext:value-type="float">
            <text:p>0</text:p>
          </table:table-cell>
          <table:table-cell table:style-name="ce71" office:value-type="string" calcext:value-type="string">
            <text:p>infinite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table:style-name="ce71" office:value-type="float" office:value="144063" calcext:value-type="float">
            <text:p>144063.000</text:p>
          </table:table-cell>
          <table:table-cell table:style-name="ce80" office:value-type="float" office:value="70043" calcext:value-type="float">
            <text:p>70043</text:p>
          </table:table-cell>
          <table:table-cell table:style-name="ce71" office:value-type="float" office:value="105.68" calcext:value-type="float">
            <text:p>105.68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.02" calcext:value-type="float">
            <text:p>3600.0</text:p>
          </table:table-cell>
          <table:table-cell table:style-name="Default"/>
          <table:table-cell table:formula="of:=MIN([.B424];[.H424])" office:value-type="float" office:value="144063" calcext:value-type="float">
            <text:p>144063.000</text:p>
          </table:table-cell>
          <table:table-cell table:formula="of:=MAX([.C424];[.I424])" office:value-type="float" office:value="70043" calcext:value-type="float">
            <text:p>70043</text:p>
          </table:table-cell>
          <table:table-cell table:style-name="Default"/>
          <table:table-cell table:style-name="ce85"/>
          <table:table-cell table:style-name="ce80"/>
          <table:table-cell table:style-name="ce86"/>
          <table:table-cell table:style-name="Default" table:number-columns-repeated="2"/>
          <table:table-cell table:style-name="ce80" table:number-columns-repeated="3"/>
          <table:table-cell table:number-columns-repeated="102"/>
        </table:table-row>
        <table:table-row table:style-name="ro1">
          <table:table-cell office:value-type="string" calcext:value-type="string">
            <text:p>dsj30_10_unc_10_03.thop</text:p>
          </table:table-cell>
          <table:table-cell table:style-name="ce70" office:value-type="float" office:value="144063" calcext:value-type="float">
            <text:p>144063.000</text:p>
          </table:table-cell>
          <table:table-cell office:value-type="float" office:value="27436" calcext:value-type="float">
            <text:p>27436</text:p>
          </table:table-cell>
          <table:table-cell table:style-name="ce71" office:value-type="float" office:value="425.09" calcext:value-type="float">
            <text:p>425.09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table:style-name="ce71" office:value-type="float" office:value="144063" calcext:value-type="float">
            <text:p>144063.000</text:p>
          </table:table-cell>
          <table:table-cell table:style-name="ce80" office:value-type="float" office:value="93491" calcext:value-type="float">
            <text:p>93491</text:p>
          </table:table-cell>
          <table:table-cell table:style-name="ce71" office:value-type="float" office:value="54.09" calcext:value-type="float">
            <text:p>54.09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.01" calcext:value-type="float">
            <text:p>3600.0</text:p>
          </table:table-cell>
          <table:table-cell table:style-name="Default"/>
          <table:table-cell table:formula="of:=MIN([.B425];[.H425])" office:value-type="float" office:value="144063" calcext:value-type="float">
            <text:p>144063.000</text:p>
          </table:table-cell>
          <table:table-cell table:formula="of:=MAX([.C425];[.I425])" office:value-type="float" office:value="93491" calcext:value-type="float">
            <text:p>93491</text:p>
          </table:table-cell>
          <table:table-cell table:style-name="Default"/>
          <table:table-cell table:style-name="ce85"/>
          <table:table-cell table:style-name="ce80"/>
          <table:table-cell table:style-name="ce86"/>
          <table:table-cell table:style-name="Default" table:number-columns-repeated="2"/>
          <table:table-cell table:style-name="ce80" table:number-columns-repeated="3"/>
          <table:table-cell table:number-columns-repeated="102"/>
        </table:table-row>
        <table:table-row table:style-name="ro1">
          <table:table-cell office:value-type="string" calcext:value-type="string">
            <text:p>dsj30_10_usw_01_01.thop</text:p>
          </table:table-cell>
          <table:table-cell table:style-name="ce70" office:value-type="float" office:value="25813" calcext:value-type="float">
            <text:p>25813.000</text:p>
          </table:table-cell>
          <table:table-cell office:value-type="float" office:value="8803" calcext:value-type="float">
            <text:p>8803</text:p>
          </table:table-cell>
          <table:table-cell table:style-name="ce71" office:value-type="float" office:value="193.23" calcext:value-type="float">
            <text:p>193.23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1" calcext:value-type="float">
            <text:p>3600.0</text:p>
          </table:table-cell>
          <table:table-cell/>
          <table:table-cell table:style-name="ce71" office:value-type="float" office:value="25813" calcext:value-type="float">
            <text:p>25813.000</text:p>
          </table:table-cell>
          <table:table-cell table:style-name="ce80" office:value-type="float" office:value="15034" calcext:value-type="float">
            <text:p>15034</text:p>
          </table:table-cell>
          <table:table-cell table:style-name="ce71" office:value-type="float" office:value="71.7" calcext:value-type="float">
            <text:p>71.70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.01" calcext:value-type="float">
            <text:p>3600.0</text:p>
          </table:table-cell>
          <table:table-cell table:style-name="Default"/>
          <table:table-cell table:formula="of:=MIN([.B426];[.H426])" office:value-type="float" office:value="25813" calcext:value-type="float">
            <text:p>25813.000</text:p>
          </table:table-cell>
          <table:table-cell table:formula="of:=MAX([.C426];[.I426])" office:value-type="float" office:value="15034" calcext:value-type="float">
            <text:p>15034</text:p>
          </table:table-cell>
          <table:table-cell table:style-name="Default"/>
          <table:table-cell table:style-name="ce85"/>
          <table:table-cell table:style-name="ce80"/>
          <table:table-cell table:style-name="ce86"/>
          <table:table-cell table:style-name="Default" table:number-columns-repeated="2"/>
          <table:table-cell table:style-name="ce80" table:number-columns-repeated="3"/>
          <table:table-cell table:number-columns-repeated="102"/>
        </table:table-row>
        <table:table-row table:style-name="ro1">
          <table:table-cell office:value-type="string" calcext:value-type="string">
            <text:p>dsj30_10_usw_01_02.thop</text:p>
          </table:table-cell>
          <table:table-cell table:style-name="ce70" office:value-type="float" office:value="25813" calcext:value-type="float">
            <text:p>25813.000</text:p>
          </table:table-cell>
          <table:table-cell office:value-type="float" office:value="10545" calcext:value-type="float">
            <text:p>10545</text:p>
          </table:table-cell>
          <table:table-cell table:style-name="ce71" office:value-type="float" office:value="144.79" calcext:value-type="float">
            <text:p>144.79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table:style-name="ce71" office:value-type="float" office:value="25813" calcext:value-type="float">
            <text:p>25813.000</text:p>
          </table:table-cell>
          <table:table-cell table:style-name="ce80" office:value-type="float" office:value="16586" calcext:value-type="float">
            <text:p>16586</text:p>
          </table:table-cell>
          <table:table-cell table:style-name="ce71" office:value-type="float" office:value="55.63" calcext:value-type="float">
            <text:p>55.63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.01" calcext:value-type="float">
            <text:p>3600.0</text:p>
          </table:table-cell>
          <table:table-cell table:style-name="Default"/>
          <table:table-cell table:formula="of:=MIN([.B427];[.H427])" office:value-type="float" office:value="25813" calcext:value-type="float">
            <text:p>25813.000</text:p>
          </table:table-cell>
          <table:table-cell table:formula="of:=MAX([.C427];[.I427])" office:value-type="float" office:value="16586" calcext:value-type="float">
            <text:p>16586</text:p>
          </table:table-cell>
          <table:table-cell table:style-name="Default"/>
          <table:table-cell table:style-name="ce85"/>
          <table:table-cell table:style-name="ce80"/>
          <table:table-cell table:style-name="ce86"/>
          <table:table-cell table:style-name="Default" table:number-columns-repeated="2"/>
          <table:table-cell table:style-name="ce80" table:number-columns-repeated="3"/>
          <table:table-cell table:number-columns-repeated="102"/>
        </table:table-row>
        <table:table-row table:style-name="ro1">
          <table:table-cell office:value-type="string" calcext:value-type="string">
            <text:p>dsj30_10_usw_01_03.thop</text:p>
          </table:table-cell>
          <table:table-cell table:style-name="ce70" office:value-type="float" office:value="25813" calcext:value-type="float">
            <text:p>25813.000</text:p>
          </table:table-cell>
          <table:table-cell office:value-type="float" office:value="10466" calcext:value-type="float">
            <text:p>10466</text:p>
          </table:table-cell>
          <table:table-cell table:style-name="ce71" office:value-type="float" office:value="146.64" calcext:value-type="float">
            <text:p>146.64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table:style-name="ce71" office:value-type="float" office:value="25813" calcext:value-type="float">
            <text:p>25813.000</text:p>
          </table:table-cell>
          <table:table-cell table:style-name="ce80" office:value-type="float" office:value="21065" calcext:value-type="float">
            <text:p>21065</text:p>
          </table:table-cell>
          <table:table-cell table:style-name="ce71" office:value-type="float" office:value="22.54" calcext:value-type="float">
            <text:p>22.54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.02" calcext:value-type="float">
            <text:p>3600.0</text:p>
          </table:table-cell>
          <table:table-cell table:style-name="Default"/>
          <table:table-cell table:formula="of:=MIN([.B428];[.H428])" office:value-type="float" office:value="25813" calcext:value-type="float">
            <text:p>25813.000</text:p>
          </table:table-cell>
          <table:table-cell table:formula="of:=MAX([.C428];[.I428])" office:value-type="float" office:value="21065" calcext:value-type="float">
            <text:p>21065</text:p>
          </table:table-cell>
          <table:table-cell table:style-name="Default"/>
          <table:table-cell table:style-name="ce85"/>
          <table:table-cell table:style-name="ce80"/>
          <table:table-cell table:style-name="ce86"/>
          <table:table-cell table:style-name="Default" table:number-columns-repeated="2"/>
          <table:table-cell table:style-name="ce80" table:number-columns-repeated="3"/>
          <table:table-cell table:number-columns-repeated="102"/>
        </table:table-row>
        <table:table-row table:style-name="ro1">
          <table:table-cell office:value-type="string" calcext:value-type="string">
            <text:p>dsj30_10_usw_05_01.thop</text:p>
          </table:table-cell>
          <table:table-cell table:style-name="ce70" office:value-type="float" office:value="102483" calcext:value-type="float">
            <text:p>102483.000</text:p>
          </table:table-cell>
          <table:table-cell office:value-type="float" office:value="24533" calcext:value-type="float">
            <text:p>24533</text:p>
          </table:table-cell>
          <table:table-cell table:style-name="ce71" office:value-type="float" office:value="317.74" calcext:value-type="float">
            <text:p>317.74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table:style-name="ce71" office:value-type="float" office:value="102483" calcext:value-type="float">
            <text:p>102483.000</text:p>
          </table:table-cell>
          <table:table-cell table:style-name="ce80" office:value-type="float" office:value="29449" calcext:value-type="float">
            <text:p>29449</text:p>
          </table:table-cell>
          <table:table-cell table:style-name="ce71" office:value-type="float" office:value="248" calcext:value-type="float">
            <text:p>248.00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Default"/>
          <table:table-cell table:formula="of:=MIN([.B429];[.H429])" office:value-type="float" office:value="102483" calcext:value-type="float">
            <text:p>102483.000</text:p>
          </table:table-cell>
          <table:table-cell table:formula="of:=MAX([.C429];[.I429])" office:value-type="float" office:value="29449" calcext:value-type="float">
            <text:p>29449</text:p>
          </table:table-cell>
          <table:table-cell table:style-name="Default"/>
          <table:table-cell table:style-name="ce85"/>
          <table:table-cell table:style-name="ce80"/>
          <table:table-cell table:style-name="ce86"/>
          <table:table-cell table:style-name="Default" table:number-columns-repeated="2"/>
          <table:table-cell table:style-name="ce80" table:number-columns-repeated="3"/>
          <table:table-cell table:number-columns-repeated="102"/>
        </table:table-row>
        <table:table-row table:style-name="ro1">
          <table:table-cell office:value-type="string" calcext:value-type="string">
            <text:p>dsj30_10_usw_05_02.thop</text:p>
          </table:table-cell>
          <table:table-cell table:style-name="ce70" office:value-type="float" office:value="102483" calcext:value-type="float">
            <text:p>102483.000</text:p>
          </table:table-cell>
          <table:table-cell office:value-type="float" office:value="41205" calcext:value-type="float">
            <text:p>41205</text:p>
          </table:table-cell>
          <table:table-cell table:style-name="ce71" office:value-type="float" office:value="148.71" calcext:value-type="float">
            <text:p>148.71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table:style-name="ce71" office:value-type="float" office:value="102483" calcext:value-type="float">
            <text:p>102483.000</text:p>
          </table:table-cell>
          <table:table-cell table:style-name="ce80" office:value-type="float" office:value="34308" calcext:value-type="float">
            <text:p>34308</text:p>
          </table:table-cell>
          <table:table-cell table:style-name="ce71" office:value-type="float" office:value="198.71" calcext:value-type="float">
            <text:p>198.71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.02" calcext:value-type="float">
            <text:p>3600.0</text:p>
          </table:table-cell>
          <table:table-cell table:style-name="Default"/>
          <table:table-cell table:formula="of:=MIN([.B430];[.H430])" office:value-type="float" office:value="102483" calcext:value-type="float">
            <text:p>102483.000</text:p>
          </table:table-cell>
          <table:table-cell table:formula="of:=MAX([.C430];[.I430])" office:value-type="float" office:value="41205" calcext:value-type="float">
            <text:p>41205</text:p>
          </table:table-cell>
          <table:table-cell table:style-name="Default"/>
          <table:table-cell table:style-name="ce85"/>
          <table:table-cell table:style-name="ce80"/>
          <table:table-cell table:style-name="ce86"/>
          <table:table-cell table:style-name="Default" table:number-columns-repeated="2"/>
          <table:table-cell table:style-name="ce80" table:number-columns-repeated="3"/>
          <table:table-cell table:number-columns-repeated="102"/>
        </table:table-row>
        <table:table-row table:style-name="ro1">
          <table:table-cell office:value-type="string" calcext:value-type="string">
            <text:p>dsj30_10_usw_05_03.thop</text:p>
          </table:table-cell>
          <table:table-cell table:style-name="ce70" office:value-type="float" office:value="102483" calcext:value-type="float">
            <text:p>102483.000</text:p>
          </table:table-cell>
          <table:table-cell office:value-type="float" office:value="0" calcext:value-type="float">
            <text:p>0</text:p>
          </table:table-cell>
          <table:table-cell table:style-name="ce71" office:value-type="string" calcext:value-type="string">
            <text:p>infinite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table:style-name="ce71" office:value-type="float" office:value="102483" calcext:value-type="float">
            <text:p>102483.000</text:p>
          </table:table-cell>
          <table:table-cell table:style-name="ce80" office:value-type="float" office:value="46634" calcext:value-type="float">
            <text:p>46634</text:p>
          </table:table-cell>
          <table:table-cell table:style-name="ce71" office:value-type="float" office:value="119.76" calcext:value-type="float">
            <text:p>119.76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.01" calcext:value-type="float">
            <text:p>3600.0</text:p>
          </table:table-cell>
          <table:table-cell table:style-name="Default"/>
          <table:table-cell table:formula="of:=MIN([.B431];[.H431])" office:value-type="float" office:value="102483" calcext:value-type="float">
            <text:p>102483.000</text:p>
          </table:table-cell>
          <table:table-cell table:formula="of:=MAX([.C431];[.I431])" office:value-type="float" office:value="46634" calcext:value-type="float">
            <text:p>46634</text:p>
          </table:table-cell>
          <table:table-cell table:style-name="Default"/>
          <table:table-cell table:style-name="ce85"/>
          <table:table-cell table:style-name="ce80"/>
          <table:table-cell table:style-name="ce86"/>
          <table:table-cell table:style-name="Default" table:number-columns-repeated="2"/>
          <table:table-cell table:style-name="ce80" table:number-columns-repeated="3"/>
          <table:table-cell table:number-columns-repeated="102"/>
        </table:table-row>
        <table:table-row table:style-name="ro1">
          <table:table-cell office:value-type="string" calcext:value-type="string">
            <text:p>dsj30_10_usw_10_01.thop</text:p>
          </table:table-cell>
          <table:table-cell table:style-name="ce70" office:value-type="float" office:value="139106" calcext:value-type="float">
            <text:p>139106.000</text:p>
          </table:table-cell>
          <table:table-cell office:value-type="float" office:value="18222" calcext:value-type="float">
            <text:p>18222</text:p>
          </table:table-cell>
          <table:table-cell table:style-name="ce71" office:value-type="float" office:value="663.4" calcext:value-type="float">
            <text:p>663.40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table:style-name="ce71" office:value-type="float" office:value="139106" calcext:value-type="float">
            <text:p>139106.000</text:p>
          </table:table-cell>
          <table:table-cell table:style-name="ce80" office:value-type="float" office:value="55225" calcext:value-type="float">
            <text:p>55225</text:p>
          </table:table-cell>
          <table:table-cell table:style-name="ce71" office:value-type="float" office:value="151.89" calcext:value-type="float">
            <text:p>151.89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.01" calcext:value-type="float">
            <text:p>3600.0</text:p>
          </table:table-cell>
          <table:table-cell table:style-name="Default"/>
          <table:table-cell table:formula="of:=MIN([.B432];[.H432])" office:value-type="float" office:value="139106" calcext:value-type="float">
            <text:p>139106.000</text:p>
          </table:table-cell>
          <table:table-cell table:formula="of:=MAX([.C432];[.I432])" office:value-type="float" office:value="55225" calcext:value-type="float">
            <text:p>55225</text:p>
          </table:table-cell>
          <table:table-cell table:style-name="Default"/>
          <table:table-cell table:style-name="ce85"/>
          <table:table-cell table:style-name="ce80"/>
          <table:table-cell table:style-name="ce86"/>
          <table:table-cell table:style-name="Default" table:number-columns-repeated="2"/>
          <table:table-cell table:style-name="ce80" table:number-columns-repeated="3"/>
          <table:table-cell table:number-columns-repeated="102"/>
        </table:table-row>
        <table:table-row table:style-name="ro1">
          <table:table-cell office:value-type="string" calcext:value-type="string">
            <text:p>dsj30_10_usw_10_02.thop</text:p>
          </table:table-cell>
          <table:table-cell table:style-name="ce70" office:value-type="float" office:value="139106" calcext:value-type="float">
            <text:p>139106.000</text:p>
          </table:table-cell>
          <table:table-cell office:value-type="float" office:value="7373" calcext:value-type="float">
            <text:p>7373</text:p>
          </table:table-cell>
          <table:table-cell table:style-name="ce71" office:value-type="float" office:value="1786.69" calcext:value-type="float">
            <text:p>1786.690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.04" calcext:value-type="float">
            <text:p>3600.0</text:p>
          </table:table-cell>
          <table:table-cell/>
          <table:table-cell table:style-name="ce71" office:value-type="float" office:value="139106" calcext:value-type="float">
            <text:p>139106.000</text:p>
          </table:table-cell>
          <table:table-cell table:style-name="ce80" office:value-type="float" office:value="56325" calcext:value-type="float">
            <text:p>56325</text:p>
          </table:table-cell>
          <table:table-cell table:style-name="ce71" office:value-type="float" office:value="146.97" calcext:value-type="float">
            <text:p>146.97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" calcext:value-type="float">
            <text:p>3600.0</text:p>
          </table:table-cell>
          <table:table-cell table:style-name="Default"/>
          <table:table-cell table:formula="of:=MIN([.B433];[.H433])" office:value-type="float" office:value="139106" calcext:value-type="float">
            <text:p>139106.000</text:p>
          </table:table-cell>
          <table:table-cell table:formula="of:=MAX([.C433];[.I433])" office:value-type="float" office:value="56325" calcext:value-type="float">
            <text:p>56325</text:p>
          </table:table-cell>
          <table:table-cell table:style-name="Default"/>
          <table:table-cell table:style-name="ce85"/>
          <table:table-cell table:style-name="ce80"/>
          <table:table-cell table:style-name="ce86"/>
          <table:table-cell table:style-name="Default" table:number-columns-repeated="2"/>
          <table:table-cell table:style-name="ce80" table:number-columns-repeated="3"/>
          <table:table-cell table:number-columns-repeated="102"/>
        </table:table-row>
        <table:table-row table:style-name="ro1">
          <table:table-cell office:value-type="string" calcext:value-type="string">
            <text:p>dsj30_10_usw_10_03.thop</text:p>
          </table:table-cell>
          <table:table-cell table:style-name="ce70" office:value-type="float" office:value="139106" calcext:value-type="float">
            <text:p>139106.000</text:p>
          </table:table-cell>
          <table:table-cell office:value-type="float" office:value="0" calcext:value-type="float">
            <text:p>0</text:p>
          </table:table-cell>
          <table:table-cell table:style-name="ce71" office:value-type="string" calcext:value-type="string">
            <text:p>infinite</text:p>
          </table:table-cell>
          <table:table-cell table:style-name="ce75" office:value-type="boolean" office:boolean-value="false" calcext:value-type="boolean">
            <text:p>FALSE</text:p>
          </table:table-cell>
          <table:table-cell office:value-type="float" office:value="3600" calcext:value-type="float">
            <text:p>3600.0</text:p>
          </table:table-cell>
          <table:table-cell/>
          <table:table-cell table:style-name="ce71" office:value-type="float" office:value="139106" calcext:value-type="float">
            <text:p>139106.000</text:p>
          </table:table-cell>
          <table:table-cell table:style-name="ce80" office:value-type="float" office:value="43349" calcext:value-type="float">
            <text:p>43349</text:p>
          </table:table-cell>
          <table:table-cell table:style-name="ce71" office:value-type="float" office:value="220.9" calcext:value-type="float">
            <text:p>220.900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9" office:value-type="float" office:value="3600.01" calcext:value-type="float">
            <text:p>3600.0</text:p>
          </table:table-cell>
          <table:table-cell table:style-name="Default"/>
          <table:table-cell table:formula="of:=MIN([.B434];[.H434])" office:value-type="float" office:value="139106" calcext:value-type="float">
            <text:p>139106.000</text:p>
          </table:table-cell>
          <table:table-cell table:formula="of:=MAX([.C434];[.I434])" office:value-type="float" office:value="43349" calcext:value-type="float">
            <text:p>43349</text:p>
          </table:table-cell>
          <table:table-cell table:style-name="Default"/>
          <table:table-cell table:style-name="ce85"/>
          <table:table-cell table:style-name="ce80"/>
          <table:table-cell table:style-name="ce86"/>
          <table:table-cell table:style-name="Default" table:number-columns-repeated="2"/>
          <table:table-cell table:style-name="ce80" table:number-columns-repeated="3"/>
          <table:table-cell table:number-columns-repeated="102"/>
        </table:table-row>
        <table:table-row table:style-name="ro1">
          <table:table-cell/>
          <table:table-cell table:style-name="ce70"/>
          <table:table-cell table:number-columns-repeated="10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105"/>
        </table:table-row>
        <table:table-row table:style-name="ro1" table:number-rows-repeated="27">
          <table:table-cell/>
          <table:table-cell table:style-name="ce70"/>
          <table:table-cell table:number-columns-repeated="10"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105"/>
        </table:table-row>
        <table:table-row table:style-name="ro1" table:number-rows-repeated="19">
          <table:table-cell/>
          <table:table-cell table:style-name="ce70"/>
          <table:table-cell table:number-columns-repeated="10"/>
          <table:table-cell table:style-name="Default"/>
          <table:table-cell table:number-columns-repeated="3"/>
          <table:table-cell table:style-name="Default"/>
          <table:table-cell table:number-columns-repeated="109"/>
        </table:table-row>
        <table:table-row table:style-name="ro1" table:number-rows-repeated="30">
          <table:table-cell/>
          <table:table-cell table:style-name="ce70"/>
          <table:table-cell table:number-columns-repeated="10"/>
          <table:table-cell table:style-name="Default"/>
          <table:table-cell table:number-columns-repeated="113"/>
        </table:table-row>
        <table:table-row table:style-name="ro1" table:number-rows-repeated="1048064">
          <table:table-cell table:number-columns-repeated="126"/>
        </table:table-row>
        <table:table-row table:style-name="ro1">
          <table:table-cell table:number-columns-repeated="1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1" loext:min-decimal-places="11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3" loext:min-decimal-places="13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3" loext:min-decimal-places="3" number:min-integer-digits="1"/>
    </number:number-style>
    <number:number-style style:name="N133">
      <number:number number:decimal-places="1" loext:min-decimal-places="1" number:min-integer-digits="1"/>
    </number:number-style>
    <number:number-style style:name="N134">
      <number:number number:decimal-places="0" loext:min-decimal-places="0" number:min-integer-digits="2"/>
    </number:number-style>
    <number:number-style style:name="N135">
      <number:number number:decimal-places="14" loext:min-decimal-places="14" number:min-integer-digits="1"/>
    </number:number-style>
    <number:number-style style:name="N136">
      <number:number number:decimal-places="15" loext:min-decimal-places="15" number:min-integer-digits="1"/>
    </number:number-style>
    <number:number-style style:name="N137">
      <number:number number:decimal-places="16" loext:min-decimal-places="1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6">00/00/0000</text:date>, <text:time style:data-style-name="N2" text:time-value="19:48:35.7646599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13:51:18.213420545</meta:creation-date>
    <dc:date>2020-12-16T19:49:42.212123209</dc:date>
    <meta:editing-duration>P2DT9H43M24S</meta:editing-duration>
    <meta:editing-cycles>86</meta:editing-cycles>
    <meta:generator>LibreOffice/6.0.7.3$Linux_X86_64 LibreOffice_project/00m0$Build-3</meta:generator>
    <meta:document-statistic meta:table-count="1" meta:cell-count="5631" meta:object-count="0"/>
  </office:meta>
</office:document-meta>
</file>